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Helv" svg:font-family="Helv"/>
    <style:font-face style:name="標楷體" svg:font-family="標楷體"/>
    <style:font-face style:name="Times New Roman" svg:font-family="&quot;Times New Roman&quot;"/>
    <style:font-face style:name="Tahoma" svg:font-family="Tahoma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49">
      <style:table-cell-properties fo:border="thin solid #000000" style:vertical-align="top" fo:background-color="transparent" style:repeat-content="false"/>
      <style:paragraph-properties fo:text-align="end" fo:margin-righ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style:vertical-align="top" fo:wrap-option="wrap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21315__20998__20301_" style:data-style-name="N0">
      <style:table-cell-properties fo:border="thin solid #000000" style:vertical-align="to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top" fo:wrap-option="wrap" fo:background-color="transparent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_21315__20998__20301_" style:data-style-name="N49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8" style:family="table-cell" style:parent-style-name="_21315__20998__20301_" style:data-style-name="N5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14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_30334__20998__27604__32_3" style:data-style-name="N14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1" style:family="table-cell" style:parent-style-name="_21315__20998__20301_" style:data-style-name="N51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2" style:family="table-cell" style:parent-style-name="_21315__20998__20301_" style:data-style-name="N5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23" style:family="table-cell" style:parent-style-name="_21315__20998__20301_" style:data-style-name="N49">
      <style:table-cell-properties fo:border="thin solid #000000" style:vertical-align="top" fo:background-color="transparent" style:cell-protect="none" style:repeat-content="false"/>
      <style:paragraph-properties fo:text-align="end" fo:margin-righ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_21315__20998__20301__32_3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Default" style:data-style-name="N0">
      <style:table-cell-properties style:vertical-align="top" fo:background-color="#FFFFFF"/>
      <style:text-properties style:font-name="標楷體" style:font-name-asian="標楷體" style:font-name-complex="標楷體" style:font-family-generic="script"/>
    </style:style>
    <style:style style:name="ce27" style:family="table-cell" style:parent-style-name="_21315__20998__20301_" style:data-style-name="N49">
      <style:table-cell-properties style:vertical-align="top" fo:wrap-option="wrap" fo:background-color="transparent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_21315__20998__20301_" style:data-style-name="N50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14">
      <style:table-cell-properties style:vertical-align="top" fo:wrap-option="wrap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" style:family="table-cell" style:parent-style-name="_30334__20998__27604__32_3" style:data-style-name="N14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31" style:family="table-cell" style:parent-style-name="_21315__20998__20301_" style:data-style-name="N51">
      <style:table-cell-properties style:vertical-align="top" fo:wrap-option="wrap" fo:background-color="transparent" style:cell-protect="none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0">
      <style:table-cell-properties style:vertical-align="top" fo:wrap-option="wrap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fo:color="#0000FF"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" style:family="table-cell" style:parent-style-name="_21315__20998__20301_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21315__20998__20301__32_2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Default" style:data-style-name="N0">
      <style:table-cell-properties fo:border="thin solid #000000" style:vertical-align="to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Default" style:data-style-name="N0">
      <style:table-cell-properties fo:border="thin solid #000000" style:vertical-align="to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21315__20998__20301_" style:data-style-name="N0">
      <style:table-cell-properties fo:border="thin solid #000000" style:vertical-align="to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Default" style:data-style-name="N0">
      <style:table-cell-properties fo:border="thin solid #000000" style:vertical-align="top" fo:background-color="transparent" style:shrink-to-fit="tru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21315__20998__20301_" style:data-style-name="N49">
      <style:table-cell-properties fo:border="thin solid #000000" style:vertical-align="top" fo:background-color="transparent" style:shrink-to-fit="true" style:repeat-content="false"/>
      <style:paragraph-properties fo:text-align="end" fo:margin-righ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Default" style:data-style-name="N30">
      <style:table-cell-properties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45" style:family="table-cell" style:parent-style-name="_19968__33324__32_3" style:data-style-name="N30">
      <style:table-cell-properties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46" style:family="table-cell" style:parent-style-name="_21315__20998__20301_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22823__22320__24037__31243__34389_99_25505__36092__26696__20214__19968__35261__34920_-990311-_26371__35696__24460__32113__35336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21315__20998__20301__32_4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21315__20998__20301__32_4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21315__20998__20301__32_3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_21315__20998__20301_" style:data-style-name="N49">
      <style:table-cell-properties fo:border="thin solid #000000" style:vertical-align="middle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6" style:family="table-cell" style:parent-style-name="Default" style:data-style-name="N0"/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21315__20998__20301_" style:data-style-name="N49">
      <style:table-cell-properties fo:border="thin solid #000000" style:vertical-align="top" fo:background-color="transparent" style:repeat-content="false"/>
      <style:paragraph-properties fo:text-align="end" fo:margin-righ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21315__20998__20301_" style:data-style-name="N49">
      <style:table-cell-properties fo:border="thin solid #000000" style:vertical-align="top" fo:background-color="transparent" style:cell-protect="none" style:repeat-content="false"/>
      <style:paragraph-properties fo:text-align="end" fo:margin-righ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29.5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55pt" style:use-optimal-row-height="fals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18.8pt" style:use-optimal-row-height="true" fo:break-before="auto"/>
    </style:style>
    <style:style style:name="ro7" style:family="table-row">
      <style:table-row-properties style:row-height="99pt" style:use-optimal-row-height="true" fo:break-before="auto"/>
    </style:style>
    <style:style style:name="ro8" style:family="table-row">
      <style:table-row-properties style:row-height="138.6pt" style:use-optimal-row-height="true" fo:break-before="auto"/>
    </style:style>
    <style:style style:name="ro9" style:family="table-row">
      <style:table-row-properties style:row-height="79.8pt" style:use-optimal-row-height="false" fo:break-before="auto"/>
    </style:style>
    <style:style style:name="ro10" style:family="table-row">
      <style:table-row-properties style:row-height="39.6pt" style:use-optimal-row-height="true" fo:break-before="auto"/>
    </style:style>
    <style:style style:name="ro11" style:family="table-row">
      <style:table-row-properties style:row-height="198pt" style:use-optimal-row-height="true" fo:break-before="page"/>
    </style:style>
    <style:style style:name="ro12" style:family="table-row">
      <style:table-row-properties style:row-height="59.4pt" style:use-optimal-row-height="true" fo:break-before="auto"/>
    </style:style>
    <style:style style:name="ro13" style:family="table-row">
      <style:table-row-properties style:row-height="158.4pt" style:use-optimal-row-height="true" fo:break-before="auto"/>
    </style:style>
    <style:style style:name="ro14" style:family="table-row">
      <style:table-row-properties style:row-height="198pt" style:use-optimal-row-height="true" fo:break-before="auto"/>
    </style:style>
    <style:style style:name="ro15" style:family="table-row">
      <style:table-row-properties style:row-height="409.6pt" style:use-optimal-row-height="true" fo:break-before="auto"/>
    </style:style>
    <style:style style:name="ro16" style:family="table-row">
      <style:table-row-properties style:row-height="178.2pt" style:use-optimal-row-height="true" fo:break-before="auto"/>
    </style:style>
    <style:style style:name="ro17" style:family="table-row">
      <style:table-row-properties style:row-height="217.8pt" style:use-optimal-row-height="true" fo:break-before="auto"/>
    </style:style>
    <style:style style:name="ro18" style:family="table-row">
      <style:table-row-properties style:row-height="257.4pt" style:use-optimal-row-height="true" fo:break-before="auto"/>
    </style:style>
    <style:style style:name="ro19" style:family="table-row">
      <style:table-row-properties style:row-height="237.6pt" style:use-optimal-row-height="true" fo:break-before="auto"/>
    </style:style>
    <style:style style:name="ro20" style:family="table-row">
      <style:table-row-properties style:row-height="204pt" style:use-optimal-row-height="false" fo:break-before="auto"/>
    </style:style>
    <style:style style:name="ro21" style:family="table-row">
      <style:table-row-properties style:row-height="19.8pt" style:use-optimal-row-height="true" fo:break-before="auto"/>
    </style:style>
    <style:style style:name="ro22" style:family="table-row">
      <style:table-row-properties style:row-height="23.55pt" style:use-optimal-row-height="false" fo:break-before="auto"/>
    </style:style>
    <style:style style:name="ro23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is-true-formula(msoxl:AND(COUNTIF($C$6:$C$572, C527)&gt;1,NOT(ISBLANK(C527))))" style:apply-style-name="cf1" style:base-cell-address="議員4.C527"/>
      <style:map style:condition="is-true-formula(msoxl:AND(COUNTIF($C$6:$C$711, C527)&gt;1,NOT(ISBLANK(C527))))" style:apply-style-name="cf1" style:base-cell-address="議員4.C527"/>
    </style:style>
    <style:style style:name="ce66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is-true-formula(msoxl:AND(COUNTIF($C$6:$C$572, C527)&gt;1,NOT(ISBLANK(C527))))" style:apply-style-name="cf1" style:base-cell-address="議員4.C527"/>
      <style:map style:condition="is-true-formula(msoxl:AND(COUNTIF($C$6:$C$711, C527)&gt;1,NOT(ISBLANK(C527))))" style:apply-style-name="cf1" style:base-cell-address="議員4.C527"/>
    </style:style>
    <style:style style:name="ce67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is-true-formula(msoxl:AND(COUNTIF($C$6:$C$572, C527)&gt;1,NOT(ISBLANK(C527))))" style:apply-style-name="cf1" style:base-cell-address="議員4.C527"/>
      <style:map style:condition="is-true-formula(msoxl:AND(COUNTIF($C$6:$C$711, C527)&gt;1,NOT(ISBLANK(C527))))" style:apply-style-name="cf1" style:base-cell-address="議員4.C527"/>
    </style:style>
    <style:style style:name="ce68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is-true-formula(msoxl:AND(COUNTIF($C$6:$C$711, C527)&gt;1,NOT(ISBLANK(C527))))" style:apply-style-name="cf1" style:base-cell-address="議員4.C527"/>
    </style:style>
    <style:style style:name="ce6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is-true-formula(msoxl:AND(COUNTIF($C$6:$C$711, C856)&gt;1,NOT(ISBLANK(C856))))" style:apply-style-name="cf1" style:base-cell-address="議員4.C856"/>
    </style:style>
    <style:style style:name="ce70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 style:writing-mode="lr"/>
      <style:text-properties style:font-name="標楷體" style:font-name-asian="標楷體" style:font-name-complex="標楷體" fo:font-size="14pt" style:font-size-asian="14pt" style:font-size-complex="14pt" style:font-family-generic="script"/>
      <style:map style:condition="is-true-formula(msoxl:AND(COUNTIF($C$6:$C$711, C856)&gt;1,NOT(ISBLANK(C856))))" style:apply-style-name="cf1" style:base-cell-address="議員4.C856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</table:content-validations>
      <table:table table:name="議員4" table:style-name="ta1" table:print-ranges="議員4.A1:議員4.I113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16375" table:default-cell-style-name="ce2"/>
        <table:table-row table:style-name="ro1">
          <table:table-cell office:value-type="string" table:number-columns-spanned="9" table:number-rows-spanned="1" table:style-name="ce55">
            <text:p>臺北市政府103年度對議員所提地方建設建議事項處理明細表</text:p>
          </table:table-cell>
          <table:covered-table-cell table:number-columns-repeated="8"/>
          <table:table-cell table:number-columns-repeated="16375" table:style-name="ce2"/>
        </table:table-row>
        <table:table-row table:style-name="ro2">
          <table:table-cell office:value-type="string" table:number-columns-spanned="9" table:number-rows-spanned="1" table:style-name="ce55">
            <text:p>至103年12月止</text:p>
          </table:table-cell>
          <table:covered-table-cell table:number-columns-repeated="8"/>
          <table:table-cell table:number-columns-repeated="16375" table:style-name="ce2"/>
        </table:table-row>
        <table:table-row table:style-name="ro2">
          <table:table-cell office:value-type="string" table:style-name="ce3">
            <text:p>表4</text:p>
          </table:table-cell>
          <table:table-cell table:number-columns-spanned="7" table:number-rows-spanned="1" table:style-name="ce56"/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 table:style-name="ce2"/>
        </table:table-row>
        <table:table-row table:style-name="ro3">
          <table:table-cell office:value-type="string" table:number-columns-spanned="1" table:number-rows-spanned="2" table:style-name="ce57">
            <text:p>議員姓名</text:p>
          </table:table-cell>
          <table:table-cell office:value-type="string" table:number-columns-spanned="1" table:number-rows-spanned="2" table:style-name="ce57">
            <text:p>建議項目及內容</text:p>
          </table:table-cell>
          <table:table-cell office:value-type="string" table:number-columns-spanned="1" table:number-rows-spanned="2" table:style-name="ce57">
            <text:p>建議地點</text:p>
          </table:table-cell>
          <table:table-cell office:value-type="string" table:number-columns-spanned="1" table:number-rows-spanned="2" table:style-name="ce57">
            <text:p>建議金額</text:p>
          </table:table-cell>
          <table:table-cell office:value-type="string" table:number-columns-spanned="5" table:number-rows-spanned="1" table:style-name="ce57">
            <text:p>核定情形</text:p>
          </table:table-cell>
          <table:covered-table-cell table:number-columns-repeated="4"/>
          <table:table-cell table:number-columns-repeated="16375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4" table:style-name="ce2"/>
          <table:table-cell office:value-type="string" table:style-name="ce6">
            <text:p>、</text:p>
          </table:table-cell>
          <table:table-cell table:number-columns-repeated="16370"/>
        </table:table-row>
        <table:table-row table:style-name="ro5">
          <table:table-cell office:value-type="string" table:style-name="ce7">
            <text:p>王正德</text:p>
          </table:table-cell>
          <table:table-cell office:value-type="string" table:style-name="ce8">
            <text:p>增設座椅及植栽補植</text:p>
          </table:table-cell>
          <table:table-cell office:value-type="string" table:style-name="ce8">
            <text:p>東昌綠地</text:p>
          </table:table-cell>
          <table:table-cell office:value-type="string" table:style-name="ce7">
            <text:p>無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佳緯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地磚更新</text:p>
          </table:table-cell>
          <table:table-cell office:value-type="string" table:style-name="ce8">
            <text:p>敦中公園</text:p>
          </table:table-cell>
          <table:table-cell office:value-type="string" table:style-name="ce7">
            <text:p>無</text:p>
          </table:table-cell>
          <table:table-cell office:value-type="float" office:value="144" table:style-name="ce9">
            <text:p><text:s/>144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佳緯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孋輝</text:p>
          </table:table-cell>
          <table:table-cell office:value-type="string" table:style-name="ce12">
            <text:p>樹木疏枝修剪</text:p>
          </table:table-cell>
          <table:table-cell office:value-type="string" table:style-name="ce8">
            <text:p>慶城公園</text:p>
          </table:table-cell>
          <table:table-cell office:value-type="string" table:style-name="ce7">
            <text:p>無</text:p>
          </table:table-cell>
          <table:table-cell office:value-type="float" office:value="151" table:style-name="ce9">
            <text:p><text:s/>151<text:s/></text:p>
          </table:table-cell>
          <table:table-cell office:value-type="string" table:style-name="ce8">
            <text:p>公園綠化及風景區工程/公園及綠化工程/公園綠化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正德</text:p>
          </table:table-cell>
          <table:table-cell office:value-type="string" table:style-name="ce8">
            <text:p>綠地綠美化</text:p>
          </table:table-cell>
          <table:table-cell office:value-type="string" table:style-name="ce8">
            <text:p>東昌綠地</text:p>
          </table:table-cell>
          <table:table-cell office:value-type="string" table:style-name="ce7">
            <text:p>無</text:p>
          </table:table-cell>
          <table:table-cell office:value-type="float" office:value="12" table:style-name="ce9">
            <text:p><text:s/>12<text:s/></text:p>
          </table:table-cell>
          <table:table-cell office:value-type="string" table:style-name="ce8">
            <text:p>公園綠化及風景區工程/公園及綠化工程/公園綠化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張茂楠</text:p>
          </table:table-cell>
          <table:table-cell office:value-type="string" table:style-name="ce8">
            <text:p>植栽補植</text:p>
          </table:table-cell>
          <table:table-cell office:value-type="string" table:style-name="ce8">
            <text:p>敦中公園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合約保活期間</text:p>
          </table:table-cell>
          <table:table-cell office:value-type="string" table:style-name="ce8">
            <text:p>公園綠化及風景區工程/公園及綠化工程/公園綠化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洪健益</text:p>
          </table:table-cell>
          <table:table-cell office:value-type="string" table:style-name="ce8">
            <text:p>綠地補植</text:p>
          </table:table-cell>
          <table:table-cell office:value-type="string" table:style-name="ce8">
            <text:p>復建綠地</text:p>
          </table:table-cell>
          <table:table-cell office:value-type="string" table:style-name="ce7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8">
            <text:p>公園綠化及風景區工程/公園及綠化工程/公園綠化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5段250巷36弄1-19號間</text:p>
          </table:table-cell>
          <table:table-cell office:value-type="string" table:style-name="ce7">
            <text:p>無</text:p>
          </table:table-cell>
          <table:table-cell office:value-type="float" office:value="556" table:style-name="ce9">
            <text:p><text:s/>55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5段251巷口至22弄口</text:p>
          </table:table-cell>
          <table:table-cell office:value-type="string" table:style-name="ce7">
            <text:p>無</text:p>
          </table:table-cell>
          <table:table-cell office:value-type="float" office:value="224" table:style-name="ce9">
            <text:p><text:s/>22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三民路74巷</text:p>
          </table:table-cell>
          <table:table-cell office:value-type="string" table:style-name="ce7">
            <text:p>無</text:p>
          </table:table-cell>
          <table:table-cell office:value-type="float" office:value="765" table:style-name="ce9">
            <text:p><text:s/>76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三民路80巷</text:p>
          </table:table-cell>
          <table:table-cell office:value-type="string" table:style-name="ce7">
            <text:p>無</text:p>
          </table:table-cell>
          <table:table-cell office:value-type="float" office:value="975" table:style-name="ce9">
            <text:p><text:s/>97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道路銑鋪更新</text:p>
          </table:table-cell>
          <table:table-cell office:value-type="string" table:style-name="ce8">
            <text:p>撫遠街300巷</text:p>
          </table:table-cell>
          <table:table-cell office:value-type="string" table:style-name="ce7">
            <text:p>無</text:p>
          </table:table-cell>
          <table:table-cell office:value-type="float" office:value="156" table:style-name="ce9">
            <text:p><text:s/>15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道路銑鋪更新</text:p>
          </table:table-cell>
          <table:table-cell office:value-type="string" table:style-name="ce8">
            <text:p>民生東路5段69巷21弄</text:p>
          </table:table-cell>
          <table:table-cell office:value-type="string" table:style-name="ce7">
            <text:p>無</text:p>
          </table:table-cell>
          <table:table-cell office:value-type="float" office:value="254" table:style-name="ce9">
            <text:p><text:s/>25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戴錫欽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八德路3段99巷4弄及八德路3段71巷9弄</text:p>
          </table:table-cell>
          <table:table-cell office:value-type="string" table:style-name="ce7">
            <text:p>無</text:p>
          </table:table-cell>
          <table:table-cell office:value-type="float" office:value="457" table:style-name="ce9">
            <text:p><text:s/>45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八德路3段199巷1弄</text:p>
          </table:table-cell>
          <table:table-cell office:value-type="string" table:style-name="ce7">
            <text:p>無</text:p>
          </table:table-cell>
          <table:table-cell office:value-type="float" office:value="108" table:style-name="ce9">
            <text:p><text:s/>10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許淑華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寧安街5至9巷口</text:p>
          </table:table-cell>
          <table:table-cell office:value-type="string" table:style-name="ce7">
            <text:p>無</text:p>
          </table:table-cell>
          <table:table-cell office:value-type="float" office:value="713" table:style-name="ce9">
            <text:p><text:s/>71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光復南路至八德路3段158巷段</text:p>
          </table:table-cell>
          <table:table-cell office:value-type="string" table:style-name="ce7">
            <text:p>無</text:p>
          </table:table-cell>
          <table:table-cell office:value-type="float" office:value="595" table:style-name="ce9">
            <text:p><text:s/>59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八德路4段652巷東側溝蓋</text:p>
          </table:table-cell>
          <table:table-cell office:value-type="string" table:style-name="ce7">
            <text:p>無</text:p>
          </table:table-cell>
          <table:table-cell office:value-type="float" office:value="113" table:style-name="ce9">
            <text:p><text:s/>11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戴錫欽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4段52巷14號前溝蓋板</text:p>
          </table:table-cell>
          <table:table-cell office:value-type="string" table:style-name="ce7">
            <text:p>無</text:p>
          </table:table-cell>
          <table:table-cell office:value-type="float" office:value="263" table:style-name="ce9">
            <text:p><text:s/>26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孋輝</text:p>
          </table:table-cell>
          <table:table-cell office:value-type="string" table:style-name="ce8">
            <text:p>道路銑鋪更新</text:p>
          </table:table-cell>
          <table:table-cell office:value-type="string" table:style-name="ce8">
            <text:p>寧安街5巷及7巷</text:p>
          </table:table-cell>
          <table:table-cell office:value-type="string" table:style-name="ce7">
            <text:p>無</text:p>
          </table:table-cell>
          <table:table-cell office:value-type="float" office:value="232" table:style-name="ce9">
            <text:p><text:s/>23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張茂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生東路3段130巷、130巷5弄、130巷7弄及民生東路3段140巷</text:p>
          </table:table-cell>
          <table:table-cell office:value-type="string" table:style-name="ce7">
            <text:p>無</text:p>
          </table:table-cell>
          <table:table-cell office:value-type="float" office:value="1093" table:style-name="ce9">
            <text:p><text:s/>1,09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松山區慶城街16巷9號前側溝</text:p>
          </table:table-cell>
          <table:table-cell office:value-type="string" table:style-name="ce7">
            <text:p>無</text:p>
          </table:table-cell>
          <table:table-cell office:value-type="float" office:value="5" table:style-name="ce9">
            <text:p><text:s/>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生東路5段177巷6弄東側側溝</text:p>
          </table:table-cell>
          <table:table-cell office:value-type="string" table:style-name="ce7">
            <text:p>無</text:p>
          </table:table-cell>
          <table:table-cell office:value-type="float" office:value="2" table:style-name="ce9">
            <text:p><text:s/>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永德</text:p>
          </table:table-cell>
          <table:table-cell office:value-type="string" table:style-name="ce8">
            <text:p>道路銑鋪更新</text:p>
          </table:table-cell>
          <table:table-cell office:value-type="string" table:style-name="ce8">
            <text:p>南京東路5段66巷3弄</text:p>
          </table:table-cell>
          <table:table-cell office:value-type="string" table:style-name="ce7">
            <text:p>無</text:p>
          </table:table-cell>
          <table:table-cell office:value-type="float" office:value="794" table:style-name="ce9">
            <text:p><text:s/>79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生東路5段69巷4弄39號前</text:p>
          </table:table-cell>
          <table:table-cell office:value-type="string" table:style-name="ce7">
            <text:p>無</text:p>
          </table:table-cell>
          <table:table-cell office:value-type="float" office:value="3" table:style-name="ce9">
            <text:p><text:s/>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許淑華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3段256巷右側至復興北路81巷口</text:p>
          </table:table-cell>
          <table:table-cell office:value-type="string" table:style-name="ce7">
            <text:p>無</text:p>
          </table:table-cell>
          <table:table-cell office:value-type="float" office:value="117" table:style-name="ce9">
            <text:p><text:s/>11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永德</text:p>
          </table:table-cell>
          <table:table-cell office:value-type="string" table:style-name="ce8">
            <text:p>側溝蓋更新、道路銑鋪更新</text:p>
          </table:table-cell>
          <table:table-cell office:value-type="string" table:style-name="ce8">
            <text:p>五常街370巷12弄12號</text:p>
          </table:table-cell>
          <table:table-cell office:value-type="string" table:style-name="ce7">
            <text:p>無</text:p>
          </table:table-cell>
          <table:table-cell office:value-type="float" office:value="12" table:style-name="ce9">
            <text:p><text:s/>1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李慶元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青田街7巷12弄(新生南路2段70巷至青田街7巷間)</text:p>
          </table:table-cell>
          <table:table-cell office:value-type="string" table:style-name="ce7">
            <text:p>無</text:p>
          </table:table-cell>
          <table:table-cell office:value-type="float" office:value="279" table:style-name="ce9">
            <text:p><text:s/>27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歐陽龍</text:p>
          </table:table-cell>
          <table:table-cell office:value-type="string" table:style-name="ce8">
            <text:p>側溝更新暨路面更新</text:p>
          </table:table-cell>
          <table:table-cell office:value-type="string" table:style-name="ce8">
            <text:p>青田街8巷(和平東路1段141巷至青田街間)</text:p>
          </table:table-cell>
          <table:table-cell office:value-type="string" table:style-name="ce7">
            <text:p>無</text:p>
          </table:table-cell>
          <table:table-cell office:value-type="float" office:value="2058" table:style-name="ce9">
            <text:p><text:s/>2,05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彥伯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青田街1巷(新生國小側門至青田街)</text:p>
          </table:table-cell>
          <table:table-cell office:value-type="string" table:style-name="ce7">
            <text:p>無</text:p>
          </table:table-cell>
          <table:table-cell office:value-type="float" office:value="726" table:style-name="ce9">
            <text:p><text:s/>72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羅斯福路4段119巷62弄</text:p>
          </table:table-cell>
          <table:table-cell office:value-type="string" table:style-name="ce7">
            <text:p>無</text:p>
          </table:table-cell>
          <table:table-cell office:value-type="float" office:value="534" table:style-name="ce9">
            <text:p><text:s/>53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瑞安街208巷25弄(瑞安街208巷至瑞安街208巷25弄13號前)</text:p>
          </table:table-cell>
          <table:table-cell office:value-type="string" table:style-name="ce7">
            <text:p>無</text:p>
          </table:table-cell>
          <table:table-cell office:value-type="float" office:value="436" table:style-name="ce9">
            <text:p><text:s/>43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泰順街38巷6弄(泰順街38巷至泰順街40巷)</text:p>
          </table:table-cell>
          <table:table-cell office:value-type="string" table:style-name="ce7">
            <text:p>無</text:p>
          </table:table-cell>
          <table:table-cell office:value-type="float" office:value="139" table:style-name="ce9">
            <text:p><text:s/>13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8">
            <text:p>側溝更新暨路面更新</text:p>
          </table:table-cell>
          <table:table-cell office:value-type="string" table:style-name="ce8">
            <text:p>瑞安街23巷24弄11至15號</text:p>
          </table:table-cell>
          <table:table-cell office:value-type="string" table:style-name="ce7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4段147巷(敦化南路1段197巷至敦化南路1段177巷)</text:p>
          </table:table-cell>
          <table:table-cell office:value-type="string" table:style-name="ce7">
            <text:p>無</text:p>
          </table:table-cell>
          <table:table-cell office:value-type="float" office:value="166" table:style-name="ce9">
            <text:p><text:s/>16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永康街31巷(信義路2段198巷至金華街243巷)</text:p>
          </table:table-cell>
          <table:table-cell office:value-type="string" table:style-name="ce7">
            <text:p>無</text:p>
          </table:table-cell>
          <table:table-cell office:value-type="float" office:value="266" table:style-name="ce9">
            <text:p><text:s/>26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仁愛路3段123巷26弄(忠孝東路3段248巷至仁愛路3段123巷)</text:p>
          </table:table-cell>
          <table:table-cell office:value-type="string" table:style-name="ce7">
            <text:p>無</text:p>
          </table:table-cell>
          <table:table-cell office:value-type="float" office:value="431" table:style-name="ce9">
            <text:p><text:s/>43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奕華</text:p>
            <text:p>李新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建國南路2段294巷(9、11號至建國南路2段)</text:p>
          </table:table-cell>
          <table:table-cell office:value-type="string" table:style-name="ce7">
            <text:p>無</text:p>
          </table:table-cell>
          <table:table-cell office:value-type="float" office:value="268" table:style-name="ce9">
            <text:p><text:s/>26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秦儷舫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通安街(樂利路11巷至樂利路45巷)</text:p>
          </table:table-cell>
          <table:table-cell office:value-type="string" table:style-name="ce7">
            <text:p>無</text:p>
          </table:table-cell>
          <table:table-cell office:value-type="float" office:value="763" table:style-name="ce9">
            <text:p><text:s/>76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奕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溫州街11巷(新生南路3段至溫州街)</text:p>
          </table:table-cell>
          <table:table-cell office:value-type="string" table:style-name="ce7">
            <text:p>無</text:p>
          </table:table-cell>
          <table:table-cell office:value-type="float" office:value="262" table:style-name="ce9">
            <text:p><text:s/>26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歐陽龍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金山南路2段10巷4弄</text:p>
          </table:table-cell>
          <table:table-cell office:value-type="string" table:style-name="ce7">
            <text:p>無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信義路3段147巷15弄(信義路3段147巷至信義路3段157巷)</text:p>
          </table:table-cell>
          <table:table-cell office:value-type="string" table:style-name="ce7">
            <text:p>無</text:p>
          </table:table-cell>
          <table:table-cell office:value-type="float" office:value="575" table:style-name="ce9">
            <text:p><text:s/>57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奕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雲和街(泰順街至雲和街99巷)</text:p>
          </table:table-cell>
          <table:table-cell office:value-type="string" table:style-name="ce7">
            <text:p>無</text:p>
          </table:table-cell>
          <table:table-cell office:value-type="float" office:value="203" table:style-name="ce9">
            <text:p><text:s/>20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厲耿桂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和平東路1段248巷(溫州街20巷至溫州街22巷)</text:p>
          </table:table-cell>
          <table:table-cell office:value-type="string" table:style-name="ce7">
            <text:p>無</text:p>
          </table:table-cell>
          <table:table-cell office:value-type="float" office:value="181" table:style-name="ce9">
            <text:p><text:s/>18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瑞安街222巷56號前</text:p>
          </table:table-cell>
          <table:table-cell office:value-type="string" table:style-name="ce7">
            <text:p>無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通化街171巷30弄</text:p>
          </table:table-cell>
          <table:table-cell office:value-type="string" table:style-name="ce7">
            <text:p>無</text:p>
          </table:table-cell>
          <table:table-cell office:value-type="float" office:value="355" table:style-name="ce9">
            <text:p><text:s/>35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和平東路2段175巷15弄(和平東路2段175巷至和平東路2段175巷5弄)</text:p>
          </table:table-cell>
          <table:table-cell office:value-type="string" table:style-name="ce7">
            <text:p>無</text:p>
          </table:table-cell>
          <table:table-cell office:value-type="float" office:value="525" table:style-name="ce9">
            <text:p><text:s/>52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林奕華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仁愛路4段151巷(忠孝東路4段至忠孝東路4段170巷5弄)</text:p>
          </table:table-cell>
          <table:table-cell office:value-type="string" table:style-name="ce7">
            <text:p>無</text:p>
          </table:table-cell>
          <table:table-cell office:value-type="float" office:value="196" table:style-name="ce9">
            <text:p><text:s/>19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錦祥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師大路126巷(師大路至師大路102巷)</text:p>
          </table:table-cell>
          <table:table-cell office:value-type="string" table:style-name="ce7">
            <text:p>無</text:p>
          </table:table-cell>
          <table:table-cell office:value-type="float" office:value="187" table:style-name="ce9">
            <text:p><text:s/>18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李新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仁愛路3段123巷28弄(仁愛路3段123巷至忠孝東路3段248巷)</text:p>
          </table:table-cell>
          <table:table-cell office:value-type="string" table:style-name="ce7">
            <text:p>無</text:p>
          </table:table-cell>
          <table:table-cell office:value-type="float" office:value="214" table:style-name="ce9">
            <text:p><text:s/>21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1">
            <text:p>王欣儀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敦化南路2段73巷、敦化南路2段81巷45弄(敦化南路2段63巷至73巷間)</text:p>
          </table:table-cell>
          <table:table-cell office:value-type="string" table:style-name="ce7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麗水街33巷(潮州街至和平東路1段141巷)</text:p>
          </table:table-cell>
          <table:table-cell office:value-type="string" table:style-name="ce7">
            <text:p>無</text:p>
          </table:table-cell>
          <table:table-cell office:value-type="float" office:value="81" table:style-name="ce9">
            <text:p><text:s/>8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8">
          <table:table-cell office:value-type="string" table:style-name="ce11">
            <text:p>林奕華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信義路4段30巷(信義路4段30巷21弄至27弄間、信義路4段30巷27弄至50弄間)</text:p>
          </table:table-cell>
          <table:table-cell office:value-type="string" table:style-name="ce7">
            <text:p>無</text:p>
          </table:table-cell>
          <table:table-cell office:value-type="float" office:value="241" table:style-name="ce9">
            <text:p><text:s/>24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秦儷舫</text:p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安和路2段71巷</text:p>
          </table:table-cell>
          <table:table-cell office:value-type="string" table:style-name="ce7">
            <text:p>無</text:p>
          </table:table-cell>
          <table:table-cell office:value-type="float" office:value="242" table:style-name="ce9">
            <text:p><text:s/>24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陳錦祥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延吉街62巷</text:p>
          </table:table-cell>
          <table:table-cell office:value-type="string" table:style-name="ce7">
            <text:p>無</text:p>
          </table:table-cell>
          <table:table-cell office:value-type="float" office:value="566" table:style-name="ce9">
            <text:p><text:s/>56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奕華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仁愛路4段151巷</text:p>
          </table:table-cell>
          <table:table-cell office:value-type="string" table:style-name="ce7">
            <text:p>無</text:p>
          </table:table-cell>
          <table:table-cell office:value-type="float" office:value="125" table:style-name="ce9">
            <text:p><text:s/>12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欣儀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敦化南路1段233巷</text:p>
          </table:table-cell>
          <table:table-cell office:value-type="string" table:style-name="ce7">
            <text:p>無</text:p>
          </table:table-cell>
          <table:table-cell office:value-type="float" office:value="211" table:style-name="ce9">
            <text:p><text:s/>21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溫州街16巷18弄5號前</text:p>
          </table:table-cell>
          <table:table-cell office:value-type="string" table:style-name="ce7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和平東路2段118巷</text:p>
          </table:table-cell>
          <table:table-cell office:value-type="string" table:style-name="ce7">
            <text:p>無</text:p>
          </table:table-cell>
          <table:table-cell office:value-type="float" office:value="1245" table:style-name="ce9">
            <text:p><text:s/>1,24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李新</text:p>
            <text:p>王欣儀</text:p>
          </table:table-cell>
          <table:table-cell office:value-type="string" table:style-name="ce8">
            <text:p>溝蓋更新暨路面更新</text:p>
          </table:table-cell>
          <table:table-cell office:value-type="string" table:style-name="ce8">
            <text:p>和平東路1段41巷</text:p>
          </table:table-cell>
          <table:table-cell office:value-type="string" table:style-name="ce7">
            <text:p>無</text:p>
          </table:table-cell>
          <table:table-cell office:value-type="float" office:value="337" table:style-name="ce9">
            <text:p><text:s/>33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9">
          <table:table-cell office:value-type="string" table:style-name="ce13">
            <text:p>李新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復興南路2段160巷22號</text:p>
          </table:table-cell>
          <table:table-cell office:value-type="string" table:style-name="ce7">
            <text:p>無</text:p>
          </table:table-cell>
          <table:table-cell office:value-type="float" office:value="463" table:style-name="ce9">
            <text:p><text:s/>46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厲耿桂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師大路62號~64號前</text:p>
          </table:table-cell>
          <table:table-cell office:value-type="string" table:style-name="ce7">
            <text:p>無</text:p>
          </table:table-cell>
          <table:table-cell office:value-type="float" office:value="11" table:style-name="ce9">
            <text:p><text:s/>1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安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地磚更新</text:p>
          </table:table-cell>
          <table:table-cell office:value-type="string" table:style-name="ce8">
            <text:p>松錦2號公園</text:p>
          </table:table-cell>
          <table:table-cell office:value-type="string" table:style-name="ce7">
            <text:p>無</text:p>
          </table:table-cell>
          <table:table-cell office:value-type="float" office:value="620" table:style-name="ce9">
            <text:p><text:s/>620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國成</text:p>
          </table:table-cell>
          <table:table-cell office:value-type="string" table:style-name="ce8">
            <text:p>樹木疏枝修剪</text:p>
          </table:table-cell>
          <table:table-cell office:value-type="string" table:style-name="ce8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515" table:style-name="ce9">
            <text:p><text:s/>515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植栽種植及設施改善</text:p>
          </table:table-cell>
          <table:table-cell office:value-type="string" table:style-name="ce8">
            <text:p>四平公園</text:p>
          </table:table-cell>
          <table:table-cell office:value-type="string" table:style-name="ce7">
            <text:p>無</text:p>
          </table:table-cell>
          <table:table-cell office:value-type="float" office:value="167" table:style-name="ce9">
            <text:p><text:s/>167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樹木疏枝修剪及設施改善</text:p>
          </table:table-cell>
          <table:table-cell office:value-type="string" table:style-name="ce8">
            <text:p>松錦2號公園</text:p>
          </table:table-cell>
          <table:table-cell office:value-type="string" table:style-name="ce7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吉林路161巷1弄</text:p>
          </table:table-cell>
          <table:table-cell office:value-type="string" table:style-name="ce7">
            <text:p>無</text:p>
          </table:table-cell>
          <table:table-cell office:value-type="float" office:value="580" table:style-name="ce9">
            <text:p><text:s/>58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梁文傑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江路132巷</text:p>
          </table:table-cell>
          <table:table-cell office:value-type="string" table:style-name="ce7">
            <text:p>無</text:p>
          </table:table-cell>
          <table:table-cell office:value-type="float" office:value="865" table:style-name="ce9">
            <text:p><text:s/>86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民生東路1段1巷2號至14號</text:p>
          </table:table-cell>
          <table:table-cell office:value-type="string" table:style-name="ce7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植栽種植及設施改善</text:p>
          </table:table-cell>
          <table:table-cell office:value-type="string" table:style-name="ce8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184" table:style-name="ce9">
            <text:p><text:s/>184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國成</text:p>
          </table:table-cell>
          <table:table-cell office:value-type="string" table:style-name="ce8">
            <text:p>樹木疏枝修剪</text:p>
          </table:table-cell>
          <table:table-cell office:value-type="string" table:style-name="ce8">
            <text:p>農安公園</text:p>
          </table:table-cell>
          <table:table-cell office:value-type="string" table:style-name="ce7">
            <text:p>無</text:p>
          </table:table-cell>
          <table:table-cell office:value-type="float" office:value="124" table:style-name="ce9">
            <text:p><text:s/>124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百吉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植栽種植</text:p>
          </table:table-cell>
          <table:table-cell office:value-type="string" table:style-name="ce8">
            <text:p>集英公園</text:p>
          </table:table-cell>
          <table:table-cell office:value-type="string" table:style-name="ce7">
            <text:p>無</text:p>
          </table:table-cell>
          <table:table-cell office:value-type="float" office:value="315" table:style-name="ce9">
            <text:p><text:s/>315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梁文傑</text:p>
          </table:table-cell>
          <table:table-cell office:value-type="string" table:style-name="ce8">
            <text:p>溝蓋修復</text:p>
          </table:table-cell>
          <table:table-cell office:value-type="string" table:style-name="ce8">
            <text:p>北安路573巷2弄16號</text:p>
          </table:table-cell>
          <table:table-cell office:value-type="string" table:style-name="ce7">
            <text:p>無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晉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新生北路2段28巷</text:p>
          </table:table-cell>
          <table:table-cell office:value-type="string" table:style-name="ce7">
            <text:p>無</text:p>
          </table:table-cell>
          <table:table-cell office:value-type="float" office:value="870" table:style-name="ce9">
            <text:p><text:s/>87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11">
            <text:p>闕枚莎</text:p>
          </table:table-cell>
          <table:table-cell office:value-type="string" table:style-name="ce8">
            <text:p>樹木疏枝修剪</text:p>
          </table:table-cell>
          <table:table-cell office:value-type="string" table:style-name="ce8">
            <text:p>敬業公園</text:p>
          </table:table-cell>
          <table:table-cell office:value-type="string" table:style-name="ce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8">
            <text:p>公園及綠化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側溝更新</text:p>
          </table:table-cell>
          <table:table-cell office:value-type="string" table:style-name="ce8">
            <text:p>農安街77巷</text:p>
          </table:table-cell>
          <table:table-cell office:value-type="string" table:style-name="ce7">
            <text:p>無</text:p>
          </table:table-cell>
          <table:table-cell office:value-type="float" office:value="841" table:style-name="ce9">
            <text:p><text:s/>84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國成</text:p>
          </table:table-cell>
          <table:table-cell office:value-type="string" table:style-name="ce8">
            <text:p>溝蓋調整</text:p>
          </table:table-cell>
          <table:table-cell office:value-type="string" table:style-name="ce8">
            <text:p>德惠街193巷</text:p>
          </table:table-cell>
          <table:table-cell office:value-type="string" table:style-name="ce7">
            <text:p>無</text:p>
          </table:table-cell>
          <table:table-cell office:value-type="float" office:value="11" table:style-name="ce9">
            <text:p><text:s/>1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江路124巷29號</text:p>
          </table:table-cell>
          <table:table-cell office:value-type="string" table:style-name="ce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天祥路61巷20號</text:p>
          </table:table-cell>
          <table:table-cell office:value-type="string" table:style-name="ce7">
            <text:p>無</text:p>
          </table:table-cell>
          <table:table-cell office:value-type="float" office:value="258" table:style-name="ce9">
            <text:p><text:s/>25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側溝更新</text:p>
          </table:table-cell>
          <table:table-cell office:value-type="string" table:style-name="ce8">
            <text:p>吉林路6巷</text:p>
          </table:table-cell>
          <table:table-cell office:value-type="string" table:style-name="ce7">
            <text:p>無</text:p>
          </table:table-cell>
          <table:table-cell office:value-type="float" office:value="204" table:style-name="ce9">
            <text:p><text:s/>20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明水路557巷</text:p>
          </table:table-cell>
          <table:table-cell office:value-type="string" table:style-name="ce7">
            <text:p>無</text:p>
          </table:table-cell>
          <table:table-cell office:value-type="float" office:value="286" table:style-name="ce9">
            <text:p><text:s/>28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梁文傑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樂群二路30巷38弄</text:p>
          </table:table-cell>
          <table:table-cell office:value-type="string" table:style-name="ce7">
            <text:p>無</text:p>
          </table:table-cell>
          <table:table-cell office:value-type="float" office:value="394" table:style-name="ce9">
            <text:p><text:s/>39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建國北路2段64巷</text:p>
          </table:table-cell>
          <table:table-cell office:value-type="string" table:style-name="ce7">
            <text:p>無</text:p>
          </table:table-cell>
          <table:table-cell office:value-type="float" office:value="325" table:style-name="ce9">
            <text:p><text:s/>32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晉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龍江路155巷15號</text:p>
          </table:table-cell>
          <table:table-cell office:value-type="string" table:style-name="ce7">
            <text:p>無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南京東路3段48巷</text:p>
          </table:table-cell>
          <table:table-cell office:value-type="string" table:style-name="ce7">
            <text:p>無</text:p>
          </table:table-cell>
          <table:table-cell office:value-type="float" office:value="147" table:style-name="ce9">
            <text:p><text:s/>14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樂群二路116巷61弄25號至29號</text:p>
          </table:table-cell>
          <table:table-cell office:value-type="string" table:style-name="ce7">
            <text:p>無</text:p>
          </table:table-cell>
          <table:table-cell office:value-type="float" office:value="241" table:style-name="ce9">
            <text:p><text:s/>24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建國北路2段64巷</text:p>
          </table:table-cell>
          <table:table-cell office:value-type="string" table:style-name="ce7">
            <text:p>無</text:p>
          </table:table-cell>
          <table:table-cell office:value-type="float" office:value="727" table:style-name="ce9">
            <text:p><text:s/>727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合江街58巷</text:p>
          </table:table-cell>
          <table:table-cell office:value-type="string" table:style-name="ce7">
            <text:p>無</text:p>
          </table:table-cell>
          <table:table-cell office:value-type="float" office:value="908" table:style-name="ce9">
            <text:p><text:s/>90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合江街105巷</text:p>
          </table:table-cell>
          <table:table-cell office:value-type="string" table:style-name="ce7">
            <text:p>無</text:p>
          </table:table-cell>
          <table:table-cell office:value-type="float" office:value="334" table:style-name="ce9">
            <text:p><text:s/>33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復興北路488巷1弄1號至21號</text:p>
          </table:table-cell>
          <table:table-cell office:value-type="string" table:style-name="ce7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民權東路1段38巷</text:p>
          </table:table-cell>
          <table:table-cell office:value-type="string" table:style-name="ce7">
            <text:p>無</text:p>
          </table:table-cell>
          <table:table-cell office:value-type="float" office:value="131" table:style-name="ce9">
            <text:p><text:s/>13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林晉章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江寧公園</text:p>
          </table:table-cell>
          <table:table-cell office:value-type="string" table:style-name="ce7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植栽更新</text:p>
          </table:table-cell>
          <table:table-cell office:value-type="string" table:style-name="ce8">
            <text:p>四平公園</text:p>
          </table:table-cell>
          <table:table-cell office:value-type="string" table:style-name="ce7">
            <text:p>無</text:p>
          </table:table-cell>
          <table:table-cell office:value-type="float" office:value="516" table:style-name="ce9">
            <text:p><text:s/>516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朱昌公園</text:p>
          </table:table-cell>
          <table:table-cell office:value-type="string" table:style-name="ce7">
            <text:p>無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設施更新</text:p>
          </table:table-cell>
          <table:table-cell office:value-type="string" table:style-name="ce8">
            <text:p>正守公園</text:p>
          </table:table-cell>
          <table:table-cell office:value-type="string" table:style-name="ce7">
            <text:p>無</text:p>
          </table:table-cell>
          <table:table-cell office:value-type="float" office:value="344" table:style-name="ce9">
            <text:p><text:s/>344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培英公園</text:p>
          </table:table-cell>
          <table:table-cell office:value-type="string" table:style-name="ce7">
            <text:p>無</text:p>
          </table:table-cell>
          <table:table-cell office:value-type="float" office:value="11" table:style-name="ce9">
            <text:p><text:s/>11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設施更新</text:p>
          </table:table-cell>
          <table:table-cell office:value-type="string" table:style-name="ce8">
            <text:p>伊通公園</text:p>
          </table:table-cell>
          <table:table-cell office:value-type="string" table:style-name="ce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闕枚莎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民享公園</text:p>
          </table:table-cell>
          <table:table-cell office:value-type="string" table:style-name="ce7">
            <text:p>無</text:p>
          </table:table-cell>
          <table:table-cell office:value-type="float" office:value="348" table:style-name="ce9">
            <text:p><text:s/>348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設施改善</text:p>
          </table:table-cell>
          <table:table-cell office:value-type="string" table:style-name="ce8">
            <text:p>四平公園</text:p>
          </table:table-cell>
          <table:table-cell office:value-type="string" table:style-name="ce7">
            <text:p>無</text:p>
          </table:table-cell>
          <table:table-cell office:value-type="float" office:value="189" table:style-name="ce9">
            <text:p><text:s/>189<text:s/></text:p>
          </table:table-cell>
          <table:table-cell office:value-type="string" table:style-name="ce8">
            <text:p>公園綠化及風景區工程/公園及綠化工程/公園維護工程</text:p>
          </table:table-cell>
          <table:table-cell office:value-type="string" table:style-name="ce8">
            <text:p>中山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東昇景觀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童仲彥</text:p>
          </table:table-cell>
          <table:table-cell office:value-type="string" table:style-name="ce8">
            <text:p>側溝蓋板及AC路面更新</text:p>
          </table:table-cell>
          <table:table-cell office:value-type="string" table:style-name="ce8">
            <text:p>詔安街(詔安街26巷至泉州街)</text:p>
          </table:table-cell>
          <table:table-cell office:value-type="string" table:style-name="ce7">
            <text:p>無</text:p>
          </table:table-cell>
          <table:table-cell office:value-type="float" office:value="893" table:style-name="ce9">
            <text:p><text:s/>89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吳志剛</text:p>
          </table:table-cell>
          <table:table-cell office:value-type="string" table:style-name="ce8">
            <text:p>混凝土路面更新</text:p>
          </table:table-cell>
          <table:table-cell office:value-type="string" table:style-name="ce8">
            <text:p>同安街1-27號(同安街4巷)</text:p>
          </table:table-cell>
          <table:table-cell office:value-type="string" table:style-name="ce7">
            <text:p>無</text:p>
          </table:table-cell>
          <table:table-cell office:value-type="float" office:value="208" table:style-name="ce9">
            <text:p><text:s/>20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郭昭巖</text:p>
          </table:table-cell>
          <table:table-cell office:value-type="string" table:style-name="ce8">
            <text:p>側溝溝體及AC路面更新</text:p>
          </table:table-cell>
          <table:table-cell office:value-type="string" table:style-name="ce8">
            <text:p>晉江街48巷4弄2號至6號</text:p>
          </table:table-cell>
          <table:table-cell office:value-type="string" table:style-name="ce7">
            <text:p>無</text:p>
          </table:table-cell>
          <table:table-cell office:value-type="float" office:value="162" table:style-name="ce9">
            <text:p><text:s/>16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吳志剛</text:p>
            <text:p>劉耀仁</text:p>
          </table:table-cell>
          <table:table-cell office:value-type="string" table:style-name="ce8">
            <text:p>溝蓋板及路面更新</text:p>
          </table:table-cell>
          <table:table-cell office:value-type="string" table:style-name="ce8">
            <text:p>臨沂街3巷1至7號</text:p>
          </table:table-cell>
          <table:table-cell office:value-type="string" table:style-name="ce7">
            <text:p>無</text:p>
          </table:table-cell>
          <table:table-cell office:value-type="float" office:value="302" table:style-name="ce9">
            <text:p><text:s/>30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郭昭巖</text:p>
          </table:table-cell>
          <table:table-cell office:value-type="string" table:style-name="ce8">
            <text:p>側溝溝體更新</text:p>
          </table:table-cell>
          <table:table-cell office:value-type="string" table:style-name="ce8">
            <text:p>廈門街34巷9號</text:p>
          </table:table-cell>
          <table:table-cell office:value-type="string" table:style-name="ce7">
            <text:p>無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鍾小平</text:p>
          </table:table-cell>
          <table:table-cell office:value-type="string" table:style-name="ce8">
            <text:p>溝蓋板更新</text:p>
          </table:table-cell>
          <table:table-cell office:value-type="string" table:style-name="ce8">
            <text:p>廈門街43巷</text:p>
          </table:table-cell>
          <table:table-cell office:value-type="string" table:style-name="ce7">
            <text:p>無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郭昭巖</text:p>
          </table:table-cell>
          <table:table-cell office:value-type="string" table:style-name="ce8">
            <text:p>PC路面</text:p>
          </table:table-cell>
          <table:table-cell office:value-type="string" table:style-name="ce8">
            <text:p>和平西路2段60巷30號旁巷道</text:p>
          </table:table-cell>
          <table:table-cell office:value-type="string" table:style-name="ce7">
            <text:p>無</text:p>
          </table:table-cell>
          <table:table-cell office:value-type="float" office:value="53" table:style-name="ce9">
            <text:p><text:s/>5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鍾小平</text:p>
          </table:table-cell>
          <table:table-cell office:value-type="string" table:style-name="ce8">
            <text:p>溝蓋板</text:p>
          </table:table-cell>
          <table:table-cell office:value-type="string" table:style-name="ce8">
            <text:p>汀州路2段55巷雙號側(4號前)</text:p>
          </table:table-cell>
          <table:table-cell office:value-type="string" table:style-name="ce7">
            <text:p>無</text:p>
          </table:table-cell>
          <table:table-cell office:value-type="float" office:value="154" table:style-name="ce9">
            <text:p><text:s/>154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顏聖冠</text:p>
          </table:table-cell>
          <table:table-cell office:value-type="string" table:style-name="ce8">
            <text:p>溝蓋板及AC路面</text:p>
          </table:table-cell>
          <table:table-cell office:value-type="string" table:style-name="ce8">
            <text:p>福州街46號旁巷道</text:p>
          </table:table-cell>
          <table:table-cell office:value-type="string" table:style-name="ce7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應曉薇</text:p>
          </table:table-cell>
          <table:table-cell office:value-type="string" table:style-name="ce8">
            <text:p>AC路面</text:p>
          </table:table-cell>
          <table:table-cell office:value-type="string" table:style-name="ce8">
            <text:p>重慶南路3段124巷</text:p>
          </table:table-cell>
          <table:table-cell office:value-type="string" table:style-name="ce7">
            <text:p>無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安宏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7">
            <text:p>周威佑</text:p>
          </table:table-cell>
          <table:table-cell office:value-type="string" table:style-name="ce8">
            <text:p>螢橋公園鄰宅地磚整平</text:p>
          </table:table-cell>
          <table:table-cell office:value-type="string" table:style-name="ce8">
            <text:p>螢橋公園</text:p>
          </table:table-cell>
          <table:table-cell office:value-type="string" table:style-name="ce7">
            <text:p>無</text:p>
          </table:table-cell>
          <table:table-cell office:value-type="float" office:value="6" table:style-name="ce9">
            <text:p><text:s/>6<text:s/></text:p>
          </table:table-cell>
          <table:table-cell office:value-type="string" table:style-name="ce8">
            <text:p>公園綠化及風景區工程/公園及綠化工程/公園維護及綠化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11">
          <table:table-cell office:value-type="string" table:style-name="ce11">
            <text:p>郭昭巖</text:p>
          </table:table-cell>
          <table:table-cell office:value-type="string" table:style-name="ce8">
            <text:p>龍興里綠地綠化油漆</text:p>
          </table:table-cell>
          <table:table-cell office:value-type="string" table:style-name="ce8">
            <text:p>龍興里綠地</text:p>
          </table:table-cell>
          <table:table-cell office:value-type="string" table:style-name="ce7">
            <text:p>無</text:p>
          </table:table-cell>
          <table:table-cell office:value-type="float" office:value="8" table:style-name="ce9">
            <text:p><text:s/>8<text:s/></text:p>
          </table:table-cell>
          <table:table-cell office:value-type="string" table:style-name="ce8">
            <text:p>公園綠化及風景區工程/公園及綠化工程/巷弄綠美化維護工程</text:p>
            <text:p>公園綠化及風景區工程/公園及綠化工程/公有空地簡易綠化維護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童仲彥</text:p>
          </table:table-cell>
          <table:table-cell office:value-type="string" table:style-name="ce8">
            <text:p>牯嶺公園涼亭遮蔽設施及洗手台改善</text:p>
          </table:table-cell>
          <table:table-cell office:value-type="string" table:style-name="ce8">
            <text:p>牯嶺公園</text:p>
          </table:table-cell>
          <table:table-cell office:value-type="string" table:style-name="ce7">
            <text:p>無</text:p>
          </table:table-cell>
          <table:table-cell office:value-type="float" office:value="189" table:style-name="ce9">
            <text:p><text:s/>189<text:s/></text:p>
          </table:table-cell>
          <table:table-cell office:value-type="string" table:style-name="ce8">
            <text:p>公園綠化及風景區工程/公園及綠化工程/公園維護及綠化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童仲彥</text:p>
          </table:table-cell>
          <table:table-cell office:value-type="string" table:style-name="ce8">
            <text:p>牯嶺公園公園地面凹凸不平暨夜間照明燈光改善</text:p>
          </table:table-cell>
          <table:table-cell office:value-type="string" table:style-name="ce8">
            <text:p>牯嶺公園</text:p>
          </table:table-cell>
          <table:table-cell office:value-type="string" table:style-name="ce7">
            <text:p>無</text:p>
          </table:table-cell>
          <table:table-cell office:value-type="float" office:value="35" table:style-name="ce9">
            <text:p><text:s/>35<text:s/></text:p>
          </table:table-cell>
          <table:table-cell office:value-type="string" table:style-name="ce8">
            <text:p>公園綠化及風景區工程/公園及綠化工程/公園維護及綠化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童仲彥</text:p>
          </table:table-cell>
          <table:table-cell office:value-type="string" table:style-name="ce8">
            <text:p>牯嶺公園環境維護改善</text:p>
          </table:table-cell>
          <table:table-cell office:value-type="string" table:style-name="ce8">
            <text:p>牯嶺公園</text:p>
          </table:table-cell>
          <table:table-cell office:value-type="string" table:style-name="ce7">
            <text:p>無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8">
            <text:p>公園綠化及風景區工程/公園及綠化工程/公園維護及綠化工程</text:p>
          </table:table-cell>
          <table:table-cell office:value-type="string" table:style-name="ce8">
            <text:p>中正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竹楓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貴德街40巷</text:p>
          </table:table-cell>
          <table:table-cell office:value-type="string" table:style-name="ce7">
            <text:p>無</text:p>
          </table:table-cell>
          <table:table-cell office:value-type="float" office:value="83" table:style-name="ce9">
            <text:p><text:s/>83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闕枚莎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朝陽公園</text:p>
          </table:table-cell>
          <table:table-cell office:value-type="string" table:style-name="ce7">
            <text:p>無</text:p>
          </table:table-cell>
          <table:table-cell office:value-type="float" office:value="86" table:style-name="ce9">
            <text:p><text:s/>86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11">
            <text:p>闕枚莎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383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吳志剛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9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246巷44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迪化街2段284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簡余晏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貴德街、民樂街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環河北路2段205巷</text:p>
          </table:table-cell>
          <table:table-cell office:value-type="string" table:style-name="ce7">
            <text:p>無</text:p>
          </table:table-cell>
          <table:table-cell office:value-type="float" office:value="689" table:style-name="ce9">
            <text:p><text:s/>68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2段16巷</text:p>
          </table:table-cell>
          <table:table-cell office:value-type="string" table:style-name="ce7">
            <text:p>無</text:p>
          </table:table-cell>
          <table:table-cell office:value-type="float" office:value="151" table:style-name="ce9">
            <text:p><text:s/>15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五原路16巷</text:p>
          </table:table-cell>
          <table:table-cell office:value-type="string" table:style-name="ce7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161巷</text:p>
          </table:table-cell>
          <table:table-cell office:value-type="string" table:style-name="ce7">
            <text:p>無</text:p>
          </table:table-cell>
          <table:table-cell office:value-type="float" office:value="242" table:style-name="ce9">
            <text:p><text:s/>242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敦煌路72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伊寧街46之7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7">
          <table:table-cell office:value-type="string" table:style-name="ce11">
            <text:p>葉林傳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蘭州公園</text:p>
          </table:table-cell>
          <table:table-cell office:value-type="string" table:style-name="ce7">
            <text:p>無</text:p>
          </table:table-cell>
          <table:table-cell office:value-type="float" office:value="35" table:style-name="ce9">
            <text:p><text:s/>35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酒泉街50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雙連街11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長安西路43號旁巷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7">
          <table:table-cell office:value-type="string" table:style-name="ce11">
            <text:p>王世堅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樹德公園</text:p>
          </table:table-cell>
          <table:table-cell office:value-type="string" table:style-name="ce7">
            <text:p>無</text:p>
          </table:table-cell>
          <table:table-cell office:value-type="float" office:value="12" table:style-name="ce9">
            <text:p><text:s/>12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79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2段272巷4號前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7">
          <table:table-cell office:value-type="string" table:style-name="ce11">
            <text:p>王世堅</text:p>
          </table:table-cell>
          <table:table-cell office:value-type="string" table:style-name="ce8">
            <text:p>綠地應妥適維護</text:p>
          </table:table-cell>
          <table:table-cell office:value-type="string" table:style-name="ce8">
            <text:p>寧夏路1號旁台北好好看簡易綠地</text:p>
          </table:table-cell>
          <table:table-cell office:value-type="string" table:style-name="ce7">
            <text:p>無</text:p>
          </table:table-cell>
          <table:table-cell office:value-type="float" office:value="86" table:style-name="ce9">
            <text:p><text:s/>86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2段247巷</text:p>
          </table:table-cell>
          <table:table-cell office:value-type="string" table:style-name="ce7">
            <text:p>無</text:p>
          </table:table-cell>
          <table:table-cell office:value-type="float" office:value="775" table:style-name="ce9">
            <text:p><text:s/>77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11">
            <text:p>林國成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南京西路18巷28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2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二段144巷11弄暨20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60巷20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長安西路78巷1弄2號前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7">
          <table:table-cell office:value-type="string" table:style-name="ce11">
            <text:p>陳玉梅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歸綏戲曲公園</text:p>
          </table:table-cell>
          <table:table-cell office:value-type="string" table:style-name="ce7">
            <text:p>無</text:p>
          </table:table-cell>
          <table:table-cell office:value-type="float" office:value="700" table:style-name="ce9">
            <text:p><text:s/>700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84巷59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7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長安西路(延平北路1段至重慶北路1段26巷9弄)雙號側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2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族西路187巷近重慶北路3段205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酒泉街50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84巷</text:p>
          </table:table-cell>
          <table:table-cell office:value-type="string" table:style-name="ce7">
            <text:p>無</text:p>
          </table:table-cell>
          <table:table-cell office:value-type="float" office:value="131" table:style-name="ce9">
            <text:p><text:s/>131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昌吉街110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梁文傑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大龍街159巷9弄1號至民族西路76巷2弄1號</text:p>
          </table:table-cell>
          <table:table-cell office:value-type="string" table:style-name="ce7">
            <text:p>無</text:p>
          </table:table-cell>
          <table:table-cell office:value-type="float" office:value="609" table:style-name="ce9">
            <text:p><text:s/>609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11">
            <text:p>汪志冰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33巷6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闕枚莎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2段46巷52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闕枚莎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60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2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承德路3段90巷與大龍街85巷交會口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2">
          <table:table-cell office:value-type="string" table:style-name="ce11">
            <text:p>王世堅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延平北路2段144巷電桿地下化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2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歸綏街(寧夏路暨重慶北路間)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3段99巷3弄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林國成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敦煌路80巷單號側</text:p>
          </table:table-cell>
          <table:table-cell office:value-type="string" table:style-name="ce7">
            <text:p>無</text:p>
          </table:table-cell>
          <table:table-cell office:value-type="float" office:value="1125" table:style-name="ce9">
            <text:p><text:s/>1,125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葉林傳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歸綏戲曲公園</text:p>
          </table:table-cell>
          <table:table-cell office:value-type="string" table:style-name="ce7">
            <text:p>無</text:p>
          </table:table-cell>
          <table:table-cell office:value-type="float" office:value="0" table:style-name="ce9">
            <text:p><text:s/>-00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1">
            <text:p>葉林傳</text:p>
          </table:table-cell>
          <table:table-cell office:value-type="string" table:style-name="ce8">
            <text:p>鄰里公園應妥適維護</text:p>
          </table:table-cell>
          <table:table-cell office:value-type="string" table:style-name="ce8">
            <text:p>塔城公園</text:p>
          </table:table-cell>
          <table:table-cell office:value-type="string" table:style-name="ce7">
            <text:p>無</text:p>
          </table:table-cell>
          <table:table-cell office:value-type="float" office:value="865" table:style-name="ce9">
            <text:p><text:s/>865<text:s/></text:p>
          </table:table-cell>
          <table:table-cell office:value-type="string" table:style-name="ce8">
            <text:p>公園綠化及風景區工程/公園及綠化工程/鄰里公園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昇陽土木包工業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寧夏路7至9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2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民權西路160巷20弄1號旁側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2">
          <table:table-cell office:value-type="string" table:style-name="ce11">
            <text:p>林國成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335巷6號前路面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吳志剛<text:s/>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9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2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長安西路285號旁接塔城街50巷小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重慶北路3段136巷</text:p>
          </table:table-cell>
          <table:table-cell office:value-type="string" table:style-name="ce7">
            <text:p>無</text:p>
          </table:table-cell>
          <table:table-cell office:value-type="float" office:value="296" table:style-name="ce9">
            <text:p><text:s/>296<text:s/></text:p>
          </table:table-cell>
          <table:table-cell office:value-type="string" table:style-name="ce8">
            <text:p>道路橋樑工程/道路及橋樑工程/鄰里維護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誠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133巷25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葉林傳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延平北路4段22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115巷11號至17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太原路133巷25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10">
          <table:table-cell office:value-type="string" table:style-name="ce11">
            <text:p>王世堅</text:p>
          </table:table-cell>
          <table:table-cell office:value-type="string" table:style-name="ce8">
            <text:p>8公尺以下道路應妥適維護</text:p>
          </table:table-cell>
          <table:table-cell office:value-type="string" table:style-name="ce8">
            <text:p>南京西路64巷10弄2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table:style-name="ce8"/>
          <table:table-cell office:value-type="string" table:style-name="ce8">
            <text:p>大同區公所</text:p>
          </table:table-cell>
          <table:table-cell table:number-columns-repeated="2" table:style-name="ce8"/>
          <table:table-cell table:number-columns-repeated="16375" table:style-name="ce10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水溝及路面更新工程</text:p>
          </table:table-cell>
          <table:table-cell office:value-type="string" table:style-name="ce8">
            <text:p>寶興街80巷17弄、29弄</text:p>
          </table:table-cell>
          <table:table-cell office:value-type="string" table:style-name="ce7">
            <text:p>無</text:p>
          </table:table-cell>
          <table:table-cell office:value-type="float" office:value="1800" table:style-name="ce9">
            <text:p><text:s/>1,800<text:s/></text:p>
          </table:table-cell>
          <table:table-cell office:value-type="string" table:style-name="ce8">
            <text:p>道路橋樑工程</text:p>
            <text:p>道路及橋樑工程/</text:p>
            <text:p>鄰里維護工程</text:p>
          </table:table-cell>
          <table:table-cell office:value-type="string" table:style-name="ce8">
            <text:p>萬華區公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緯瑞營造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黃珊珊</text:p>
          </table:table-cell>
          <table:table-cell office:value-type="string" table:style-name="ce8">
            <text:p>綠美化</text:p>
          </table:table-cell>
          <table:table-cell office:value-type="string" table:style-name="ce8">
            <text:p>環山路1段106號</text:p>
          </table:table-cell>
          <table:table-cell office:value-type="string" table:style-name="ce7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8">
            <text:p>公園及綠化工程</text:p>
          </table:table-cell>
          <table:table-cell office:value-type="string" table:style-name="ce8">
            <text:p>內湖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海棠園藝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黃珊珊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金湖路18巷至成功路4段223巷6弄</text:p>
          </table:table-cell>
          <table:table-cell office:value-type="string" table:style-name="ce7">
            <text:p>無</text:p>
          </table:table-cell>
          <table:table-cell office:value-type="float" office:value="458" table:style-name="ce9">
            <text:p><text:s/>458<text:s/>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內湖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俊輝營造工程有限公司</text:p>
          </table:table-cell>
          <table:table-cell table:number-columns-repeated="16375" table:style-name="ce10"/>
        </table:table-row>
        <table:table-row table:style-name="ro8">
          <table:table-cell office:value-type="string" table:style-name="ce7">
            <text:p>李彥秀</text:p>
          </table:table-cell>
          <table:table-cell office:value-type="string" table:style-name="ce8">
            <text:p>辦理財政局經管本市南港區東新街168巷邊坡水土保持處理維護工程</text:p>
          </table:table-cell>
          <table:table-cell office:value-type="string" table:style-name="ce8">
            <text:p>南港區新光段二小段94、94-7及100-15地號</text:p>
          </table:table-cell>
          <table:table-cell office:value-type="string" table:style-name="ce7">
            <text:p>無</text:p>
          </table:table-cell>
          <table:table-cell office:value-type="float" office:value="2431" table:style-name="ce9">
            <text:p><text:s/>2,431<text:s/></text:p>
          </table:table-cell>
          <table:table-cell office:value-type="string" table:style-name="ce8">
            <text:p>建築及設備/營建工程/臺北市南港區東新街168巷邊坡水土保持處理維護工程</text:p>
          </table:table-cell>
          <table:table-cell office:value-type="string" table:style-name="ce8">
            <text:p>財政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1.設計監造服務案：長碩工程顧問有限公司</text:p>
            <text:p>2.工程案：瑞展營造有限公司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陳政忠</text:p>
          </table:table-cell>
          <table:table-cell office:value-type="string" table:style-name="ce8">
            <text:p>社子島堤頂自行車道旁涼亭(延平北路8段133巷底)擴建工程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618" table:style-name="ce9">
            <text:p><text:s/>618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超然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何志偉</text:p>
          </table:table-cell>
          <table:table-cell office:value-type="string" table:style-name="ce8">
            <text:p>福安河濱公園下游處自行車道旁休憩區整建工程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3047" table:style-name="ce9">
            <text:p><text:s/>3,047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超然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厲耿桂芳</text:p>
          </table:table-cell>
          <table:table-cell office:value-type="string" table:style-name="ce8">
            <text:p>環河快速道路橋下景美河濱公園自行車道旁休憩區整建工程</text:p>
          </table:table-cell>
          <table:table-cell office:value-type="string" table:style-name="ce8">
            <text:p>文山區</text:p>
          </table:table-cell>
          <table:table-cell office:value-type="string" table:style-name="ce7">
            <text:p>無</text:p>
          </table:table-cell>
          <table:table-cell office:value-type="float" office:value="833" table:style-name="ce9">
            <text:p><text:s/>833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緯豐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郭昭巖</text:p>
          </table:table-cell>
          <table:table-cell office:value-type="string" table:style-name="ce8">
            <text:p>古亭河濱公園永福橋下游景觀改善工程</text:p>
          </table:table-cell>
          <table:table-cell office:value-type="string" table:style-name="ce8">
            <text:p>中正區</text:p>
          </table:table-cell>
          <table:table-cell office:value-type="string" table:style-name="ce7">
            <text:p>無</text:p>
          </table:table-cell>
          <table:table-cell office:value-type="float" office:value="12398" table:style-name="ce9">
            <text:p><text:s/>12,398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茂圓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林晉章</text:p>
          </table:table-cell>
          <table:table-cell office:value-type="string" table:style-name="ce8">
            <text:p>華中河濱公園露營位增設及相關設施整建工程</text:p>
          </table:table-cell>
          <table:table-cell office:value-type="string" table:style-name="ce8">
            <text:p>萬華區</text:p>
          </table:table-cell>
          <table:table-cell office:value-type="string" table:style-name="ce7">
            <text:p>無</text:p>
          </table:table-cell>
          <table:table-cell office:value-type="float" office:value="14800" table:style-name="ce9">
            <text:p><text:s/>14,80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湧城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李慶元</text:p>
          </table:table-cell>
          <table:table-cell office:value-type="string" table:style-name="ce8">
            <text:p>道南河濱公園道南橋下游堤頂步道改善及涼亭新建工程</text:p>
          </table:table-cell>
          <table:table-cell office:value-type="string" table:style-name="ce8">
            <text:p>文山區</text:p>
          </table:table-cell>
          <table:table-cell office:value-type="string" table:style-name="ce7">
            <text:p>無</text:p>
          </table:table-cell>
          <table:table-cell office:value-type="float" office:value="4120" table:style-name="ce9">
            <text:p><text:s/>4,12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宏振營造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郭昭巖</text:p>
          </table:table-cell>
          <table:table-cell office:value-type="string" table:style-name="ce8">
            <text:p>馬場町紀念公園景觀改善工程</text:p>
          </table:table-cell>
          <table:table-cell office:value-type="string" table:style-name="ce8">
            <text:p>萬華區</text:p>
          </table:table-cell>
          <table:table-cell office:value-type="string" table:style-name="ce7">
            <text:p>無</text:p>
          </table:table-cell>
          <table:table-cell office:value-type="float" office:value="9720" table:style-name="ce9">
            <text:p><text:s/>9,72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湧城營造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何志偉</text:p>
          </table:table-cell>
          <table:table-cell office:value-type="string" table:style-name="ce8">
            <text:p>建議於士林區福安里轄區內淡水河側堤壁美化案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工井營建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何志偉</text:p>
          </table:table-cell>
          <table:table-cell office:value-type="string" table:style-name="ce8">
            <text:p>建議於士林區福安河濱公園堤壁美化事宜案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349" table:style-name="ce9">
            <text:p><text:s/>349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虹泰營造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林瑞圖</text:p>
          </table:table-cell>
          <table:table-cell office:value-type="string" table:style-name="ce8">
            <text:p>反映薇閣國小旁磺港溪河道土石淤積及護岸雜木清理案</text:p>
          </table:table-cell>
          <table:table-cell office:value-type="string" table:style-name="ce8">
            <text:p>北投區</text:p>
          </table:table-cell>
          <table:table-cell office:value-type="string" table:style-name="ce7">
            <text:p>無</text:p>
          </table:table-cell>
          <table:table-cell office:value-type="float" office:value="409" table:style-name="ce9">
            <text:p><text:s/>409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立得營造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林瑞圖</text:p>
          </table:table-cell>
          <table:table-cell office:value-type="string" table:style-name="ce8">
            <text:p>反映貴子坑溪八仙段設置2處坡道供農機上下出入案</text:p>
          </table:table-cell>
          <table:table-cell office:value-type="string" table:style-name="ce8">
            <text:p>北投區</text:p>
          </table:table-cell>
          <table:table-cell office:value-type="string" table:style-name="ce7">
            <text:p>無</text:p>
          </table:table-cell>
          <table:table-cell office:value-type="float" office:value="1460" table:style-name="ce9">
            <text:p><text:s/>1,46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將公開招標<text:s/></text:p>
          </table:table-cell>
          <table:table-cell office:value-type="string" table:style-name="ce8">
            <text:p>尚無<text:s/>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黃平洋</text:p>
          </table:table-cell>
          <table:table-cell office:value-type="string" table:style-name="ce8">
            <text:p>建議士林區磺溪橋下游設置人行景觀橋</text:p>
          </table:table-cell>
          <table:table-cell office:value-type="string" table:style-name="ce8">
            <text:p>士林區</text:p>
          </table:table-cell>
          <table:table-cell office:value-type="string" table:style-name="ce7">
            <text:p>無</text:p>
          </table:table-cell>
          <table:table-cell office:value-type="float" office:value="13990" table:style-name="ce9">
            <text:p><text:s/>13,99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將公開招標<text:s/></text:p>
          </table:table-cell>
          <table:table-cell office:value-type="string" table:style-name="ce8">
            <text:p>立得營造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阮昭雄<text:s/></text:p>
          </table:table-cell>
          <table:table-cell office:value-type="string" table:style-name="ce8">
            <text:p>福和河濱公園水源快速道路橋下堤內空間改善工程<text:s/></text:p>
          </table:table-cell>
          <table:table-cell office:value-type="string" table:style-name="ce8">
            <text:p><text:s/>文山區<text:s/></text:p>
          </table:table-cell>
          <table:table-cell office:value-type="string" table:style-name="ce7">
            <text:p><text:s/>無<text:s/></text:p>
          </table:table-cell>
          <table:table-cell office:value-type="float" office:value="898" table:style-name="ce9">
            <text:p><text:s/>898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8">
            <text:p>緯豐營造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林瑞圖</text:p>
          </table:table-cell>
          <table:table-cell office:value-type="string" table:style-name="ce8">
            <text:p>建議北投區貴子坑溪防汛路橋拓寬案</text:p>
          </table:table-cell>
          <table:table-cell office:value-type="string" table:style-name="ce8">
            <text:p>北投區</text:p>
          </table:table-cell>
          <table:table-cell office:value-type="string" table:style-name="ce7">
            <text:p>無</text:p>
          </table:table-cell>
          <table:table-cell office:value-type="float" office:value="1400" table:style-name="ce9">
            <text:p><text:s/>1,400<text:s/></text:p>
          </table:table-cell>
          <table:table-cell office:value-type="string" table:style-name="ce8">
            <text:p>環境衛生及河川工程/河川工程/河川工程</text:p>
          </table:table-cell>
          <table:table-cell office:value-type="string" table:style-name="ce8">
            <text:p>水利處<text:s/></text:p>
          </table:table-cell>
          <table:table-cell office:value-type="string" table:style-name="ce8">
            <text:p>將公開招標<text:s/></text:p>
          </table:table-cell>
          <table:table-cell office:value-type="string" table:style-name="ce8">
            <text:p>尚無<text:s/>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葉林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中山北路2段46巷口</text:p>
          </table:table-cell>
          <table:table-cell office:value-type="string" table:style-name="ce7">
            <text:p>無</text:p>
          </table:table-cell>
          <table:table-cell office:value-type="float" office:value="64" table:style-name="ce9">
            <text:p><text:s/>6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林國成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吉林路144巷</text:p>
          </table:table-cell>
          <table:table-cell office:value-type="string" table:style-name="ce7">
            <text:p>無</text:p>
          </table:table-cell>
          <table:table-cell office:value-type="float" office:value="1838" table:style-name="ce9">
            <text:p><text:s/>1,838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葉林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寧夏路(歸綏街至涼州街)</text:p>
          </table:table-cell>
          <table:table-cell office:value-type="string" table:style-name="ce7">
            <text:p>無</text:p>
          </table:table-cell>
          <table:table-cell office:value-type="float" office:value="1896" table:style-name="ce9">
            <text:p><text:s/>1,89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陳玉梅</text:p>
          </table:table-cell>
          <table:table-cell office:value-type="string" table:style-name="ce8">
            <text:p>地磚更新</text:p>
          </table:table-cell>
          <table:table-cell office:value-type="string" table:style-name="ce8">
            <text:p>歸綏街(歸綏街至甘州街)</text:p>
          </table:table-cell>
          <table:table-cell office:value-type="string" table:style-name="ce7">
            <text:p>無</text:p>
          </table:table-cell>
          <table:table-cell office:value-type="float" office:value="1169" table:style-name="ce9">
            <text:p><text:s/>1,16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7">
            <text:p>林晉章</text:p>
          </table:table-cell>
          <table:table-cell office:value-type="string" table:style-name="ce16">
            <text:p>花台拆除</text:p>
            <text:p>美化牆面</text:p>
          </table:table-cell>
          <table:table-cell office:value-type="string" table:style-name="ce12">
            <text:p>新生北路二段(58巷、60巷、62巷、76巷)、巷口花台拆除</text:p>
          </table:table-cell>
          <table:table-cell office:value-type="string" table:style-name="ce7">
            <text:p>無</text:p>
          </table:table-cell>
          <table:table-cell office:value-type="float" office:value="152" table:style-name="ce9">
            <text:p><text:s/>15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長春路137巷</text:p>
          </table:table-cell>
          <table:table-cell office:value-type="string" table:style-name="ce7">
            <text:p>無</text:p>
          </table:table-cell>
          <table:table-cell office:value-type="float" office:value="547" table:style-name="ce9">
            <text:p><text:s/>54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林國成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吉林路144巷兩側</text:p>
          </table:table-cell>
          <table:table-cell office:value-type="string" table:style-name="ce7">
            <text:p>無</text:p>
          </table:table-cell>
          <table:table-cell office:value-type="float" office:value="154" table:style-name="ce9">
            <text:p><text:s/>15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樂群二路30巷單號側</text:p>
          </table:table-cell>
          <table:table-cell office:value-type="string" table:style-name="ce7">
            <text:p>無</text:p>
          </table:table-cell>
          <table:table-cell office:value-type="float" office:value="2282" table:style-name="ce9">
            <text:p><text:s/>2,282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林晉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明水路383號前</text:p>
          </table:table-cell>
          <table:table-cell office:value-type="string" table:style-name="ce7">
            <text:p>無</text:p>
          </table:table-cell>
          <table:table-cell office:value-type="float" office:value="4565" table:style-name="ce9">
            <text:p><text:s/>4,56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陳永德</text:p>
            <text:p>李彥秀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中坡北路(市民大道至永吉路)</text:p>
          </table:table-cell>
          <table:table-cell office:value-type="string" table:style-name="ce7">
            <text:p>無</text:p>
          </table:table-cell>
          <table:table-cell office:value-type="float" office:value="9288" table:style-name="ce9">
            <text:p><text:s/>9,28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陳永德</text:p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中坡北路(市民大道至永吉路)</text:p>
          </table:table-cell>
          <table:table-cell office:value-type="string" table:style-name="ce7">
            <text:p>無</text:p>
          </table:table-cell>
          <table:table-cell office:value-type="float" office:value="2810" table:style-name="ce9">
            <text:p><text:s/>2,81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郭昭巖</text:p>
          </table:table-cell>
          <table:table-cell office:value-type="string" table:style-name="ce8">
            <text:p>機車格改剛性路面</text:p>
          </table:table-cell>
          <table:table-cell office:value-type="string" table:style-name="ce8">
            <text:p>信陽街、漢口街1段</text:p>
          </table:table-cell>
          <table:table-cell office:value-type="string" table:style-name="ce7">
            <text:p>無</text:p>
          </table:table-cell>
          <table:table-cell office:value-type="float" office:value="577" table:style-name="ce9">
            <text:p><text:s/>57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拓建營造</text:p>
          </table:table-cell>
          <table:table-cell table:number-columns-repeated="3" table:style-name="ce17"/>
          <table:table-cell table:number-columns-repeated="2" table:style-name="ce18"/>
          <table:table-cell table:style-name="ce19"/>
          <table:table-cell table:style-name="ce20"/>
          <table:table-cell table:style-name="ce21"/>
          <table:table-cell table:number-columns-repeated="2" table:style-name="ce20"/>
          <table:table-cell table:number-columns-repeated="16365" table:style-name="ce15"/>
        </table:table-row>
        <table:table-row table:style-name="ro12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東湖路113巷(113號對面-95弄口)</text:p>
          </table:table-cell>
          <table:table-cell office:value-type="string" table:style-name="ce7">
            <text:p>無</text:p>
          </table:table-cell>
          <table:table-cell office:value-type="float" office:value="472" table:style-name="ce9">
            <text:p><text:s/>47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拓建營造</text:p>
          </table:table-cell>
          <table:table-cell table:number-columns-repeated="3" table:style-name="ce17"/>
          <table:table-cell table:style-name="ce18"/>
          <table:table-cell table:style-name="ce22"/>
          <table:table-cell table:style-name="ce19"/>
          <table:table-cell table:style-name="ce20"/>
          <table:table-cell table:style-name="ce21"/>
          <table:table-cell table:number-columns-repeated="2" table:style-name="ce20"/>
          <table:table-cell table:number-columns-repeated="16365" table:style-name="ce15"/>
        </table:table-row>
        <table:table-row table:style-name="ro12">
          <table:table-cell office:value-type="string" table:style-name="ce7">
            <text:p>周威佑</text:p>
          </table:table-cell>
          <table:table-cell office:value-type="string" table:style-name="ce8">
            <text:p>設置中央分隔島</text:p>
          </table:table-cell>
          <table:table-cell office:value-type="string" table:style-name="ce8">
            <text:p>西園路1段(廣州街至和平西路)</text:p>
          </table:table-cell>
          <table:table-cell office:value-type="string" table:style-name="ce7">
            <text:p>無</text:p>
          </table:table-cell>
          <table:table-cell office:value-type="float" office:value="2589" table:style-name="ce9">
            <text:p><text:s/>2,58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拓建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李建昌</text:p>
            <text:p>吳世正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康樂街(東湖路至白馬山莊(忠二街))</text:p>
          </table:table-cell>
          <table:table-cell office:value-type="string" table:style-name="ce7">
            <text:p>無</text:p>
          </table:table-cell>
          <table:table-cell office:value-type="float" office:value="10664" table:style-name="ce23">
            <text:p><text:s/>10,66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溝渠清理,排水改善</text:p>
          </table:table-cell>
          <table:table-cell office:value-type="string" table:style-name="ce16">
            <text:p>福德街373巷,成福路211巷</text:p>
          </table:table-cell>
          <table:table-cell office:value-type="string" table:style-name="ce7">
            <text:p>無</text:p>
          </table:table-cell>
          <table:table-cell office:value-type="float" office:value="105" table:style-name="ce9">
            <text:p><text:s/>10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成功路3段(138號-172號)</text:p>
          </table:table-cell>
          <table:table-cell office:value-type="string" table:style-name="ce7">
            <text:p>無</text:p>
          </table:table-cell>
          <table:table-cell office:value-type="float" office:value="581" table:style-name="ce9">
            <text:p><text:s/>58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江南街(65巷至71巷口)</text:p>
          </table:table-cell>
          <table:table-cell office:value-type="string" table:style-name="ce7">
            <text:p>無</text:p>
          </table:table-cell>
          <table:table-cell office:value-type="float" office:value="61" table:style-name="ce23">
            <text:p><text:s/>6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環山路2段(53巷-77巷)</text:p>
          </table:table-cell>
          <table:table-cell office:value-type="string" table:style-name="ce7">
            <text:p>無</text:p>
          </table:table-cell>
          <table:table-cell office:value-type="float" office:value="286" table:style-name="ce23">
            <text:p><text:s/>28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13">
            <text:p>李新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通化街(文昌街~樂利路)</text:p>
          </table:table-cell>
          <table:table-cell office:value-type="string" table:style-name="ce7">
            <text:p>無</text:p>
          </table:table-cell>
          <table:table-cell office:value-type="float" office:value="6952" table:style-name="ce9">
            <text:p><text:s/>6,95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秦儷舫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通安街(臨江街~通化街170巷)</text:p>
          </table:table-cell>
          <table:table-cell office:value-type="string" table:style-name="ce7">
            <text:p>無</text:p>
          </table:table-cell>
          <table:table-cell office:value-type="float" office:value="2697" table:style-name="ce9">
            <text:p><text:s/>2,69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興隆路2段244巷41弄(244巷口至興隆路2段220巷53弄32號)</text:p>
          </table:table-cell>
          <table:table-cell office:value-type="string" table:style-name="ce7">
            <text:p>無</text:p>
          </table:table-cell>
          <table:table-cell office:value-type="float" office:value="897" table:style-name="ce9">
            <text:p><text:s/>89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7"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木新路2段218巷(恆光街17巷至木新路2段218巷)</text:p>
          </table:table-cell>
          <table:table-cell office:value-type="string" table:style-name="ce7">
            <text:p>無</text:p>
          </table:table-cell>
          <table:table-cell office:value-type="float" office:value="263" table:style-name="ce9">
            <text:p><text:s/>26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興隆路3段298號至304巷</text:p>
          </table:table-cell>
          <table:table-cell office:value-type="string" table:style-name="ce7">
            <text:p>無</text:p>
          </table:table-cell>
          <table:table-cell office:value-type="float" office:value="195" table:style-name="ce9">
            <text:p><text:s/>19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13">
            <text:p>李新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師大路83號至117號</text:p>
          </table:table-cell>
          <table:table-cell office:value-type="string" table:style-name="ce7">
            <text:p>無</text:p>
          </table:table-cell>
          <table:table-cell office:value-type="float" office:value="335" table:style-name="ce9">
            <text:p><text:s/>33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王欣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3段217巷</text:p>
          </table:table-cell>
          <table:table-cell office:value-type="string" table:style-name="ce7">
            <text:p>無</text:p>
          </table:table-cell>
          <table:table-cell office:value-type="float" office:value="654" table:style-name="ce9">
            <text:p><text:s/>65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中正路707巷東側683號至699號忠誠社區前</text:p>
          </table:table-cell>
          <table:table-cell office:value-type="string" table:number-columns-spanned="1" table:number-rows-spanned="4" table:style-name="ce58">
            <text:p>無</text:p>
          </table:table-cell>
          <table:table-cell office:value-type="float" office:value="1541" table:number-columns-spanned="1" table:number-rows-spanned="4" table:style-name="ce59">
            <text:p><text:s/>1,54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陳建銘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中正路(延平北路5段至延平北路5段302巷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7">
            <text:p>陳政忠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新光醫院北側美崙街(文昌路至美崙街152巷南側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陳政忠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至誠路1段至誠路1段62巷5弄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黃平洋</text:p>
          </table:table-cell>
          <table:table-cell office:value-type="string" table:style-name="ce8">
            <text:p>路面銑鋪</text:p>
          </table:table-cell>
          <table:table-cell office:value-type="string" table:style-name="ce12">
            <text:p>延平北路7段11巷至177巷</text:p>
          </table:table-cell>
          <table:table-cell office:value-type="string" table:number-columns-spanned="1" table:number-rows-spanned="3" table:style-name="ce58">
            <text:p>無</text:p>
          </table:table-cell>
          <table:table-cell office:value-type="float" office:value="16023" table:number-columns-spanned="1" table:number-rows-spanned="3" table:style-name="ce59">
            <text:p><text:s/>16,02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12">
          <table:table-cell office:value-type="string" table:number-columns-spanned="1" table:number-rows-spanned="2" table:style-name="ce60">
            <text:p>何志偉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延平北路7段90號至106巷口雙號側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12">
          <table:covered-table-cell/>
          <table:table-cell office:value-type="string" table:style-name="ce8">
            <text:p>路面銑鋪</text:p>
          </table:table-cell>
          <table:table-cell office:value-type="string" table:style-name="ce12">
            <text:p>延平北路7段177巷至福安國中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許淑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寧安街9巷南側</text:p>
          </table:table-cell>
          <table:table-cell office:value-type="string" table:style-name="ce7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健康路325巷(健康路至健康路325巷18弄)</text:p>
          </table:table-cell>
          <table:table-cell office:value-type="string" table:style-name="ce7">
            <text:p>無</text:p>
          </table:table-cell>
          <table:table-cell office:value-type="float" office:value="2626" table:style-name="ce9">
            <text:p><text:s/>2,62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11">
            <text:p>戴錫欽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基隆路1段172巷及忠孝東路5段553巷22弄全線</text:p>
          </table:table-cell>
          <table:table-cell office:value-type="string" table:style-name="ce7">
            <text:p>無</text:p>
          </table:table-cell>
          <table:table-cell office:value-type="float" office:value="3245" table:style-name="ce9">
            <text:p><text:s/>3,24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信義路5段91巷15弄</text:p>
          </table:table-cell>
          <table:table-cell office:value-type="string" table:style-name="ce7">
            <text:p>無</text:p>
          </table:table-cell>
          <table:table-cell office:value-type="float" office:value="957" table:style-name="ce9">
            <text:p><text:s/>95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11">
            <text:p>戴錫欽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忠孝東路5段236巷45弄(忠孝東路5段236巷至松德路168巷12弄)</text:p>
          </table:table-cell>
          <table:table-cell office:value-type="string" table:style-name="ce7">
            <text:p>無</text:p>
          </table:table-cell>
          <table:table-cell office:value-type="float" office:value="657" table:style-name="ce9">
            <text:p><text:s/>65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復興北路361巷(復興北路至民權東路3段106巷)</text:p>
          </table:table-cell>
          <table:table-cell office:value-type="string" table:style-name="ce7">
            <text:p>無</text:p>
          </table:table-cell>
          <table:table-cell office:value-type="float" office:value="537" table:style-name="ce9">
            <text:p><text:s/>53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7">
          <table:table-cell office:value-type="string" table:style-name="ce7">
            <text:p>陳永德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吉祥路(八德路4段245巷32弄至八德路4段(雙號側))</text:p>
          </table:table-cell>
          <table:table-cell office:value-type="string" table:style-name="ce7">
            <text:p>無</text:p>
          </table:table-cell>
          <table:table-cell office:value-type="float" office:value="258" table:style-name="ce9">
            <text:p><text:s/>25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5段524巷（忠孝東路5段至忠孝東路5段524巷1弄）東側</text:p>
          </table:table-cell>
          <table:table-cell office:value-type="string" table:style-name="ce7">
            <text:p>無</text:p>
          </table:table-cell>
          <table:table-cell office:value-type="float" office:value="136" table:style-name="ce9">
            <text:p><text:s/>13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洪健益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林口街(林口街1號至41號(全路寬))</text:p>
          </table:table-cell>
          <table:table-cell office:value-type="string" table:style-name="ce7">
            <text:p>無</text:p>
          </table:table-cell>
          <table:table-cell office:value-type="float" office:value="1419" table:style-name="ce9">
            <text:p><text:s/>1,41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5"/>
        </table:table-row>
        <table:table-row table:style-name="ro12">
          <table:table-cell office:value-type="string" table:style-name="ce7">
            <text:p>吳志剛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泉州街(和平西路至寧波西街雙號側)</text:p>
          </table:table-cell>
          <table:table-cell office:value-type="string" table:style-name="ce7">
            <text:p>無</text:p>
          </table:table-cell>
          <table:table-cell office:value-type="float" office:value="2369" table:number-columns-spanned="1" table:number-rows-spanned="2" table:style-name="ce59">
            <text:p><text:s/>2,369<text:s/></text:p>
          </table:table-cell>
          <table:table-cell office:value-type="string" table:number-columns-spanned="1" table:number-rows-spanned="2" table:style-name="ce61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10">
          <table:table-cell office:value-type="string" table:style-name="ce7">
            <text:p>吳志剛</text:p>
          </table:table-cell>
          <table:table-cell office:value-type="string" table:style-name="ce8">
            <text:p>地磚更新</text:p>
          </table:table-cell>
          <table:table-cell office:value-type="string" table:style-name="ce8">
            <text:p>桃源街(衡陽路至寶慶路)</text:p>
          </table:table-cell>
          <table:table-cell office:value-type="string" table:style-name="ce7">
            <text:p>無</text:p>
          </table:table-cell>
          <table:covered-table-cell/>
          <table:covered-table-cell/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13">
          <table:table-cell office:value-type="string" table:style-name="ce7">
            <text:p>周威佑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寧波西街（南昌路一段至羅斯福路一段）暨南昌路一段（南昌路一段31巷口至南海路）</text:p>
          </table:table-cell>
          <table:table-cell office:value-type="string" table:style-name="ce7">
            <text:p>無</text:p>
          </table:table-cell>
          <table:table-cell office:value-type="float" office:value="894" table:style-name="ce9">
            <text:p><text:s/>89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顏聖冠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南昌路2段(和平西路至同安街)</text:p>
          </table:table-cell>
          <table:table-cell office:value-type="string" table:style-name="ce7">
            <text:p>無</text:p>
          </table:table-cell>
          <table:table-cell office:value-type="float" office:value="1589" table:style-name="ce9">
            <text:p><text:s/>1,58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郭昭巖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臨沂街(13巷至19巷雙側)</text:p>
          </table:table-cell>
          <table:table-cell office:value-type="string" table:style-name="ce7">
            <text:p>無</text:p>
          </table:table-cell>
          <table:table-cell office:value-type="float" office:value="170" table:style-name="ce9">
            <text:p><text:s/>17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成功路2段320巷30弄</text:p>
          </table:table-cell>
          <table:table-cell office:value-type="string" table:style-name="ce7">
            <text:p>無</text:p>
          </table:table-cell>
          <table:table-cell office:value-type="float" office:value="178" table:style-name="ce23">
            <text:p><text:s/>17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成功路2段320巷31弄單號,30弄兩側</text:p>
          </table:table-cell>
          <table:table-cell office:value-type="string" table:style-name="ce7">
            <text:p>無</text:p>
          </table:table-cell>
          <table:table-cell office:value-type="float" office:value="545" table:content-validation-name="val1" table:style-name="ce23">
            <text:p><text:s/>54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251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1" table:style-name="ce14"/>
        </table:table-row>
        <table:table-row table:style-name="ro12">
          <table:table-cell office:value-type="string" table:style-name="ce7">
            <text:p>吳思瑤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福華路(福國路至文林路)兩側</text:p>
          </table:table-cell>
          <table:table-cell office:value-type="string" table:style-name="ce7">
            <text:p>無</text:p>
          </table:table-cell>
          <table:table-cell office:value-type="float" office:value="447" table:content-validation-name="val1" table:style-name="ce23">
            <text:p><text:s/>44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251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1" table:style-name="ce14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新安路(197號至336號(西側上山路段))</text:p>
          </table:table-cell>
          <table:table-cell office:value-type="string" table:style-name="ce7">
            <text:p>無</text:p>
          </table:table-cell>
          <table:table-cell office:value-type="float" office:value="1010" table:content-validation-name="val1" table:style-name="ce23">
            <text:p><text:s/>1,01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251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5" table:style-name="ce14"/>
          <table:table-cell table:content-validation-name="val1" table:style-name="ce14"/>
          <table:table-cell table:number-columns-repeated="251" table:style-name="ce14"/>
        </table:table-row>
        <table:table-row table:style-name="ro12">
          <table:table-cell office:value-type="string" table:style-name="ce7">
            <text:p>吳思瑤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東山路(天母東路至德行東路)</text:p>
          </table:table-cell>
          <table:table-cell office:value-type="string" table:style-name="ce7">
            <text:p>無</text:p>
          </table:table-cell>
          <table:table-cell office:value-type="float" office:value="10750" table:style-name="ce23">
            <text:p><text:s/>10,75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陳政忠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中央北路3、4段全線</text:p>
          </table:table-cell>
          <table:table-cell office:value-type="string" table:style-name="ce7">
            <text:p>無</text:p>
          </table:table-cell>
          <table:table-cell office:value-type="float" office:value="39805" table:style-name="ce9">
            <text:p><text:s/>39,80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汪志冰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知行路(292巷至316巷)</text:p>
          </table:table-cell>
          <table:table-cell office:value-type="string" table:style-name="ce7">
            <text:p>無</text:p>
          </table:table-cell>
          <table:table-cell office:value-type="float" office:value="917" table:style-name="ce9">
            <text:p><text:s/>91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陳政忠</text:p>
          </table:table-cell>
          <table:table-cell office:value-type="string" table:style-name="ce8">
            <text:p>路面銑鋪</text:p>
          </table:table-cell>
          <table:table-cell office:value-type="string" table:style-name="ce12">
            <text:p>葫蘆街全線</text:p>
          </table:table-cell>
          <table:table-cell office:value-type="string" table:style-name="ce7">
            <text:p>無</text:p>
          </table:table-cell>
          <table:table-cell office:value-type="float" office:value="5571" table:style-name="ce9">
            <text:p><text:s/>5,57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吳碧珠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德行西路(福華路至文林路)</text:p>
          </table:table-cell>
          <table:table-cell office:value-type="string" table:style-name="ce7">
            <text:p>無</text:p>
          </table:table-cell>
          <table:table-cell office:value-type="float" office:value="2830" table:style-name="ce9">
            <text:p><text:s/>2,83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0">
          <table:table-cell office:value-type="string" table:style-name="ce7">
            <text:p>何志偉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大業路(大同街至雙全街)</text:p>
          </table:table-cell>
          <table:table-cell office:value-type="string" table:number-columns-spanned="1" table:number-rows-spanned="3" table:style-name="ce58">
            <text:p>無</text:p>
          </table:table-cell>
          <table:table-cell office:value-type="float" office:value="2115" table:number-columns-spanned="1" table:number-rows-spanned="3" table:style-name="ce62">
            <text:p><text:s/>2,115<text:s/></text:p>
          </table:table-cell>
          <table:table-cell office:value-type="string" table:number-columns-spanned="1" table:number-rows-spanned="3" table:style-name="ce63">
            <text:p>道路橋樑工程/道路及橋樑工程/道路工程</text:p>
          </table:table-cell>
          <table:table-cell office:value-type="string" table:number-columns-spanned="1" table:number-rows-spanned="3" table:style-name="ce63">
            <text:p>新工處</text:p>
          </table:table-cell>
          <table:table-cell office:value-type="string" table:number-columns-spanned="1" table:number-rows-spanned="3" table:style-name="ce63">
            <text:p>公開招標</text:p>
          </table:table-cell>
          <table:table-cell office:value-type="string" table:number-columns-spanned="1" table:number-rows-spanned="3" table:style-name="ce61">
            <text:p>晉德營造</text:p>
          </table:table-cell>
          <table:table-cell table:number-columns-repeated="16375" table:style-name="ce14"/>
        </table:table-row>
        <table:table-row table:style-name="ro7">
          <table:table-cell office:value-type="string" table:number-columns-spanned="1" table:number-rows-spanned="2" table:style-name="ce60">
            <text:p>林瑞圖<text:s/>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育仁路(35號旁至北投路)、育仁路(52號對面至光明路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4"/>
        </table:table-row>
        <table:table-row table:style-name="ro5">
          <table:covered-table-cell/>
          <table:table-cell office:value-type="string" table:style-name="ce8">
            <text:p>溝蓋更新</text:p>
          </table:table-cell>
          <table:table-cell office:value-type="string" table:style-name="ce16">
            <text:p>中央北路1段(中央北路2號至大業路雙號側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4"/>
        </table:table-row>
        <table:table-row table:style-name="ro7">
          <table:table-cell office:value-type="string" table:style-name="ce7">
            <text:p>吳碧珠</text:p>
          </table:table-cell>
          <table:table-cell office:value-type="string" table:style-name="ce8">
            <text:p>路面銑鋪</text:p>
          </table:table-cell>
          <table:table-cell office:value-type="string" table:style-name="ce12">
            <text:p>北投路2段(大興街至大業路)及大業路452巷等道路</text:p>
          </table:table-cell>
          <table:table-cell office:value-type="string" table:style-name="ce24">
            <text:p>無</text:p>
          </table:table-cell>
          <table:table-cell office:value-type="float" office:value="10533" table:style-name="ce9">
            <text:p><text:s/>10,53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12">
            <text:p>更新護欄</text:p>
          </table:table-cell>
          <table:table-cell office:value-type="string" table:style-name="ce12">
            <text:p>稻香路260號下段(386號燈桿至390號燈桿)</text:p>
          </table:table-cell>
          <table:table-cell office:value-type="string" table:style-name="ce24">
            <text:p>無</text:p>
          </table:table-cell>
          <table:table-cell office:value-type="float" office:value="592" table:style-name="ce9">
            <text:p><text:s/>59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莊瑞雄</text:p>
          </table:table-cell>
          <table:table-cell office:value-type="string" table:style-name="ce12">
            <text:p>人行道寬度削減</text:p>
          </table:table-cell>
          <table:table-cell office:value-type="string" table:style-name="ce12">
            <text:p>中和街近大業路口西南側人行道</text:p>
          </table:table-cell>
          <table:table-cell office:value-type="string" table:style-name="ce24">
            <text:p>無</text:p>
          </table:table-cell>
          <table:table-cell office:value-type="float" office:value="386" table:style-name="ce9">
            <text:p><text:s/>38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吳思瑤</text:p>
          </table:table-cell>
          <table:table-cell office:value-type="string" table:style-name="ce12">
            <text:p>更新溝蓋</text:p>
          </table:table-cell>
          <table:table-cell office:value-type="string" table:style-name="ce12">
            <text:p>致遠一路1段(建民路至明德路單號側)</text:p>
          </table:table-cell>
          <table:table-cell office:value-type="string" table:style-name="ce24">
            <text:p>無</text:p>
          </table:table-cell>
          <table:table-cell office:value-type="float" office:value="347" table:style-name="ce9">
            <text:p><text:s/>34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7">
          <table:table-cell office:value-type="string" table:style-name="ce7">
            <text:p>高嘉瑜</text:p>
          </table:table-cell>
          <table:table-cell office:value-type="string" table:style-name="ce8">
            <text:p>溝蓋、格柵更新</text:p>
          </table:table-cell>
          <table:table-cell office:value-type="string" table:style-name="ce16">
            <text:p>康寧路3段-南湖國小前(南湖大橋 - 東湖路單號側)</text:p>
          </table:table-cell>
          <table:table-cell office:value-type="string" table:style-name="ce24">
            <text:p>無</text:p>
          </table:table-cell>
          <table:table-cell office:value-type="float" office:value="1122" table:style-name="ce9">
            <text:p><text:s/>1,12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7">
          <table:table-cell office:value-type="string" table:style-name="ce7">
            <text:p>陳義洲</text:p>
          </table:table-cell>
          <table:table-cell office:value-type="string" table:style-name="ce8">
            <text:p>溝蓋、格柵更新</text:p>
          </table:table-cell>
          <table:table-cell office:value-type="string" table:style-name="ce16">
            <text:p>康寧路3段-南湖國小前(南湖大橋 - 東湖路雙號側)</text:p>
          </table:table-cell>
          <table:table-cell office:value-type="string" table:style-name="ce24">
            <text:p>無</text:p>
          </table:table-cell>
          <table:table-cell office:value-type="float" office:value="954" table:style-name="ce9">
            <text:p><text:s/>95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木新路2段218巷(保儀路至218巷37號)</text:p>
          </table:table-cell>
          <table:table-cell office:value-type="string" table:style-name="ce24">
            <text:p>無</text:p>
          </table:table-cell>
          <table:table-cell office:value-type="float" office:value="821" table:style-name="ce9">
            <text:p><text:s/>82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李慶元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羅斯福路4段119巷</text:p>
          </table:table-cell>
          <table:table-cell office:value-type="string" table:style-name="ce24">
            <text:p>無</text:p>
          </table:table-cell>
          <table:table-cell office:value-type="float" office:value="3387" table:style-name="ce9">
            <text:p><text:s/>3,38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興隆路1段137巷</text:p>
          </table:table-cell>
          <table:table-cell office:value-type="string" table:style-name="ce24">
            <text:p>無</text:p>
          </table:table-cell>
          <table:table-cell office:value-type="float" office:value="249" table:style-name="ce9">
            <text:p><text:s/>24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13">
            <text:p>李新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大安路2段(100~174號)</text:p>
          </table:table-cell>
          <table:table-cell office:value-type="string" table:style-name="ce24">
            <text:p>無</text:p>
          </table:table-cell>
          <table:table-cell office:value-type="float" office:value="2850" table:style-name="ce9">
            <text:p><text:s/>2,85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王欣儀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景福街（1號~47號）</text:p>
          </table:table-cell>
          <table:table-cell office:value-type="string" table:style-name="ce24">
            <text:p>無</text:p>
          </table:table-cell>
          <table:table-cell office:value-type="float" office:value="2850" table:style-name="ce9">
            <text:p><text:s/>2,85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厲耿桂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興順街(興隆路1段~興隆路2段203巷)</text:p>
          </table:table-cell>
          <table:table-cell office:value-type="string" table:style-name="ce24">
            <text:p>無</text:p>
          </table:table-cell>
          <table:table-cell office:value-type="float" office:value="3295" table:style-name="ce9">
            <text:p><text:s/>3,29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三福街4巷、景興路46巷、景華街22巷、52巷</text:p>
          </table:table-cell>
          <table:table-cell office:value-type="string" table:style-name="ce24">
            <text:p>無</text:p>
          </table:table-cell>
          <table:table-cell office:value-type="float" office:value="6607" table:style-name="ce9">
            <text:p><text:s/>6,60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林奕華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萬盛街（羅斯福路至萬盛街106巷）</text:p>
          </table:table-cell>
          <table:table-cell office:value-type="string" table:style-name="ce7">
            <text:p>無</text:p>
          </table:table-cell>
          <table:table-cell office:value-type="float" office:value="3273" table:style-name="ce9">
            <text:p><text:s/>3,27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厲耿桂芳</text:p>
          </table:table-cell>
          <table:table-cell office:value-type="string" table:style-name="ce8">
            <text:p>週圍護欄更新</text:p>
          </table:table-cell>
          <table:table-cell office:value-type="string" table:style-name="ce8">
            <text:p>木柵路5段風動石公廟側</text:p>
          </table:table-cell>
          <table:table-cell office:value-type="string" table:style-name="ce24">
            <text:p>無</text:p>
          </table:table-cell>
          <table:table-cell office:value-type="float" office:value="192" table:style-name="ce9">
            <text:p><text:s/>19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徐佳青</text:p>
          </table:table-cell>
          <table:table-cell office:value-type="string" table:style-name="ce8">
            <text:p>中央分隔島</text:p>
          </table:table-cell>
          <table:table-cell office:value-type="string" table:style-name="ce8">
            <text:p>秀明路1段</text:p>
          </table:table-cell>
          <table:table-cell office:value-type="string" table:style-name="ce7">
            <text:p>無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李慶元</text:p>
          </table:table-cell>
          <table:table-cell office:value-type="string" table:style-name="ce8">
            <text:p>擋土牆及護欄更新</text:p>
          </table:table-cell>
          <table:table-cell office:value-type="string" table:style-name="ce8">
            <text:p>指南路3段政大實小前</text:p>
          </table:table-cell>
          <table:table-cell office:value-type="string" table:style-name="ce24">
            <text:p>無</text:p>
          </table:table-cell>
          <table:table-cell office:value-type="float" office:value="463" table:style-name="ce9">
            <text:p><text:s/>46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光復南路290巷~300號</text:p>
          </table:table-cell>
          <table:table-cell office:value-type="string" table:style-name="ce24">
            <text:p>無</text:p>
          </table:table-cell>
          <table:table-cell office:value-type="float" office:value="233" table:style-name="ce9">
            <text:p><text:s/>23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樂業街(嘉興街~和平東路3段228巷)雙號側</text:p>
          </table:table-cell>
          <table:table-cell office:value-type="string" table:style-name="ce24">
            <text:p>無</text:p>
          </table:table-cell>
          <table:table-cell office:value-type="float" office:value="559" table:style-name="ce9">
            <text:p><text:s/>55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7">
          <table:table-cell office:value-type="string" table:style-name="ce7">
            <text:p>厲耿桂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信義路3段134巷(復興南路2段78巷~瑞安街208巷78弄)</text:p>
          </table:table-cell>
          <table:table-cell office:value-type="string" table:style-name="ce24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木新路3段155巷(木新路~力行國小)</text:p>
          </table:table-cell>
          <table:table-cell office:value-type="string" table:style-name="ce24">
            <text:p>無</text:p>
          </table:table-cell>
          <table:table-cell office:value-type="float" office:value="404" table:style-name="ce9">
            <text:p><text:s/>40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厲耿桂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萬安街萬美街交叉路口</text:p>
          </table:table-cell>
          <table:table-cell office:value-type="string" table:style-name="ce24">
            <text:p>無</text:p>
          </table:table-cell>
          <table:table-cell office:value-type="float" office:value="368" table:style-name="ce9">
            <text:p><text:s/>3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河道中人行便橋改善</text:p>
          </table:table-cell>
          <table:table-cell office:value-type="string" table:style-name="ce8">
            <text:p>士林區至善路3段12號跨雙溪通往中社路間</text:p>
          </table:table-cell>
          <table:table-cell office:value-type="string" table:style-name="ce24">
            <text:p>無</text:p>
          </table:table-cell>
          <table:table-cell office:value-type="float" office:value="125" table:style-name="ce9">
            <text:p><text:s/>12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黃平洋</text:p>
          </table:table-cell>
          <table:table-cell office:value-type="string" table:style-name="ce8">
            <text:p>橋梁增設LED景觀照明美化</text:p>
          </table:table-cell>
          <table:table-cell office:value-type="string" table:style-name="ce8">
            <text:p>磺溪華興人行便橋</text:p>
          </table:table-cell>
          <table:table-cell office:value-type="string" table:style-name="ce24">
            <text:p>無</text:p>
          </table:table-cell>
          <table:table-cell office:value-type="float" office:value="1045" table:style-name="ce9">
            <text:p><text:s/>1,04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建銘</text:p>
          </table:table-cell>
          <table:table-cell office:value-type="string" table:style-name="ce8">
            <text:p>左岸橋臺接縫改善及護欄油漆</text:p>
          </table:table-cell>
          <table:table-cell office:value-type="string" table:style-name="ce8">
            <text:p>北投磺溪天母橋</text:p>
          </table:table-cell>
          <table:table-cell office:value-type="string" table:style-name="ce24">
            <text:p>無</text:p>
          </table:table-cell>
          <table:table-cell office:value-type="float" office:value="137" table:style-name="ce9">
            <text:p><text:s/>13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葉林傳</text:p>
            <text:p>陳玉梅</text:p>
          </table:table-cell>
          <table:table-cell office:value-type="string" table:style-name="ce8">
            <text:p>1.慶昌橋西側引道末端排水系統改善</text:p>
            <text:p>2.慶昌橋伸縮縫維修改善</text:p>
          </table:table-cell>
          <table:table-cell office:value-type="string" table:style-name="ce8">
            <text:p>大同區慶昌橋</text:p>
          </table:table-cell>
          <table:table-cell office:value-type="string" table:style-name="ce24">
            <text:p>無</text:p>
          </table:table-cell>
          <table:table-cell office:value-type="float" office:value="4368" table:style-name="ce9">
            <text:p><text:s/>4,368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聖東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孋輝</text:p>
          </table:table-cell>
          <table:table-cell office:value-type="string" table:style-name="ce8">
            <text:p>P2伸縮縫更換</text:p>
          </table:table-cell>
          <table:table-cell office:value-type="string" table:style-name="ce8">
            <text:p>麥帥一橋</text:p>
          </table:table-cell>
          <table:table-cell office:value-type="string" table:style-name="ce24">
            <text:p>無</text:p>
          </table:table-cell>
          <table:table-cell office:value-type="float" office:value="3391" table:style-name="ce9">
            <text:p><text:s/>3,391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防鳥護網</text:p>
          </table:table-cell>
          <table:table-cell office:value-type="string" table:style-name="ce8">
            <text:p>民權大橋下</text:p>
          </table:table-cell>
          <table:table-cell office:value-type="string" table:style-name="ce24">
            <text:p>無</text:p>
          </table:table-cell>
          <table:table-cell office:value-type="float" office:value="2049" table:style-name="ce9">
            <text:p><text:s/>2,049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有限公司</text:p>
          </table:table-cell>
          <table:table-cell table:style-name="ce26"/>
          <table:table-cell table:number-columns-repeated="16374" table:style-name="ce10"/>
        </table:table-row>
        <table:table-row table:style-name="ro8">
          <table:table-cell office:value-type="string" table:style-name="ce7">
            <text:p>吳碧珠</text:p>
            <text:p>黃平洋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士林至善路2段自341巷口旁至360號對面及至善路3段自32號至110號間路段臨西側</text:p>
          </table:table-cell>
          <table:table-cell office:value-type="string" table:style-name="ce24">
            <text:p>無</text:p>
          </table:table-cell>
          <table:table-cell office:value-type="float" office:value="5988" table:style-name="ce9">
            <text:p><text:s/>5,988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吳碧珠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陽明路1段兩側</text:p>
          </table:table-cell>
          <table:table-cell office:value-type="string" table:style-name="ce24">
            <text:p>無</text:p>
          </table:table-cell>
          <table:table-cell office:value-type="float" office:value="7130" table:style-name="ce9">
            <text:p><text:s/>7,13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16">
            <text:p>人行道欄杆老舊更新</text:p>
          </table:table-cell>
          <table:table-cell office:value-type="string" table:style-name="ce12">
            <text:p>士林高商學校退縮地積水改善及士商路</text:p>
          </table:table-cell>
          <table:table-cell office:value-type="string" table:style-name="ce24">
            <text:p>無</text:p>
          </table:table-cell>
          <table:table-cell office:value-type="float" office:value="2725" table:style-name="ce9">
            <text:p><text:s/>2,72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4">
          <table:table-cell office:value-type="string" table:style-name="ce7">
            <text:p>黃平洋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大業路527巷北側人行道、大業路自豐年公園至豐年路32巷口、豐年戶32巷1-1號至98號前及中央北路二段兩側</text:p>
          </table:table-cell>
          <table:table-cell office:value-type="string" table:style-name="ce24">
            <text:p>無</text:p>
          </table:table-cell>
          <table:table-cell office:value-type="float" office:value="14495" table:style-name="ce9">
            <text:p><text:s/>14,49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吳碧珠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北投區北投國小周邊</text:p>
          </table:table-cell>
          <table:table-cell office:value-type="string" table:style-name="ce24">
            <text:p>無</text:p>
          </table:table-cell>
          <table:table-cell office:value-type="float" office:value="527" table:style-name="ce9">
            <text:p><text:s/>52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黃平洋</text:p>
            <text:p>林瑞圖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北投區東華街1段自明德路至石牌路2段</text:p>
          </table:table-cell>
          <table:table-cell office:value-type="string" table:style-name="ce24">
            <text:p>無</text:p>
          </table:table-cell>
          <table:table-cell office:value-type="float" office:value="4357" table:style-name="ce9">
            <text:p><text:s/>4,35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慶元</text:p>
          </table:table-cell>
          <table:table-cell office:value-type="string" table:style-name="ce16">
            <text:p>人行道更新</text:p>
          </table:table-cell>
          <table:table-cell office:value-type="string" table:style-name="ce8">
            <text:p>文山區木柵路四段</text:p>
          </table:table-cell>
          <table:table-cell office:value-type="string" table:style-name="ce24">
            <text:p>無</text:p>
          </table:table-cell>
          <table:table-cell office:value-type="float" office:value="7508" table:style-name="ce9">
            <text:p><text:s/>7,508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13">
            <text:p>李新</text:p>
          </table:table-cell>
          <table:table-cell office:value-type="string" table:style-name="ce16">
            <text:p>新設人行道工程</text:p>
          </table:table-cell>
          <table:table-cell office:value-type="string" table:style-name="ce12">
            <text:p>大安區金華街（潮州街107巷至金華街164巷）兩側</text:p>
          </table:table-cell>
          <table:table-cell office:value-type="string" table:style-name="ce24">
            <text:p>無</text:p>
          </table:table-cell>
          <table:table-cell office:value-type="float" office:value="3362" table:style-name="ce9">
            <text:p><text:s/>3,36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3" table:style-name="ce27"/>
          <table:table-cell table:number-columns-repeated="2" table:style-name="ce28"/>
          <table:table-cell table:style-name="ce29"/>
          <table:table-cell table:style-name="ce30"/>
          <table:table-cell table:style-name="ce31"/>
          <table:table-cell table:number-columns-repeated="2" table:style-name="ce30"/>
          <table:table-cell table:number-columns-repeated="16364" table:style-name="ce10"/>
        </table:table-row>
        <table:table-row table:style-name="ro15">
          <table:table-cell office:value-type="string" table:style-name="ce7">
            <text:p>陳錦祥</text:p>
            <text:p>李慶元</text:p>
            <text:p>王欣儀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保儀路（指南路一段至永安街22巷）單側人行道更新、景華街97巷兩側人行道更新、秀明路二段96號至秀明二路112巷前人行道更新、辛亥路七段76號至辛亥路七段84巷間單側人行道跟新工程、辛亥路七段與忠順街一段間人行斜坡道更新工程</text:p>
          </table:table-cell>
          <table:table-cell office:value-type="string" table:style-name="ce24">
            <text:p>無</text:p>
          </table:table-cell>
          <table:table-cell office:value-type="float" office:value="2549" table:style-name="ce9">
            <text:p><text:s/>2,549<text:s/></text:p>
          </table:table-cell>
          <table:table-cell office:value-type="string" table:style-name="ce25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3" table:style-name="ce27"/>
          <table:table-cell table:style-name="ce28"/>
          <table:table-cell table:style-name="ce32"/>
          <table:table-cell table:style-name="ce29"/>
          <table:table-cell table:style-name="ce30"/>
          <table:table-cell table:style-name="ce31"/>
          <table:table-cell table:number-columns-repeated="2" table:style-name="ce30"/>
          <table:table-cell table:number-columns-repeated="16364" table:style-name="ce10"/>
        </table:table-row>
        <table:table-row table:style-name="ro16">
          <table:table-cell office:value-type="string" table:style-name="ce7">
            <text:p>陳錦祥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景華街52巷（景美國中側）人行道更新、景華街188號斜坡道改善、溪洲街137巷94號旁人行斜坡道改善</text:p>
          </table:table-cell>
          <table:table-cell office:value-type="string" table:style-name="ce24">
            <text:p>無</text:p>
          </table:table-cell>
          <table:table-cell office:value-type="float" office:value="2445" table:style-name="ce9">
            <text:p><text:s/>2,44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16">
            <text:p>人行道拓寬更新工程</text:p>
          </table:table-cell>
          <table:table-cell office:value-type="string" table:style-name="ce12">
            <text:p>松山、信義區-中坡北路(市民大道至永吉路)</text:p>
          </table:table-cell>
          <table:table-cell office:value-type="string" table:style-name="ce24">
            <text:p>無</text:p>
          </table:table-cell>
          <table:table-cell office:value-type="float" office:value="14465" table:style-name="ce9">
            <text:p><text:s/>14,465<text:s/></text:p>
          </table:table-cell>
          <table:table-cell office:value-type="string" table:style-name="ce25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劉耀仁</text:p>
            <text:p>郭昭巖</text:p>
            <text:p>顏聖冠</text:p>
          </table:table-cell>
          <table:table-cell office:value-type="string" table:style-name="ce12">
            <text:p>雙側人行道更新</text:p>
          </table:table-cell>
          <table:table-cell office:value-type="string" table:style-name="ce12">
            <text:p>中正區羅斯福路（基隆路至辛亥路間）</text:p>
          </table:table-cell>
          <table:table-cell office:value-type="string" table:style-name="ce24">
            <text:p>無</text:p>
          </table:table-cell>
          <table:table-cell office:value-type="float" office:value="8432" table:style-name="ce9">
            <text:p><text:s/>8,43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元力營造</text:p>
          </table:table-cell>
          <table:table-cell table:style-name="ce26"/>
          <table:table-cell table:number-columns-repeated="16374" table:style-name="ce10"/>
        </table:table-row>
        <table:table-row table:style-name="ro14">
          <table:table-cell office:value-type="string" table:style-name="ce7">
            <text:p>郭昭巖</text:p>
          </table:table-cell>
          <table:table-cell office:value-type="string" table:style-name="ce12">
            <text:p>人行道鋪面更新</text:p>
          </table:table-cell>
          <table:table-cell office:value-type="string" table:style-name="ce12">
            <text:p>萬華區寶興街142號至208號人行道鋪面更新、大理街175巷人行道鋪面更新、長沙街2段136號前車阻新設工程</text:p>
          </table:table-cell>
          <table:table-cell office:value-type="string" table:style-name="ce24">
            <text:p>無</text:p>
          </table:table-cell>
          <table:table-cell office:value-type="float" office:value="1626" table:style-name="ce9">
            <text:p><text:s/>1,626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元力營造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葉林傳</text:p>
            <text:p>王世堅</text:p>
          </table:table-cell>
          <table:table-cell office:value-type="string" table:style-name="ce33">
            <text:p>人行道鋪面更新</text:p>
          </table:table-cell>
          <table:table-cell office:value-type="string" table:style-name="ce12">
            <text:p>重慶北路三段西側（泉州街至重慶北路三段253巷）</text:p>
          </table:table-cell>
          <table:table-cell office:value-type="string" table:style-name="ce24">
            <text:p>無</text:p>
          </table:table-cell>
          <table:table-cell office:value-type="float" office:value="4952" table:style-name="ce9">
            <text:p><text:s/>4,95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5">
          <table:table-cell office:value-type="string" table:style-name="ce7">
            <text:p>葉林傳</text:p>
            <text:p>林國成</text:p>
            <text:p>闕枚莎</text:p>
          </table:table-cell>
          <table:table-cell office:value-type="string" table:style-name="ce33">
            <text:p>人行道鋪面更新</text:p>
          </table:table-cell>
          <table:table-cell office:value-type="string" table:style-name="ce12">
            <text:p>民生東路2段南側自吉林路至松江路人行道鋪面更新、樂群一路與敬業三路路口無障礙斜坡道改善、中山北路3段25號至47號間鋪面隆起改善、民生東路3段與復興北路路口西南側無障礙斜坡道改善、建國北路2段69號（台北大學工車站前）填平3處機車灣</text:p>
          </table:table-cell>
          <table:table-cell office:value-type="string" table:style-name="ce24">
            <text:p>無</text:p>
          </table:table-cell>
          <table:table-cell office:value-type="float" office:value="3370" table:style-name="ce9">
            <text:p><text:s/>3,37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12">
            <text:p>人行道鋪面更新</text:p>
          </table:table-cell>
          <table:table-cell office:value-type="string" table:style-name="ce12">
            <text:p>大同區民生西路北側自萬全街至承德路2段間</text:p>
          </table:table-cell>
          <table:table-cell office:value-type="string" table:style-name="ce24">
            <text:p>無</text:p>
          </table:table-cell>
          <table:table-cell office:value-type="float" office:value="1827" table:style-name="ce9">
            <text:p><text:s/>1,82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8">
          <table:table-cell office:value-type="string" table:style-name="ce7">
            <text:p>李彥秀</text:p>
            <text:p>黃珊珊</text:p>
          </table:table-cell>
          <table:table-cell office:value-type="string" table:style-name="ce16">
            <text:p>人行道更新</text:p>
          </table:table-cell>
          <table:table-cell office:value-type="string" table:style-name="ce16">
            <text:p>內湖區民權東路6段50號前及舊宗路1段（新湖三路至新湖一路間）雙號側</text:p>
          </table:table-cell>
          <table:table-cell office:value-type="string" table:style-name="ce24">
            <text:p>無</text:p>
          </table:table-cell>
          <table:table-cell office:value-type="float" office:value="10456" table:style-name="ce9">
            <text:p><text:s/>10,456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黃珊珊</text:p>
          </table:table-cell>
          <table:table-cell office:value-type="string" table:style-name="ce16">
            <text:p>人行道鋪面更新</text:p>
          </table:table-cell>
          <table:table-cell office:value-type="string" table:style-name="ce16">
            <text:p>內湖區環山路2段（環山路1段136巷1號至環山路2段2號間）兩側</text:p>
          </table:table-cell>
          <table:table-cell office:value-type="string" table:style-name="ce24">
            <text:p>無</text:p>
          </table:table-cell>
          <table:table-cell office:value-type="float" office:value="2474" table:style-name="ce9">
            <text:p><text:s/>2,474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建工程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李彥秀</text:p>
            <text:p>李建昌</text:p>
          </table:table-cell>
          <table:table-cell office:value-type="string" table:style-name="ce16">
            <text:p>人行道更新</text:p>
          </table:table-cell>
          <table:table-cell office:value-type="string" table:style-name="ce16">
            <text:p>南港區忠孝東路6段（永吉路至東新街口）及（東新街至向陽路口）</text:p>
          </table:table-cell>
          <table:table-cell office:value-type="string" table:style-name="ce24">
            <text:p>無</text:p>
          </table:table-cell>
          <table:table-cell office:value-type="float" office:value="17086" table:style-name="ce9">
            <text:p><text:s/>17,086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16">
            <text:p>人行道設置家長接送區避車彎及拆除圍牆廢棄景觀水池及景觀花圃</text:p>
          </table:table-cell>
          <table:table-cell office:value-type="string" table:style-name="ce16">
            <text:p>內湖區東湖路113巷東側（東湖國小側）</text:p>
          </table:table-cell>
          <table:table-cell office:value-type="string" table:style-name="ce24">
            <text:p>無</text:p>
          </table:table-cell>
          <table:table-cell office:value-type="float" office:value="2128" table:style-name="ce9">
            <text:p><text:s/>2,128<text:s/></text:p>
          </table:table-cell>
          <table:table-cell office:value-type="string" table:style-name="ce25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永德</text:p>
          </table:table-cell>
          <table:table-cell office:value-type="string" table:style-name="ce12">
            <text:p>人行道拓寬</text:p>
          </table:table-cell>
          <table:table-cell office:value-type="string" table:style-name="ce12">
            <text:p>松隆路（松山路至中坡北路間）側</text:p>
          </table:table-cell>
          <table:table-cell office:value-type="string" table:style-name="ce24">
            <text:p>無</text:p>
          </table:table-cell>
          <table:table-cell office:value-type="float" office:value="266" table:style-name="ce9">
            <text:p><text:s/>266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16">
          <table:table-cell office:value-type="string" table:style-name="ce7">
            <text:p>陳永德</text:p>
            <text:p>王正德</text:p>
            <text:p>戴錫欽</text:p>
            <text:p>張茂楠</text:p>
            <text:p>許淑華</text:p>
          </table:table-cell>
          <table:table-cell office:value-type="string" table:style-name="ce12">
            <text:p>人行道更新</text:p>
          </table:table-cell>
          <table:table-cell office:value-type="string" table:style-name="ce12">
            <text:p>健康路（寶清街至光復北路間）兩側（安平里界內、自強里界內、龍田里界內、東光里界內）</text:p>
          </table:table-cell>
          <table:table-cell office:value-type="string" table:style-name="ce24">
            <text:p>無</text:p>
          </table:table-cell>
          <table:table-cell office:value-type="float" office:value="1234" table:style-name="ce9">
            <text:p><text:s/>1,234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16">
            <text:p>人行道鋪面更新工程</text:p>
          </table:table-cell>
          <table:table-cell office:value-type="string" table:style-name="ce12">
            <text:p>福德街（福德街84巷至大道路）北側</text:p>
          </table:table-cell>
          <table:table-cell office:value-type="string" table:style-name="ce24">
            <text:p>無</text:p>
          </table:table-cell>
          <table:table-cell office:value-type="float" office:value="1234" table:style-name="ce9">
            <text:p><text:s/>1,234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洪健益</text:p>
            <text:p>戴錫欽</text:p>
          </table:table-cell>
          <table:table-cell office:value-type="string" table:style-name="ce12">
            <text:p>人行道更新</text:p>
          </table:table-cell>
          <table:table-cell office:value-type="string" table:style-name="ce12">
            <text:p>松德路(松山路至松德路25巷間)及松山路(永春高中前)</text:p>
          </table:table-cell>
          <table:table-cell office:value-type="string" table:style-name="ce24">
            <text:p>無</text:p>
          </table:table-cell>
          <table:table-cell office:value-type="float" office:value="2500" table:style-name="ce9">
            <text:p><text:s/>2,50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12">
            <text:p>人行道更新</text:p>
          </table:table-cell>
          <table:table-cell office:value-type="string" table:style-name="ce12">
            <text:p>民族東路（復興北路至民族東路688巷間）兩側</text:p>
          </table:table-cell>
          <table:table-cell office:value-type="string" table:style-name="ce24">
            <text:p>無</text:p>
          </table:table-cell>
          <table:table-cell office:value-type="float" office:value="2871" table:style-name="ce9">
            <text:p><text:s/>2,871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15">
          <table:table-cell office:value-type="string" table:style-name="ce7">
            <text:p>陳政忠</text:p>
            <text:p>黃平洋</text:p>
            <text:p>莊瑞雄</text:p>
          </table:table-cell>
          <table:table-cell office:value-type="string" table:style-name="ce16">
            <text:p>人行道更新等工程</text:p>
          </table:table-cell>
          <table:table-cell office:value-type="string" table:style-name="ce12">
            <text:p>中山北路5段自中正路至中山北路5段775號間路段人行道更新、中正路自中山北路5段至212號間人行道地燈拆除、士東路42號前無障礙斜坡道改善、大南路428巷與福港街路口人行道設置無障礙斜坡道改善、中山北路7段75號至77號前人行道溝蓋防滑處理、延平北路6段自368巷至392巷路段人行道更新、天母東路67-1號前部份清掃孔封閉</text:p>
          </table:table-cell>
          <table:table-cell office:value-type="string" table:style-name="ce24">
            <text:p>無</text:p>
          </table:table-cell>
          <table:table-cell office:value-type="float" office:value="4407" table:style-name="ce9">
            <text:p><text:s/>4,40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5">
          <table:table-cell office:value-type="string" table:style-name="ce7">
            <text:p>葉林傳</text:p>
            <text:p>林晉章</text:p>
          </table:table-cell>
          <table:table-cell office:value-type="string" table:style-name="ce16">
            <text:p>人行道鋪面更新等工程</text:p>
          </table:table-cell>
          <table:table-cell office:value-type="string" table:style-name="ce12">
            <text:p>新生北路1段北側自松江路至長安東路2段人行道鋪面更新、伊通街2號前增設人行道、吉林路15號長安國小校門口側樹穴填平、民生東路2段北側自松江路至民生東路2段147巷人行道鋪面更新、明水路與北安路458巷47弄口東北側（明水路358號旁）無障礙斜坡道改善</text:p>
          </table:table-cell>
          <table:table-cell office:value-type="string" table:style-name="ce24">
            <text:p>無</text:p>
          </table:table-cell>
          <table:table-cell office:value-type="float" office:value="3065" table:style-name="ce9">
            <text:p><text:s/>3,06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葉林傳</text:p>
          </table:table-cell>
          <table:table-cell office:value-type="string" table:style-name="ce16">
            <text:p>人行道鋪面改善等工程</text:p>
          </table:table-cell>
          <table:table-cell office:value-type="string" table:style-name="ce12">
            <text:p>中山區民族東路北側自建國北路至濱江街180巷間</text:p>
          </table:table-cell>
          <table:table-cell office:value-type="string" table:style-name="ce24">
            <text:p>無</text:p>
          </table:table-cell>
          <table:table-cell office:value-type="float" office:value="3852" table:style-name="ce9">
            <text:p><text:s/>3,85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梁文傑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興安街(遼寧街至龍江路)北側（遼寧街至龍江路間於興安街北側）</text:p>
          </table:table-cell>
          <table:table-cell office:value-type="string" table:style-name="ce24">
            <text:p>無</text:p>
          </table:table-cell>
          <table:table-cell office:value-type="float" office:value="1391" table:style-name="ce9">
            <text:p><text:s/>1,391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葉林傳</text:p>
          </table:table-cell>
          <table:table-cell office:value-type="string" table:style-name="ce16">
            <text:p>人行道改善工程</text:p>
          </table:table-cell>
          <table:table-cell office:value-type="string" table:style-name="ce12">
            <text:p>市民大道二段北側自金山北路至長安東路一段52巷間</text:p>
          </table:table-cell>
          <table:table-cell office:value-type="string" table:style-name="ce24">
            <text:p>無</text:p>
          </table:table-cell>
          <table:table-cell office:value-type="float" office:value="2735" table:style-name="ce9">
            <text:p><text:s/>2,73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孋輝</text:p>
            <text:p>王正德</text:p>
          </table:table-cell>
          <table:table-cell office:value-type="string" table:style-name="ce16">
            <text:p>退縮無遮簷、人行空間鋪面更新</text:p>
          </table:table-cell>
          <table:table-cell office:value-type="string" table:style-name="ce12">
            <text:p>三民路43巷臨健康國小</text:p>
          </table:table-cell>
          <table:table-cell office:value-type="string" table:style-name="ce24">
            <text:p>無</text:p>
          </table:table-cell>
          <table:table-cell office:value-type="float" office:value="6548" table:style-name="ce9">
            <text:p><text:s/>6,548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許淑華</text:p>
          </table:table-cell>
          <table:table-cell office:value-type="string" table:style-name="ce16">
            <text:p>增設人行道</text:p>
          </table:table-cell>
          <table:table-cell office:value-type="string" table:style-name="ce12">
            <text:p>松山區復興北路141巷（復興北路至慶城街）北側</text:p>
          </table:table-cell>
          <table:table-cell office:value-type="string" table:style-name="ce24">
            <text:p>無</text:p>
          </table:table-cell>
          <table:table-cell office:value-type="float" office:value="1580" table:style-name="ce9">
            <text:p><text:s/>1,58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王正德</text:p>
            <text:p>陳永德</text:p>
            <text:p>王鴻薇</text:p>
            <text:p>許淑華</text:p>
          </table:table-cell>
          <table:table-cell office:value-type="string" table:style-name="ce16">
            <text:p>人行道更新案</text:p>
          </table:table-cell>
          <table:table-cell office:value-type="string" table:style-name="ce12">
            <text:p>信義區莊敬路（松仁路至莊敬路325巷間）兩側</text:p>
          </table:table-cell>
          <table:table-cell office:value-type="string" table:style-name="ce24">
            <text:p>無</text:p>
          </table:table-cell>
          <table:table-cell office:value-type="float" office:value="8046" table:style-name="ce9">
            <text:p><text:s/>8,046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15">
          <table:table-cell office:value-type="string" table:style-name="ce7">
            <text:p>李彥秀</text:p>
            <text:p>陳義洲</text:p>
          </table:table-cell>
          <table:table-cell office:value-type="string" table:style-name="ce16">
            <text:p>人行道更新等工程</text:p>
          </table:table-cell>
          <table:table-cell office:value-type="string" table:style-name="ce12">
            <text:p>內湖區內湖路1段203巷雙號側前人行道更新（陳義洲）、內湖路1段411巷74弄人行道更新（李彥秀）、文德路101巷東側人行道更新（李彥秀）、大湖街168巷16號前增設人行道及汽機車停靠區（陳義洲）、民權東路6段191巷單號側增設人行道（陳義洲）</text:p>
          </table:table-cell>
          <table:table-cell office:value-type="string" table:style-name="ce24">
            <text:p>無</text:p>
          </table:table-cell>
          <table:table-cell office:value-type="float" office:value="3597" table:style-name="ce9">
            <text:p><text:s/>3,59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南港區舊宗路1段212巷至南深路19巷(雙號側)</text:p>
          </table:table-cell>
          <table:table-cell office:value-type="string" table:style-name="ce24">
            <text:p>無</text:p>
          </table:table-cell>
          <table:table-cell office:value-type="float" office:value="2688" table:style-name="ce9">
            <text:p><text:s/>2,68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16">
            <text:p>人行道更新</text:p>
          </table:table-cell>
          <table:table-cell office:value-type="string" table:style-name="ce16">
            <text:p>南港區南港路1段2號至28號等</text:p>
          </table:table-cell>
          <table:table-cell office:value-type="string" table:style-name="ce24">
            <text:p>無</text:p>
          </table:table-cell>
          <table:table-cell office:value-type="float" office:value="1322" table:style-name="ce9">
            <text:p><text:s/>1,32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潘懷宗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關渡派出所至聖景路及關渡區民活動中心前</text:p>
          </table:table-cell>
          <table:table-cell office:value-type="string" table:style-name="ce24">
            <text:p>無</text:p>
          </table:table-cell>
          <table:table-cell office:value-type="float" office:value="2067" table:style-name="ce9">
            <text:p><text:s/>2,06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林瑞圖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北投區明德國中周邊</text:p>
          </table:table-cell>
          <table:table-cell office:value-type="string" table:style-name="ce24">
            <text:p>無</text:p>
          </table:table-cell>
          <table:table-cell office:value-type="float" office:value="2335" table:style-name="ce9">
            <text:p><text:s/>2,33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北投行義路1號至96號至同德街兩側等</text:p>
          </table:table-cell>
          <table:table-cell office:value-type="string" table:style-name="ce24">
            <text:p>無</text:p>
          </table:table-cell>
          <table:table-cell office:value-type="float" office:value="5272" table:style-name="ce9">
            <text:p><text:s/>5,27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5">
          <table:table-cell office:value-type="string" table:style-name="ce7">
            <text:p>陳錦祥</text:p>
            <text:p>李新</text:p>
            <text:p>歐陽龍</text:p>
          </table:table-cell>
          <table:table-cell office:value-type="string" table:style-name="ce16">
            <text:p>人行道更新等工程</text:p>
          </table:table-cell>
          <table:table-cell office:value-type="string" table:style-name="ce12">
            <text:p>信義路二段44巷(信義路44巷底)雙側人行道更新工程、復興南路二段(和平東路至308巷)雙側人行道更新工程、延吉街(光復南路456巷至光復南路)兩側犉行道更新、忠孝東路三段自建國南路一段至忠孝東路三段193巷(即台北科技大學億光大樓前)人行道更新工程、建國南路一段(往南)側機車灣填平案、四維路(154巷至160巷)西側增設人行道</text:p>
          </table:table-cell>
          <table:table-cell office:value-type="string" table:style-name="ce24">
            <text:p>無</text:p>
          </table:table-cell>
          <table:table-cell office:value-type="float" office:value="5230" table:style-name="ce9">
            <text:p><text:s/>5,23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王欣儀</text:p>
          </table:table-cell>
          <table:table-cell office:value-type="string" table:style-name="ce16">
            <text:p>人行道更新</text:p>
          </table:table-cell>
          <table:table-cell office:value-type="string" table:style-name="ce8">
            <text:p>文山區木柵路3段</text:p>
          </table:table-cell>
          <table:table-cell office:value-type="string" table:style-name="ce24">
            <text:p>無</text:p>
          </table:table-cell>
          <table:table-cell office:value-type="float" office:value="4890" table:style-name="ce9">
            <text:p><text:s/>4,89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大安區延吉街（仁愛路至忠孝東路）西側</text:p>
          </table:table-cell>
          <table:table-cell office:value-type="string" table:style-name="ce24">
            <text:p>無</text:p>
          </table:table-cell>
          <table:table-cell office:value-type="float" office:value="1362" table:style-name="ce9">
            <text:p><text:s/>1,36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13">
            <text:p>李新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文山區興隆路4段31號至55號前</text:p>
          </table:table-cell>
          <table:table-cell office:value-type="string" table:style-name="ce24">
            <text:p>無</text:p>
          </table:table-cell>
          <table:table-cell office:value-type="float" office:value="433" table:style-name="ce9">
            <text:p><text:s/>433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16">
            <text:p>新設人行道工程</text:p>
          </table:table-cell>
          <table:table-cell office:value-type="string" table:style-name="ce12">
            <text:p>信義路4段294巷（信義路至文昌街）</text:p>
          </table:table-cell>
          <table:table-cell office:value-type="string" table:style-name="ce24">
            <text:p>無</text:p>
          </table:table-cell>
          <table:table-cell office:value-type="float" office:value="905" table:style-name="ce9">
            <text:p><text:s/>905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13">
            <text:p>李新</text:p>
          </table:table-cell>
          <table:table-cell office:value-type="string" table:style-name="ce16">
            <text:p>新增人行道工程</text:p>
          </table:table-cell>
          <table:table-cell office:value-type="string" table:style-name="ce12">
            <text:p>文山區指南路2段203號旁退縮地</text:p>
          </table:table-cell>
          <table:table-cell office:value-type="string" table:style-name="ce24">
            <text:p>無</text:p>
          </table:table-cell>
          <table:table-cell office:value-type="float" office:value="1550" table:style-name="ce9">
            <text:p><text:s/>1,55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16">
            <text:p>人行道更新</text:p>
          </table:table-cell>
          <table:table-cell office:value-type="string" table:style-name="ce12">
            <text:p>文山區軍功路（61巷對面至萬寧街）雙號</text:p>
          </table:table-cell>
          <table:table-cell office:value-type="string" table:style-name="ce24">
            <text:p>無</text:p>
          </table:table-cell>
          <table:table-cell office:value-type="float" office:value="7117" table:style-name="ce9">
            <text:p><text:s/>7,117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25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葉林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華陰街(中山北路至華陰街28號)</text:p>
          </table:table-cell>
          <table:table-cell office:value-type="string" table:style-name="ce24">
            <text:p>無</text:p>
          </table:table-cell>
          <table:table-cell office:value-type="float" office:value="1398" table:style-name="ce9">
            <text:p><text:s/>1,39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簡余晏</text:p>
          </table:table-cell>
          <table:table-cell office:value-type="string" table:style-name="ce8">
            <text:p>人手孔調降</text:p>
          </table:table-cell>
          <table:table-cell office:value-type="string" table:style-name="ce8">
            <text:p>朝陽商圈</text:p>
          </table:table-cell>
          <table:table-cell office:value-type="string" table:style-name="ce24">
            <text:p>無</text:p>
          </table:table-cell>
          <table:table-cell office:value-type="float" office:value="792" table:style-name="ce9">
            <text:p><text:s/>79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葉林傳</text:p>
          </table:table-cell>
          <table:table-cell office:value-type="string" table:style-name="ce8">
            <text:p>中央分隔島拓寬</text:p>
          </table:table-cell>
          <table:table-cell office:value-type="string" table:style-name="ce8">
            <text:p>環河北路(民生西路至民族西路)</text:p>
          </table:table-cell>
          <table:table-cell office:value-type="string" table:style-name="ce24">
            <text:p>無</text:p>
          </table:table-cell>
          <table:table-cell office:value-type="float" office:value="8590" table:style-name="ce9">
            <text:p><text:s/>8,59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葉林傳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長春路137巷</text:p>
          </table:table-cell>
          <table:table-cell office:value-type="string" table:style-name="ce24">
            <text:p>無</text:p>
          </table:table-cell>
          <table:table-cell office:value-type="float" office:value="1304" table:style-name="ce9">
            <text:p><text:s/>1,30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錦州街(新生北路至錦州街120號)</text:p>
          </table:table-cell>
          <table:table-cell office:value-type="string" table:style-name="ce24">
            <text:p>無</text:p>
          </table:table-cell>
          <table:table-cell office:value-type="float" office:value="173" table:style-name="ce9">
            <text:p><text:s/>17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江路單號側(長安西路至南京東路)</text:p>
          </table:table-cell>
          <table:table-cell office:value-type="string" table:style-name="ce24">
            <text:p>無</text:p>
          </table:table-cell>
          <table:table-cell office:value-type="float" office:value="2142" table:style-name="ce9">
            <text:p><text:s/>2,14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北安路630巷南側(北安路630巷25弄至明水路口)</text:p>
          </table:table-cell>
          <table:table-cell office:value-type="string" table:style-name="ce24">
            <text:p>無</text:p>
          </table:table-cell>
          <table:table-cell office:value-type="float" office:value="194" table:style-name="ce9">
            <text:p><text:s/>19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葉林傳</text:p>
          </table:table-cell>
          <table:table-cell office:value-type="string" table:style-name="ce8">
            <text:p>牆面美化工程</text:p>
          </table:table-cell>
          <table:table-cell office:value-type="string" table:style-name="ce8">
            <text:p>新生北路1段25-3號前高架橋回轉道</text:p>
          </table:table-cell>
          <table:table-cell office:value-type="string" table:style-name="ce24">
            <text:p>無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梁文傑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民權東路3段88號前</text:p>
          </table:table-cell>
          <table:table-cell office:value-type="string" table:style-name="ce24">
            <text:p>無</text:p>
          </table:table-cell>
          <table:table-cell office:value-type="float" office:value="487" table:style-name="ce9">
            <text:p><text:s/>48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圍籬增設工程</text:p>
          </table:table-cell>
          <table:table-cell office:value-type="string" table:style-name="ce8">
            <text:p>新生北路高架橋下(長春路與新生北路口)</text:p>
          </table:table-cell>
          <table:table-cell office:value-type="string" table:style-name="ce24">
            <text:p>無</text:p>
          </table:table-cell>
          <table:table-cell office:value-type="float" office:value="368" table:style-name="ce9">
            <text:p><text:s/>3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吉林路14巷雙側</text:p>
          </table:table-cell>
          <table:table-cell office:value-type="string" table:style-name="ce24">
            <text:p>無</text:p>
          </table:table-cell>
          <table:table-cell office:value-type="float" office:value="1025" table:style-name="ce9">
            <text:p><text:s/>1,02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林晉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<text:s/>遼寧街（興安街至長春路）</text:p>
          </table:table-cell>
          <table:table-cell office:value-type="string" table:style-name="ce24">
            <text:p>無</text:p>
          </table:table-cell>
          <table:table-cell office:value-type="float" office:value="881" table:style-name="ce9">
            <text:p><text:s/>88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葉林傳</text:p>
          </table:table-cell>
          <table:table-cell office:value-type="string" table:style-name="ce8">
            <text:p>公車專用道路面更新工程</text:p>
          </table:table-cell>
          <table:table-cell office:value-type="string" table:style-name="ce8">
            <text:p>民權東路2段96號前</text:p>
          </table:table-cell>
          <table:table-cell office:value-type="string" table:style-name="ce24">
            <text:p>無</text:p>
          </table:table-cell>
          <table:table-cell office:value-type="float" office:value="1166" table:style-name="ce9">
            <text:p><text:s/>1,16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梁文傑</text:p>
          </table:table-cell>
          <table:table-cell office:value-type="string" table:style-name="ce8">
            <text:p>鋪面改善</text:p>
          </table:table-cell>
          <table:table-cell office:value-type="string" table:style-name="ce8">
            <text:p>哈密街65-115號(74-124號)</text:p>
          </table:table-cell>
          <table:table-cell office:value-type="string" table:style-name="ce24">
            <text:p>無</text:p>
          </table:table-cell>
          <table:table-cell office:value-type="float" office:value="5690" table:style-name="ce9">
            <text:p><text:s/>5,69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民權西路（延平北路至環河北路）單號側</text:p>
          </table:table-cell>
          <table:table-cell office:value-type="string" table:style-name="ce24">
            <text:p>無</text:p>
          </table:table-cell>
          <table:table-cell office:value-type="float" office:value="594" table:style-name="ce9">
            <text:p><text:s/>59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王世堅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<text:s/>萬全街42號（雙連活動中心前）</text:p>
          </table:table-cell>
          <table:table-cell office:value-type="string" table:style-name="ce24">
            <text:p>無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王浩</text:p>
          </table:table-cell>
          <table:table-cell office:value-type="string" table:style-name="ce8">
            <text:p>鋪面改善</text:p>
          </table:table-cell>
          <table:table-cell office:value-type="string" table:style-name="ce8">
            <text:p>哈密街大龍街口六藝廣場前</text:p>
          </table:table-cell>
          <table:table-cell office:value-type="string" table:style-name="ce24">
            <text:p>無</text:p>
          </table:table-cell>
          <table:table-cell office:value-type="float" office:value="2952" table:style-name="ce9">
            <text:p><text:s/>2,95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張茂楠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忠孝東路5段236巷(松高路至忠孝東路5段236巷45弄)</text:p>
          </table:table-cell>
          <table:table-cell office:value-type="string" table:style-name="ce24">
            <text:p>無</text:p>
          </table:table-cell>
          <table:table-cell office:value-type="float" office:value="2523" table:style-name="ce9">
            <text:p><text:s/>2,52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張茂楠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復興北路141巷(復興北路141巷6弄至慶城街21號路段北側)</text:p>
          </table:table-cell>
          <table:table-cell office:value-type="string" table:style-name="ce24">
            <text:p>無</text:p>
          </table:table-cell>
          <table:table-cell office:value-type="float" office:value="155" table:style-name="ce9">
            <text:p><text:s/>15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5段236巷(松高路至松德路180巷)</text:p>
          </table:table-cell>
          <table:table-cell office:value-type="string" table:style-name="ce24">
            <text:p>無</text:p>
          </table:table-cell>
          <table:table-cell office:value-type="float" office:value="910" table:style-name="ce9">
            <text:p><text:s/>91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敦化南路1段100巷(敦化南路1段至敦化南路1段100巷3弄)</text:p>
          </table:table-cell>
          <table:table-cell office:value-type="string" table:style-name="ce24">
            <text:p>無</text:p>
          </table:table-cell>
          <table:table-cell office:value-type="float" office:value="511" table:style-name="ce9">
            <text:p><text:s/>51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光復南路33巷</text:p>
          </table:table-cell>
          <table:table-cell office:value-type="string" table:style-name="ce24">
            <text:p>無</text:p>
          </table:table-cell>
          <table:table-cell office:value-type="float" office:value="2950" table:style-name="ce9">
            <text:p><text:s/>2,95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南京東路5段123巷</text:p>
          </table:table-cell>
          <table:table-cell office:value-type="string" table:style-name="ce24">
            <text:p>無</text:p>
          </table:table-cell>
          <table:table-cell office:value-type="float" office:value="2278" table:style-name="ce9">
            <text:p><text:s/>2,27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永德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永吉路278巷57、58弄及虎林街82巷</text:p>
          </table:table-cell>
          <table:table-cell office:value-type="string" table:style-name="ce24">
            <text:p>無</text:p>
          </table:table-cell>
          <table:table-cell office:value-type="float" office:value="6387" table:style-name="ce9">
            <text:p><text:s/>6,38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永德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忠孝東路4段553巷</text:p>
          </table:table-cell>
          <table:table-cell office:value-type="string" table:style-name="ce24">
            <text:p>無</text:p>
          </table:table-cell>
          <table:table-cell office:value-type="float" office:value="2529" table:style-name="ce9">
            <text:p><text:s/>2,52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陳永德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敦化南度1段100巷(敦化南路1段至敦化南路1段100巷3弄)</text:p>
          </table:table-cell>
          <table:table-cell office:value-type="string" table:style-name="ce24">
            <text:p>無</text:p>
          </table:table-cell>
          <table:table-cell office:value-type="float" office:value="241" table:style-name="ce9">
            <text:p><text:s/>24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永德</text:p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山路(松隆路至永吉路)</text:p>
          </table:table-cell>
          <table:table-cell office:value-type="string" table:style-name="ce24">
            <text:p>無</text:p>
          </table:table-cell>
          <table:table-cell office:value-type="float" office:value="966" table:style-name="ce9">
            <text:p><text:s/>96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孋輝</text:p>
          </table:table-cell>
          <table:table-cell office:value-type="string" table:style-name="ce8">
            <text:p>道路銑舖</text:p>
          </table:table-cell>
          <table:table-cell office:value-type="string" table:style-name="ce8">
            <text:p>林口街本線(林口街38至52巷)</text:p>
          </table:table-cell>
          <table:table-cell office:value-type="string" table:style-name="ce24">
            <text:p>無</text:p>
          </table:table-cell>
          <table:table-cell office:value-type="float" office:value="2879" table:style-name="ce9">
            <text:p><text:s/>2,87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孋輝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松德路(松德路255號至虎林公園)</text:p>
          </table:table-cell>
          <table:table-cell office:value-type="string" table:style-name="ce24">
            <text:p>無</text:p>
          </table:table-cell>
          <table:table-cell office:value-type="float" office:value="721" table:style-name="ce9">
            <text:p><text:s/>72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number-columns-spanned="1" table:number-rows-spanned="2" table:style-name="ce60">
            <text:p>戴錫欽</text:p>
          </table:table-cell>
          <table:table-cell office:value-type="string" table:number-columns-spanned="1" table:number-rows-spanned="2" table:style-name="ce61">
            <text:p>溝蓋更新</text:p>
          </table:table-cell>
          <table:table-cell office:value-type="string" table:style-name="ce8">
            <text:p>松仁路95巷20號前等3處</text:p>
          </table:table-cell>
          <table:table-cell office:value-type="string" table:style-name="ce24">
            <text:p>無</text:p>
          </table:table-cell>
          <table:table-cell office:value-type="float" office:value="5738" table:number-columns-spanned="1" table:number-rows-spanned="2" table:style-name="ce59">
            <text:p><text:s/>5,73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covered-table-cell/>
          <table:covered-table-cell/>
          <table:table-cell office:value-type="string" table:style-name="ce8">
            <text:p>松仁路95巷(松仁路至松勇路)兩側</text:p>
          </table:table-cell>
          <table:table-cell office:value-type="string" table:style-name="ce24">
            <text:p>無</text:p>
          </table:table-cell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興成營造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許淑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民生東路4段80巷(民生東路至敦化北路199巷(西側))</text:p>
          </table:table-cell>
          <table:table-cell office:value-type="string" table:style-name="ce24">
            <text:p>無</text:p>
          </table:table-cell>
          <table:table-cell office:value-type="float" office:value="549" table:style-name="ce9">
            <text:p><text:s/>54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郭昭巖</text:p>
          </table:table-cell>
          <table:table-cell office:value-type="string" table:style-name="ce8">
            <text:p>人行道退縮</text:p>
          </table:table-cell>
          <table:table-cell office:value-type="string" table:style-name="ce8">
            <text:p>水源路靠青年路</text:p>
          </table:table-cell>
          <table:table-cell office:value-type="string" table:style-name="ce24">
            <text:p>無</text:p>
          </table:table-cell>
          <table:table-cell office:value-type="float" office:value="1357" table:style-name="ce9">
            <text:p><text:s/>1,35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拓建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增設分隔島及削減部分分隔島&amp;路面銑鋪</text:p>
          </table:table-cell>
          <table:table-cell office:value-type="string" table:style-name="ce8">
            <text:p>愛國西路(中華路至博愛路間東行方向)</text:p>
          </table:table-cell>
          <table:table-cell office:value-type="string" table:style-name="ce24">
            <text:p>無</text:p>
          </table:table-cell>
          <table:table-cell office:value-type="float" office:value="10698" table:number-columns-spanned="1" table:number-rows-spanned="2" table:style-name="ce59">
            <text:p><text:s/>10,698<text:s/></text:p>
          </table:table-cell>
          <table:table-cell office:value-type="string" table:number-columns-spanned="1" table:number-rows-spanned="2" table:style-name="ce61">
            <text:p>道路橋樑工程/道路及橋樑工程/道路工程</text:p>
          </table:table-cell>
          <table:table-cell office:value-type="string" table:number-columns-spanned="1" table:number-rows-spanned="2" table:style-name="ce61">
            <text:p>新工處</text:p>
          </table:table-cell>
          <table:table-cell office:value-type="string" table:number-columns-spanned="1" table:number-rows-spanned="2" table:style-name="ce61">
            <text:p>公開招標</text:p>
          </table:table-cell>
          <table:table-cell office:value-type="string" table:number-columns-spanned="1" table:number-rows-spanned="2" table:style-name="ce61">
            <text:p>拓建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人行道削減及溝蓋順平</text:p>
          </table:table-cell>
          <table:table-cell office:value-type="string" table:style-name="ce8">
            <text:p>廣州街265巷口人行道及環河南路2段71巷口</text:p>
          </table:table-cell>
          <table:table-cell office:value-type="string" table:style-name="ce24">
            <text:p>無</text:p>
          </table:table-cell>
          <table:covered-table-cell/>
          <table:covered-table-cell/>
          <table:covered-table-cell/>
          <table:covered-table-cell/>
          <table:covered-table-cell/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郭昭巖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康定路(成都路至和平西路三段)</text:p>
          </table:table-cell>
          <table:table-cell office:value-type="string" table:style-name="ce24">
            <text:p>無</text:p>
          </table:table-cell>
          <table:table-cell office:value-type="float" office:value="19914" table:style-name="ce9">
            <text:p><text:s/>19,91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郭昭巖</text:p>
          </table:table-cell>
          <table:table-cell office:value-type="string" table:style-name="ce8">
            <text:p>AC壓花路面</text:p>
          </table:table-cell>
          <table:table-cell office:value-type="string" table:style-name="ce8">
            <text:p>東門市場前</text:p>
          </table:table-cell>
          <table:table-cell office:value-type="string" table:style-name="ce24">
            <text:p>無</text:p>
          </table:table-cell>
          <table:table-cell office:value-type="float" office:value="374" table:style-name="ce9">
            <text:p><text:s/>37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劉耀仁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詔安街(南海路至寧波西街)</text:p>
          </table:table-cell>
          <table:table-cell office:value-type="string" table:style-name="ce24">
            <text:p>無</text:p>
          </table:table-cell>
          <table:table-cell office:value-type="float" office:value="4222" table:style-name="ce9">
            <text:p><text:s/>4,22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八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王孝維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昆陽街60巷</text:p>
          </table:table-cell>
          <table:table-cell office:value-type="string" table:style-name="ce24">
            <text:p>無</text:p>
          </table:table-cell>
          <table:table-cell office:value-type="float" office:value="2146" table:style-name="ce23">
            <text:p><text:s/>2,14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陽光街92巷</text:p>
          </table:table-cell>
          <table:table-cell office:value-type="string" table:style-name="ce24">
            <text:p>無</text:p>
          </table:table-cell>
          <table:table-cell office:value-type="float" office:value="1199" table:style-name="ce23">
            <text:p><text:s/>1,19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內湖路1段411巷19弄</text:p>
          </table:table-cell>
          <table:table-cell office:value-type="string" table:style-name="ce24">
            <text:p>無</text:p>
          </table:table-cell>
          <table:table-cell office:value-type="float" office:value="1065" table:style-name="ce23">
            <text:p><text:s/>1,06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義洲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金湖路363巷67弄至123弄</text:p>
          </table:table-cell>
          <table:table-cell office:value-type="string" table:style-name="ce24">
            <text:p>無</text:p>
          </table:table-cell>
          <table:table-cell office:value-type="float" office:value="976" table:style-name="ce23">
            <text:p><text:s/>97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江志銘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南港路3段80巷及106巷</text:p>
          </table:table-cell>
          <table:table-cell office:value-type="string" table:style-name="ce24">
            <text:p>無</text:p>
          </table:table-cell>
          <table:table-cell office:value-type="float" office:value="2046" table:style-name="ce23">
            <text:p><text:s/>2,04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闕枚莎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興東街(南港路1段至新民街)</text:p>
          </table:table-cell>
          <table:table-cell office:value-type="string" table:style-name="ce24">
            <text:p>無</text:p>
          </table:table-cell>
          <table:table-cell office:value-type="float" office:value="568" table:style-name="ce23">
            <text:p><text:s/>5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義洲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東湖路160巷</text:p>
          </table:table-cell>
          <table:table-cell office:value-type="string" table:style-name="ce24">
            <text:p>無</text:p>
          </table:table-cell>
          <table:table-cell office:value-type="float" office:value="1150" table:style-name="ce23">
            <text:p><text:s/>1,15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義洲</text:p>
          </table:table-cell>
          <table:table-cell office:value-type="string" table:style-name="ce8">
            <text:p>路面銑鋪、溝蓋更新</text:p>
          </table:table-cell>
          <table:table-cell office:value-type="string" table:style-name="ce16">
            <text:p>東湖路</text:p>
          </table:table-cell>
          <table:table-cell office:value-type="string" table:style-name="ce24">
            <text:p>無</text:p>
          </table:table-cell>
          <table:table-cell office:value-type="float" office:value="12879" table:style-name="ce23">
            <text:p><text:s/>12,87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義洲</text:p>
          </table:table-cell>
          <table:table-cell office:value-type="string" table:style-name="ce8">
            <text:p>道路降坡</text:p>
          </table:table-cell>
          <table:table-cell office:value-type="string" table:style-name="ce16">
            <text:p>內湖路3段256巷1號</text:p>
          </table:table-cell>
          <table:table-cell office:value-type="string" table:style-name="ce24">
            <text:p>無</text:p>
          </table:table-cell>
          <table:table-cell office:value-type="float" office:value="100" table:style-name="ce23">
            <text:p><text:s/>10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東新街77巷15弄</text:p>
          </table:table-cell>
          <table:table-cell office:value-type="string" table:style-name="ce24">
            <text:p>無</text:p>
          </table:table-cell>
          <table:table-cell office:value-type="float" office:value="937" table:style-name="ce23">
            <text:p><text:s/>93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重陽路166巷,興南街64巷</text:p>
          </table:table-cell>
          <table:table-cell office:value-type="string" table:style-name="ce24">
            <text:p>無</text:p>
          </table:table-cell>
          <table:table-cell office:value-type="float" office:value="1994" table:style-name="ce23">
            <text:p><text:s/>1,99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協新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李彥秀</text:p>
            <text:p>高嘉瑜</text:p>
          </table:table-cell>
          <table:table-cell office:value-type="string" table:style-name="ce8">
            <text:p>分隔島緣石更新</text:p>
          </table:table-cell>
          <table:table-cell office:value-type="string" table:style-name="ce16">
            <text:p>民權東路6段(民權大橋至民權東路6段191巷口)</text:p>
          </table:table-cell>
          <table:table-cell office:value-type="string" table:style-name="ce24">
            <text:p>無</text:p>
          </table:table-cell>
          <table:table-cell office:value-type="float" office:value="5524" table:style-name="ce23">
            <text:p><text:s/>5,52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民權東路6段(218巷至民權隧道口)</text:p>
          </table:table-cell>
          <table:table-cell office:value-type="string" table:style-name="ce24">
            <text:p>無</text:p>
          </table:table-cell>
          <table:table-cell office:value-type="float" office:value="2591" table:style-name="ce23">
            <text:p><text:s/>2,59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瑞光路2號至12號</text:p>
          </table:table-cell>
          <table:table-cell office:value-type="string" table:style-name="ce24">
            <text:p>無</text:p>
          </table:table-cell>
          <table:table-cell office:value-type="float" office:value="506" table:style-name="ce23">
            <text:p><text:s/>50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李彥秀</text:p>
            <text:p>陳義洲</text:p>
          </table:table-cell>
          <table:table-cell office:value-type="string" table:style-name="ce8">
            <text:p>擋土牆增設</text:p>
          </table:table-cell>
          <table:table-cell office:value-type="string" table:style-name="ce16">
            <text:p>康寧路3段189巷127,129號對面</text:p>
          </table:table-cell>
          <table:table-cell office:value-type="string" table:style-name="ce24">
            <text:p>無</text:p>
          </table:table-cell>
          <table:table-cell office:value-type="float" office:value="66" table:style-name="ce23">
            <text:p><text:s/>6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東新街108巷</text:p>
          </table:table-cell>
          <table:table-cell office:value-type="string" table:style-name="ce24">
            <text:p>無</text:p>
          </table:table-cell>
          <table:table-cell office:value-type="float" office:value="536" table:style-name="ce23">
            <text:p><text:s/>53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經園街60號經貿公園旁</text:p>
          </table:table-cell>
          <table:table-cell office:value-type="string" table:style-name="ce24">
            <text:p>無</text:p>
          </table:table-cell>
          <table:table-cell office:value-type="float" office:value="481" table:style-name="ce23">
            <text:p><text:s/>48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文德路244號協接至成功路3段90號</text:p>
          </table:table-cell>
          <table:table-cell office:value-type="string" table:style-name="ce24">
            <text:p>無</text:p>
          </table:table-cell>
          <table:table-cell office:value-type="float" office:value="168" table:style-name="ce23">
            <text:p><text:s/>1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新明路298巷兩側</text:p>
          </table:table-cell>
          <table:table-cell office:value-type="string" table:style-name="ce24">
            <text:p>無</text:p>
          </table:table-cell>
          <table:table-cell office:value-type="float" office:value="568" table:style-name="ce23">
            <text:p><text:s/>5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number-columns-spanned="1" table:number-rows-spanned="2" table:style-name="ce58">
            <text:p>李彥秀</text:p>
          </table:table-cell>
          <table:table-cell office:value-type="string" table:number-columns-spanned="1" table:number-rows-spanned="2" table:style-name="ce63">
            <text:p>溝蓋更新</text:p>
          </table:table-cell>
          <table:table-cell office:value-type="string" table:style-name="ce16">
            <text:p>民權東路6段(152號到172號旁車道口單側)，民權東路6段174巷(民權東路6段口至福華廣場)</text:p>
          </table:table-cell>
          <table:table-cell office:value-type="string" table:number-columns-spanned="1" table:number-rows-spanned="2" table:style-name="ce58">
            <text:p>無</text:p>
          </table:table-cell>
          <table:table-cell office:value-type="float" office:value="956" table:number-columns-spanned="1" table:number-rows-spanned="2" table:style-name="ce62">
            <text:p><text:s/>95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covered-table-cell/>
          <table:covered-table-cell/>
          <table:table-cell office:value-type="string" table:style-name="ce16">
            <text:p>民權東路6段190巷(61弄-63弄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星雲街(150巷-210巷兩側)</text:p>
          </table:table-cell>
          <table:table-cell office:value-type="string" table:style-name="ce7">
            <text:p>無</text:p>
          </table:table-cell>
          <table:table-cell office:value-type="float" office:value="829" table:style-name="ce23">
            <text:p><text:s/>82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港墘路80號,82巷1號-5號</text:p>
          </table:table-cell>
          <table:table-cell office:value-type="string" table:style-name="ce7">
            <text:p>無</text:p>
          </table:table-cell>
          <table:table-cell office:value-type="float" office:value="126" table:style-name="ce23">
            <text:p><text:s/>12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義洲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成功路4段303號至成功路5段1號</text:p>
          </table:table-cell>
          <table:table-cell office:value-type="string" table:style-name="ce7">
            <text:p>無</text:p>
          </table:table-cell>
          <table:table-cell office:value-type="float" office:value="945" table:style-name="ce23">
            <text:p><text:s/>94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義洲</text:p>
          </table:table-cell>
          <table:table-cell office:value-type="string" table:style-name="ce8">
            <text:p>擋土牆敲除</text:p>
          </table:table-cell>
          <table:table-cell office:value-type="string" table:style-name="ce16">
            <text:p>成功路4段61巷8弄8號</text:p>
          </table:table-cell>
          <table:table-cell office:value-type="string" table:style-name="ce7">
            <text:p>無</text:p>
          </table:table-cell>
          <table:table-cell office:value-type="float" office:value="56" table:style-name="ce23">
            <text:p><text:s/>5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李彥秀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向陽路162巷(重陽路125巷至57巷北側)</text:p>
          </table:table-cell>
          <table:table-cell office:value-type="string" table:style-name="ce7">
            <text:p>無</text:p>
          </table:table-cell>
          <table:table-cell office:value-type="float" office:value="432" table:style-name="ce23">
            <text:p><text:s/>43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義洲</text:p>
          </table:table-cell>
          <table:table-cell office:value-type="string" table:style-name="ce8">
            <text:p>擋土牆修補</text:p>
          </table:table-cell>
          <table:table-cell office:value-type="string" table:style-name="ce16">
            <text:p>陽光街1號(內湖國中旁)</text:p>
          </table:table-cell>
          <table:table-cell office:value-type="string" table:style-name="ce7">
            <text:p>無</text:p>
          </table:table-cell>
          <table:table-cell office:value-type="float" office:value="72" table:style-name="ce23">
            <text:p><text:s/>7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側溝蓋更新</text:p>
          </table:table-cell>
          <table:table-cell office:value-type="string" table:style-name="ce16">
            <text:p>潭美街(87號-97號)</text:p>
          </table:table-cell>
          <table:table-cell office:value-type="string" table:style-name="ce7">
            <text:p>無</text:p>
          </table:table-cell>
          <table:table-cell office:value-type="float" office:value="103" table:style-name="ce23">
            <text:p><text:s/>10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豐松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政忠</text:p>
          </table:table-cell>
          <table:table-cell office:value-type="string" table:style-name="ce12">
            <text:p>新設紐澤西護欄</text:p>
          </table:table-cell>
          <table:table-cell office:value-type="string" table:style-name="ce16">
            <text:p>延平北路9段底銜接防汛道路髮夾彎</text:p>
          </table:table-cell>
          <table:table-cell office:value-type="string" table:style-name="ce7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黃平洋</text:p>
          </table:table-cell>
          <table:table-cell office:value-type="string" table:style-name="ce12">
            <text:p>更換路阻1座</text:p>
          </table:table-cell>
          <table:table-cell office:value-type="string" table:style-name="ce16">
            <text:p>士商路72號北側</text:p>
          </table:table-cell>
          <table:table-cell office:value-type="string" table:style-name="ce7">
            <text:p>無</text:p>
          </table:table-cell>
          <table:table-cell office:value-type="float" office:value="221" table:style-name="ce9">
            <text:p><text:s/>221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16">
            <text:p>圍籬與設置活動開口</text:p>
          </table:table-cell>
          <table:table-cell office:value-type="string" table:style-name="ce16">
            <text:p>新生北路高架橋下停車場(北往南與南往北)</text:p>
          </table:table-cell>
          <table:table-cell office:value-type="string" table:style-name="ce7">
            <text:p>無</text:p>
          </table:table-cell>
          <table:table-cell office:value-type="float" office:value="319" table:style-name="ce9">
            <text:p><text:s/>31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拓寬道路</text:p>
          </table:table-cell>
          <table:table-cell office:value-type="string" table:style-name="ce16">
            <text:p>延平北路9段124巷口對面銜接防汛道路路段</text:p>
          </table:table-cell>
          <table:table-cell office:value-type="string" table:style-name="ce7">
            <text:p>無</text:p>
          </table:table-cell>
          <table:table-cell office:value-type="float" office:value="309" table:style-name="ce9">
            <text:p><text:s/>30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何志偉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洲美快速道路社子端橋下迴轉道</text:p>
          </table:table-cell>
          <table:table-cell office:value-type="string" table:style-name="ce7">
            <text:p>無</text:p>
          </table:table-cell>
          <table:table-cell office:value-type="float" office:value="1156" table:style-name="ce9">
            <text:p><text:s/>1,15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莊瑞雄</text:p>
          </table:table-cell>
          <table:table-cell office:value-type="string" table:style-name="ce8">
            <text:p>路面銑鋪</text:p>
          </table:table-cell>
          <table:table-cell office:value-type="string" table:style-name="ce12">
            <text:p>中山北路7段14巷(中山北路7段至天母東路69巷)</text:p>
          </table:table-cell>
          <table:table-cell office:value-type="string" table:style-name="ce7">
            <text:p>無</text:p>
          </table:table-cell>
          <table:table-cell office:value-type="float" office:value="1388" table:style-name="ce9">
            <text:p><text:s/>1,38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吳碧珠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忠誠路全線(單號側)</text:p>
          </table:table-cell>
          <table:table-cell office:value-type="string" table:style-name="ce7">
            <text:p>無</text:p>
          </table:table-cell>
          <table:table-cell office:value-type="float" office:value="16489" table:style-name="ce9">
            <text:p><text:s/>16,48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路面銑鋪</text:p>
          </table:table-cell>
          <table:table-cell office:value-type="string" table:style-name="ce16">
            <text:p>士東路91巷(士東路至中山北路6段776巷)</text:p>
          </table:table-cell>
          <table:table-cell office:value-type="string" table:style-name="ce7">
            <text:p>無</text:p>
          </table:table-cell>
          <table:table-cell office:value-type="float" office:value="2178" table:style-name="ce9">
            <text:p><text:s/>2,17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建銘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延平北路7、8、9段</text:p>
          </table:table-cell>
          <table:table-cell office:value-type="string" table:number-columns-spanned="1" table:number-rows-spanned="2" table:style-name="ce64">
            <text:p>無</text:p>
          </table:table-cell>
          <table:table-cell office:value-type="float" office:value="3687" table:number-columns-spanned="1" table:number-rows-spanned="2" table:style-name="ce59">
            <text:p><text:s/>3,68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政忠</text:p>
          </table:table-cell>
          <table:table-cell office:value-type="string" table:style-name="ce12">
            <text:p>側溝格柵蓋鈑</text:p>
            <text:p>更新為重力式</text:p>
          </table:table-cell>
          <table:table-cell office:value-type="string" table:style-name="ce12">
            <text:p>延平北路8段80巷口至96巷口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潘懷宗</text:p>
          </table:table-cell>
          <table:table-cell office:value-type="string" table:style-name="ce12">
            <text:p>更新擋土牆</text:p>
          </table:table-cell>
          <table:table-cell office:value-type="string" table:style-name="ce12">
            <text:p>泉源路49號對面</text:p>
          </table:table-cell>
          <table:table-cell office:value-type="string" table:number-columns-spanned="1" table:number-rows-spanned="2" table:style-name="ce58">
            <text:p>無</text:p>
          </table:table-cell>
          <table:table-cell office:value-type="float" office:value="958" table:number-columns-spanned="1" table:number-rows-spanned="2" table:style-name="ce59">
            <text:p><text:s/>95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潘懷宗</text:p>
          </table:table-cell>
          <table:table-cell office:value-type="string" table:style-name="ce8">
            <text:p>新設擋土牆</text:p>
          </table:table-cell>
          <table:table-cell office:value-type="string" table:style-name="ce12">
            <text:p>泉源路57號對面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石牌路2段(捷運石牌站至臺北護理健康大學門口雙號側)</text:p>
          </table:table-cell>
          <table:table-cell office:value-type="string" table:number-columns-spanned="1" table:number-rows-spanned="4" table:style-name="ce58">
            <text:p>無</text:p>
          </table:table-cell>
          <table:table-cell office:value-type="float" office:value="2310" table:number-columns-spanned="1" table:number-rows-spanned="4" table:style-name="ce59">
            <text:p><text:s/>2,31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6">
            <text:p>自強街120巷(致遠一路1段124巷至致遠一路1段104巷雙號側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林瑞圖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石牌路2段(75巷口至97巷口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林瑞圖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石牌路2段(9號至75巷口)</text:p>
          </table:table-cell>
          <table:covered-table-cell/>
          <table:covered-table-cell/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莊瑞雄</text:p>
          </table:table-cell>
          <table:table-cell office:value-type="string" table:style-name="ce8">
            <text:p>增設避車道</text:p>
          </table:table-cell>
          <table:table-cell office:value-type="string" table:style-name="ce12">
            <text:p>永公路245巷34弄121號對面</text:p>
          </table:table-cell>
          <table:table-cell office:value-type="string" table:style-name="ce34">
            <text:p>無</text:p>
          </table:table-cell>
          <table:table-cell office:value-type="float" office:value="707" table:style-name="ce9">
            <text:p><text:s/>70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黃平洋</text:p>
          </table:table-cell>
          <table:table-cell office:value-type="string" table:style-name="ce8">
            <text:p>溝蓋更新、路面銑鋪</text:p>
          </table:table-cell>
          <table:table-cell office:value-type="string" table:style-name="ce12">
            <text:p>實踐街56巷(綠地)</text:p>
          </table:table-cell>
          <table:table-cell office:value-type="string" table:style-name="ce34">
            <text:p>無</text:p>
          </table:table-cell>
          <table:table-cell office:value-type="float" office:value="1099" table:style-name="ce9">
            <text:p><text:s/>1,09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德行東路283巷口至331巷口單號側(芝山國小前)</text:p>
          </table:table-cell>
          <table:table-cell office:value-type="string" table:style-name="ce34">
            <text:p>無</text:p>
          </table:table-cell>
          <table:table-cell office:value-type="float" office:value="474" table:style-name="ce9">
            <text:p><text:s/>47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黃平洋</text:p>
          </table:table-cell>
          <table:table-cell office:value-type="string" table:style-name="ce8">
            <text:p>人行道及路面積水改善</text:p>
          </table:table-cell>
          <table:table-cell office:value-type="string" table:style-name="ce16">
            <text:p>自強隧道士林端出口段</text:p>
          </table:table-cell>
          <table:table-cell office:value-type="string" table:style-name="ce34">
            <text:p>無</text:p>
          </table:table-cell>
          <table:table-cell office:value-type="float" office:value="68" table:style-name="ce9">
            <text:p><text:s/>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傅中武</text:p>
          </table:table-cell>
          <table:table-cell office:value-type="string" table:style-name="ce8">
            <text:p>重新油漆</text:p>
          </table:table-cell>
          <table:table-cell office:value-type="string" table:style-name="ce16">
            <text:p>稻香路386號燈桿下方護欄</text:p>
          </table:table-cell>
          <table:table-cell office:value-type="string" table:style-name="ce34">
            <text:p>無</text:p>
          </table:table-cell>
          <table:table-cell office:value-type="float" office:value="922" table:style-name="ce9">
            <text:p><text:s/>922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吳思瑤</text:p>
          </table:table-cell>
          <table:table-cell office:value-type="string" table:style-name="ce8">
            <text:p>路面落差修成斜坡道</text:p>
          </table:table-cell>
          <table:table-cell office:value-type="string" table:style-name="ce16">
            <text:p>尊賢路與承德路7段轉角處AC路面斜坡道改善</text:p>
          </table:table-cell>
          <table:table-cell office:value-type="string" table:number-columns-spanned="1" table:number-rows-spanned="2" table:style-name="ce64">
            <text:p>無</text:p>
          </table:table-cell>
          <table:table-cell office:value-type="float" office:value="2403" table:number-columns-spanned="1" table:number-rows-spanned="2" table:style-name="ce59">
            <text:p><text:s/>2,403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黃平洋</text:p>
          </table:table-cell>
          <table:table-cell office:value-type="string" table:style-name="ce8">
            <text:p>溝蓋更新</text:p>
          </table:table-cell>
          <table:table-cell office:value-type="string" table:style-name="ce12">
            <text:p>明德路337巷15號至19號</text:p>
          </table:table-cell>
          <table:covered-table-cell/>
          <table:covered-table-cell/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政忠</text:p>
          </table:table-cell>
          <table:table-cell office:value-type="string" table:style-name="ce8">
            <text:p>更換截水溝蓋鈑</text:p>
          </table:table-cell>
          <table:table-cell office:value-type="string" table:style-name="ce16">
            <text:p>中山北路7段190巷(34-3號及93號前)</text:p>
          </table:table-cell>
          <table:table-cell office:value-type="string" table:style-name="ce24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俊輝營造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景華街121巷本線、7弄、12弄、15弄及興隆路2段22巷9弄</text:p>
          </table:table-cell>
          <table:table-cell office:value-type="string" table:style-name="ce24">
            <text:p>無</text:p>
          </table:table-cell>
          <table:table-cell office:value-type="float" office:value="2632" table:style-name="ce9">
            <text:p><text:s/>2,632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彥伯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木新路2段111巷</text:p>
          </table:table-cell>
          <table:table-cell office:value-type="string" table:style-name="ce24">
            <text:p>無</text:p>
          </table:table-cell>
          <table:table-cell office:value-type="float" office:value="459" table:style-name="ce9">
            <text:p><text:s/>45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慶元</text:p>
          </table:table-cell>
          <table:table-cell office:value-type="string" table:style-name="ce8">
            <text:p>高壓磚改AC</text:p>
          </table:table-cell>
          <table:table-cell office:value-type="string" table:style-name="ce8">
            <text:p>新生南路3段25巷</text:p>
          </table:table-cell>
          <table:table-cell office:value-type="string" table:style-name="ce24">
            <text:p>無</text:p>
          </table:table-cell>
          <table:table-cell office:value-type="float" office:value="73" table:style-name="ce9">
            <text:p><text:s/>7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13">
            <text:p>李新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金華街(杭州南路至金山南路)</text:p>
          </table:table-cell>
          <table:table-cell office:value-type="string" table:style-name="ce24">
            <text:p>無</text:p>
          </table:table-cell>
          <table:table-cell office:value-type="float" office:value="1130" table:style-name="ce9">
            <text:p><text:s/>1,13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好記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景後街(景中街至282巷)</text:p>
          </table:table-cell>
          <table:table-cell office:value-type="string" table:style-name="ce24">
            <text:p>無</text:p>
          </table:table-cell>
          <table:table-cell office:value-type="float" office:value="4146" table:style-name="ce9">
            <text:p><text:s/>4,14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王欣儀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師大路105巷</text:p>
          </table:table-cell>
          <table:table-cell office:value-type="string" table:style-name="ce24">
            <text:p>無</text:p>
          </table:table-cell>
          <table:table-cell office:value-type="float" office:value="638" table:style-name="ce9">
            <text:p><text:s/>63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和平東路3段228巷(和平東路至樂業街)</text:p>
          </table:table-cell>
          <table:table-cell office:value-type="string" table:style-name="ce24">
            <text:p>無</text:p>
          </table:table-cell>
          <table:table-cell office:value-type="float" office:value="2968" table:style-name="ce9">
            <text:p><text:s/>2,96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彥伯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木新路2段111巷</text:p>
          </table:table-cell>
          <table:table-cell office:value-type="string" table:style-name="ce24">
            <text:p>無</text:p>
          </table:table-cell>
          <table:table-cell office:value-type="float" office:value="771" table:style-name="ce9">
            <text:p><text:s/>771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陳錦祥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大安區金華街243巷</text:p>
          </table:table-cell>
          <table:table-cell office:value-type="string" table:style-name="ce24">
            <text:p>無</text:p>
          </table:table-cell>
          <table:table-cell office:value-type="float" office:value="1894" table:style-name="ce9">
            <text:p><text:s/>1,894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8">
          <table:table-cell office:value-type="string" table:style-name="ce13">
            <text:p>李新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辛亥路5段25巷、興隆路3段36巷17弄、112巷4弄(自辛亥路至興隆路3段112巷)</text:p>
          </table:table-cell>
          <table:table-cell office:value-type="string" table:style-name="ce24">
            <text:p>無</text:p>
          </table:table-cell>
          <table:table-cell office:value-type="float" office:value="2059" table:style-name="ce9">
            <text:p><text:s/>2,05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冠君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8">
            <text:p>路面銑鋪</text:p>
          </table:table-cell>
          <table:table-cell office:value-type="string" table:style-name="ce8">
            <text:p>和平東路2段76巷及90巷(和平東路至辛亥路)</text:p>
          </table:table-cell>
          <table:table-cell office:value-type="string" table:style-name="ce24">
            <text:p>無</text:p>
          </table:table-cell>
          <table:table-cell office:value-type="float" office:value="3688" table:style-name="ce9">
            <text:p><text:s/>3,68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晉德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厲耿桂芳</text:p>
          </table:table-cell>
          <table:table-cell office:value-type="string" table:style-name="ce8">
            <text:p>掛網噴漿</text:p>
          </table:table-cell>
          <table:table-cell office:value-type="string" table:style-name="ce8">
            <text:p>仙跡岩步道牌樓旁護坡</text:p>
          </table:table-cell>
          <table:table-cell office:value-type="string" table:style-name="ce24">
            <text:p>無</text:p>
          </table:table-cell>
          <table:table-cell office:value-type="float" office:value="66" table:style-name="ce9">
            <text:p><text:s/>6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<text:s/>稻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厲耿桂芳</text:p>
          </table:table-cell>
          <table:table-cell office:value-type="string" table:style-name="ce8">
            <text:p>裂縫修復</text:p>
          </table:table-cell>
          <table:table-cell office:value-type="string" table:style-name="ce8">
            <text:p>仙跡岩步道牌樓旁護坡</text:p>
          </table:table-cell>
          <table:table-cell office:value-type="string" table:style-name="ce24">
            <text:p>無</text:p>
          </table:table-cell>
          <table:table-cell office:value-type="float" office:value="663" table:style-name="ce9">
            <text:p><text:s/>66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<text:s/>稻田營造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山坡地整修防落石柵</text:p>
          </table:table-cell>
          <table:table-cell office:value-type="string" table:style-name="ce8">
            <text:p>中央北路4段601巷至知行路360號區段之山坡地</text:p>
          </table:table-cell>
          <table:table-cell office:value-type="string" table:style-name="ce24">
            <text:p>無</text:p>
          </table:table-cell>
          <table:table-cell office:value-type="float" office:value="1224" table:style-name="ce9">
            <text:p><text:s/>1,224<text:s/></text:p>
          </table:table-cell>
          <table:table-cell office:value-type="string" table:style-name="ce25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<text:s/>稻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13">
            <text:p>李新</text:p>
          </table:table-cell>
          <table:table-cell office:value-type="string" table:style-name="ce8">
            <text:p>坡面保護</text:p>
          </table:table-cell>
          <table:table-cell office:value-type="string" table:style-name="ce8">
            <text:p>和平東路4段與萬美街口</text:p>
          </table:table-cell>
          <table:table-cell office:value-type="string" table:style-name="ce24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<text:s/>稻田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王正德</text:p>
          </table:table-cell>
          <table:table-cell office:value-type="string" table:style-name="ce8">
            <text:p>滯洪池淤積改善</text:p>
          </table:table-cell>
          <table:table-cell office:value-type="string" table:style-name="ce8">
            <text:p>福德街137巷18弄13號旁</text:p>
          </table:table-cell>
          <table:table-cell office:value-type="string" table:style-name="ce24">
            <text:p>無</text:p>
          </table:table-cell>
          <table:table-cell office:value-type="float" office:value="408" table:style-name="ce9">
            <text:p><text:s/>408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輝德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擋土牆龜裂</text:p>
          </table:table-cell>
          <table:table-cell office:value-type="string" table:style-name="ce8">
            <text:p>南港區福德街373巷與成福路269巷口</text:p>
          </table:table-cell>
          <table:table-cell office:value-type="string" table:style-name="ce24">
            <text:p>無</text:p>
          </table:table-cell>
          <table:table-cell office:value-type="float" office:value="1683" table:style-name="ce9">
            <text:p><text:s/>1,683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輝德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吳思瑤</text:p>
          </table:table-cell>
          <table:table-cell office:value-type="string" table:style-name="ce8">
            <text:p>邊坡坍方</text:p>
          </table:table-cell>
          <table:table-cell office:value-type="string" table:style-name="ce8">
            <text:p>士林區劍南路51及54號燈桿2處道路</text:p>
          </table:table-cell>
          <table:table-cell office:value-type="string" table:style-name="ce24">
            <text:p>無</text:p>
          </table:table-cell>
          <table:table-cell office:value-type="float" office:value="1177" table:style-name="ce9">
            <text:p><text:s/>1,177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輝德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汪志冰</text:p>
          </table:table-cell>
          <table:table-cell office:value-type="string" table:style-name="ce8">
            <text:p>道路下邊坡改善</text:p>
          </table:table-cell>
          <table:table-cell office:value-type="string" table:style-name="ce8">
            <text:p>北投區稻香里稻香路69號</text:p>
          </table:table-cell>
          <table:table-cell office:value-type="string" table:style-name="ce24">
            <text:p>無</text:p>
          </table:table-cell>
          <table:table-cell office:value-type="float" office:value="199" table:style-name="ce9">
            <text:p><text:s/>199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輝德營造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彥秀</text:p>
          </table:table-cell>
          <table:table-cell office:value-type="string" table:style-name="ce8">
            <text:p>成美長壽橋改造成吊橋</text:p>
          </table:table-cell>
          <table:table-cell office:value-type="string" table:style-name="ce8">
            <text:p>成美長壽人行陸橋</text:p>
          </table:table-cell>
          <table:table-cell office:value-type="string" table:style-name="ce7">
            <text:p>無</text:p>
          </table:table-cell>
          <table:table-cell office:value-type="float" office:value="5479" table:style-name="ce9">
            <text:p><text:s/>5,479<text:s/></text:p>
          </table:table-cell>
          <table:table-cell office:value-type="string" table:style-name="ce8">
            <text:p>道路橋樑工程-道路及橋樑工程-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吳碧珠</text:p>
          </table:table-cell>
          <table:table-cell office:value-type="string" table:style-name="ce8">
            <text:p>G1-1&amp;G1-4大梁碳纖維包覆補強、混凝土剝落及鋼筋除銹修補</text:p>
          </table:table-cell>
          <table:table-cell office:value-type="string" table:style-name="ce8">
            <text:p>堉琪橋</text:p>
          </table:table-cell>
          <table:table-cell office:value-type="string" table:style-name="ce7">
            <text:p>無</text:p>
          </table:table-cell>
          <table:table-cell office:value-type="float" office:value="556" table:style-name="ce9">
            <text:p><text:s/>556<text:s/></text:p>
          </table:table-cell>
          <table:table-cell office:value-type="string" table:style-name="ce8">
            <text:p>道路橋樑工程/道路及橋樑工程/橋樑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莊瑞雄</text:p>
          </table:table-cell>
          <table:table-cell office:value-type="string" table:style-name="ce8">
            <text:p>混凝土修補及鋼筋除銹、伸縮縫漏水，不銹鋼排水槽更新工作</text:p>
          </table:table-cell>
          <table:table-cell office:value-type="string" table:style-name="ce8">
            <text:p>復興橋</text:p>
          </table:table-cell>
          <table:table-cell office:value-type="string" table:style-name="ce7">
            <text:p>無</text:p>
          </table:table-cell>
          <table:table-cell office:value-type="float" office:value="387" table:style-name="ce9">
            <text:p><text:s/>387<text:s/></text:p>
          </table:table-cell>
          <table:table-cell office:value-type="string" table:style-name="ce8">
            <text:p>道路橋樑工程/道路及橋樑工程/橋樑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文銓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鍾小平</text:p>
            <text:p>郭昭巖</text:p>
          </table:table-cell>
          <table:table-cell office:value-type="string" table:style-name="ce8">
            <text:p>西門國小人行陸橋拆除工程</text:p>
          </table:table-cell>
          <table:table-cell office:value-type="string" table:style-name="ce8">
            <text:p>萬華區</text:p>
          </table:table-cell>
          <table:table-cell office:value-type="string" table:style-name="ce7">
            <text:p>無</text:p>
          </table:table-cell>
          <table:table-cell office:value-type="float" office:value="876" table:style-name="ce9">
            <text:p><text:s/>876<text:s/></text:p>
          </table:table-cell>
          <table:table-cell office:value-type="string" table:style-name="ce8">
            <text:p>道路橋樑工程/道路及橋樑工程/橋樑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稻田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洪健益</text:p>
          </table:table-cell>
          <table:table-cell office:value-type="string" table:style-name="ce8">
            <text:p>忠孝松山人行陸橋拆除工程</text:p>
          </table:table-cell>
          <table:table-cell office:value-type="string" table:style-name="ce8">
            <text:p>信義區</text:p>
          </table:table-cell>
          <table:table-cell office:value-type="string" table:style-name="ce7">
            <text:p>無</text:p>
          </table:table-cell>
          <table:table-cell office:value-type="float" office:value="2900" table:style-name="ce9">
            <text:p><text:s/>2,900<text:s/></text:p>
          </table:table-cell>
          <table:table-cell office:value-type="string" table:style-name="ce8">
            <text:p>道路橋樑工程/道路及橋樑工程/橋樑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工程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秦慧珠</text:p>
            <text:p>洪健益</text:p>
          </table:table-cell>
          <table:table-cell office:value-type="string" table:style-name="ce8">
            <text:p>忠孝大道人行陸橋拆除工程</text:p>
          </table:table-cell>
          <table:table-cell office:value-type="string" table:style-name="ce8">
            <text:p>信義區</text:p>
          </table:table-cell>
          <table:table-cell office:value-type="string" table:style-name="ce7">
            <text:p>無</text:p>
          </table:table-cell>
          <table:table-cell office:value-type="float" office:value="1388" table:style-name="ce9">
            <text:p><text:s/>1,388<text:s/></text:p>
          </table:table-cell>
          <table:table-cell office:value-type="string" table:style-name="ce8">
            <text:p>道路橋樑工程/道路及橋樑工程/橋樑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工程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徐佳青</text:p>
          </table:table-cell>
          <table:table-cell office:value-type="string" table:style-name="ce8">
            <text:p>辛亥興隆人行陸橋拆除工程</text:p>
          </table:table-cell>
          <table:table-cell office:value-type="string" table:style-name="ce8">
            <text:p>文山區</text:p>
          </table:table-cell>
          <table:table-cell office:value-type="string" table:style-name="ce7">
            <text:p>無</text:p>
          </table:table-cell>
          <table:table-cell office:value-type="float" office:value="2436" table:style-name="ce9">
            <text:p><text:s/>2,436<text:s/></text:p>
          </table:table-cell>
          <table:table-cell office:value-type="string" table:style-name="ce8">
            <text:p>道路橋樑工程/道路及橋樑工程/橋樑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工程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黃珊珊</text:p>
            <text:p>李彥秀</text:p>
          </table:table-cell>
          <table:table-cell office:value-type="string" table:style-name="ce8">
            <text:p>捷運昆陽站人行陸橋拆除工程</text:p>
          </table:table-cell>
          <table:table-cell office:value-type="string" table:style-name="ce8">
            <text:p>南港區</text:p>
          </table:table-cell>
          <table:table-cell office:value-type="string" table:style-name="ce7">
            <text:p>無</text:p>
          </table:table-cell>
          <table:table-cell office:value-type="float" office:value="1370" table:style-name="ce9">
            <text:p><text:s/>1,37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台球營造工程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郭昭巖</text:p>
          </table:table-cell>
          <table:table-cell office:value-type="string" table:style-name="ce8">
            <text:p>老松國小人行陸橋拆除工程</text:p>
          </table:table-cell>
          <table:table-cell office:value-type="string" table:style-name="ce8">
            <text:p>萬華區</text:p>
          </table:table-cell>
          <table:table-cell office:value-type="string" table:style-name="ce7">
            <text:p>無</text:p>
          </table:table-cell>
          <table:table-cell office:value-type="float" office:value="1890" table:style-name="ce9">
            <text:p><text:s/>1,89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福呈營造股份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林瑞圖</text:p>
          </table:table-cell>
          <table:table-cell office:value-type="string" table:style-name="ce12">
            <text:p>北投洲美快速道路大業路引道西側增設隔音牆工程</text:p>
          </table:table-cell>
          <table:table-cell office:value-type="string" table:style-name="ce12">
            <text:p>北投區</text:p>
          </table:table-cell>
          <table:table-cell office:value-type="string" table:style-name="ce7">
            <text:p>無</text:p>
          </table:table-cell>
          <table:table-cell office:value-type="float" office:value="10060" table:style-name="ce9">
            <text:p><text:s/>10,060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12">
            <text:p>昇陽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郭昭巖</text:p>
          </table:table-cell>
          <table:table-cell office:value-type="string" table:style-name="ce12">
            <text:p>萬華環河南路3段243巷前人行陸橋延長20公尺跨堤防工程</text:p>
          </table:table-cell>
          <table:table-cell office:value-type="string" table:style-name="ce12">
            <text:p>萬華區</text:p>
          </table:table-cell>
          <table:table-cell office:value-type="string" table:style-name="ce7">
            <text:p>無</text:p>
          </table:table-cell>
          <table:table-cell office:value-type="float" office:value="11755" table:style-name="ce9">
            <text:p><text:s/>11,755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12">
            <text:p>金煌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吳志剛</text:p>
          </table:table-cell>
          <table:table-cell office:value-type="string" table:style-name="ce12">
            <text:p>中正金門街及水源路21號前（快速道路引道下）增設隔音牆工程</text:p>
          </table:table-cell>
          <table:table-cell office:value-type="string" table:style-name="ce12">
            <text:p>中正區</text:p>
          </table:table-cell>
          <table:table-cell office:value-type="string" table:style-name="ce7">
            <text:p>無</text:p>
          </table:table-cell>
          <table:table-cell office:value-type="float" office:value="15986" table:style-name="ce9">
            <text:p><text:s/>15,98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12">
            <text:p>昇陽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7">
            <text:p>李慶元</text:p>
            <text:p>林奕華</text:p>
          </table:table-cell>
          <table:table-cell office:value-type="string" table:style-name="ce12">
            <text:p>文山木新路陸橋拆除工程</text:p>
          </table:table-cell>
          <table:table-cell office:value-type="string" table:style-name="ce12">
            <text:p>文山區</text:p>
          </table:table-cell>
          <table:table-cell office:value-type="string" table:style-name="ce7">
            <text:p>無</text:p>
          </table:table-cell>
          <table:table-cell office:value-type="float" office:value="127086" table:style-name="ce9">
            <text:p><text:s/>127,086<text:s/></text:p>
          </table:table-cell>
          <table:table-cell office:value-type="string" table:style-name="ce8">
            <text:p>道路橋樑工程/道路及橋樑工程/道路工程</text:p>
          </table:table-cell>
          <table:table-cell office:value-type="string" table:style-name="ce8">
            <text:p>新工處</text:p>
          </table:table-cell>
          <table:table-cell office:value-type="string" table:style-name="ce8">
            <text:p>公開招標</text:p>
          </table:table-cell>
          <table:table-cell office:value-type="string" table:style-name="ce12">
            <text:p>冠君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郭昭巖</text:p>
          </table:table-cell>
          <table:table-cell office:value-type="string" table:style-name="ce12">
            <text:p>故事館</text:p>
          </table:table-cell>
          <table:table-cell office:value-type="string" table:style-name="ce12">
            <text:p>青年公園</text:p>
          </table:table-cell>
          <table:table-cell office:value-type="string" table:style-name="ce34">
            <text:p>無</text:p>
          </table:table-cell>
          <table:table-cell office:value-type="float" office:value="6051" table:style-name="ce9">
            <text:p><text:s/>6,051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協坤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黃平洋</text:p>
          </table:table-cell>
          <table:table-cell office:value-type="string" table:style-name="ce12">
            <text:p>遊戲區整修(設置沙坑、翹翹板、搖搖樂等)</text:p>
          </table:table-cell>
          <table:table-cell office:value-type="string" table:style-name="ce12">
            <text:p>復興公園</text:p>
          </table:table-cell>
          <table:table-cell office:value-type="string" table:style-name="ce34">
            <text:p>無</text:p>
          </table:table-cell>
          <table:table-cell office:value-type="float" office:value="263" table:style-name="ce9">
            <text:p><text:s/>26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鼎上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黃平洋</text:p>
          </table:table-cell>
          <table:table-cell office:value-type="string" table:style-name="ce12">
            <text:p>遊戲區組合遊具新設</text:p>
          </table:table-cell>
          <table:table-cell office:value-type="string" table:style-name="ce12">
            <text:p>復興公園</text:p>
          </table:table-cell>
          <table:table-cell office:value-type="string" table:style-name="ce34">
            <text:p>無</text:p>
          </table:table-cell>
          <table:table-cell office:value-type="float" office:value="525" table:style-name="ce9">
            <text:p><text:s/>525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黃平洋</text:p>
          </table:table-cell>
          <table:table-cell office:value-type="string" table:style-name="ce12">
            <text:p>園區表演台擴建</text:p>
          </table:table-cell>
          <table:table-cell office:value-type="string" table:style-name="ce12">
            <text:p>七星公園</text:p>
          </table:table-cell>
          <table:table-cell office:value-type="string" table:style-name="ce34">
            <text:p>無</text:p>
          </table:table-cell>
          <table:table-cell office:value-type="float" office:value="377" table:style-name="ce9">
            <text:p><text:s/>377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黃平洋</text:p>
          </table:table-cell>
          <table:table-cell office:value-type="string" table:style-name="ce12">
            <text:p>園區增設座椅及園路積水改善</text:p>
          </table:table-cell>
          <table:table-cell office:value-type="string" table:style-name="ce12">
            <text:p>永欣綠地</text:p>
          </table:table-cell>
          <table:table-cell office:value-type="string" table:style-name="ce34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office:string-value="公園綠化及風景區工程/公園及綠化工程/公園工程" table:formula="msoxl:=F448" table:style-name="ce12">
            <text:p>公園綠化及風景區工程/公園及綠化工程/公園工程</text:p>
          </table:table-cell>
          <table:table-cell office:value-type="string" office:string-value="公園處" table:formula="msoxl:=G448" table:style-name="ce12">
            <text:p>公園處</text:p>
          </table:table-cell>
          <table:table-cell office:value-type="string" office:string-value="公開招標" table:formula="msoxl:=H448" table:style-name="ce12">
            <text:p>公開招標</text:p>
          </table:table-cell>
          <table:table-cell office:value-type="string" office:string-value="鼎上營造有限公司" table:formula="msoxl:=I448" table:style-name="ce12">
            <text:p>鼎上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黃平洋</text:p>
          </table:table-cell>
          <table:table-cell office:value-type="string" table:style-name="ce12">
            <text:p>園路、廣場整修及圍籬圍網更新</text:p>
          </table:table-cell>
          <table:table-cell office:value-type="string" table:style-name="ce12">
            <text:p>新興公園</text:p>
          </table:table-cell>
          <table:table-cell office:value-type="string" table:style-name="ce34">
            <text:p>無</text:p>
          </table:table-cell>
          <table:table-cell office:value-type="float" office:value="278" table:style-name="ce9">
            <text:p><text:s/>278<text:s/></text:p>
          </table:table-cell>
          <table:table-cell office:value-type="string" office:string-value="公園綠化及風景區工程/公園及綠化工程/公園工程" table:formula="msoxl:=F448" table:style-name="ce12">
            <text:p>公園綠化及風景區工程/公園及綠化工程/公園工程</text:p>
          </table:table-cell>
          <table:table-cell office:value-type="string" office:string-value="公園處" table:formula="msoxl:=G448" table:style-name="ce12">
            <text:p>公園處</text:p>
          </table:table-cell>
          <table:table-cell office:value-type="string" office:string-value="公開招標" table:formula="msoxl:=H448" table:style-name="ce12">
            <text:p>公開招標</text:p>
          </table:table-cell>
          <table:table-cell office:value-type="string" office:string-value="鼎上營造有限公司" table:formula="msoxl:=I448" table:style-name="ce12">
            <text:p>鼎上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黃平洋</text:p>
          </table:table-cell>
          <table:table-cell office:value-type="string" table:style-name="ce12">
            <text:p>坡面水流改善及座椅木料腐爛更新</text:p>
          </table:table-cell>
          <table:table-cell office:value-type="string" table:style-name="ce12">
            <text:p>丹鳳公園</text:p>
          </table:table-cell>
          <table:table-cell office:value-type="string" table:style-name="ce34">
            <text:p>無</text:p>
          </table:table-cell>
          <table:table-cell office:value-type="float" office:value="245" table:style-name="ce9">
            <text:p><text:s/>245<text:s/></text:p>
          </table:table-cell>
          <table:table-cell office:value-type="string" office:string-value="公園綠化及風景區工程/公園及綠化工程/公園工程" table:formula="msoxl:=F448" table:style-name="ce12">
            <text:p>公園綠化及風景區工程/公園及綠化工程/公園工程</text:p>
          </table:table-cell>
          <table:table-cell office:value-type="string" office:string-value="公園處" table:formula="msoxl:=G448" table:style-name="ce12">
            <text:p>公園處</text:p>
          </table:table-cell>
          <table:table-cell office:value-type="string" office:string-value="公開招標" table:formula="msoxl:=H448" table:style-name="ce12">
            <text:p>公開招標</text:p>
          </table:table-cell>
          <table:table-cell office:value-type="string" office:string-value="鼎上營造有限公司" table:formula="msoxl:=I448" table:style-name="ce12">
            <text:p>鼎上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林瑞圖</text:p>
          </table:table-cell>
          <table:table-cell office:value-type="string" table:style-name="ce12">
            <text:p>水溝整修、籃球、羽球場整修</text:p>
          </table:table-cell>
          <table:table-cell office:value-type="string" table:style-name="ce12">
            <text:p>長安公園(擴建區)</text:p>
          </table:table-cell>
          <table:table-cell office:value-type="string" table:style-name="ce34">
            <text:p>無</text:p>
          </table:table-cell>
          <table:table-cell office:value-type="float" office:value="1353" table:style-name="ce9">
            <text:p><text:s/>1,35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林瑞圖</text:p>
          </table:table-cell>
          <table:table-cell office:value-type="string" table:style-name="ce12">
            <text:p>泉源公園老舊更新</text:p>
          </table:table-cell>
          <table:table-cell office:value-type="string" table:style-name="ce12">
            <text:p>泉源公園</text:p>
          </table:table-cell>
          <table:table-cell office:value-type="string" table:style-name="ce34">
            <text:p>無</text:p>
          </table:table-cell>
          <table:table-cell office:value-type="float" office:value="4814" table:style-name="ce9">
            <text:p><text:s/>4,814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宏振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林瑞圖</text:p>
          </table:table-cell>
          <table:table-cell office:value-type="string" table:style-name="ce12">
            <text:p>籃球場整修</text:p>
          </table:table-cell>
          <table:table-cell office:value-type="string" table:style-name="ce12">
            <text:p>榮華公園</text:p>
          </table:table-cell>
          <table:table-cell office:value-type="string" table:style-name="ce34">
            <text:p>無</text:p>
          </table:table-cell>
          <table:table-cell office:value-type="float" office:value="499" table:style-name="ce9">
            <text:p><text:s/>499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汪志冰</text:p>
          </table:table-cell>
          <table:table-cell office:value-type="string" table:style-name="ce12">
            <text:p>園區增設座椅及地坪改善</text:p>
          </table:table-cell>
          <table:table-cell office:value-type="string" table:style-name="ce12">
            <text:p>中央公園</text:p>
          </table:table-cell>
          <table:table-cell office:value-type="string" table:style-name="ce34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office:string-value="公園綠化及風景區工程/公園及綠化工程/公園工程" table:formula="msoxl:=F454" table:style-name="ce12">
            <text:p>公園綠化及風景區工程/公園及綠化工程/公園工程</text:p>
          </table:table-cell>
          <table:table-cell office:value-type="string" office:string-value="公園處" table:formula="msoxl:=G454" table:style-name="ce12">
            <text:p>公園處</text:p>
          </table:table-cell>
          <table:table-cell office:value-type="string" office:string-value="公開招標" table:formula="msoxl:=H454" table:style-name="ce12">
            <text:p>公開招標</text:p>
          </table:table-cell>
          <table:table-cell office:value-type="string" table:style-name="ce12">
            <text:p>鼎上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汪志冰</text:p>
          </table:table-cell>
          <table:table-cell office:value-type="string" table:style-name="ce12">
            <text:p>園區增設座椅及涼亭地坪改善</text:p>
          </table:table-cell>
          <table:table-cell office:value-type="string" table:style-name="ce12">
            <text:p>石牌公園</text:p>
          </table:table-cell>
          <table:table-cell office:value-type="string" table:style-name="ce34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office:string-value="公園綠化及風景區工程/公園及綠化工程/公園工程" table:formula="msoxl:=F454" table:style-name="ce12">
            <text:p>公園綠化及風景區工程/公園及綠化工程/公園工程</text:p>
          </table:table-cell>
          <table:table-cell office:value-type="string" office:string-value="公園處" table:formula="msoxl:=G454" table:style-name="ce12">
            <text:p>公園處</text:p>
          </table:table-cell>
          <table:table-cell office:value-type="string" office:string-value="公開招標" table:formula="msoxl:=H454" table:style-name="ce12">
            <text:p>公開招標</text:p>
          </table:table-cell>
          <table:table-cell office:value-type="string" table:style-name="ce12">
            <text:p>鼎上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何志偉</text:p>
          </table:table-cell>
          <table:table-cell office:value-type="string" table:style-name="ce12">
            <text:p>園區地面排水改善及施作陰井</text:p>
          </table:table-cell>
          <table:table-cell office:value-type="string" table:style-name="ce12">
            <text:p>磺港公園</text:p>
          </table:table-cell>
          <table:table-cell office:value-type="string" table:style-name="ce34">
            <text:p>無</text:p>
          </table:table-cell>
          <table:table-cell office:value-type="float" office:value="829" table:style-name="ce9">
            <text:p><text:s/>829<text:s/></text:p>
          </table:table-cell>
          <table:table-cell office:value-type="string" office:string-value="公園綠化及風景區工程/公園及綠化工程/公園工程" table:formula="msoxl:=F455" table:style-name="ce12">
            <text:p>公園綠化及風景區工程/公園及綠化工程/公園工程</text:p>
          </table:table-cell>
          <table:table-cell office:value-type="string" office:string-value="公園處" table:formula="msoxl:=G455" table:style-name="ce12">
            <text:p>公園處</text:p>
          </table:table-cell>
          <table:table-cell office:value-type="string" office:string-value="公開招標" table:formula="msoxl:=H455" table:style-name="ce12">
            <text:p>公開招標</text:p>
          </table:table-cell>
          <table:table-cell office:value-type="string" office:string-value="宏振營造有限公司" table:formula="msoxl:=I455" table:style-name="ce12">
            <text:p>宏振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林世宗</text:p>
            <text:p>汪志冰</text:p>
          </table:table-cell>
          <table:table-cell office:value-type="string" table:style-name="ce12">
            <text:p>園區積水改善</text:p>
          </table:table-cell>
          <table:table-cell office:value-type="string" table:style-name="ce12">
            <text:p>榮富公園</text:p>
          </table:table-cell>
          <table:table-cell office:value-type="string" table:style-name="ce34">
            <text:p>無</text:p>
          </table:table-cell>
          <table:table-cell office:value-type="float" office:value="963" table:style-name="ce9">
            <text:p><text:s/>96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頡笙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周威佑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青年路168巷2弄2號前</text:p>
          </table:table-cell>
          <table:table-cell office:value-type="string" table:style-name="ce34">
            <text:p>無</text:p>
          </table:table-cell>
          <table:table-cell office:value-type="float" office:value="207" table:style-name="ce9">
            <text:p><text:s/>20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永德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仁愛路4段420~520號</text:p>
          </table:table-cell>
          <table:table-cell office:value-type="string" table:style-name="ce34">
            <text:p>無</text:p>
          </table:table-cell>
          <table:table-cell office:value-type="float" office:value="462" table:style-name="ce9">
            <text:p><text:s/>462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王正德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健康路185巷口至三民路口</text:p>
          </table:table-cell>
          <table:table-cell office:value-type="string" table:style-name="ce34">
            <text:p>無</text:p>
          </table:table-cell>
          <table:table-cell office:value-type="float" office:value="296" table:style-name="ce9">
            <text:p><text:s/>296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永德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健康路208號至242號間</text:p>
          </table:table-cell>
          <table:table-cell office:value-type="string" table:style-name="ce34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義洲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康寧路3段245巷</text:p>
          </table:table-cell>
          <table:table-cell office:value-type="string" table:style-name="ce34">
            <text:p>無</text:p>
          </table:table-cell>
          <table:table-cell office:value-type="float" office:value="243" table:style-name="ce9">
            <text:p><text:s/>243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孋輝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信義路5段150巷110弄</text:p>
          </table:table-cell>
          <table:table-cell office:value-type="string" table:style-name="ce34">
            <text:p>無</text:p>
          </table:table-cell>
          <table:table-cell office:value-type="float" office:value="225" table:style-name="ce9">
            <text:p><text:s/>22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王欣儀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木柵路3段171號</text:p>
          </table:table-cell>
          <table:table-cell office:value-type="string" table:style-name="ce34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永德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基隆路1段101巷15號</text:p>
          </table:table-cell>
          <table:table-cell office:value-type="string" table:style-name="ce34">
            <text:p>無</text:p>
          </table:table-cell>
          <table:table-cell office:value-type="float" office:value="935" table:style-name="ce9">
            <text:p><text:s/>93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王欣儀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木柵路5段42號</text:p>
          </table:table-cell>
          <table:table-cell office:value-type="string" table:style-name="ce34">
            <text:p>無</text:p>
          </table:table-cell>
          <table:table-cell office:value-type="float" office:value="297" table:style-name="ce9">
            <text:p><text:s/>29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永德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永吉路65-121號</text:p>
          </table:table-cell>
          <table:table-cell office:value-type="string" table:style-name="ce34">
            <text:p>無</text:p>
          </table:table-cell>
          <table:table-cell office:value-type="float" office:value="239" table:style-name="ce9">
            <text:p><text:s/>239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王欣儀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復興南路1段107巷</text:p>
          </table:table-cell>
          <table:table-cell office:value-type="string" table:style-name="ce34">
            <text:p>無</text:p>
          </table:table-cell>
          <table:table-cell office:value-type="float" office:value="236" table:style-name="ce9">
            <text:p><text:s/>236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林奕華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樂業街108巷</text:p>
          </table:table-cell>
          <table:table-cell office:value-type="string" table:style-name="ce34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周威佑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民和街2號旁</text:p>
          </table:table-cell>
          <table:table-cell office:value-type="string" table:style-name="ce34">
            <text:p>無</text:p>
          </table:table-cell>
          <table:table-cell office:value-type="float" office:value="229" table:style-name="ce9">
            <text:p><text:s/>229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劉耀仁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桂林路242巷8弄1號旁</text:p>
          </table:table-cell>
          <table:table-cell office:value-type="string" table:style-name="ce34">
            <text:p>無</text:p>
          </table:table-cell>
          <table:table-cell office:value-type="float" office:value="255" table:style-name="ce9">
            <text:p><text:s/>25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王欣儀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和平東路3段649號</text:p>
          </table:table-cell>
          <table:table-cell office:value-type="string" table:style-name="ce34">
            <text:p>無</text:p>
          </table:table-cell>
          <table:table-cell office:value-type="float" office:value="227" table:style-name="ce9">
            <text:p><text:s/>22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錦祥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大安路1段75巷</text:p>
          </table:table-cell>
          <table:table-cell office:value-type="string" table:style-name="ce34">
            <text:p>無</text:p>
          </table:table-cell>
          <table:table-cell office:value-type="float" office:value="223" table:style-name="ce9">
            <text:p><text:s/>223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錦祥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大安路1段與忠孝東路3段口</text:p>
          </table:table-cell>
          <table:table-cell office:value-type="string" table:style-name="ce34">
            <text:p>無</text:p>
          </table:table-cell>
          <table:table-cell office:value-type="float" office:value="256" table:style-name="ce9">
            <text:p><text:s/>256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錦祥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大安路1段與忠孝東路3段口路人管溝銑鋪</text:p>
          </table:table-cell>
          <table:table-cell office:value-type="string" table:style-name="ce34">
            <text:p>無</text:p>
          </table:table-cell>
          <table:table-cell office:value-type="float" office:value="208" table:style-name="ce9">
            <text:p><text:s/>208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林瑞圖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中央北路4段48號前</text:p>
          </table:table-cell>
          <table:table-cell office:value-type="string" table:style-name="ce34">
            <text:p>無</text:p>
          </table:table-cell>
          <table:table-cell office:value-type="float" office:value="217" table:style-name="ce9">
            <text:p><text:s/>21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首銳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林瑞圖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中央北路4段桃源國中前</text:p>
          </table:table-cell>
          <table:table-cell office:value-type="string" table:style-name="ce34">
            <text:p>無</text:p>
          </table:table-cell>
          <table:table-cell office:value-type="float" office:value="217" table:style-name="ce9">
            <text:p><text:s/>21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首銳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吳碧珠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新安路85號</text:p>
          </table:table-cell>
          <table:table-cell office:value-type="string" table:style-name="ce34">
            <text:p>無</text:p>
          </table:table-cell>
          <table:table-cell office:value-type="float" office:value="215" table:style-name="ce9">
            <text:p><text:s/>21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首銳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王欣儀</text:p>
          </table:table-cell>
          <table:table-cell office:value-type="string" table:style-name="ce12">
            <text:p>路燈照明系統改善</text:p>
          </table:table-cell>
          <table:table-cell office:value-type="string" table:style-name="ce12">
            <text:p>仁愛路3段20巷</text:p>
          </table:table-cell>
          <table:table-cell office:value-type="string" table:style-name="ce34">
            <text:p>無</text:p>
          </table:table-cell>
          <table:table-cell office:value-type="float" office:value="2000" table:style-name="ce9">
            <text:p><text:s/>2,00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紀緯企業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戴錫欽</text:p>
          </table:table-cell>
          <table:table-cell office:value-type="string" table:style-name="ce12">
            <text:p>信義安康公園園路更新<text:s/></text:p>
          </table:table-cell>
          <table:table-cell office:value-type="string" table:style-name="ce12">
            <text:p>信義安康公園</text:p>
          </table:table-cell>
          <table:table-cell office:value-type="string" table:style-name="ce34">
            <text:p>無</text:p>
          </table:table-cell>
          <table:table-cell office:value-type="float" office:value="893" table:style-name="ce9">
            <text:p><text:s/>89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玖信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戴錫欽</text:p>
          </table:table-cell>
          <table:table-cell office:value-type="string" table:style-name="ce12">
            <text:p>富生公園新開闢</text:p>
          </table:table-cell>
          <table:table-cell office:value-type="string" table:style-name="ce12">
            <text:p>富生公園</text:p>
          </table:table-cell>
          <table:table-cell office:value-type="string" table:style-name="ce34">
            <text:p>無</text:p>
          </table:table-cell>
          <table:table-cell office:value-type="float" office:value="780" table:style-name="ce9">
            <text:p><text:s/>78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玖信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歐陽龍</text:p>
          </table:table-cell>
          <table:table-cell office:value-type="string" table:style-name="ce12">
            <text:p>組合遊具、搖搖樂、安全地墊更新</text:p>
          </table:table-cell>
          <table:table-cell office:value-type="string" table:style-name="ce12">
            <text:p>景美運動公園</text:p>
          </table:table-cell>
          <table:table-cell office:value-type="string" table:style-name="ce34">
            <text:p>無</text:p>
          </table:table-cell>
          <table:table-cell office:value-type="float" office:value="885" table:style-name="ce9">
            <text:p><text:s/>885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登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吳世正</text:p>
          </table:table-cell>
          <table:table-cell office:value-type="string" table:style-name="ce12">
            <text:p>南港公園籃球場截球網</text:p>
          </table:table-cell>
          <table:table-cell office:value-type="string" table:style-name="ce12">
            <text:p>南港公園</text:p>
          </table:table-cell>
          <table:table-cell office:value-type="string" table:style-name="ce34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品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李彥秀</text:p>
          </table:table-cell>
          <table:table-cell office:value-type="string" table:style-name="ce12">
            <text:p>網球場整修</text:p>
          </table:table-cell>
          <table:table-cell office:value-type="string" table:style-name="ce12">
            <text:p>南港公園</text:p>
          </table:table-cell>
          <table:table-cell office:value-type="string" table:style-name="ce34">
            <text:p>無</text:p>
          </table:table-cell>
          <table:table-cell office:value-type="float" office:value="2100" table:style-name="ce9">
            <text:p><text:s/>2,10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品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高嘉瑜</text:p>
          </table:table-cell>
          <table:table-cell office:value-type="string" table:style-name="ce12">
            <text:p>兒童遊樂場</text:p>
          </table:table-cell>
          <table:table-cell office:value-type="string" table:style-name="ce12">
            <text:p>合樂公園</text:p>
          </table:table-cell>
          <table:table-cell office:value-type="string" table:style-name="ce34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品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李彥秀</text:p>
          </table:table-cell>
          <table:table-cell office:value-type="string" table:style-name="ce12">
            <text:p>網球場雨遮設施</text:p>
          </table:table-cell>
          <table:table-cell office:value-type="string" table:style-name="ce12">
            <text:p>玉成公園</text:p>
          </table:table-cell>
          <table:table-cell office:value-type="string" table:style-name="ce34">
            <text:p>無</text:p>
          </table:table-cell>
          <table:table-cell office:value-type="float" office:value="320" table:style-name="ce9">
            <text:p><text:s/>32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品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林國成</text:p>
          </table:table-cell>
          <table:table-cell office:value-type="string" table:style-name="ce12">
            <text:p>岳飛銅像旁遮雨棚漏水及葡萄藤架增設採光罩</text:p>
          </table:table-cell>
          <table:table-cell office:value-type="string" table:style-name="ce12">
            <text:p>林森公園</text:p>
          </table:table-cell>
          <table:table-cell office:value-type="string" table:style-name="ce34">
            <text:p>無</text:p>
          </table:table-cell>
          <table:table-cell office:value-type="float" office:value="436" table:style-name="ce9">
            <text:p><text:s/>436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協坤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孋輝</text:p>
          </table:table-cell>
          <table:table-cell office:value-type="string" table:style-name="ce12">
            <text:p>木棧道更新、木圍籬延伸、生態池清淤、增設洗手台等</text:p>
          </table:table-cell>
          <table:table-cell office:value-type="string" table:style-name="ce12">
            <text:p>富民公園</text:p>
          </table:table-cell>
          <table:table-cell office:value-type="string" table:style-name="ce34">
            <text:p>無</text:p>
          </table:table-cell>
          <table:table-cell office:value-type="float" office:value="1614" table:style-name="ce9">
            <text:p><text:s/>1,614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遠征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洪健益</text:p>
          </table:table-cell>
          <table:table-cell office:value-type="string" table:style-name="ce12">
            <text:p>截球網漏空改善</text:p>
          </table:table-cell>
          <table:table-cell office:value-type="string" table:style-name="ce12">
            <text:p>民權公園</text:p>
          </table:table-cell>
          <table:table-cell office:value-type="string" table:style-name="ce34">
            <text:p>無</text:p>
          </table:table-cell>
          <table:table-cell office:value-type="float" office:value="453" table:style-name="ce9">
            <text:p><text:s/>453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遠征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義洲</text:p>
          </table:table-cell>
          <table:table-cell office:value-type="string" table:style-name="ce12">
            <text:p>大湖公園陽光草皮改善</text:p>
          </table:table-cell>
          <table:table-cell office:value-type="string" table:style-name="ce12">
            <text:p>大湖公園</text:p>
          </table:table-cell>
          <table:table-cell office:value-type="string" table:style-name="ce34">
            <text:p>無</text:p>
          </table:table-cell>
          <table:table-cell office:value-type="float" office:value="579" table:style-name="ce9">
            <text:p><text:s/>579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綠園實業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黃珊珊</text:p>
          </table:table-cell>
          <table:table-cell office:value-type="string" table:style-name="ce12">
            <text:p>大湖公園草皮草溝</text:p>
          </table:table-cell>
          <table:table-cell office:value-type="string" table:style-name="ce12">
            <text:p>大湖公園</text:p>
          </table:table-cell>
          <table:table-cell office:value-type="string" table:style-name="ce34">
            <text:p>無</text:p>
          </table:table-cell>
          <table:table-cell office:value-type="float" office:value="29" table:style-name="ce9">
            <text:p><text:s/>29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綠園實業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葉林傳</text:p>
          </table:table-cell>
          <table:table-cell office:value-type="string" table:style-name="ce12">
            <text:p>新生北路二段28巷公園側, 照明換裝雙燈式LED 燈</text:p>
          </table:table-cell>
          <table:table-cell office:value-type="string" table:style-name="ce12">
            <text:p>新生北路二段28巷公園側</text:p>
          </table:table-cell>
          <table:table-cell office:value-type="string" table:style-name="ce34">
            <text:p>無</text:p>
          </table:table-cell>
          <table:table-cell office:value-type="float" office:value="231" table:style-name="ce9">
            <text:p><text:s/>231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葉林傳</text:p>
          </table:table-cell>
          <table:table-cell office:value-type="string" table:style-name="ce12">
            <text:p>架空線下地, 改善纜線凌亂</text:p>
          </table:table-cell>
          <table:table-cell office:value-type="string" table:style-name="ce12">
            <text:p>承德路二段179號</text:p>
          </table:table-cell>
          <table:table-cell office:value-type="string" table:style-name="ce34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玉梅</text:p>
          </table:table-cell>
          <table:table-cell office:value-type="string" table:style-name="ce12">
            <text:p>架空線下地, 改善纜線凌亂</text:p>
          </table:table-cell>
          <table:table-cell office:value-type="string" table:style-name="ce12">
            <text:p>昌吉街110巷32號前</text:p>
          </table:table-cell>
          <table:table-cell office:value-type="string" table:style-name="ce34">
            <text:p>無</text:p>
          </table:table-cell>
          <table:table-cell office:value-type="float" office:value="5400" table:style-name="ce9">
            <text:p><text:s/>5,40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戴錫欽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臥龍街379巷口(和平東路3段555巷)</text:p>
          </table:table-cell>
          <table:table-cell office:value-type="string" table:style-name="ce34">
            <text:p>無</text:p>
          </table:table-cell>
          <table:table-cell office:value-type="float" office:value="311" table:style-name="ce9">
            <text:p><text:s/>311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戴錫欽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健康路157號至183號間</text:p>
          </table:table-cell>
          <table:table-cell office:value-type="string" table:style-name="ce34">
            <text:p>無</text:p>
          </table:table-cell>
          <table:table-cell office:value-type="float" office:value="291" table:style-name="ce9">
            <text:p><text:s/>291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永德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健康路160巷至210號間</text:p>
          </table:table-cell>
          <table:table-cell office:value-type="string" table:style-name="ce34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健昌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錦祥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通安街</text:p>
          </table:table-cell>
          <table:table-cell office:value-type="string" table:style-name="ce34">
            <text:p>無</text:p>
          </table:table-cell>
          <table:table-cell office:value-type="float" office:value="282" table:style-name="ce9">
            <text:p><text:s/>282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錦祥</text:p>
          </table:table-cell>
          <table:table-cell office:value-type="string" table:style-name="ce12">
            <text:p>共桿開關箱及路燈新設</text:p>
          </table:table-cell>
          <table:table-cell office:value-type="string" table:style-name="ce12">
            <text:p>和平東路3段652號</text:p>
          </table:table-cell>
          <table:table-cell office:value-type="string" table:style-name="ce34">
            <text:p>無</text:p>
          </table:table-cell>
          <table:table-cell office:value-type="float" office:value="278" table:style-name="ce9">
            <text:p><text:s/>278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王欣儀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羅斯福路4段119巷</text:p>
          </table:table-cell>
          <table:table-cell office:value-type="string" table:style-name="ce34">
            <text:p>無</text:p>
          </table:table-cell>
          <table:table-cell office:value-type="float" office:value="283" table:style-name="ce9">
            <text:p><text:s/>283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郭昭巖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汀州路3段104巷16弄1號</text:p>
          </table:table-cell>
          <table:table-cell office:value-type="string" table:style-name="ce34">
            <text:p>無</text:p>
          </table:table-cell>
          <table:table-cell office:value-type="float" office:value="237" table:style-name="ce9">
            <text:p><text:s/>23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陳錦祥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忠孝東路4段306號</text:p>
          </table:table-cell>
          <table:table-cell office:value-type="string" table:style-name="ce34">
            <text:p>無</text:p>
          </table:table-cell>
          <table:table-cell office:value-type="float" office:value="257" table:style-name="ce9">
            <text:p><text:s/>257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郭昭巖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汀州路3段104巷16弄11號對面</text:p>
          </table:table-cell>
          <table:table-cell office:value-type="string" table:style-name="ce34">
            <text:p>無</text:p>
          </table:table-cell>
          <table:table-cell office:value-type="float" office:value="243" table:style-name="ce9">
            <text:p><text:s/>243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王正德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基隆路2段151號至159巷</text:p>
          </table:table-cell>
          <table:table-cell office:value-type="string" table:style-name="ce34">
            <text:p>無</text:p>
          </table:table-cell>
          <table:table-cell office:value-type="float" office:value="265" table:style-name="ce9">
            <text:p><text:s/>26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承昌水電行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林瑞圖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東昇路11號對側</text:p>
          </table:table-cell>
          <table:table-cell office:value-type="string" table:style-name="ce34">
            <text:p>無</text:p>
          </table:table-cell>
          <table:table-cell office:value-type="float" office:value="295" table:style-name="ce9">
            <text:p><text:s/>295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首銳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應曉薇</text:p>
          </table:table-cell>
          <table:table-cell office:value-type="string" table:style-name="ce12">
            <text:p>路燈新設</text:p>
          </table:table-cell>
          <table:table-cell office:value-type="string" table:style-name="ce12">
            <text:p>青年路152巷</text:p>
          </table:table-cell>
          <table:table-cell office:value-type="string" table:style-name="ce34">
            <text:p>無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12">
            <text:p>路燈工程/路燈整建及新設工程/路燈新設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凱勗工程有限公司</text:p>
          </table:table-cell>
          <table:table-cell table:style-name="ce26"/>
          <table:table-cell table:number-columns-repeated="16374" table:style-name="ce10"/>
        </table:table-row>
        <table:table-row table:style-name="ro17">
          <table:table-cell office:value-type="string" table:style-name="ce36">
            <text:p>李慶元</text:p>
          </table:table-cell>
          <table:table-cell office:value-type="string" table:style-name="ce35">
            <text:p>瑠公圳公園改造工程噴水廣場設計不當及設施缺失疑義(1.橢圓形水池改為蓮花池，外圍種植灌木叢及研議施作欄杆方案。2.既有水道-部分改以地下化型式，並加設人行鋪面及護欄。3.抽水井解說版面、無障礙坡道扶手改善等相關圖說)</text:p>
          </table:table-cell>
          <table:table-cell office:value-type="string" table:style-name="ce35">
            <text:p>瑠公圳公園</text:p>
          </table:table-cell>
          <table:table-cell office:value-type="string" table:style-name="ce34">
            <text:p>無</text:p>
          </table:table-cell>
          <table:table-cell office:value-type="float" office:value="540" table:style-name="ce9">
            <text:p><text:s/>54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限制性招標</text:p>
          </table:table-cell>
          <table:table-cell office:value-type="string" table:style-name="ce35">
            <text:p>正岳營造股份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彥秀</text:p>
          </table:table-cell>
          <table:table-cell office:value-type="string" table:style-name="ce35">
            <text:p>南港公園牌樓整修</text:p>
          </table:table-cell>
          <table:table-cell office:value-type="string" table:style-name="ce35">
            <text:p>南港公園</text:p>
          </table:table-cell>
          <table:table-cell office:value-type="string" table:style-name="ce34">
            <text:p>無</text:p>
          </table:table-cell>
          <table:table-cell office:value-type="float" office:value="630" table:style-name="ce9">
            <text:p><text:s/>63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登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建昌</text:p>
          </table:table-cell>
          <table:table-cell office:value-type="string" table:style-name="ce35">
            <text:p>玉成廣場地坪</text:p>
          </table:table-cell>
          <table:table-cell office:value-type="string" table:style-name="ce35">
            <text:p>玉成公園</text:p>
          </table:table-cell>
          <table:table-cell office:value-type="string" table:style-name="ce34">
            <text:p>無</text:p>
          </table:table-cell>
          <table:table-cell office:value-type="float" office:value="1100" table:style-name="ce9">
            <text:p><text:s/>1,10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登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彥秀</text:p>
          </table:table-cell>
          <table:table-cell office:value-type="string" table:style-name="ce35">
            <text:p>玉成溜冰場地坪</text:p>
          </table:table-cell>
          <table:table-cell office:value-type="string" table:style-name="ce35">
            <text:p>玉成公園</text:p>
          </table:table-cell>
          <table:table-cell office:value-type="string" table:style-name="ce34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登煌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吳世正</text:p>
            <text:p>李彥秀</text:p>
          </table:table-cell>
          <table:table-cell office:value-type="string" table:style-name="ce35">
            <text:p>碧湖公園園路改善及樹木支撐</text:p>
          </table:table-cell>
          <table:table-cell office:value-type="string" table:style-name="ce35">
            <text:p>碧湖公園</text:p>
          </table:table-cell>
          <table:table-cell office:value-type="string" table:style-name="ce34">
            <text:p>無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國興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吳世正</text:p>
          </table:table-cell>
          <table:table-cell office:value-type="string" table:style-name="ce35">
            <text:p>碧湖公園網球場地坪改善</text:p>
          </table:table-cell>
          <table:table-cell office:value-type="string" table:style-name="ce35">
            <text:p>碧湖公園</text:p>
          </table:table-cell>
          <table:table-cell office:value-type="string" table:style-name="ce34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國興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彥秀</text:p>
          </table:table-cell>
          <table:table-cell office:value-type="string" table:style-name="ce35">
            <text:p>上灣公園增設體健設施</text:p>
          </table:table-cell>
          <table:table-cell office:value-type="string" table:style-name="ce35">
            <text:p>上灣公園</text:p>
          </table:table-cell>
          <table:table-cell office:value-type="string" table:style-name="ce34">
            <text:p>無</text:p>
          </table:table-cell>
          <table:table-cell office:value-type="float" office:value="271" table:style-name="ce9">
            <text:p><text:s/>271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國興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彥秀</text:p>
          </table:table-cell>
          <table:table-cell office:value-type="string" table:style-name="ce35">
            <text:p>明美公園增設體健設施</text:p>
          </table:table-cell>
          <table:table-cell office:value-type="string" table:style-name="ce35">
            <text:p>明美公園</text:p>
          </table:table-cell>
          <table:table-cell office:value-type="string" table:style-name="ce34">
            <text:p>無</text:p>
          </table:table-cell>
          <table:table-cell office:value-type="float" office:value="234" table:style-name="ce9">
            <text:p><text:s/>234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國興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林國成</text:p>
          </table:table-cell>
          <table:table-cell office:value-type="string" table:style-name="ce35">
            <text:p>林森公園花架增設採光罩</text:p>
          </table:table-cell>
          <table:table-cell office:value-type="string" table:style-name="ce35">
            <text:p>林森公園</text:p>
          </table:table-cell>
          <table:table-cell office:value-type="string" table:style-name="ce34">
            <text:p>無</text:p>
          </table:table-cell>
          <table:table-cell office:value-type="float" office:value="199" table:style-name="ce9">
            <text:p><text:s/>199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協坤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陳建銘</text:p>
          </table:table-cell>
          <table:table-cell office:value-type="string" table:style-name="ce35">
            <text:p>劍潭公園園路積水改善</text:p>
          </table:table-cell>
          <table:table-cell office:value-type="string" table:style-name="ce35">
            <text:p>劍潭公園</text:p>
          </table:table-cell>
          <table:table-cell office:value-type="string" table:style-name="ce34">
            <text:p>無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協坤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7">
            <text:p>葉林傳</text:p>
          </table:table-cell>
          <table:table-cell office:value-type="string" table:style-name="ce35">
            <text:p>康樂公園草皮裸露</text:p>
          </table:table-cell>
          <table:table-cell office:value-type="string" table:style-name="ce35">
            <text:p>康樂公園</text:p>
          </table:table-cell>
          <table:table-cell office:value-type="string" table:style-name="ce34">
            <text:p>無</text:p>
          </table:table-cell>
          <table:table-cell office:value-type="float" office:value="68" table:style-name="ce9">
            <text:p><text:s/>68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12">
            <text:p>公園處</text:p>
          </table:table-cell>
          <table:table-cell office:value-type="string" table:style-name="ce12">
            <text:p>公開招標</text:p>
          </table:table-cell>
          <table:table-cell office:value-type="string" table:style-name="ce35">
            <text:p>綠園實業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黃平洋</text:p>
          </table:table-cell>
          <table:table-cell office:value-type="string" table:style-name="ce35">
            <text:p>遊戲區整修（組合遊具）</text:p>
          </table:table-cell>
          <table:table-cell office:value-type="string" table:style-name="ce35">
            <text:p>天福綠地</text:p>
          </table:table-cell>
          <table:table-cell office:value-type="string" table:style-name="ce34">
            <text:p>無</text:p>
          </table:table-cell>
          <table:table-cell office:value-type="float" office:value="604" table:style-name="ce9">
            <text:p><text:s/>604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宏震營造事業股份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黃平洋</text:p>
          </table:table-cell>
          <table:table-cell office:value-type="string" table:style-name="ce35">
            <text:p>增設彈性地墊及排水溝等</text:p>
          </table:table-cell>
          <table:table-cell office:value-type="string" table:style-name="ce35">
            <text:p>天壽公園</text:p>
          </table:table-cell>
          <table:table-cell office:value-type="string" table:style-name="ce34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宏震營造事業股份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葉林傳</text:p>
          </table:table-cell>
          <table:table-cell office:value-type="string" table:style-name="ce35">
            <text:p>邊坡牆面美化</text:p>
          </table:table-cell>
          <table:table-cell office:value-type="string" table:style-name="ce35">
            <text:p>力行2號綠地</text:p>
          </table:table-cell>
          <table:table-cell office:value-type="string" table:style-name="ce34">
            <text:p>無</text:p>
          </table:table-cell>
          <table:table-cell office:value-type="float" office:value="466" table:style-name="ce9">
            <text:p><text:s/>466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宏震營造事業股份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彥秀</text:p>
          </table:table-cell>
          <table:table-cell office:value-type="string" table:style-name="ce35">
            <text:p>園路改善</text:p>
          </table:table-cell>
          <table:table-cell office:value-type="string" table:style-name="ce35">
            <text:p>港富廣場</text:p>
          </table:table-cell>
          <table:table-cell office:value-type="string" table:style-name="ce34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公園綠化及風景區工程/公園及綠化工程/公園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佳緯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洪健益</text:p>
          </table:table-cell>
          <table:table-cell office:value-type="string" table:style-name="ce35">
            <text:p>遊具更新</text:p>
          </table:table-cell>
          <table:table-cell office:value-type="string" table:style-name="ce35">
            <text:p>景聯廣場</text:p>
          </table:table-cell>
          <table:table-cell office:value-type="string" table:style-name="ce34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佳緯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7">
            <text:p>李建昌</text:p>
          </table:table-cell>
          <table:table-cell office:value-type="string" table:style-name="ce35">
            <text:p>園路更新</text:p>
          </table:table-cell>
          <table:table-cell office:value-type="string" table:style-name="ce35">
            <text:p>合心廣場</text:p>
          </table:table-cell>
          <table:table-cell office:value-type="string" table:style-name="ce34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2">
            <text:p>公園綠化及風景區工程/公園及綠化工程/綠化工程</text:p>
          </table:table-cell>
          <table:table-cell office:value-type="string" table:style-name="ce35">
            <text:p>公園處</text:p>
          </table:table-cell>
          <table:table-cell office:value-type="string" table:style-name="ce35">
            <text:p>公開招標</text:p>
          </table:table-cell>
          <table:table-cell office:value-type="string" table:style-name="ce35">
            <text:p>佳緯營造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洪健益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大道路58巷2至18號後巷</text:p>
          </table:table-cell>
          <table:table-cell office:value-type="string" table:style-name="ce13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虎林街213號側巷(含水溝更新)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光復南路419巷48號至80號後巷(含水溝更新)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南京東路五段66巷3弄1號至21號後巷</text:p>
          </table:table-cell>
          <table:table-cell office:value-type="string" table:style-name="ce13">
            <text:p>無</text:p>
          </table:table-cell>
          <table:table-cell office:value-type="float" office:value="340" table:style-name="ce9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光復南路447-36號至447-55號後巷(含水溝更新)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忠孝東路五段167號至207號後巷(含水溝更新)</text:p>
          </table:table-cell>
          <table:table-cell office:value-type="string" table:style-name="ce13">
            <text:p>無</text:p>
          </table:table-cell>
          <table:table-cell office:value-type="float" office:value="620" table:style-name="ce9">
            <text:p><text:s/>6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永吉路30巷148弄雙號後巷(含水溝更新)</text:p>
          </table:table-cell>
          <table:table-cell office:value-type="string" table:style-name="ce13">
            <text:p>無</text:p>
          </table:table-cell>
          <table:table-cell office:value-type="float" office:value="670" table:style-name="ce9">
            <text:p><text:s/>6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永吉路30巷158弄雙號(含水溝更新)</text:p>
          </table:table-cell>
          <table:table-cell office:value-type="string" table:style-name="ce13">
            <text:p>無</text:p>
          </table:table-cell>
          <table:table-cell office:value-type="float" office:value="600" table:style-name="ce9">
            <text:p><text:s/>6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8">
            <text:p>王正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松山路650巷15弄8號至10號後巷、650巷15弄6號及8號間側巷及650巷15弄18號後巷及側巷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4弄66號至80號之1(含水溝更新)</text:p>
          </table:table-cell>
          <table:table-cell office:value-type="string" table:style-name="ce13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光復北路11巷50號至76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福德街251巷6弄20號側巷(以PC施作)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路五段150巷315弄2號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路五段150巷14弄2號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路光復南路421巷10號側巷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松仁路253巷3弄13號至15號中間巷(含水溝更新)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松仁路253巷3弄7號及9號中間巷(含水溝更新)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信義路五段150巷342弄2號及8號後巷(含水溝更新)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光復北路103巷6號至26號後巷(含光復北路85巷1號側巷)</text:p>
          </table:table-cell>
          <table:table-cell office:value-type="string" table:style-name="ce13">
            <text:p>無</text:p>
          </table:table-cell>
          <table:table-cell office:value-type="float" office:value="510" table:style-name="ce9">
            <text:p><text:s/>5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0弄19號至27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0弄55號至73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信義路六段76巷2弄27號至31號側巷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0弄29號至53號後巷</text:p>
          </table:table-cell>
          <table:table-cell office:value-type="string" table:style-name="ce13">
            <text:p>無</text:p>
          </table:table-cell>
          <table:table-cell office:value-type="float" office:value="310" table:style-name="ce9">
            <text:p><text:s/>3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8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南京東路五段66巷2弄1-2號至15號後巷(含南京東路五段66巷12弄18號側巷)</text:p>
          </table:table-cell>
          <table:table-cell office:value-type="string" table:style-name="ce13">
            <text:p>無</text:p>
          </table:table-cell>
          <table:table-cell office:value-type="float" office:value="570" table:style-name="ce9">
            <text:p><text:s/>5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四段91巷3弄33號至41號後巷(含水溝更新)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四段245巷56弄8號至20-4號後巷</text:p>
          </table:table-cell>
          <table:table-cell office:value-type="string" table:style-name="ce13">
            <text:p>無</text:p>
          </table:table-cell>
          <table:table-cell office:value-type="float" office:value="430" table:style-name="ce9">
            <text:p><text:s/>4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423巷4弄3號側巷及5號至15號後巷(含水溝更新)</text:p>
          </table:table-cell>
          <table:table-cell office:value-type="string" table:style-name="ce13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341巷4弄3號至9號、391巷1弄2號至12號後巷含12號側巷(含水溝更新)</text:p>
          </table:table-cell>
          <table:table-cell office:value-type="string" table:style-name="ce13">
            <text:p>無</text:p>
          </table:table-cell>
          <table:table-cell office:value-type="float" office:value="540" table:style-name="ce9">
            <text:p><text:s/>5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426號至446號後巷(含水溝更新)</text:p>
          </table:table-cell>
          <table:table-cell office:value-type="string" table:style-name="ce13">
            <text:p>無</text:p>
          </table:table-cell>
          <table:table-cell office:value-type="float" office:value="390" table:style-name="ce9">
            <text:p><text:s/>3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448號至462號後巷(含水溝更新)</text:p>
          </table:table-cell>
          <table:table-cell office:value-type="string" table:style-name="ce13">
            <text:p>無</text:p>
          </table:table-cell>
          <table:table-cell office:value-type="float" office:value="340" table:style-name="ce9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361巷6號至40號及6號側巷(含水溝更新)</text:p>
          </table:table-cell>
          <table:table-cell office:value-type="string" table:style-name="ce13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361巷25號及31號後巷</text:p>
          </table:table-cell>
          <table:table-cell office:value-type="string" table:style-name="ce13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光復南路417巷90號側巷(以PC施作)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富錦街442-1號至484號後巷與民生東路5段137巷6弄1號至45號後巷(含水溝更新)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東興路27號側巷及市民大道五段191號至201號後巷及東興街27號-33號後巷(含水溝更新)</text:p>
          </table:table-cell>
          <table:table-cell office:value-type="string" table:style-name="ce13">
            <text:p>無</text:p>
          </table:table-cell>
          <table:table-cell office:value-type="float" office:value="820" table:style-name="ce9">
            <text:p><text:s/>8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三段199巷4號至10號後巷(含八德路三段199巷7、9號旁)</text:p>
          </table:table-cell>
          <table:table-cell office:value-type="string" table:style-name="ce13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光復北路120巷5號至7號後巷(含水溝更新)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8">
          <table:table-cell office:value-type="string" table:style-name="ce38">
            <text:p>張茂楠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南京東路五段251巷22弄2號至40號後巷(含三民路6號旁)」及「臺北市松山區南京東路五段251巷32弄1號至15號後巷、側巷(含251巷26號後巷、側巷)</text:p>
          </table:table-cell>
          <table:table-cell office:value-type="string" table:style-name="ce13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張茂楠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三段74巷3弄26號側巷(含水溝更新)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虎林街222巷7號至51號後巷及虎林街232巷10號至52號</text:p>
          </table:table-cell>
          <table:table-cell office:value-type="string" table:style-name="ce13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光復南路417巷122號至128號後巷(含水溝更新)</text:p>
          </table:table-cell>
          <table:table-cell office:value-type="string" table:style-name="ce13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洪健益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市民大道五段125至145號後巷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洪健益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光復北路11巷50至76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金龍路47巷13弄17~35號後巷</text:p>
          </table:table-cell>
          <table:table-cell office:value-type="string" table:style-name="ce13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6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成功路四段214巷1、3、5、7號及200巷1、3、5號及金龍路1號、金龍路112巷58與152號後巷</text:p>
          </table:table-cell>
          <table:table-cell office:value-type="string" table:style-name="ce13">
            <text:p>無</text:p>
          </table:table-cell>
          <table:table-cell office:value-type="float" office:value="320" table:style-name="ce9">
            <text:p><text:s/>3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路五段150巷315弄2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路五段150巷14弄2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松仁路253巷3弄13至15號中間巷(含水溝更新)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松仁路253巷3弄7及9號中間巷(含水溝更新)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信義路五段150巷342弄2及8號後巷(含水溝更新)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光復北路103巷6至26號後巷(含光復北路85巷1號側巷)</text:p>
          </table:table-cell>
          <table:table-cell office:value-type="string" table:style-name="ce13">
            <text:p>無</text:p>
          </table:table-cell>
          <table:table-cell office:value-type="float" office:value="510" table:style-name="ce9">
            <text:p><text:s/>5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0弄19至27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0弄55至73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信義路六段76巷2弄27至31號側巷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284巷20弄29至53號後巷</text:p>
          </table:table-cell>
          <table:table-cell office:value-type="string" table:style-name="ce13">
            <text:p>無</text:p>
          </table:table-cell>
          <table:table-cell office:value-type="float" office:value="310" table:style-name="ce9">
            <text:p><text:s/>3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南京東路五段66巷2弄1-2至15號後巷(含12弄18號側巷)</text:p>
          </table:table-cell>
          <table:table-cell office:value-type="string" table:style-name="ce13">
            <text:p>無</text:p>
          </table:table-cell>
          <table:table-cell office:value-type="float" office:value="570" table:style-name="ce9">
            <text:p><text:s/>5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四段91巷3弄33至41號後巷(含水溝更新)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四段245巷56弄8至20-4號後巷</text:p>
          </table:table-cell>
          <table:table-cell office:value-type="string" table:style-name="ce13">
            <text:p>無</text:p>
          </table:table-cell>
          <table:table-cell office:value-type="float" office:value="430" table:style-name="ce9">
            <text:p><text:s/>4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423巷4弄3號側巷及5至15號後巷(含水溝更新)</text:p>
          </table:table-cell>
          <table:table-cell office:value-type="string" table:style-name="ce13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8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341巷4弄3至9號、391巷1弄2號至12號後巷含12號側巷(含水溝更新)</text:p>
          </table:table-cell>
          <table:table-cell office:value-type="string" table:style-name="ce13">
            <text:p>無</text:p>
          </table:table-cell>
          <table:table-cell office:value-type="float" office:value="540" table:style-name="ce9">
            <text:p><text:s/>5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426至446號後巷(含水溝更新)</text:p>
          </table:table-cell>
          <table:table-cell office:value-type="string" table:style-name="ce13">
            <text:p>無</text:p>
          </table:table-cell>
          <table:table-cell office:value-type="float" office:value="390" table:style-name="ce9">
            <text:p><text:s/>3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莊敬路448至462號後巷(含水溝更新)</text:p>
          </table:table-cell>
          <table:table-cell office:value-type="string" table:style-name="ce13">
            <text:p>無</text:p>
          </table:table-cell>
          <table:table-cell office:value-type="float" office:value="340" table:style-name="ce9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361巷6至40號及6號側巷(含水溝更新)</text:p>
          </table:table-cell>
          <table:table-cell office:value-type="string" table:style-name="ce13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吳興街361巷25及31號後巷</text:p>
          </table:table-cell>
          <table:table-cell office:value-type="string" table:style-name="ce13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8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富錦街442-1至484號後巷與民生東路5段137巷6弄1至45號後巷(含水溝更新)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李彥秀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南港區成福路66號至72號後巷及64巷2至12號後巷美化(含水溝更新)</text:p>
          </table:table-cell>
          <table:table-cell office:value-type="string" table:style-name="ce13">
            <text:p>無</text:p>
          </table:table-cell>
          <table:table-cell office:value-type="float" office:value="336" table:style-name="ce9">
            <text:p><text:s/>336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內湖路三段187巷2-16及5-15號後巷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內湖路三段89巷2-6號、115巷1弄2-22號後巷及金龍路99-107號、109-133號後巷</text:p>
          </table:table-cell>
          <table:table-cell office:value-type="string" table:style-name="ce13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東興路27號側巷及市民大道五段191至201號後巷及東興街27-33號後巷(含水溝更新)</text:p>
          </table:table-cell>
          <table:table-cell office:value-type="string" table:style-name="ce13">
            <text:p>無</text:p>
          </table:table-cell>
          <table:table-cell office:value-type="float" office:value="820" table:style-name="ce9">
            <text:p><text:s/>8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東湖路94巷1-7號、106巷7弄11-15號、9-4~9-6號及2~18號後巷</text:p>
          </table:table-cell>
          <table:table-cell office:value-type="string" table:style-name="ce13">
            <text:p>無</text:p>
          </table:table-cell>
          <table:table-cell office:value-type="float" office:value="850" table:style-name="ce9">
            <text:p><text:s/>8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高嘉瑜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成功路二段252至276號、312巷2至8號及250巷23弄20號側巷</text:p>
          </table:table-cell>
          <table:table-cell office:value-type="string" table:style-name="ce13">
            <text:p>無</text:p>
          </table:table-cell>
          <table:table-cell office:value-type="float" office:value="480" table:style-name="ce9">
            <text:p><text:s/>4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8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內湖路一段91巷27至33號、39弄9、19號至21號後巷及9、19號後巷</text:p>
          </table:table-cell>
          <table:table-cell office:value-type="string" table:style-name="ce13">
            <text:p>無</text:p>
          </table:table-cell>
          <table:table-cell office:value-type="float" office:value="460" table:style-name="ce9">
            <text:p><text:s/>4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瑞光路199至205號後巷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八德路三段199巷4至10號後巷(含7、9號旁)</text:p>
          </table:table-cell>
          <table:table-cell office:value-type="string" table:style-name="ce13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孋輝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光復北路120巷5至7號後巷(含水溝更新)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4">
          <table:table-cell office:value-type="string" table:style-name="ce38">
            <text:p>張茂楠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松山區南京東路五段251巷22弄2至40號後巷(含三民路6號旁)、32弄1至15號後巷、側巷(含251巷26號後巷、側巷)</text:p>
          </table:table-cell>
          <table:table-cell office:value-type="string" table:style-name="ce13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高嘉瑜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環山路二段109巷8弄1號後巷</text:p>
          </table:table-cell>
          <table:table-cell office:value-type="string" table:style-name="ce13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陽光街72號後巷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文德路103~115號、139~165及149號側巷</text:p>
          </table:table-cell>
          <table:table-cell office:value-type="string" table:style-name="ce13">
            <text:p>無</text:p>
          </table:table-cell>
          <table:table-cell office:value-type="float" office:value="850" table:style-name="ce9">
            <text:p><text:s/>8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高嘉瑜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港華街55~59號、69~71號及51巷8弄4~10號</text:p>
          </table:table-cell>
          <table:table-cell office:value-type="string" table:style-name="ce13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文德路220巷5弄1~19號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陽光街92巷7弄1~9號、24弄2~8號、25弄5~13號、161巷1弄6~12號</text:p>
          </table:table-cell>
          <table:table-cell office:value-type="string" table:style-name="ce13">
            <text:p>無</text:p>
          </table:table-cell>
          <table:table-cell office:value-type="float" office:value="560" table:style-name="ce9">
            <text:p><text:s/>5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13">
            <text:p>戴錫欽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虎林街222巷7至51號後巷及232巷10至52號</text:p>
          </table:table-cell>
          <table:table-cell office:value-type="string" table:style-name="ce13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8">
            <text:p>陳永德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信義區光復南路417巷122至128號後巷(含水溝更新)</text:p>
          </table:table-cell>
          <table:table-cell office:value-type="string" table:style-name="ce13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李彥秀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南港區福德街339巷5弄6至16號、7弄1至11號後巷美化(含水溝更新)</text:p>
          </table:table-cell>
          <table:table-cell office:value-type="string" table:style-name="ce13">
            <text:p>無</text:p>
          </table:table-cell>
          <table:table-cell office:value-type="float" office:value="508" table:style-name="ce9">
            <text:p><text:s/>508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文德路22巷11~25號、27弄1、3、5號後巷</text:p>
          </table:table-cell>
          <table:table-cell office:value-type="string" table:style-name="ce13">
            <text:p>無</text:p>
          </table:table-cell>
          <table:table-cell office:value-type="float" office:value="340" table:style-name="ce9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6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成功路三段187巷15~19號後巷、9弄1號側巷及187巷9弄1號後巷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吳碧珠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北投區中和街474巷2弄1號至7號(單側)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陳永德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信義區永吉路30巷158弄雙號後巷(含水溝更新)</text:p>
          </table:table-cell>
          <table:table-cell office:value-type="string" table:style-name="ce13">
            <text:p>無</text:p>
          </table:table-cell>
          <table:table-cell office:value-type="float" office:value="600" table:style-name="ce9">
            <text:p><text:s/>6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8">
          <table:table-cell office:value-type="string" table:style-name="ce38">
            <text:p>陳義洲</text:p>
          </table:table-cell>
          <table:table-cell office:value-type="string" table:style-name="ce39">
            <text:p>後巷美化</text:p>
          </table:table-cell>
          <table:table-cell office:value-type="string" table:style-name="ce65">
            <text:p>內湖區文德路22巷11~25號、文德路22巷27弄1、3、5號後巷(含水溝更新)</text:p>
          </table:table-cell>
          <table:table-cell office:value-type="string" table:style-name="ce13">
            <text:p>無</text:p>
          </table:table-cell>
          <table:table-cell office:value-type="float" office:value="340" table:style-name="ce9">
            <text:p><text:s/>3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6">
            <text:p>黃平洋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士林區德行東路298號至310號</text:p>
          </table:table-cell>
          <table:table-cell office:value-type="string" table:style-name="ce13">
            <text:p>無</text:p>
          </table:table-cell>
          <table:table-cell office:value-type="float" office:value="120" table:style-name="ce9">
            <text:p><text:s/>1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6">
            <text:p>黃平洋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士林區德行東路312號側巷</text:p>
          </table:table-cell>
          <table:table-cell office:value-type="string" table:style-name="ce13">
            <text:p>無</text:p>
          </table:table-cell>
          <table:table-cell office:value-type="float" office:value="42" table:style-name="ce9">
            <text:p><text:s/>42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4">
          <table:table-cell office:value-type="string" table:style-name="ce36">
            <text:p>王正德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信義區松山路650巷15弄8號至10號後巷、650巷15弄6號及8號間側巷及650巷15弄18號後巷及側巷(含水溝更新)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13">
            <text:p>戴錫欽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信義區信義路五段150巷315弄2號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13">
            <text:p>戴錫欽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信義區信義路五段150巷14弄2號至16號後巷(含水溝更新)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2">
          <table:table-cell office:value-type="string" table:style-name="ce36">
            <text:p>陳永德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信義區光復南路421巷10號側巷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6">
            <text:p>陳永德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信義區吳興街361巷25號至31號後巷(含水溝更新)</text:p>
          </table:table-cell>
          <table:table-cell office:value-type="string" table:style-name="ce13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內湖區內湖路三段187巷2-16號及5-15後巷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6">
          <table:table-cell office:value-type="string" table:style-name="ce36">
            <text:p>高嘉瑜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內湖區成功路二段252號至276號後巷、成功路二段312巷2至8號後巷及成功路二段250巷23弄20號側巷</text:p>
          </table:table-cell>
          <table:table-cell office:value-type="string" table:style-name="ce13">
            <text:p>無</text:p>
          </table:table-cell>
          <table:table-cell office:value-type="float" office:value="480" table:style-name="ce9">
            <text:p><text:s/>4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3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內湖區內湖路一段91巷27號至33號、91巷39弄9、19至21號後巷及9、19號後巷(含水溝更新)</text:p>
          </table:table-cell>
          <table:table-cell office:value-type="string" table:style-name="ce13">
            <text:p>無</text:p>
          </table:table-cell>
          <table:table-cell office:value-type="float" office:value="460" table:style-name="ce9">
            <text:p><text:s/>4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7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內湖區瑞光路199號至205號後巷(含水溝更新)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9">
          <table:table-cell office:value-type="string" table:style-name="ce36">
            <text:p>張茂楠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松山區南京東路五段251巷22弄2號至40號後巷(含三民路6號旁)及松山區南京東路五段251巷32弄1號至15號後巷、側巷(含251巷26號後巷、側巷)</text:p>
          </table:table-cell>
          <table:table-cell office:value-type="string" table:style-name="ce13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16">
          <table:table-cell office:value-type="string" table:style-name="ce36">
            <text:p>李彥秀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南港區福德街339巷5弄6號至16號、339巷7弄1號至11號及339巷5弄6號至16號後巷美化(含水溝更新)</text:p>
          </table:table-cell>
          <table:table-cell office:value-type="string" table:style-name="ce13">
            <text:p>無</text:p>
          </table:table-cell>
          <table:table-cell office:value-type="float" office:value="508" table:style-name="ce9">
            <text:p><text:s/>508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吳思瑤</text:p>
          </table:table-cell>
          <table:table-cell office:value-type="string" table:style-name="ce41">
            <text:p>管線更新及美化</text:p>
          </table:table-cell>
          <table:table-cell office:value-type="string" table:style-name="ce66">
            <text:p>福港街258-268號附近</text:p>
          </table:table-cell>
          <table:table-cell office:value-type="string" table:style-name="ce13">
            <text:p>無</text:p>
          </table:table-cell>
          <table:table-cell office:value-type="float" office:value="278" table:style-name="ce9">
            <text:p><text:s/>27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偉盟工業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office:annotation draw:style-name="a0" svg:x="0.291666666666667in" svg:y="188.197916666667in" svg:width="0.3125in" svg:height="0.385416666666667in">
              <dc:creator>10212</dc:creator>
              <text:p><text:span text:style-name="T2">10212:</text:span><text:span text:style-name="T3"/></text:p>
              <text:p><text:span text:style-name="T4">設計科</text:span><text:span text:style-name="T3">-</text:span><text:span text:style-name="T4">李緩婷彙整</text:span></text:p>
            </office:annotation>
            <text:p>簡余晏</text:p>
          </table:table-cell>
          <table:table-cell office:value-type="string" table:style-name="ce39">
            <text:p>佈設分管</text:p>
          </table:table-cell>
          <table:table-cell office:value-type="string" table:style-name="ce67">
            <text:p>大同區延平北路1段134號</text:p>
          </table:table-cell>
          <table:table-cell office:value-type="string" table:style-name="ce13">
            <text:p>無</text:p>
          </table:table-cell>
          <table:table-cell office:value-type="float" office:value="930" table:style-name="ce9">
            <text:p><text:s/>9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中佑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浩</text:p>
          </table:table-cell>
          <table:table-cell office:value-type="string" table:style-name="ce41">
            <text:p>佈設分管</text:p>
          </table:table-cell>
          <table:table-cell office:value-type="string" table:style-name="ce67">
            <text:p>中山區復興北路472號</text:p>
          </table:table-cell>
          <table:table-cell office:value-type="string" table:style-name="ce13">
            <text:p>無</text:p>
          </table:table-cell>
          <table:table-cell office:value-type="float" office:value="3280" table:style-name="ce9">
            <text:p><text:s/>3,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中佑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41">
            <text:p>佈設分管</text:p>
          </table:table-cell>
          <table:table-cell office:value-type="string" table:style-name="ce67">
            <text:p>大同區環河北路2段287號</text:p>
          </table:table-cell>
          <table:table-cell office:value-type="string" table:style-name="ce13">
            <text:p>無</text:p>
          </table:table-cell>
          <table:table-cell office:value-type="float" office:value="800" table:style-name="ce9">
            <text:p><text:s/>8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中佑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林國成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中山區龍江路45巷15號前</text:p>
          </table:table-cell>
          <table:table-cell office:value-type="string" table:style-name="ce13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汪志冰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大同區貴德街54、56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闕枚莎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大同區重慶北號3段113巷30弄1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簡余晏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大同區承德路3段165-1號大樓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王世堅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大同區延平北路2段77號</text:p>
          </table:table-cell>
          <table:table-cell office:value-type="string" table:style-name="ce13">
            <text:p>無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八德路2段267巷9弄10號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玉梅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農安街125巷23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龍江路394巷49號</text:p>
          </table:table-cell>
          <table:table-cell office:value-type="string" table:style-name="ce13">
            <text:p>無</text:p>
          </table:table-cell>
          <table:table-cell office:value-type="float" office:value="460" table:style-name="ce9">
            <text:p><text:s/>4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林國成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新生北路2段133巷1~33號</text:p>
          </table:table-cell>
          <table:table-cell office:value-type="string" table:style-name="ce13">
            <text:p>無</text:p>
          </table:table-cell>
          <table:table-cell office:value-type="float" office:value="3730" table:style-name="ce9">
            <text:p><text:s/>3,7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復興北路152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簡余晏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天祥路10號</text:p>
          </table:table-cell>
          <table:table-cell office:value-type="string" table:style-name="ce13">
            <text:p>無</text:p>
          </table:table-cell>
          <table:table-cell office:value-type="float" office:value="1900" table:style-name="ce9">
            <text:p><text:s/>1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世堅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龍江路397巷29至41號後巷</text:p>
          </table:table-cell>
          <table:table-cell office:value-type="string" table:style-name="ce13">
            <text:p>無</text:p>
          </table:table-cell>
          <table:table-cell office:value-type="float" office:value="980" table:style-name="ce9">
            <text:p><text:s/>9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世堅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吉林路144巷9號</text:p>
          </table:table-cell>
          <table:table-cell office:value-type="string" table:style-name="ce13">
            <text:p>無</text:p>
          </table:table-cell>
          <table:table-cell office:value-type="float" office:value="1600" table:style-name="ce9">
            <text:p><text:s/>1,6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世堅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復興北路488巷11號後巷</text:p>
          </table:table-cell>
          <table:table-cell office:value-type="string" table:style-name="ce13">
            <text:p>無</text:p>
          </table:table-cell>
          <table:table-cell office:value-type="float" office:value="1720" table:style-name="ce9">
            <text:p><text:s/>1,7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林晉章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五常街1號</text:p>
          </table:table-cell>
          <table:table-cell office:value-type="string" table:style-name="ce13">
            <text:p>無</text:p>
          </table:table-cell>
          <table:table-cell office:value-type="float" office:value="570" table:style-name="ce9">
            <text:p><text:s/>5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梁文傑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建國北路3段22巷5號</text:p>
          </table:table-cell>
          <table:table-cell office:value-type="string" table:style-name="ce13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簡余晏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建國北路2段258巷20號</text:p>
          </table:table-cell>
          <table:table-cell office:value-type="string" table:style-name="ce13">
            <text:p>無</text:p>
          </table:table-cell>
          <table:table-cell office:value-type="float" office:value="850" table:style-name="ce9">
            <text:p><text:s/>8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簡余晏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長安東路2段193號</text:p>
          </table:table-cell>
          <table:table-cell office:value-type="string" table:style-name="ce13">
            <text:p>無</text:p>
          </table:table-cell>
          <table:table-cell office:value-type="float" office:value="600" table:style-name="ce9">
            <text:p><text:s/>6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王浩</text:p>
            <text:p>陳玉梅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松江路77巷14號</text:p>
          </table:table-cell>
          <table:table-cell office:value-type="string" table:style-name="ce13">
            <text:p>無</text:p>
          </table:table-cell>
          <table:table-cell office:value-type="float" office:value="1470" table:style-name="ce9">
            <text:p><text:s/>1,4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松江路194巷29號</text:p>
          </table:table-cell>
          <table:table-cell office:value-type="string" table:style-name="ce13">
            <text:p>無</text:p>
          </table:table-cell>
          <table:table-cell office:value-type="float" office:value="1600" table:style-name="ce9">
            <text:p><text:s/>1,6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何志偉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中山北路1段137號</text:p>
          </table:table-cell>
          <table:table-cell office:value-type="string" table:style-name="ce13">
            <text:p>無</text:p>
          </table:table-cell>
          <table:table-cell office:value-type="float" office:value="850" table:style-name="ce9">
            <text:p><text:s/>8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長安東路2段161號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大同區迪化街1段348號及358號2樓</text:p>
          </table:table-cell>
          <table:table-cell office:value-type="string" table:style-name="ce13">
            <text:p>無</text:p>
          </table:table-cell>
          <table:table-cell office:value-type="float" office:value="550" table:style-name="ce9">
            <text:p><text:s/>5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闕枚莎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中山區明水路575號</text:p>
          </table:table-cell>
          <table:table-cell office:value-type="string" table:style-name="ce13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大同區環河北路2段167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葉林傳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大同區民生西路136號</text:p>
          </table:table-cell>
          <table:table-cell office:value-type="string" table:style-name="ce13">
            <text:p>無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林晉章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大同區保安街43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世堅</text:p>
          </table:table-cell>
          <table:table-cell office:value-type="string" table:style-name="ce39">
            <text:p>支管</text:p>
          </table:table-cell>
          <table:table-cell office:value-type="string" table:style-name="ce66">
            <text:p>大同區承德路2段39號至49號大樓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林奕華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和平東路2段76巷17弄附近</text:p>
          </table:table-cell>
          <table:table-cell office:value-type="string" table:style-name="ce13">
            <text:p>無</text:p>
          </table:table-cell>
          <table:table-cell office:value-type="float" office:value="4425" table:style-name="ce9">
            <text:p><text:s/>4,42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龍泉街77號至81號附近</text:p>
          </table:table-cell>
          <table:table-cell office:value-type="string" table:style-name="ce13">
            <text:p>無</text:p>
          </table:table-cell>
          <table:table-cell office:value-type="float" office:value="675" table:style-name="ce9">
            <text:p><text:s/>67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王欣儀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文山區萬安街22巷附近地區</text:p>
          </table:table-cell>
          <table:table-cell office:value-type="string" table:style-name="ce13">
            <text:p>無</text:p>
          </table:table-cell>
          <table:table-cell office:value-type="float" office:value="4700" table:style-name="ce9">
            <text:p><text:s/>4,7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慶元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建國南路高架橋藝文特區</text:p>
          </table:table-cell>
          <table:table-cell office:value-type="string" table:style-name="ce13">
            <text:p>無</text:p>
          </table:table-cell>
          <table:table-cell office:value-type="float" office:value="3725" table:style-name="ce9">
            <text:p><text:s/>3,72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慶元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建國南路高架橋玉器石特區</text:p>
          </table:table-cell>
          <table:table-cell office:value-type="string" table:style-name="ce13">
            <text:p>無</text:p>
          </table:table-cell>
          <table:table-cell office:value-type="float" office:value="2250" table:style-name="ce9">
            <text:p><text:s/>2,2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陳彥伯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師大路43號附近地區</text:p>
          </table:table-cell>
          <table:table-cell office:value-type="string" table:style-name="ce13">
            <text:p>無</text:p>
          </table:table-cell>
          <table:table-cell office:value-type="float" office:value="4775" table:style-name="ce9">
            <text:p><text:s/>4,77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慶鋒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文山區興隆路3段257至267號</text:p>
          </table:table-cell>
          <table:table-cell office:value-type="string" table:style-name="ce13">
            <text:p>無</text:p>
          </table:table-cell>
          <table:table-cell office:value-type="float" office:value="2300" table:style-name="ce9">
            <text:p><text:s/>2,3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李慶元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文山區木柵路2段161巷</text:p>
          </table:table-cell>
          <table:table-cell office:value-type="string" table:style-name="ce13">
            <text:p>無</text:p>
          </table:table-cell>
          <table:table-cell office:value-type="float" office:value="520" table:style-name="ce9">
            <text:p><text:s/>52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文山區政大一街320巷2至34號</text:p>
          </table:table-cell>
          <table:table-cell office:value-type="string" table:style-name="ce13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大安區延吉街233-4號(延吉名品華廈)</text:p>
          </table:table-cell>
          <table:table-cell office:value-type="string" table:style-name="ce13">
            <text:p>無</text:p>
          </table:table-cell>
          <table:table-cell office:value-type="float" office:value="1650" table:style-name="ce9">
            <text:p><text:s/>1,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秦儷舫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大安區信義路4段256號(甲第名宮大廈)</text:p>
          </table:table-cell>
          <table:table-cell office:value-type="string" table:style-name="ce13">
            <text:p>無</text:p>
          </table:table-cell>
          <table:table-cell office:value-type="float" office:value="1025" table:style-name="ce9">
            <text:p><text:s/>1,02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大安區復興南路2段78巷30弄2號(祥瑞園大廈)</text:p>
          </table:table-cell>
          <table:table-cell office:value-type="string" table:style-name="ce13">
            <text:p>無</text:p>
          </table:table-cell>
          <table:table-cell office:value-type="float" office:value="1200" table:style-name="ce9">
            <text:p><text:s/>1,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李新</text:p>
            <text:p>李慶元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大安區瑞安街32巷2號及31巷1號</text:p>
          </table:table-cell>
          <table:table-cell office:value-type="string" table:style-name="ce13">
            <text:p>無</text:p>
          </table:table-cell>
          <table:table-cell office:value-type="float" office:value="875" table:style-name="ce9">
            <text:p><text:s/>87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林奕華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文山區景豐街48巷11弄76號</text:p>
          </table:table-cell>
          <table:table-cell office:value-type="string" table:style-name="ce13">
            <text:p>無</text:p>
          </table:table-cell>
          <table:table-cell office:value-type="float" office:value="2100" table:style-name="ce9">
            <text:p><text:s/>2,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文山區軍功路105、143巷附近地區</text:p>
          </table:table-cell>
          <table:table-cell office:value-type="string" table:style-name="ce13">
            <text:p>無</text:p>
          </table:table-cell>
          <table:table-cell office:value-type="float" office:value="720" table:style-name="ce9">
            <text:p><text:s/>7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文山區興隆路4段213巷1號附近地區</text:p>
          </table:table-cell>
          <table:table-cell office:value-type="string" table:style-name="ce13">
            <text:p>無</text:p>
          </table:table-cell>
          <table:table-cell office:value-type="float" office:value="2600" table:style-name="ce9">
            <text:p><text:s/>2,6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大安區瑞安街61巷1弄</text:p>
          </table:table-cell>
          <table:table-cell office:value-type="string" table:style-name="ce13">
            <text:p>無</text:p>
          </table:table-cell>
          <table:table-cell office:value-type="float" office:value="1450" table:style-name="ce9">
            <text:p><text:s/>1,4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4">
            <text:p>秦慧珠</text:p>
            <text:p>王欣儀</text:p>
            <text:p>陳錦祥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大安森林公園</text:p>
          </table:table-cell>
          <table:table-cell office:value-type="string" table:style-name="ce13">
            <text:p>無</text:p>
          </table:table-cell>
          <table:table-cell office:value-type="float" office:value="1450" table:style-name="ce9">
            <text:p><text:s/>1,4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42">
            <text:p>阮昭雄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文山區萬和街3巷</text:p>
          </table:table-cell>
          <table:table-cell office:value-type="string" table:style-name="ce13">
            <text:p>無</text:p>
          </table:table-cell>
          <table:table-cell office:value-type="float" office:value="450" table:style-name="ce43">
            <text:p><text:s/>4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42">
            <text:p>楊實秋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忠孝新生公寓大廈</text:p>
          </table:table-cell>
          <table:table-cell office:value-type="string" table:style-name="ce13">
            <text:p>無</text:p>
          </table:table-cell>
          <table:table-cell office:value-type="float" office:value="2425" table:style-name="ce43">
            <text:p><text:s/>2,42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劉耀仁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文山區辛亥路6段1至13號等附近地區</text:p>
          </table:table-cell>
          <table:table-cell office:value-type="string" table:style-name="ce13">
            <text:p>無</text:p>
          </table:table-cell>
          <table:table-cell office:value-type="float" office:value="1800" table:style-name="ce9">
            <text:p><text:s/>1,8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6">
            <text:p>厲耿桂芳</text:p>
          </table:table-cell>
          <table:table-cell office:value-type="string" table:style-name="ce40">
            <text:p>佈設分管</text:p>
          </table:table-cell>
          <table:table-cell office:value-type="string" table:style-name="ce65">
            <text:p>大安區樂業街41巷1、3號(元寶別墅)</text:p>
          </table:table-cell>
          <table:table-cell office:value-type="string" table:style-name="ce13">
            <text:p>無</text:p>
          </table:table-cell>
          <table:table-cell office:value-type="float" office:value="475" table:style-name="ce9">
            <text:p><text:s/>47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樂利路49-79號</text:p>
          </table:table-cell>
          <table:table-cell office:value-type="string" table:style-name="ce13">
            <text:p>無</text:p>
          </table:table-cell>
          <table:table-cell office:value-type="float" office:value="189" table:style-name="ce9">
            <text:p><text:s/>18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通化街176巷6-12號</text:p>
          </table:table-cell>
          <table:table-cell office:value-type="string" table:style-name="ce13">
            <text:p>無</text:p>
          </table:table-cell>
          <table:table-cell office:value-type="float" office:value="108" table:style-name="ce9">
            <text:p><text:s/>10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通化街205-215號</text:p>
          </table:table-cell>
          <table:table-cell office:value-type="string" table:style-name="ce13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仁愛路4段300巷32弄1號</text:p>
          </table:table-cell>
          <table:table-cell office:value-type="string" table:style-name="ce13">
            <text:p>無</text:p>
          </table:table-cell>
          <table:table-cell office:value-type="float" office:value="134" table:style-name="ce9">
            <text:p><text:s/>13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光復南路96巷7弄2號</text:p>
          </table:table-cell>
          <table:table-cell office:value-type="string" table:style-name="ce13">
            <text:p>無</text:p>
          </table:table-cell>
          <table:table-cell office:value-type="float" office:value="127" table:style-name="ce9">
            <text:p><text:s/>12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師大路74、76及80巷1-1號</text:p>
          </table:table-cell>
          <table:table-cell office:value-type="string" table:style-name="ce13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和平東路2段107巷23-3號</text:p>
          </table:table-cell>
          <table:table-cell office:value-type="string" table:style-name="ce13">
            <text:p>無</text:p>
          </table:table-cell>
          <table:table-cell office:value-type="float" office:value="151" table:style-name="ce9">
            <text:p><text:s/>151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敦化南路1段247巷8號</text:p>
          </table:table-cell>
          <table:table-cell office:value-type="string" table:style-name="ce13">
            <text:p>無</text:p>
          </table:table-cell>
          <table:table-cell office:value-type="float" office:value="354" table:style-name="ce9">
            <text:p><text:s/>35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通化街101巷2-1號</text:p>
          </table:table-cell>
          <table:table-cell office:value-type="string" table:style-name="ce13">
            <text:p>無</text:p>
          </table:table-cell>
          <table:table-cell office:value-type="float" office:value="192" table:style-name="ce9">
            <text:p><text:s/>19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秦儷舫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永康街75巷16號</text:p>
          </table:table-cell>
          <table:table-cell office:value-type="string" table:style-name="ce13">
            <text:p>無</text:p>
          </table:table-cell>
          <table:table-cell office:value-type="float" office:value="170" table:style-name="ce9">
            <text:p><text:s/>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歐陽龍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樂利路11巷15號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麗水街16巷1-7號</text:p>
          </table:table-cell>
          <table:table-cell office:value-type="string" table:style-name="ce13">
            <text:p>無</text:p>
          </table:table-cell>
          <table:table-cell office:value-type="float" office:value="74" table:style-name="ce9">
            <text:p><text:s/>7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text:s/>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麗水街16巷2-8號</text:p>
          </table:table-cell>
          <table:table-cell office:value-type="string" table:style-name="ce13">
            <text:p>無</text:p>
          </table:table-cell>
          <table:table-cell office:value-type="float" office:value="65" table:style-name="ce9">
            <text:p><text:s/>6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瑞安街256巷20號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和平東路2段357巷7號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木新路3段303巷2弄4-8號</text:p>
          </table:table-cell>
          <table:table-cell office:value-type="string" table:style-name="ce13">
            <text:p>無</text:p>
          </table:table-cell>
          <table:table-cell office:value-type="float" office:value="120" table:style-name="ce9">
            <text:p><text:s/>1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劉耀仁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路2段28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阮昭雄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萬和街3段3巷5-11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木新路3段310巷6弄9-11號</text:p>
          </table:table-cell>
          <table:table-cell office:value-type="string" table:style-name="ce13">
            <text:p>無</text:p>
          </table:table-cell>
          <table:table-cell office:value-type="float" office:value="380" table:style-name="ce9">
            <text:p><text:s/>3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忠順街1段26巷12弄2-8號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瑞安街61巷1弄1-3號</text:p>
          </table:table-cell>
          <table:table-cell office:value-type="string" table:style-name="ce13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瑞安街61巷1弄5號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彥伯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師大路43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阮昭雄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秀明路2段165號</text:p>
          </table:table-cell>
          <table:table-cell office:value-type="string" table:style-name="ce13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政大1街320巷2至34號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復興南路1段70號至92號</text:p>
          </table:table-cell>
          <table:table-cell office:value-type="string" table:style-name="ce13">
            <text:p>無</text:p>
          </table:table-cell>
          <table:table-cell office:value-type="float" office:value="620" table:style-name="ce9">
            <text:p><text:s/>6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信義路2段198巷4、4-1號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羅斯福路6段1至136號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富陽街164至170號</text:p>
          </table:table-cell>
          <table:table-cell office:value-type="string" table:style-name="ce13">
            <text:p>無</text:p>
          </table:table-cell>
          <table:table-cell office:value-type="float" office:value="520" table:style-name="ce9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7">
            <text:p>周柏雅</text:p>
            <text:p>劉耀仁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辛亥路6段13號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景福街23、25及25-1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杭州南路2段61巷12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恆光街17巷1至15號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秦儷舫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信義路4段256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復興南路2段78巷30弄2號</text:p>
          </table:table-cell>
          <table:table-cell office:value-type="string" table:style-name="ce13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辛亥路5段104號</text:p>
          </table:table-cell>
          <table:table-cell office:value-type="string" table:style-name="ce13">
            <text:p>無</text:p>
          </table:table-cell>
          <table:table-cell office:value-type="float" office:value="470" table:style-name="ce9">
            <text:p><text:s/>4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陳錦祥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大安區羅斯福路3段17巷10號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李慶元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興隆路3段229巷9弄4號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13">
            <text:p>王欣儀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文山區福興路82巷2-1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景興路42巷2弄及10巷</text:p>
          </table:table-cell>
          <table:table-cell office:value-type="string" table:style-name="ce13">
            <text:p>無</text:p>
          </table:table-cell>
          <table:table-cell office:value-type="float" office:value="632" table:style-name="ce9">
            <text:p><text:s/>632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景興路42巷6弄</text:p>
          </table:table-cell>
          <table:table-cell office:value-type="string" table:style-name="ce13">
            <text:p>無</text:p>
          </table:table-cell>
          <table:table-cell office:value-type="float" office:value="181" table:style-name="ce9">
            <text:p><text:s/>181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景興路114巷</text:p>
          </table:table-cell>
          <table:table-cell office:value-type="string" table:style-name="ce13">
            <text:p>無</text:p>
          </table:table-cell>
          <table:table-cell office:value-type="float" office:value="276" table:style-name="ce9">
            <text:p><text:s/>276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26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景興路120巷</text:p>
          </table:table-cell>
          <table:table-cell office:value-type="string" table:style-name="ce13">
            <text:p>無</text:p>
          </table:table-cell>
          <table:table-cell office:value-type="float" office:value="292" table:style-name="ce9">
            <text:p><text:s/>292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景興路102巷</text:p>
          </table:table-cell>
          <table:table-cell office:value-type="string" table:style-name="ce13">
            <text:p>無</text:p>
          </table:table-cell>
          <table:table-cell office:value-type="float" office:value="307" table:style-name="ce9">
            <text:p><text:s/>307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景興路108巷</text:p>
          </table:table-cell>
          <table:table-cell office:value-type="string" table:style-name="ce13">
            <text:p>無</text:p>
          </table:table-cell>
          <table:table-cell office:value-type="float" office:value="265" table:style-name="ce9">
            <text:p><text:s/>26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興隆路2段154巷1-11號</text:p>
          </table:table-cell>
          <table:table-cell office:value-type="string" table:style-name="ce13">
            <text:p>無</text:p>
          </table:table-cell>
          <table:table-cell office:value-type="float" office:value="406" table:style-name="ce9">
            <text:p><text:s/>406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通安街146號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大安路1段19巷7至21號</text:p>
          </table:table-cell>
          <table:table-cell office:value-type="string" table:style-name="ce13">
            <text:p>無</text:p>
          </table:table-cell>
          <table:table-cell office:value-type="float" office:value="420" table:style-name="ce9">
            <text:p><text:s/>42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大安路1段19巷25至39號</text:p>
          </table:table-cell>
          <table:table-cell office:value-type="string" table:style-name="ce13">
            <text:p>無</text:p>
          </table:table-cell>
          <table:table-cell office:value-type="float" office:value="510" table:style-name="ce9">
            <text:p><text:s/>51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大安路1段31巷1至21號</text:p>
          </table:table-cell>
          <table:table-cell office:value-type="string" table:style-name="ce13">
            <text:p>無</text:p>
          </table:table-cell>
          <table:table-cell office:value-type="float" office:value="670" table:style-name="ce9">
            <text:p><text:s/>67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大安路段27至41號</text:p>
          </table:table-cell>
          <table:table-cell office:value-type="string" table:style-name="ce13">
            <text:p>無</text:p>
          </table:table-cell>
          <table:table-cell office:value-type="float" office:value="660" table:style-name="ce9">
            <text:p><text:s/>66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昕銳開發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6">
            <text:p>李慶元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和興路44巷14弄</text:p>
          </table:table-cell>
          <table:table-cell office:value-type="string" table:style-name="ce13">
            <text:p>無</text:p>
          </table:table-cell>
          <table:table-cell office:value-type="float" office:value="49" table:style-name="ce9">
            <text:p><text:s/>49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6">
            <text:p>王欣儀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木柵路1段58巷18號至22號</text:p>
          </table:table-cell>
          <table:table-cell office:value-type="string" table:style-name="ce13">
            <text:p>無</text:p>
          </table:table-cell>
          <table:table-cell office:value-type="float" office:value="11" table:style-name="ce9">
            <text:p><text:s/>11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6">
            <text:p>李慶元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和興路28巷3弄</text:p>
          </table:table-cell>
          <table:table-cell office:value-type="string" table:style-name="ce13">
            <text:p>無</text:p>
          </table:table-cell>
          <table:table-cell office:value-type="float" office:value="832" table:style-name="ce9">
            <text:p><text:s/>832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6">
            <text:p>王欣儀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木柵路1段89巷8號</text:p>
          </table:table-cell>
          <table:table-cell office:value-type="string" table:style-name="ce13">
            <text:p>無</text:p>
          </table:table-cell>
          <table:table-cell office:value-type="float" office:value="37" table:style-name="ce9">
            <text:p><text:s/>37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6">
            <text:p>厲耿桂芳</text:p>
          </table:table-cell>
          <table:table-cell office:value-type="string" table:style-name="ce40">
            <text:p>後巷美化</text:p>
          </table:table-cell>
          <table:table-cell office:value-type="string" table:style-name="ce65">
            <text:p>試院路6號至54號</text:p>
          </table:table-cell>
          <table:table-cell office:value-type="string" table:style-name="ce13">
            <text:p>無</text:p>
          </table:table-cell>
          <table:table-cell office:value-type="float" office:value="391" table:style-name="ce9">
            <text:p><text:s/>391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禮驅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西安街一段299巷1-27號</text:p>
          </table:table-cell>
          <table:table-cell office:value-type="string" table:style-name="ce13">
            <text:p>無</text:p>
          </table:table-cell>
          <table:table-cell office:value-type="float" office:value="1997" table:style-name="ce9">
            <text:p><text:s/>1,99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德行西路64號至76號</text:p>
          </table:table-cell>
          <table:table-cell office:value-type="string" table:style-name="ce13">
            <text:p>無</text:p>
          </table:table-cell>
          <table:table-cell office:value-type="float" office:value="8621" table:style-name="ce9">
            <text:p><text:s/>8,621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致遠一路一段46巷及致遠一路一段58巷</text:p>
          </table:table-cell>
          <table:table-cell office:value-type="string" table:style-name="ce13">
            <text:p>無</text:p>
          </table:table-cell>
          <table:table-cell office:value-type="float" office:value="1546" table:style-name="ce9">
            <text:p><text:s/>1,546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承德路四段80巷12號至18號</text:p>
          </table:table-cell>
          <table:table-cell office:value-type="string" table:style-name="ce13">
            <text:p>無</text:p>
          </table:table-cell>
          <table:table-cell office:value-type="float" office:value="380" table:style-name="ce9">
            <text:p><text:s/>3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豐年路二段76號至94號附近地區</text:p>
          </table:table-cell>
          <table:table-cell office:value-type="string" table:style-name="ce13">
            <text:p>無</text:p>
          </table:table-cell>
          <table:table-cell office:value-type="float" office:value="1470" table:style-name="ce9">
            <text:p><text:s/>1,4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汪志冰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福志路101至127號</text:p>
          </table:table-cell>
          <table:table-cell office:value-type="string" table:style-name="ce13">
            <text:p>無</text:p>
          </table:table-cell>
          <table:table-cell office:value-type="float" office:value="1550" table:style-name="ce9">
            <text:p><text:s/>1,5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大南路251巷17至27號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林瑞圖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242號綠地污水管線預埋與附掛</text:p>
          </table:table-cell>
          <table:table-cell office:value-type="string" table:style-name="ce13">
            <text:p>無</text:p>
          </table:table-cell>
          <table:table-cell office:value-type="float" office:value="2000" table:style-name="ce9">
            <text:p><text:s/>2,0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通河西街二段187~198號</text:p>
          </table:table-cell>
          <table:table-cell office:value-type="string" table:style-name="ce13">
            <text:p>無</text:p>
          </table:table-cell>
          <table:table-cell office:value-type="float" office:value="740" table:style-name="ce9">
            <text:p><text:s/>7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13">
            <text:p>黃平洋</text:p>
          </table:table-cell>
          <table:table-cell office:value-type="string" table:style-name="ce41">
            <text:p>管線更新及後巷美化</text:p>
          </table:table-cell>
          <table:table-cell office:value-type="string" table:style-name="ce66">
            <text:p>北投區自強街120巷15弄4至8號</text:p>
          </table:table-cell>
          <table:table-cell office:value-type="string" table:style-name="ce13">
            <text:p>無</text:p>
          </table:table-cell>
          <table:table-cell office:value-type="float" office:value="840" table:style-name="ce9">
            <text:p><text:s/>8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威銘工程有限公司</text:p>
          </table:table-cell>
          <table:table-cell table:style-name="ce45"/>
          <table:table-cell table:number-columns-repeated="16374" table:style-name="ce10"/>
        </table:table-row>
        <table:table-row table:style-name="ro7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致遠一路一段107巷2-8號、致遠一路107巷及125巷</text:p>
          </table:table-cell>
          <table:table-cell office:value-type="string" table:style-name="ce13">
            <text:p>無</text:p>
          </table:table-cell>
          <table:table-cell office:value-type="float" office:value="1332" table:style-name="ce9">
            <text:p><text:s/>1,33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8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西安街2段189-1號、西安街2段185至195號及立農街一段580-1、582-1號</text:p>
          </table:table-cell>
          <table:table-cell office:value-type="string" table:style-name="ce13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7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社子街107巷2至14號及14-1號管線更新案</text:p>
          </table:table-cell>
          <table:table-cell office:value-type="string" table:style-name="ce13">
            <text:p>無</text:p>
          </table:table-cell>
          <table:table-cell office:value-type="float" office:value="1160" table:style-name="ce9">
            <text:p><text:s/>1,1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社中街250巷7號、9號及9-1號</text:p>
          </table:table-cell>
          <table:table-cell office:value-type="string" table:style-name="ce13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7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中興街2至36號(雙號側)及中正路302至312號</text:p>
          </table:table-cell>
          <table:table-cell office:value-type="string" table:style-name="ce13">
            <text:p>無</text:p>
          </table:table-cell>
          <table:table-cell office:value-type="float" office:value="1900" table:style-name="ce9">
            <text:p><text:s/>1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汪志冰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致遠一路一段47巷2號至8號</text:p>
          </table:table-cell>
          <table:table-cell office:value-type="string" table:style-name="ce13">
            <text:p>無</text:p>
          </table:table-cell>
          <table:table-cell office:value-type="float" office:value="1290" table:style-name="ce9">
            <text:p><text:s/>1,2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中山北路五段733巷</text:p>
          </table:table-cell>
          <table:table-cell office:value-type="string" table:style-name="ce13">
            <text:p>無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雨農路21巷15弄9-1號</text:p>
          </table:table-cell>
          <table:table-cell office:value-type="string" table:style-name="ce13">
            <text:p>無</text:p>
          </table:table-cell>
          <table:table-cell office:value-type="float" office:value="795" table:style-name="ce9">
            <text:p><text:s/>79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志成街32號側巷</text:p>
          </table:table-cell>
          <table:table-cell office:value-type="string" table:style-name="ce13">
            <text:p>無</text:p>
          </table:table-cell>
          <table:table-cell office:value-type="float" office:value="1140" table:style-name="ce9">
            <text:p><text:s/>1,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潘懷宗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德行東路393~397巷</text:p>
          </table:table-cell>
          <table:table-cell office:value-type="string" table:style-name="ce13">
            <text:p>無</text:p>
          </table:table-cell>
          <table:table-cell office:value-type="float" office:value="3255" table:style-name="ce9">
            <text:p><text:s/>3,25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文昌路169巷1至9號及21至33號</text:p>
          </table:table-cell>
          <table:table-cell office:value-type="string" table:style-name="ce13">
            <text:p>無</text:p>
          </table:table-cell>
          <table:table-cell office:value-type="float" office:value="1650" table:style-name="ce9">
            <text:p><text:s/>1,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中社路二段123號、125號、143號</text:p>
          </table:table-cell>
          <table:table-cell office:value-type="string" table:style-name="ce13">
            <text:p>無</text:p>
          </table:table-cell>
          <table:table-cell office:value-type="float" office:value="2450" table:style-name="ce9">
            <text:p><text:s/>2,4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吳思瑤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通河街325巷80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7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石牌路二段315巷16弄、28弄、34弄等附近地區</text:p>
          </table:table-cell>
          <table:table-cell office:value-type="string" table:style-name="ce13">
            <text:p>無</text:p>
          </table:table-cell>
          <table:table-cell office:value-type="float" office:value="5000" table:style-name="ce9">
            <text:p><text:s/>5,0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裕民二路2號等附近地區</text:p>
          </table:table-cell>
          <table:table-cell office:value-type="string" table:style-name="ce13">
            <text:p>無</text:p>
          </table:table-cell>
          <table:table-cell office:value-type="float" office:value="120" table:style-name="ce9">
            <text:p><text:s/>1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賴素如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北投區立農街一段387至391號</text:p>
          </table:table-cell>
          <table:table-cell office:value-type="string" table:style-name="ce13">
            <text:p>無</text:p>
          </table:table-cell>
          <table:table-cell office:value-type="float" office:value="449" table:style-name="ce9">
            <text:p><text:s/>44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吳碧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大業路472巷3號</text:p>
          </table:table-cell>
          <table:table-cell office:value-type="string" table:style-name="ce13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8">
          <table:table-cell office:value-type="string" table:style-name="ce38">
            <text:p>吳碧珠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北投區建民路125巷1-7號及致遠一路一段46巷20號至建民路91巷2弄7號</text:p>
          </table:table-cell>
          <table:table-cell office:value-type="string" table:style-name="ce13">
            <text:p>無</text:p>
          </table:table-cell>
          <table:table-cell office:value-type="float" office:value="693" table:style-name="ce9">
            <text:p><text:s/>693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賴素如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西安街2段209號及211號</text:p>
          </table:table-cell>
          <table:table-cell office:value-type="string" table:style-name="ce13">
            <text:p>無</text:p>
          </table:table-cell>
          <table:table-cell office:value-type="float" office:value="670" table:style-name="ce9">
            <text:p><text:s/>6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陳建銘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延平北路5段163巷40弄16號</text:p>
          </table:table-cell>
          <table:table-cell office:value-type="string" table:style-name="ce13">
            <text:p>無</text:p>
          </table:table-cell>
          <table:table-cell office:value-type="float" office:value="430" table:style-name="ce9">
            <text:p><text:s/>4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何志偉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前港街100巷1號</text:p>
          </table:table-cell>
          <table:table-cell office:value-type="string" table:style-name="ce13">
            <text:p>無</text:p>
          </table:table-cell>
          <table:table-cell office:value-type="float" office:value="520" table:style-name="ce9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何志偉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延平北路5段136巷27弄12號</text:p>
          </table:table-cell>
          <table:table-cell office:value-type="string" table:style-name="ce13">
            <text:p>無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道路銑鋪</text:p>
          </table:table-cell>
          <table:table-cell office:value-type="string" table:style-name="ce67">
            <text:p>士林區天福里忠誠路二段附近區域</text:p>
          </table:table-cell>
          <table:table-cell office:value-type="string" table:style-name="ce13">
            <text:p>無</text:p>
          </table:table-cell>
          <table:table-cell office:value-type="float" office:value="1400" table:style-name="ce9">
            <text:p><text:s/>1,4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延平北路5段244巷22弄5號</text:p>
          </table:table-cell>
          <table:table-cell office:value-type="string" table:style-name="ce13">
            <text:p>無</text:p>
          </table:table-cell>
          <table:table-cell office:value-type="float" office:value="800" table:style-name="ce9">
            <text:p><text:s/>8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中正路399巷1弄17號</text:p>
          </table:table-cell>
          <table:table-cell office:value-type="string" table:style-name="ce13">
            <text:p>無</text:p>
          </table:table-cell>
          <table:table-cell office:value-type="float" office:value="52" table:style-name="ce9">
            <text:p><text:s/>5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5"/>
          <table:table-cell table:number-columns-repeated="16374" table:style-name="ce10"/>
        </table:table-row>
        <table:table-row table:style-name="ro5">
          <table:table-cell office:value-type="string" table:style-name="ce38">
            <text:p>吳思瑤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延平北路五段257巷17~45號</text:p>
          </table:table-cell>
          <table:table-cell office:value-type="string" table:style-name="ce13">
            <text:p>無</text:p>
          </table:table-cell>
          <table:table-cell office:value-type="float" office:value="930" table:style-name="ce9">
            <text:p><text:s/>9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吳思瑤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延平北路五段231巷19~45號</text:p>
          </table:table-cell>
          <table:table-cell office:value-type="string" table:style-name="ce13">
            <text:p>無</text:p>
          </table:table-cell>
          <table:table-cell office:value-type="float" office:value="890" table:style-name="ce9">
            <text:p><text:s/>8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吳思瑤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延平北路五段257巷2弄2~24號</text:p>
          </table:table-cell>
          <table:table-cell office:value-type="string" table:style-name="ce13">
            <text:p>無</text:p>
          </table:table-cell>
          <table:table-cell office:value-type="float" office:value="850" table:style-name="ce9">
            <text:p><text:s/>8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style-name="ce44"/>
          <table:table-cell table:number-columns-repeated="16374" table:style-name="ce10"/>
        </table:table-row>
        <table:table-row table:style-name="ro5">
          <table:table-cell office:value-type="string" table:style-name="ce38">
            <text:p>汪志冰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吉利街320巷</text:p>
          </table:table-cell>
          <table:table-cell office:value-type="string" table:style-name="ce13">
            <text:p>無</text:p>
          </table:table-cell>
          <table:table-cell office:value-type="float" office:value="700" table:style-name="ce9">
            <text:p><text:s/>7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38">
            <text:p>林瑞圖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北投區尊賢街218巷29至31號及尊賢街264巷30至32號</text:p>
          </table:table-cell>
          <table:table-cell office:value-type="string" table:style-name="ce13">
            <text:p>無</text:p>
          </table:table-cell>
          <table:table-cell office:value-type="float" office:value="764" table:style-name="ce9">
            <text:p><text:s/>76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北投區致遠一路10巷10弄1-5號</text:p>
          </table:table-cell>
          <table:table-cell office:value-type="string" table:style-name="ce13">
            <text:p>無</text:p>
          </table:table-cell>
          <table:table-cell office:value-type="float" office:value="433" table:style-name="ce9">
            <text:p><text:s/>433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汪志冰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忠誠路2段140巷17號至23號</text:p>
          </table:table-cell>
          <table:table-cell office:value-type="string" table:style-name="ce13">
            <text:p>無</text:p>
          </table:table-cell>
          <table:table-cell office:value-type="float" office:value="680" table:style-name="ce9">
            <text:p><text:s/>6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黃平洋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承德路四段12巷16號至22號後巷及16號側巷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士林區通河西街2段140~181號</text:p>
          </table:table-cell>
          <table:table-cell office:value-type="string" table:style-name="ce13">
            <text:p>無</text:p>
          </table:table-cell>
          <table:table-cell office:value-type="float" office:value="540" table:style-name="ce9">
            <text:p><text:s/>5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士林區社中街458巷33~49號(含倫等街48巷)</text:p>
          </table:table-cell>
          <table:table-cell office:value-type="string" table:style-name="ce13">
            <text:p>無</text:p>
          </table:table-cell>
          <table:table-cell office:value-type="float" office:value="410" table:style-name="ce9">
            <text:p><text:s/>4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文林北路244巷38號</text:p>
          </table:table-cell>
          <table:table-cell office:value-type="string" table:style-name="ce13">
            <text:p>無</text:p>
          </table:table-cell>
          <table:table-cell office:value-type="float" office:value="740" table:style-name="ce9">
            <text:p><text:s/>7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林瑞圖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北投區明德路120號至134-1號</text:p>
          </table:table-cell>
          <table:table-cell office:value-type="string" table:style-name="ce13">
            <text:p>無</text:p>
          </table:table-cell>
          <table:table-cell office:value-type="float" office:value="620" table:style-name="ce9">
            <text:p><text:s/>6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吳碧珠</text:p>
          </table:table-cell>
          <table:table-cell office:value-type="string" table:style-name="ce39">
            <text:p>支管美化</text:p>
          </table:table-cell>
          <table:table-cell office:value-type="string" table:style-name="ce67">
            <text:p>北投區大興街9巷22號至32號</text:p>
          </table:table-cell>
          <table:table-cell office:value-type="string" table:style-name="ce13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吳碧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石牌路一段39巷88號側巷</text:p>
          </table:table-cell>
          <table:table-cell office:value-type="string" table:style-name="ce13">
            <text:p>無</text:p>
          </table:table-cell>
          <table:table-cell office:value-type="float" office:value="980" table:style-name="ce9">
            <text:p><text:s/>9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潘懷宗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天母西路13巷9號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4" table:style-name="ce27"/>
          <table:table-cell table:number-columns-repeated="2" table:style-name="ce28"/>
          <table:table-cell table:style-name="ce29"/>
          <table:table-cell table:style-name="ce30"/>
          <table:table-cell table:style-name="ce31"/>
          <table:table-cell table:number-columns-repeated="2" table:style-name="ce30"/>
          <table:table-cell table:number-columns-repeated="16364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社子街63巷30、30-1號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4" table:style-name="ce27"/>
          <table:table-cell table:style-name="ce28"/>
          <table:table-cell table:style-name="ce32"/>
          <table:table-cell table:style-name="ce29"/>
          <table:table-cell table:style-name="ce30"/>
          <table:table-cell table:style-name="ce31"/>
          <table:table-cell table:number-columns-repeated="2" table:style-name="ce30"/>
          <table:table-cell table:number-columns-repeated="16364" table:style-name="ce10"/>
        </table:table-row>
        <table:table-row table:style-name="ro5">
          <table:table-cell office:value-type="string" table:style-name="ce38">
            <text:p>莊瑞雄</text:p>
          </table:table-cell>
          <table:table-cell office:value-type="string" table:style-name="ce39">
            <text:p>美化</text:p>
          </table:table-cell>
          <table:table-cell office:value-type="string" table:style-name="ce67">
            <text:p>士林區中山北路五段811巷1號至7號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基河路350號(宏泰陽明社區)</text:p>
          </table:table-cell>
          <table:table-cell office:value-type="string" table:style-name="ce13">
            <text:p>無</text:p>
          </table:table-cell>
          <table:table-cell office:value-type="float" office:value="520" table:style-name="ce9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士林區社中街133號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吳思瑤</text:p>
          </table:table-cell>
          <table:table-cell office:value-type="string" table:style-name="ce39">
            <text:p>支管</text:p>
          </table:table-cell>
          <table:table-cell office:value-type="string" table:style-name="ce67">
            <text:p>北投區實踐街48巷4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政忠</text:p>
          </table:table-cell>
          <table:table-cell office:value-type="string" table:style-name="ce39">
            <text:p>後巷美化</text:p>
          </table:table-cell>
          <table:table-cell office:value-type="string" table:style-name="ce67">
            <text:p>「葫蘆街135巷15弄1號」衛生下水道接管案</text:p>
          </table:table-cell>
          <table:table-cell office:value-type="string" table:style-name="ce13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8">
          <table:table-cell office:value-type="string" table:style-name="ce13">
            <text:p>黃平洋</text:p>
          </table:table-cell>
          <table:table-cell office:value-type="string" table:style-name="ce41">
            <text:p>污水接管</text:p>
          </table:table-cell>
          <table:table-cell office:value-type="string" table:style-name="ce66">
            <text:p>北投區西安街二段189-1號、西安街二段185至195號及立農街一段580-1、582-1號</text:p>
          </table:table-cell>
          <table:table-cell office:value-type="string" table:style-name="ce13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黃平洋</text:p>
          </table:table-cell>
          <table:table-cell office:value-type="string" table:style-name="ce41">
            <text:p>管線更新</text:p>
          </table:table-cell>
          <table:table-cell office:value-type="string" table:style-name="ce66">
            <text:p>士林區社子街107巷2至14號及14-1號</text:p>
          </table:table-cell>
          <table:table-cell office:value-type="string" table:style-name="ce13">
            <text:p>無</text:p>
          </table:table-cell>
          <table:table-cell office:value-type="float" office:value="1160" table:style-name="ce9">
            <text:p><text:s/>1,1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陳政忠</text:p>
          </table:table-cell>
          <table:table-cell office:value-type="string" table:style-name="ce41">
            <text:p>後巷管線更新</text:p>
          </table:table-cell>
          <table:table-cell office:value-type="string" table:style-name="ce66">
            <text:p>士林區中興街2至36號（雙號側）及中正路302至312號（雙號側）</text:p>
          </table:table-cell>
          <table:table-cell office:value-type="string" table:style-name="ce13">
            <text:p>無</text:p>
          </table:table-cell>
          <table:table-cell office:value-type="float" office:value="1900" table:style-name="ce9">
            <text:p><text:s/>1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汪志冰</text:p>
          </table:table-cell>
          <table:table-cell office:value-type="string" table:style-name="ce41">
            <text:p>管線更新及後巷美化</text:p>
          </table:table-cell>
          <table:table-cell office:value-type="string" table:style-name="ce66">
            <text:p>北投區致遠一路一段47巷2-8號</text:p>
          </table:table-cell>
          <table:table-cell office:value-type="string" table:style-name="ce13">
            <text:p>無</text:p>
          </table:table-cell>
          <table:table-cell office:value-type="float" office:value="1290" table:style-name="ce9">
            <text:p><text:s/>1,2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政忠</text:p>
          </table:table-cell>
          <table:table-cell office:value-type="string" table:style-name="ce41">
            <text:p>管線更新</text:p>
          </table:table-cell>
          <table:table-cell office:value-type="string" table:style-name="ce66">
            <text:p>士林區中山北路五段733巷</text:p>
          </table:table-cell>
          <table:table-cell office:value-type="string" table:style-name="ce13">
            <text:p>無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潘懷宗</text:p>
          </table:table-cell>
          <table:table-cell office:value-type="string" table:style-name="ce41">
            <text:p>污水接管</text:p>
          </table:table-cell>
          <table:table-cell office:value-type="string" table:style-name="ce66">
            <text:p>士林區德行東路393巷-397巷</text:p>
          </table:table-cell>
          <table:table-cell office:value-type="string" table:style-name="ce13">
            <text:p>無</text:p>
          </table:table-cell>
          <table:table-cell office:value-type="float" office:value="3255" table:style-name="ce9">
            <text:p><text:s/>3,25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賴素如</text:p>
          </table:table-cell>
          <table:table-cell office:value-type="string" table:style-name="ce41">
            <text:p>管線更新及後巷美化</text:p>
          </table:table-cell>
          <table:table-cell office:value-type="string" table:style-name="ce66">
            <text:p>北投區立農街一段387號至391號</text:p>
          </table:table-cell>
          <table:table-cell office:value-type="string" table:style-name="ce13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鴻薇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信義區和平東路三段599號(大我新舍)</text:p>
          </table:table-cell>
          <table:table-cell office:value-type="string" table:style-name="ce13">
            <text:p>無</text:p>
          </table:table-cell>
          <table:table-cell office:value-type="float" office:value="6050" table:style-name="ce9">
            <text:p><text:s/>6,0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新昌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厲耿桂芳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信義區永吉路120巷43弄5號</text:p>
          </table:table-cell>
          <table:table-cell office:value-type="string" table:style-name="ce13">
            <text:p>無</text:p>
          </table:table-cell>
          <table:table-cell office:value-type="float" office:value="950" table:style-name="ce9">
            <text:p><text:s/>9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新昌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1">
            <text:p>分管</text:p>
          </table:table-cell>
          <table:table-cell office:value-type="string" table:style-name="ce66">
            <text:p>信義區松信路211號至215號附近地區</text:p>
          </table:table-cell>
          <table:table-cell office:value-type="string" table:style-name="ce13">
            <text:p>無</text:p>
          </table:table-cell>
          <table:table-cell office:value-type="float" office:value="1800" table:style-name="ce9">
            <text:p><text:s/>1,8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新昌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秦儷舫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光復南路417巷58號</text:p>
          </table:table-cell>
          <table:table-cell office:value-type="string" table:style-name="ce13">
            <text:p>無</text:p>
          </table:table-cell>
          <table:table-cell office:value-type="float" office:value="520" table:style-name="ce9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光復南路473巷25號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許淑華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虎林街272巷2-32號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張茂楠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光復南路6巷32~40號</text:p>
          </table:table-cell>
          <table:table-cell office:value-type="string" table:style-name="ce13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孋輝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健康路325巷24弄7號附近地區(延壽國宅丁區)</text:p>
          </table:table-cell>
          <table:table-cell office:value-type="string" table:style-name="ce13">
            <text:p>無</text:p>
          </table:table-cell>
          <table:table-cell office:value-type="float" office:value="740" table:style-name="ce9">
            <text:p><text:s/>7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孋輝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民權東路三段191巷26-28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張茂楠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福德街221巷14號及16號</text:p>
          </table:table-cell>
          <table:table-cell office:value-type="string" table:style-name="ce13">
            <text:p>無</text:p>
          </table:table-cell>
          <table:table-cell office:value-type="float" office:value="2170" table:style-name="ce9">
            <text:p><text:s/>2,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洪健益</text:p>
          </table:table-cell>
          <table:table-cell office:value-type="string" table:style-name="ce41">
            <text:p>污水接管</text:p>
          </table:table-cell>
          <table:table-cell office:value-type="string" table:style-name="ce65">
            <text:p>中坡南路66號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秦儷舫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光復南路417巷58號</text:p>
          </table:table-cell>
          <table:table-cell office:value-type="string" table:style-name="ce13">
            <text:p>無</text:p>
          </table:table-cell>
          <table:table-cell office:value-type="float" office:value="520" table:style-name="ce9">
            <text:p><text:s/>5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光復南路473巷25號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許淑華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虎林街272巷2之32號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張茂楠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松山區光復南路6巷32號至40號</text:p>
          </table:table-cell>
          <table:table-cell office:value-type="string" table:style-name="ce13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陳孋輝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松山區健康路325巷24弄7號附近地區(延壽國宅丁區)</text:p>
          </table:table-cell>
          <table:table-cell office:value-type="string" table:style-name="ce13">
            <text:p>無</text:p>
          </table:table-cell>
          <table:table-cell office:value-type="float" office:value="740" table:style-name="ce9">
            <text:p><text:s/>7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孋輝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松山區民權東路3段191巷26號至28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張茂楠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福德街221巷14號及16號(福壽宮)</text:p>
          </table:table-cell>
          <table:table-cell office:value-type="string" table:style-name="ce13">
            <text:p>無</text:p>
          </table:table-cell>
          <table:table-cell office:value-type="float" office:value="2170" table:style-name="ce9">
            <text:p><text:s/>2,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中坡南路66號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戴錫欽</text:p>
          </table:table-cell>
          <table:table-cell office:value-type="string" table:style-name="ce41">
            <text:p>美化及水溝更新</text:p>
          </table:table-cell>
          <table:table-cell office:value-type="string" table:style-name="ce66">
            <text:p>信義區虎林街164巷2號至12號(松德路40號至64號)後巷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孋輝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松山區富錦街440號</text:p>
          </table:table-cell>
          <table:table-cell office:value-type="string" table:style-name="ce13">
            <text:p>無</text:p>
          </table:table-cell>
          <table:table-cell office:value-type="float" office:value="190" table:style-name="ce9">
            <text:p><text:s/>1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王正德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信義路五段150巷316號(第一社會福利基金會)</text:p>
          </table:table-cell>
          <table:table-cell office:value-type="string" table:style-name="ce13">
            <text:p>無</text:p>
          </table:table-cell>
          <table:table-cell office:value-type="float" office:value="940" table:style-name="ce9">
            <text:p><text:s/>9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忠孝東路4段553巷42號</text:p>
          </table:table-cell>
          <table:table-cell office:value-type="string" table:style-name="ce13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洪健益</text:p>
          </table:table-cell>
          <table:table-cell office:value-type="string" table:style-name="ce41">
            <text:p>美化及水溝更新</text:p>
          </table:table-cell>
          <table:table-cell office:value-type="string" table:style-name="ce66">
            <text:p>信義區林口街151號至157號極大道路58巷15號至21號後巷</text:p>
          </table:table-cell>
          <table:table-cell office:value-type="string" table:style-name="ce13">
            <text:p>無</text:p>
          </table:table-cell>
          <table:table-cell office:value-type="float" office:value="440" table:style-name="ce9">
            <text:p><text:s/>4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美化及水溝更新</text:p>
          </table:table-cell>
          <table:table-cell office:value-type="string" table:style-name="ce66">
            <text:p>信義區光復南路443巷6號至8號後巷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18">
          <table:table-cell office:value-type="string" table:style-name="ce13">
            <text:p>洪健益</text:p>
          </table:table-cell>
          <table:table-cell office:value-type="string" table:style-name="ce41">
            <text:p>美化、水溝更新及管線更新</text:p>
          </table:table-cell>
          <table:table-cell office:value-type="string" table:style-name="ce66">
            <text:p>信義區永吉路200巷21弄2號至28號(永吉路278巷28弄13號至17號)、永吉路200巷41弄(永吉路42弄13號至17號)後巷及永吉路200巷37號、39號後巷</text:p>
          </table:table-cell>
          <table:table-cell office:value-type="string" table:style-name="ce13">
            <text:p>無</text:p>
          </table:table-cell>
          <table:table-cell office:value-type="float" office:value="1660" table:style-name="ce9">
            <text:p><text:s/>1,6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8">
          <table:table-cell office:value-type="string" table:style-name="ce13">
            <text:p>張茂楠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松山區南京東路5段291巷3-2號後方、291巷5弄1號旁及291巷5弄1號至29號後方</text:p>
          </table:table-cell>
          <table:table-cell office:value-type="string" table:style-name="ce13">
            <text:p>無</text:p>
          </table:table-cell>
          <table:table-cell office:value-type="float" office:value="364" table:style-name="ce9">
            <text:p><text:s/>36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松山區市民大道五段125號至145號後巷</text:p>
          </table:table-cell>
          <table:table-cell office:value-type="string" table:style-name="ce13">
            <text:p>無</text:p>
          </table:table-cell>
          <table:table-cell office:value-type="float" office:value="190" table:style-name="ce9">
            <text:p><text:s/>1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18">
          <table:table-cell office:value-type="string" table:style-name="ce13">
            <text:p>戴錫欽</text:p>
          </table:table-cell>
          <table:table-cell office:value-type="string" table:style-name="ce41">
            <text:p>後巷美化</text:p>
          </table:table-cell>
          <table:table-cell office:value-type="string" table:style-name="ce66">
            <text:p>信義區松山路336巷2號至16號及1號至15號、松山路342巷2號至16號及虎林街119巷4號至18號、松山路342巷2號至16號及虎林街119巷4號至18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王鴻薇</text:p>
          </table:table-cell>
          <table:table-cell office:value-type="string" table:style-name="ce41">
            <text:p>支管及後巷美化</text:p>
          </table:table-cell>
          <table:table-cell office:value-type="string" table:style-name="ce66">
            <text:p>信義區和平東路3段509巷2號側至10號、和平東路3段531巷5弄2號及4號</text:p>
          </table:table-cell>
          <table:table-cell office:value-type="string" table:style-name="ce13">
            <text:p>無</text:p>
          </table:table-cell>
          <table:table-cell office:value-type="float" office:value="910" table:style-name="ce9">
            <text:p><text:s/>9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吳興街284巷24弄92-1號(台北醫學院宿舍)</text:p>
          </table:table-cell>
          <table:table-cell office:value-type="string" table:style-name="ce13">
            <text:p>無</text:p>
          </table:table-cell>
          <table:table-cell office:value-type="float" office:value="970" table:style-name="ce9">
            <text:p><text:s/>9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中坡南路158號</text:p>
          </table:table-cell>
          <table:table-cell office:value-type="string" table:style-name="ce13">
            <text:p>無</text:p>
          </table:table-cell>
          <table:table-cell office:value-type="float" office:value="720" table:style-name="ce9">
            <text:p><text:s/>7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陳永德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松隆路60號至68號及永吉路30巷84號、86號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許淑華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莊敬路325巷45弄4號、6號及莊敬路325巷43號及43-1號</text:p>
          </table:table-cell>
          <table:table-cell office:value-type="string" table:style-name="ce13">
            <text:p>無</text:p>
          </table:table-cell>
          <table:table-cell office:value-type="float" office:value="840" table:style-name="ce9">
            <text:p><text:s/>8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鴻薇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和平東路3段599號(大我新舍)</text:p>
          </table:table-cell>
          <table:table-cell office:value-type="string" table:style-name="ce13">
            <text:p>無</text:p>
          </table:table-cell>
          <table:table-cell office:value-type="float" office:value="2830" table:style-name="ce9">
            <text:p><text:s/>2,8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孋輝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松山區南京東路5段213號(文山大樓)</text:p>
          </table:table-cell>
          <table:table-cell office:value-type="string" table:style-name="ce13">
            <text:p>無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1">
            <text:p>後巷美化</text:p>
            <text:p>水溝更新</text:p>
          </table:table-cell>
          <table:table-cell office:value-type="string" table:style-name="ce66">
            <text:p>信義區虎林街242巷1號至51號後巷</text:p>
          </table:table-cell>
          <table:table-cell office:value-type="string" table:style-name="ce13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13">
            <text:p>陳孋輝</text:p>
          </table:table-cell>
          <table:table-cell office:value-type="string" table:style-name="ce41">
            <text:p>支管</text:p>
          </table:table-cell>
          <table:table-cell office:value-type="string" table:style-name="ce66">
            <text:p>信義區吳興街156巷16弄9號至23號及22弄10號至16號</text:p>
          </table:table-cell>
          <table:table-cell office:value-type="string" table:style-name="ce13">
            <text:p>無</text:p>
          </table:table-cell>
          <table:table-cell office:value-type="float" office:value="1170" table:style-name="ce9">
            <text:p><text:s/>1,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許淑華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松山區南京東路5段40號</text:p>
          </table:table-cell>
          <table:table-cell office:value-type="string" table:style-name="ce13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後巷美化</text:p>
            <text:p>水溝更新</text:p>
          </table:table-cell>
          <table:table-cell office:value-type="string" table:style-name="ce68">
            <text:p>信義區光復南路417巷122號至128號後巷</text:p>
          </table:table-cell>
          <table:table-cell office:value-type="string" table:style-name="ce13">
            <text:p>無</text:p>
          </table:table-cell>
          <table:table-cell office:value-type="float" office:value="170" table:style-name="ce9">
            <text:p><text:s/>1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戴錫欽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信義區松信路211號至215號(富台社區國宅)</text:p>
          </table:table-cell>
          <table:table-cell office:value-type="string" table:style-name="ce13">
            <text:p>無</text:p>
          </table:table-cell>
          <table:table-cell office:value-type="float" office:value="670" table:style-name="ce9">
            <text:p><text:s/>6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信義區吳興街553號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洪健益</text:p>
          </table:table-cell>
          <table:table-cell office:value-type="string" table:style-name="ce41">
            <text:p>後巷美化</text:p>
          </table:table-cell>
          <table:table-cell office:value-type="string" table:style-name="ce68">
            <text:p>信義區永吉路326巷48號旁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永德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信義區吳興街506巷21號側巷</text:p>
          </table:table-cell>
          <table:table-cell office:value-type="string" table:style-name="ce13">
            <text:p>無</text:p>
          </table:table-cell>
          <table:table-cell office:value-type="float" office:value="310" table:style-name="ce9">
            <text:p><text:s/>3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張茂楠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松山區南京東路5段291巷19弄至29巷後巷</text:p>
          </table:table-cell>
          <table:table-cell office:value-type="string" table:style-name="ce13">
            <text:p>無</text:p>
          </table:table-cell>
          <table:table-cell office:value-type="float" office:value="340" table:style-name="ce9">
            <text:p><text:s/>3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許淑華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信義區吳興街573號至579號</text:p>
          </table:table-cell>
          <table:table-cell office:value-type="string" table:style-name="ce13">
            <text:p>無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13">
            <text:p>戴錫欽</text:p>
          </table:table-cell>
          <table:table-cell office:value-type="string" table:style-name="ce41">
            <text:p>後巷美化</text:p>
          </table:table-cell>
          <table:table-cell office:value-type="string" table:style-name="ce68">
            <text:p>信義區虎林街222巷7號至51號後巷及虎林街232巷10號至52號後巷</text:p>
          </table:table-cell>
          <table:table-cell office:value-type="string" table:style-name="ce13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禮驅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李彥秀</text:p>
          </table:table-cell>
          <table:table-cell office:value-type="string" table:style-name="ce41">
            <text:p>分管</text:p>
          </table:table-cell>
          <table:table-cell office:value-type="string" table:style-name="ce68">
            <text:p>內湖區大湖山莊街85至97號</text:p>
          </table:table-cell>
          <table:table-cell office:value-type="string" table:style-name="ce13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東鑫龍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陳義洲</text:p>
          </table:table-cell>
          <table:table-cell office:value-type="string" table:style-name="ce41">
            <text:p>污水接管</text:p>
          </table:table-cell>
          <table:table-cell office:value-type="string" table:style-name="ce68">
            <text:p>內湖區內湖路2段179巷81弄</text:p>
          </table:table-cell>
          <table:table-cell office:value-type="string" table:style-name="ce13">
            <text:p>無</text:p>
          </table:table-cell>
          <table:table-cell office:value-type="float" office:value="2280" table:style-name="ce9">
            <text:p><text:s/>2,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闕枚莎</text:p>
          </table:table-cell>
          <table:table-cell office:value-type="string" table:style-name="ce41">
            <text:p>鋪面修繕</text:p>
          </table:table-cell>
          <table:table-cell office:value-type="string" table:style-name="ce68">
            <text:p>南港區松河街762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正德</text:p>
          </table:table-cell>
          <table:table-cell office:value-type="string" table:style-name="ce41">
            <text:p>污水接管</text:p>
          </table:table-cell>
          <table:table-cell office:value-type="string" table:style-name="ce68">
            <text:p>內湖區康寧路3段72號</text:p>
          </table:table-cell>
          <table:table-cell office:value-type="string" table:style-name="ce13">
            <text:p>無</text:p>
          </table:table-cell>
          <table:table-cell office:value-type="float" office:value="2130" table:style-name="ce9">
            <text:p><text:s/>2,1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李彥秀</text:p>
          </table:table-cell>
          <table:table-cell office:value-type="string" table:style-name="ce41">
            <text:p>污水接管</text:p>
          </table:table-cell>
          <table:table-cell office:value-type="string" table:style-name="ce68">
            <text:p>內湖區大湖山莊街85至97號</text:p>
          </table:table-cell>
          <table:table-cell office:value-type="string" table:style-name="ce13">
            <text:p>無</text:p>
          </table:table-cell>
          <table:table-cell office:value-type="float" office:value="2030" table:style-name="ce9">
            <text:p><text:s/>2,0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孝維</text:p>
          </table:table-cell>
          <table:table-cell office:value-type="string" table:style-name="ce41">
            <text:p>現場開挖探查</text:p>
          </table:table-cell>
          <table:table-cell office:value-type="string" table:style-name="ce68">
            <text:p>南港區南港路2段252號</text:p>
          </table:table-cell>
          <table:table-cell office:value-type="string" table:style-name="ce13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內湖路2段103巷70號</text:p>
          </table:table-cell>
          <table:table-cell office:value-type="string" table:style-name="ce13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康樂街136巷30弄22號</text:p>
          </table:table-cell>
          <table:table-cell office:value-type="string" table:style-name="ce13">
            <text:p>無</text:p>
          </table:table-cell>
          <table:table-cell office:value-type="float" office:value="105" table:style-name="ce9">
            <text:p><text:s/>10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康樂街136巷15弄22號</text:p>
          </table:table-cell>
          <table:table-cell office:value-type="string" table:style-name="ce13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內湖路2段263巷30弄11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成功路3段187巷15-19側及187巷9弄1號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內湖路3段343巷4弄2-12號</text:p>
          </table:table-cell>
          <table:table-cell office:value-type="string" table:style-name="ce13">
            <text:p>無</text:p>
          </table:table-cell>
          <table:table-cell office:value-type="float" office:value="720" table:style-name="ce9">
            <text:p><text:s/>7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內湖路3段60巷12弄38-48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內湖路3段72巷11-17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文德路66巷40弄單雙側號</text:p>
          </table:table-cell>
          <table:table-cell office:value-type="string" table:style-name="ce13">
            <text:p>無</text:p>
          </table:table-cell>
          <table:table-cell office:value-type="float" office:value="440" table:style-name="ce9">
            <text:p><text:s/>4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民權東路6段296巷26號</text:p>
          </table:table-cell>
          <table:table-cell office:value-type="string" table:style-name="ce13">
            <text:p>無</text:p>
          </table:table-cell>
          <table:table-cell office:value-type="float" office:value="120" table:style-name="ce9">
            <text:p><text:s/>1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大湖街160巷14號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成功路4段350號</text:p>
          </table:table-cell>
          <table:table-cell office:value-type="string" table:style-name="ce13">
            <text:p>無</text:p>
          </table:table-cell>
          <table:table-cell office:value-type="float" office:value="135" table:style-name="ce9">
            <text:p><text:s/>13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高嘉瑜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忠孝東路6段434至482號</text:p>
          </table:table-cell>
          <table:table-cell office:value-type="string" table:style-name="ce13">
            <text:p>無</text:p>
          </table:table-cell>
          <table:table-cell office:value-type="float" office:value="305" table:style-name="ce9">
            <text:p><text:s/>30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李彥秀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大湖山莊街176巷16號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李彥秀</text:p>
          </table:table-cell>
          <table:table-cell office:value-type="string" table:style-name="ce40">
            <text:p>污水接管</text:p>
          </table:table-cell>
          <table:table-cell office:value-type="string" table:style-name="ce69">
            <text:p>興南街64巷6弄16號</text:p>
          </table:table-cell>
          <table:table-cell office:value-type="string" table:style-name="ce13">
            <text:p>無</text:p>
          </table:table-cell>
          <table:table-cell office:value-type="float" office:value="156" table:style-name="ce9">
            <text:p><text:s/>156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吳世正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東新街77巷4弄2-12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陳義洲</text:p>
          </table:table-cell>
          <table:table-cell office:value-type="string" table:style-name="ce40">
            <text:p>鋪面更新</text:p>
          </table:table-cell>
          <table:table-cell office:value-type="string" table:style-name="ce69">
            <text:p>環山路2段53巷12號</text:p>
          </table:table-cell>
          <table:table-cell office:value-type="string" table:style-name="ce13">
            <text:p>無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8">
            <text:p>嘉皇開發工程有限公司</text:p>
          </table:table-cell>
          <table:table-cell table:number-columns-repeated="16375" table:style-name="ce14"/>
        </table:table-row>
        <table:table-row table:style-name="ro5">
          <table:table-cell office:value-type="string" table:style-name="ce36">
            <text:p>黃珊珊</text:p>
          </table:table-cell>
          <table:table-cell office:value-type="string" table:style-name="ce40">
            <text:p>佈設分管</text:p>
          </table:table-cell>
          <table:table-cell office:value-type="string" table:style-name="ce69">
            <text:p>成功路3段174巷26弄</text:p>
          </table:table-cell>
          <table:table-cell office:value-type="string" table:style-name="ce13">
            <text:p>無</text:p>
          </table:table-cell>
          <table:table-cell office:value-type="float" office:value="2280" table:style-name="ce9">
            <text:p><text:s/>2,2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李彥秀</text:p>
          </table:table-cell>
          <table:table-cell office:value-type="string" table:style-name="ce40">
            <text:p>佈設分管</text:p>
          </table:table-cell>
          <table:table-cell office:value-type="string" table:style-name="ce69">
            <text:p>研究院路3段16巷</text:p>
          </table:table-cell>
          <table:table-cell office:value-type="string" table:style-name="ce13">
            <text:p>無</text:p>
          </table:table-cell>
          <table:table-cell office:value-type="float" office:value="3320" table:style-name="ce9">
            <text:p><text:s/>3,3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李彥秀</text:p>
          </table:table-cell>
          <table:table-cell office:value-type="string" table:style-name="ce40">
            <text:p>佈設分管</text:p>
          </table:table-cell>
          <table:table-cell office:value-type="string" table:style-name="ce69">
            <text:p>研究院路1段101巷11-25號</text:p>
          </table:table-cell>
          <table:table-cell office:value-type="string" table:style-name="ce13">
            <text:p>無</text:p>
          </table:table-cell>
          <table:table-cell office:value-type="float" office:value="1200" table:style-name="ce9">
            <text:p><text:s/>1,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嘉皇開發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周威佑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廣州街202~216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6">
            <text:p>郭昭巖</text:p>
          </table:table-cell>
          <table:table-cell office:value-type="string" table:style-name="ce40">
            <text:p>後巷美化</text:p>
          </table:table-cell>
          <table:table-cell office:value-type="string" table:style-name="ce69">
            <text:p>環河南路2段300~330號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啟揚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郭昭巖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中正區廣州街1-3號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周威佑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中正區漢口街1段32號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劉耀仁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貴陽街2段96巷2號前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周威佑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梧州街12巷14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周威佑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德昌街90巷10號</text:p>
          </table:table-cell>
          <table:table-cell office:value-type="string" table:style-name="ce13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郭昭巖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環河南路2段328號前</text:p>
          </table:table-cell>
          <table:table-cell office:value-type="string" table:style-name="ce13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周威佑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西園路2段13巷13弄7、9號前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鍾小平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萬大路449巷28弄7號前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郭昭巖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中正區羅斯福路一段9巷口</text:p>
          </table:table-cell>
          <table:table-cell office:value-type="string" table:style-name="ce13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鍾小平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萬華區環河南路2段231及233號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吳志剛</text:p>
          </table:table-cell>
          <table:table-cell office:value-type="string" table:style-name="ce39">
            <text:p>支管</text:p>
          </table:table-cell>
          <table:table-cell office:value-type="string" table:style-name="ce70">
            <text:p>中正區信義路1段5-13號</text:p>
          </table:table-cell>
          <table:table-cell office:value-type="string" table:style-name="ce13">
            <text:p>無</text:p>
          </table:table-cell>
          <table:table-cell office:value-type="float" office:value="1800" table:style-name="ce9">
            <text:p><text:s/>1,8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吳志剛" table:formula="msoxl:=A888" table:style-name="ce13">
            <text:p>吳志剛</text:p>
          </table:table-cell>
          <table:table-cell office:value-type="string" office:string-value="支管" table:formula="msoxl:=B888" table:style-name="ce41">
            <text:p>支管</text:p>
          </table:table-cell>
          <table:table-cell office:value-type="string" table:style-name="ce68">
            <text:p>萬華區西園路2段光復橋下</text:p>
          </table:table-cell>
          <table:table-cell office:value-type="string" table:style-name="ce13">
            <text:p>無</text:p>
          </table:table-cell>
          <table:table-cell office:value-type="float" office:value="1900" table:style-name="ce9">
            <text:p><text:s/>1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吳志剛" table:formula="msoxl:=A889" table:style-name="ce13">
            <text:p>吳志剛</text:p>
          </table:table-cell>
          <table:table-cell office:value-type="string" office:string-value="支管" table:formula="msoxl:=B889" table:style-name="ce41">
            <text:p>支管</text:p>
          </table:table-cell>
          <table:table-cell office:value-type="string" table:style-name="ce68">
            <text:p>萬華區貴陽街2段187號</text:p>
          </table:table-cell>
          <table:table-cell office:value-type="string" table:style-name="ce13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郭昭巖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中正區連雲街26巷25號</text:p>
          </table:table-cell>
          <table:table-cell office:value-type="string" table:style-name="ce13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msoxl:=A891" table:style-name="ce13">
            <text:p>郭昭巖</text:p>
          </table:table-cell>
          <table:table-cell office:value-type="string" office:string-value="支管" table:formula="msoxl:=B891" table:style-name="ce41">
            <text:p>支管</text:p>
          </table:table-cell>
          <table:table-cell office:value-type="string" table:style-name="ce68">
            <text:p>中正區汀洲路2段184-188號</text:p>
          </table:table-cell>
          <table:table-cell office:value-type="string" table:style-name="ce13">
            <text:p>無</text:p>
          </table:table-cell>
          <table:table-cell office:value-type="float" office:value="700" table:style-name="ce9">
            <text:p><text:s/>7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msoxl:=A892" table:style-name="ce13">
            <text:p>郭昭巖</text:p>
          </table:table-cell>
          <table:table-cell office:value-type="string" office:string-value="支管" table:formula="msoxl:=B892" table:style-name="ce41">
            <text:p>支管</text:p>
          </table:table-cell>
          <table:table-cell office:value-type="string" table:style-name="ce68">
            <text:p>萬華區富民路145巷3號</text:p>
          </table:table-cell>
          <table:table-cell office:value-type="string" table:style-name="ce13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msoxl:=A893" table:style-name="ce13">
            <text:p>郭昭巖</text:p>
          </table:table-cell>
          <table:table-cell office:value-type="string" office:string-value="支管" table:formula="msoxl:=B893" table:style-name="ce41">
            <text:p>支管</text:p>
          </table:table-cell>
          <table:table-cell office:value-type="string" table:style-name="ce68">
            <text:p>萬華區富民路145巷35弄15號</text:p>
          </table:table-cell>
          <table:table-cell office:value-type="string" table:style-name="ce13">
            <text:p>無</text:p>
          </table:table-cell>
          <table:table-cell office:value-type="float" office:value="2900" table:style-name="ce9">
            <text:p><text:s/>2,9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msoxl:=A894" table:style-name="ce13">
            <text:p>郭昭巖</text:p>
          </table:table-cell>
          <table:table-cell office:value-type="string" office:string-value="支管" table:formula="msoxl:=B894" table:style-name="ce41">
            <text:p>支管</text:p>
          </table:table-cell>
          <table:table-cell office:value-type="string" table:style-name="ce68">
            <text:p>萬華區環河南路2段336號</text:p>
          </table:table-cell>
          <table:table-cell office:value-type="string" table:style-name="ce13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msoxl:=A895" table:style-name="ce13">
            <text:p>郭昭巖</text:p>
          </table:table-cell>
          <table:table-cell office:value-type="string" office:string-value="支管" table:formula="msoxl:=B895" table:style-name="ce41">
            <text:p>支管</text:p>
          </table:table-cell>
          <table:table-cell office:value-type="string" table:style-name="ce68">
            <text:p>中正區大埔街25巷15-35號</text:p>
          </table:table-cell>
          <table:table-cell office:value-type="string" table:style-name="ce13">
            <text:p>無</text:p>
          </table:table-cell>
          <table:table-cell office:value-type="float" office:value="1200" table:style-name="ce9">
            <text:p><text:s/>1,2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郭昭巖" table:formula="msoxl:=A896" table:style-name="ce13">
            <text:p>郭昭巖</text:p>
          </table:table-cell>
          <table:table-cell office:value-type="string" office:string-value="支管" table:formula="msoxl:=B896" table:style-name="ce41">
            <text:p>支管</text:p>
          </table:table-cell>
          <table:table-cell office:value-type="string" table:style-name="ce68">
            <text:p>中正區中華路2段175巷49號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周威佑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萬華區華西街29巷33號</text:p>
          </table:table-cell>
          <table:table-cell office:value-type="string" table:style-name="ce13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msoxl:=A898" table:style-name="ce13">
            <text:p>周威佑</text:p>
          </table:table-cell>
          <table:table-cell office:value-type="string" office:string-value="支管" table:formula="msoxl:=B898" table:style-name="ce41">
            <text:p>支管</text:p>
          </table:table-cell>
          <table:table-cell office:value-type="string" table:style-name="ce68">
            <text:p>萬華區柳州街40號大樓</text:p>
          </table:table-cell>
          <table:table-cell office:value-type="string" table:style-name="ce13">
            <text:p>無</text:p>
          </table:table-cell>
          <table:table-cell office:value-type="float" office:value="180" table:style-name="ce9">
            <text:p><text:s/>1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msoxl:=A899" table:style-name="ce13">
            <text:p>周威佑</text:p>
          </table:table-cell>
          <table:table-cell office:value-type="string" office:string-value="支管" table:formula="msoxl:=B899" table:style-name="ce41">
            <text:p>支管</text:p>
          </table:table-cell>
          <table:table-cell office:value-type="string" table:style-name="ce68">
            <text:p>萬華區廣州街249號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msoxl:=A900" table:style-name="ce13">
            <text:p>周威佑</text:p>
          </table:table-cell>
          <table:table-cell office:value-type="string" office:string-value="支管" table:formula="msoxl:=B900" table:style-name="ce41">
            <text:p>支管</text:p>
          </table:table-cell>
          <table:table-cell office:value-type="string" table:style-name="ce68">
            <text:p>萬華區廣州街202至216號b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msoxl:=A901" table:style-name="ce13">
            <text:p>周威佑</text:p>
          </table:table-cell>
          <table:table-cell office:value-type="string" office:string-value="支管" table:formula="msoxl:=B901" table:style-name="ce41">
            <text:p>支管</text:p>
          </table:table-cell>
          <table:table-cell office:value-type="string" table:style-name="ce68">
            <text:p>萬華區萬大路188號</text:p>
          </table:table-cell>
          <table:table-cell office:value-type="string" table:style-name="ce13">
            <text:p>無</text:p>
          </table:table-cell>
          <table:table-cell office:value-type="float" office:value="1300" table:style-name="ce9">
            <text:p><text:s/>1,30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msoxl:=A902" table:style-name="ce13">
            <text:p>周威佑</text:p>
          </table:table-cell>
          <table:table-cell office:value-type="string" office:string-value="支管" table:formula="msoxl:=B902" table:style-name="ce41">
            <text:p>支管</text:p>
          </table:table-cell>
          <table:table-cell office:value-type="string" table:style-name="ce68">
            <text:p>萬華區萬大路486巷83號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周威佑" table:formula="msoxl:=A903" table:style-name="ce13">
            <text:p>周威佑</text:p>
          </table:table-cell>
          <table:table-cell office:value-type="string" office:string-value="支管" table:formula="msoxl:=B903" table:style-name="ce41">
            <text:p>支管</text:p>
          </table:table-cell>
          <table:table-cell office:value-type="string" table:style-name="ce68">
            <text:p>萬華區西園路1段23號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劉耀仁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萬華區貴陽街2段96巷2-1號</text:p>
          </table:table-cell>
          <table:table-cell office:value-type="string" table:style-name="ce13">
            <text:p>無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劉耀仁" table:formula="msoxl:=A905" table:style-name="ce13">
            <text:p>劉耀仁</text:p>
          </table:table-cell>
          <table:table-cell office:value-type="string" office:string-value="支管" table:formula="msoxl:=B905" table:style-name="ce41">
            <text:p>支管</text:p>
          </table:table-cell>
          <table:table-cell office:value-type="string" table:style-name="ce68">
            <text:p>萬華區雙園街60巷9號</text:p>
          </table:table-cell>
          <table:table-cell office:value-type="string" table:style-name="ce13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劉耀仁" table:formula="msoxl:=A906" table:style-name="ce13">
            <text:p>劉耀仁</text:p>
          </table:table-cell>
          <table:table-cell office:value-type="string" office:string-value="支管" table:formula="msoxl:=B906" table:style-name="ce41">
            <text:p>支管</text:p>
          </table:table-cell>
          <table:table-cell office:value-type="string" table:style-name="ce68">
            <text:p>萬華區雙園街60巷90號等大樓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office:string-value="劉耀仁" table:formula="msoxl:=A907" table:style-name="ce13">
            <text:p>劉耀仁</text:p>
          </table:table-cell>
          <table:table-cell office:value-type="string" office:string-value="支管" table:formula="msoxl:=B907" table:style-name="ce41">
            <text:p>支管</text:p>
          </table:table-cell>
          <table:table-cell office:value-type="string" table:style-name="ce68">
            <text:p>萬華區萬大路290號附近</text:p>
          </table:table-cell>
          <table:table-cell office:value-type="string" table:style-name="ce13">
            <text:p>無</text:p>
          </table:table-cell>
          <table:table-cell office:value-type="float" office:value="650" table:style-name="ce9">
            <text:p><text:s/>65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顏聖冠</text:p>
          </table:table-cell>
          <table:table-cell office:value-type="string" table:style-name="ce41">
            <text:p>支管</text:p>
          </table:table-cell>
          <table:table-cell office:value-type="string" table:style-name="ce68">
            <text:p>萬華區萬大路423巷12號</text:p>
          </table:table-cell>
          <table:table-cell office:value-type="string" table:style-name="ce13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3段228巷7號</text:p>
          </table:table-cell>
          <table:table-cell office:value-type="string" table:style-name="ce13">
            <text:p>無</text:p>
          </table:table-cell>
          <table:table-cell office:value-type="float" office:value="510" table:style-name="ce9">
            <text:p><text:s/>5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3段308巷2弄</text:p>
          </table:table-cell>
          <table:table-cell office:value-type="string" table:style-name="ce13">
            <text:p>無</text:p>
          </table:table-cell>
          <table:table-cell office:value-type="float" office:value="75" table:style-name="ce9">
            <text:p><text:s/>7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3段372號</text:p>
          </table:table-cell>
          <table:table-cell office:value-type="string" table:style-name="ce13">
            <text:p>無</text:p>
          </table:table-cell>
          <table:table-cell office:value-type="float" office:value="176" table:style-name="ce9">
            <text:p><text:s/>176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3段376號</text:p>
          </table:table-cell>
          <table:table-cell office:value-type="string" table:style-name="ce13">
            <text:p>無</text:p>
          </table:table-cell>
          <table:table-cell office:value-type="float" office:value="82" table:style-name="ce9">
            <text:p><text:s/>82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樂業街127號</text:p>
          </table:table-cell>
          <table:table-cell office:value-type="string" table:style-name="ce13">
            <text:p>無</text:p>
          </table:table-cell>
          <table:table-cell office:value-type="float" office:value="102" table:style-name="ce9">
            <text:p><text:s/>102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臥龍街263號</text:p>
          </table:table-cell>
          <table:table-cell office:value-type="string" table:style-name="ce13">
            <text:p>無</text:p>
          </table:table-cell>
          <table:table-cell office:value-type="float" office:value="128" table:style-name="ce9">
            <text:p><text:s/>128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安和路2段217巷14弄</text:p>
          </table:table-cell>
          <table:table-cell office:value-type="string" table:style-name="ce13">
            <text:p>無</text:p>
          </table:table-cell>
          <table:table-cell office:value-type="float" office:value="1" table:style-name="ce9">
            <text:p><text:s/>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大安路1段205-1號</text:p>
          </table:table-cell>
          <table:table-cell office:value-type="string" table:style-name="ce13">
            <text:p>無</text:p>
          </table:table-cell>
          <table:table-cell office:value-type="float" office:value="389" table:style-name="ce9">
            <text:p><text:s/>389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萬華區廣州街202至216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松江路188巷11號</text:p>
          </table:table-cell>
          <table:table-cell office:value-type="string" table:style-name="ce13">
            <text:p>無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厲耿桂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仁街78巷13號後巷</text:p>
          </table:table-cell>
          <table:table-cell office:value-type="string" table:style-name="ce13">
            <text:p>無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3段416巷29號後巷</text:p>
          </table:table-cell>
          <table:table-cell office:value-type="string" table:style-name="ce13">
            <text:p>無</text:p>
          </table:table-cell>
          <table:table-cell office:value-type="float" office:value="151" table:style-name="ce9">
            <text:p><text:s/>15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復興南路1段107巷5弄19號後巷</text:p>
          </table:table-cell>
          <table:table-cell office:value-type="string" table:style-name="ce13">
            <text:p>無</text:p>
          </table:table-cell>
          <table:table-cell office:value-type="float" office:value="209" table:style-name="ce9">
            <text:p><text:s/>209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忠孝東路4段77巷31號後巷</text:p>
          </table:table-cell>
          <table:table-cell office:value-type="string" table:style-name="ce13">
            <text:p>無</text:p>
          </table:table-cell>
          <table:table-cell office:value-type="float" office:value="511" table:style-name="ce9">
            <text:p><text:s/>51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華街121巷2弄2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華街121巷12弄7號旁、1號後巷、15弄2號後巷</text:p>
          </table:table-cell>
          <table:table-cell office:value-type="string" table:style-name="ce13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華街121巷17弄9號旁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華街99-1號旁</text:p>
          </table:table-cell>
          <table:table-cell office:value-type="string" table:style-name="ce13">
            <text:p>無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興路91巷10、20號後巷</text:p>
          </table:table-cell>
          <table:table-cell office:value-type="string" table:style-name="ce13">
            <text:p>無</text:p>
          </table:table-cell>
          <table:table-cell office:value-type="float" office:value="190" table:style-name="ce9">
            <text:p><text:s/>1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景興路85巷7號、67巷3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興隆路2段22巷20號後巷</text:p>
          </table:table-cell>
          <table:table-cell office:value-type="string" table:style-name="ce13">
            <text:p>無</text:p>
          </table:table-cell>
          <table:table-cell office:value-type="float" office:value="120" table:style-name="ce9">
            <text:p><text:s/>1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文山區興隆路2段22巷5弄8號、8弄1號後巷</text:p>
          </table:table-cell>
          <table:table-cell office:value-type="string" table:style-name="ce13">
            <text:p>無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王欣儀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通安街53號前</text:p>
          </table:table-cell>
          <table:table-cell office:value-type="string" table:style-name="ce13">
            <text:p>無</text:p>
          </table:table-cell>
          <table:table-cell office:value-type="float" office:value="450" table:style-name="ce9">
            <text:p><text:s/>4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王欣儀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通安街55號側巷</text:p>
          </table:table-cell>
          <table:table-cell office:value-type="string" table:style-name="ce13">
            <text:p>無</text:p>
          </table:table-cell>
          <table:table-cell office:value-type="float" office:value="607" table:style-name="ce9">
            <text:p><text:s/>607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王世堅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中原街2號旁後巷</text:p>
          </table:table-cell>
          <table:table-cell office:value-type="string" table:style-name="ce13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同區延平北路3段99巷3弄後巷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同區民族西路282巷(民族西路口)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同區環河北路1段295-1號側巷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同區民樂街191號旁側巷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13">
            <text:p>王浩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同區民生西號108至124號後巷</text:p>
          </table:table-cell>
          <table:table-cell office:value-type="string" table:style-name="ce13">
            <text:p>無</text:p>
          </table:table-cell>
          <table:table-cell office:value-type="float" office:value="190" table:style-name="ce9">
            <text:p><text:s/>1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王世堅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復興北路488巷11號後巷</text:p>
          </table:table-cell>
          <table:table-cell office:value-type="string" table:style-name="ce13">
            <text:p>無</text:p>
          </table:table-cell>
          <table:table-cell office:value-type="float" office:value="1720" table:style-name="ce9">
            <text:p><text:s/>1,7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合江街180巷2號</text:p>
          </table:table-cell>
          <table:table-cell office:value-type="string" table:style-name="ce13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劉耀仁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萬華區和平西路3段309巷15弄23號後巷</text:p>
          </table:table-cell>
          <table:table-cell office:value-type="string" table:style-name="ce13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通化街237號後巷</text:p>
          </table:table-cell>
          <table:table-cell office:value-type="string" table:style-name="ce13">
            <text:p>無</text:p>
          </table:table-cell>
          <table:table-cell office:value-type="float" office:value="113" table:style-name="ce9">
            <text:p><text:s/>113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通化街39巷50弄4至24號後巷</text:p>
          </table:table-cell>
          <table:table-cell office:value-type="string" table:style-name="ce13">
            <text:p>無</text:p>
          </table:table-cell>
          <table:table-cell office:value-type="float" office:value="116" table:style-name="ce9">
            <text:p><text:s/>116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24">
            <text:p>周柏雅</text:p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大安路1段31巷2至20號後巷</text:p>
          </table:table-cell>
          <table:table-cell office:value-type="string" table:style-name="ce13">
            <text:p>無</text:p>
          </table:table-cell>
          <table:table-cell office:value-type="float" office:value="122" table:style-name="ce9">
            <text:p><text:s/>122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簡余晏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中原街142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簡余晏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新生北路3段25巷35號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王欣儀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2段311巷25弄口至311巷道路段</text:p>
          </table:table-cell>
          <table:table-cell office:value-type="string" table:style-name="ce13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大安區和平東路2段107巷23-3及23-4號旁後巷</text:p>
          </table:table-cell>
          <table:table-cell office:value-type="string" table:style-name="ce13">
            <text:p>無</text:p>
          </table:table-cell>
          <table:table-cell office:value-type="float" office:value="331" table:style-name="ce9">
            <text:p><text:s/>33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林晉章</text:p>
          </table:table-cell>
          <table:table-cell office:value-type="string" table:style-name="ce39">
            <text:p>後巷美化</text:p>
          </table:table-cell>
          <table:table-cell office:value-type="string" table:style-name="ce70">
            <text:p>中山區民族東路188號側巷</text:p>
          </table:table-cell>
          <table:table-cell office:value-type="string" table:style-name="ce13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龍江路21巷38號</text:p>
          </table:table-cell>
          <table:table-cell office:value-type="string" table:style-name="ce13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錦州街112號後巷</text:p>
          </table:table-cell>
          <table:table-cell office:value-type="string" table:style-name="ce13">
            <text:p>無</text:p>
          </table:table-cell>
          <table:table-cell office:value-type="float" office:value="170" table:style-name="ce9">
            <text:p><text:s/>17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吉林路200巷28號旁</text:p>
          </table:table-cell>
          <table:table-cell office:value-type="string" table:style-name="ce13">
            <text:p>無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13">
            <text:p>林國成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大同區承德路3段99巷與85巷間後巷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林國成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大同區承德路2段91巷30、32號後巷</text:p>
          </table:table-cell>
          <table:table-cell office:value-type="string" table:style-name="ce13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13">
            <text:p>鍾小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萬華區東園街66巷53弄50號旁後巷</text:p>
          </table:table-cell>
          <table:table-cell office:value-type="string" table:style-name="ce13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13">
            <text:p>王世堅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中山北路2段115巷2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王世堅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中山北路2段115巷3弄1號後巷</text:p>
          </table:table-cell>
          <table:table-cell office:value-type="string" table:style-name="ce13">
            <text:p>無</text:p>
          </table:table-cell>
          <table:table-cell office:value-type="float" office:value="210" table:style-name="ce9">
            <text:p><text:s/>21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劉耀仁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萬華區寶興街80巷29弄9號及17弄10號旁</text:p>
          </table:table-cell>
          <table:table-cell office:value-type="string" table:style-name="ce13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吉林路14巷7號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龍江路356巷32至56號後巷</text:p>
          </table:table-cell>
          <table:table-cell office:value-type="string" table:style-name="ce13">
            <text:p>無</text:p>
          </table:table-cell>
          <table:table-cell office:value-type="float" office:value="380" table:style-name="ce9">
            <text:p><text:s/>38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林森北路67巷83號後巷</text:p>
          </table:table-cell>
          <table:table-cell office:value-type="string" table:style-name="ce13">
            <text:p>無</text:p>
          </table:table-cell>
          <table:table-cell office:value-type="float" office:value="220" table:style-name="ce9">
            <text:p><text:s/>22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13">
            <text:p>葉林傳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中山區北安路595巷20弄8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13">
            <text:p>簡余晏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大同區承德路3段90巷2號及1號側巷</text:p>
          </table:table-cell>
          <table:table-cell office:value-type="string" table:style-name="ce13">
            <text:p>無</text:p>
          </table:table-cell>
          <table:table-cell office:value-type="float" office:value="85" table:style-name="ce9">
            <text:p><text:s/>8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劉耀仁</text:p>
          </table:table-cell>
          <table:table-cell office:value-type="string" table:style-name="ce39">
            <text:p>後巷美化</text:p>
          </table:table-cell>
          <table:table-cell office:value-type="string" table:style-name="ce68">
            <text:p>萬華區德昌街29巷及萬大路322巷32弄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文昌街210巷1號後巷</text:p>
          </table:table-cell>
          <table:table-cell office:value-type="string" table:style-name="ce13">
            <text:p>無</text:p>
          </table:table-cell>
          <table:table-cell office:value-type="float" office:value="25" table:style-name="ce9">
            <text:p><text:s/>2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通化街39巷61弄21號側巷</text:p>
          </table:table-cell>
          <table:table-cell office:value-type="string" table:style-name="ce13">
            <text:p>無</text:p>
          </table:table-cell>
          <table:table-cell office:value-type="float" office:value="175" table:style-name="ce9">
            <text:p><text:s/>17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仁愛路4段300巷17弄1號後巷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仁愛路4段300巷26弄35號後巷</text:p>
          </table:table-cell>
          <table:table-cell office:value-type="string" table:style-name="ce13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王欣儀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和平東路2段53巷2號後巷</text:p>
          </table:table-cell>
          <table:table-cell office:value-type="string" table:style-name="ce13">
            <text:p>無</text:p>
          </table:table-cell>
          <table:table-cell office:value-type="float" office:value="113" table:style-name="ce9">
            <text:p><text:s/>113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和平東路3段228巷15號旁後巷</text:p>
          </table:table-cell>
          <table:table-cell office:value-type="string" table:style-name="ce13">
            <text:p>無</text:p>
          </table:table-cell>
          <table:table-cell office:value-type="float" office:value="165" table:style-name="ce9">
            <text:p><text:s/>16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光復南路320巷及346巷間後巷</text:p>
          </table:table-cell>
          <table:table-cell office:value-type="string" table:style-name="ce13">
            <text:p>無</text:p>
          </table:table-cell>
          <table:table-cell office:value-type="float" office:value="254" table:style-name="ce9">
            <text:p><text:s/>254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光復南路260巷及280巷間後巷</text:p>
          </table:table-cell>
          <table:table-cell office:value-type="string" table:style-name="ce13">
            <text:p>無</text:p>
          </table:table-cell>
          <table:table-cell office:value-type="float" office:value="105" table:style-name="ce9">
            <text:p><text:s/>105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王欣儀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通化街123巷54號及61弄</text:p>
          </table:table-cell>
          <table:table-cell office:value-type="string" table:style-name="ce13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文山區景興路85巷9號旁及景華街121巷2、4號後巷</text:p>
          </table:table-cell>
          <table:table-cell office:value-type="string" table:style-name="ce13">
            <text:p>無</text:p>
          </table:table-cell>
          <table:table-cell office:value-type="float" office:value="260" table:style-name="ce9">
            <text:p><text:s/>260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13">
            <text:p>李新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忠孝東路4段206號及210號側後巷</text:p>
          </table:table-cell>
          <table:table-cell office:value-type="string" table:style-name="ce13">
            <text:p>無</text:p>
          </table:table-cell>
          <table:table-cell office:value-type="float" office:value="129" table:style-name="ce9">
            <text:p><text:s/>129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和平東路3段346巷5弄後巷</text:p>
          </table:table-cell>
          <table:table-cell office:value-type="string" table:style-name="ce13">
            <text:p>無</text:p>
          </table:table-cell>
          <table:table-cell office:value-type="float" office:value="361" table:style-name="ce9">
            <text:p><text:s/>361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仁愛路4段266巷15弄2號後巷</text:p>
          </table:table-cell>
          <table:table-cell office:value-type="string" table:style-name="ce13">
            <text:p>無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38">
            <text:p>陳錦祥</text:p>
          </table:table-cell>
          <table:table-cell office:value-type="string" table:style-name="ce39">
            <text:p>後巷美化</text:p>
          </table:table-cell>
          <table:table-cell office:value-type="string" table:style-name="ce69">
            <text:p>大安區仁愛路4段376號後巷</text:p>
          </table:table-cell>
          <table:table-cell office:value-type="string" table:style-name="ce13">
            <text:p>無</text:p>
          </table:table-cell>
          <table:table-cell office:value-type="float" office:value="326" table:style-name="ce9">
            <text:p><text:s/>326<text:s/></text:p>
          </table:table-cell>
          <table:table-cell office:value-type="string" table:style-name="ce12">
            <text:p>建築及設備/營建工程/其他修建工程</text:p>
          </table:table-cell>
          <table:table-cell office:value-type="string" table:style-name="ce12">
            <text:p>衛工處</text:p>
          </table:table-cell>
          <table:table-cell office:value-type="string" table:style-name="ce40">
            <text:p>公開招標</text:p>
          </table:table-cell>
          <table:table-cell office:value-type="string" table:style-name="ce12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王世堅</text:p>
          </table:table-cell>
          <table:table-cell office:value-type="string" table:style-name="ce16">
            <text:p>後巷美化及衛工管更新</text:p>
          </table:table-cell>
          <table:table-cell office:value-type="string" table:style-name="ce16">
            <text:p>新生北路2段119巷22號</text:p>
          </table:table-cell>
          <table:table-cell office:value-type="string" table:style-name="ce13">
            <text:p>無</text:p>
          </table:table-cell>
          <table:table-cell office:value-type="float" office:value="83" table:style-name="ce9">
            <text:p><text:s/>83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王世堅</text:p>
          </table:table-cell>
          <table:table-cell office:value-type="string" table:style-name="ce8">
            <text:p>化糞池打除工程</text:p>
          </table:table-cell>
          <table:table-cell office:value-type="string" table:style-name="ce8">
            <text:p>龍江路459號</text:p>
          </table:table-cell>
          <table:table-cell office:value-type="string" table:style-name="ce13">
            <text:p>無</text:p>
          </table:table-cell>
          <table:table-cell office:value-type="float" office:value="57" table:style-name="ce9">
            <text:p><text:s/>5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掏空修復及管線遷移</text:p>
          </table:table-cell>
          <table:table-cell office:value-type="string" table:style-name="ce8">
            <text:p>羅斯福路6段92巷2號</text:p>
          </table:table-cell>
          <table:table-cell office:value-type="string" table:style-name="ce13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管線修復</text:p>
          </table:table-cell>
          <table:table-cell office:value-type="string" table:style-name="ce8">
            <text:p>洛陽街27號-對面福星國小旁人行道</text:p>
          </table:table-cell>
          <table:table-cell office:value-type="string" table:style-name="ce13">
            <text:p>無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路面下陷水溝不通</text:p>
          </table:table-cell>
          <table:table-cell office:value-type="string" table:style-name="ce8">
            <text:p>中華路2段498巷23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污水管接管完成</text:p>
          </table:table-cell>
          <table:table-cell office:value-type="string" table:style-name="ce8">
            <text:p>林森北路259巷9及11號之2樓</text:p>
          </table:table-cell>
          <table:table-cell office:value-type="string" table:style-name="ce13">
            <text:p>無</text:p>
          </table:table-cell>
          <table:table-cell office:value-type="float" office:value="38" table:style-name="ce9">
            <text:p><text:s/>3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李慶元</text:p>
          </table:table-cell>
          <table:table-cell office:value-type="string" table:style-name="ce16">
            <text:p>污水管路排放不良造成堵塞</text:p>
          </table:table-cell>
          <table:table-cell office:value-type="string" table:style-name="ce16">
            <text:p>忠孝東路3段248巷2、4、8號1樓</text:p>
          </table:table-cell>
          <table:table-cell office:value-type="string" table:style-name="ce13">
            <text:p>無</text:p>
          </table:table-cell>
          <table:table-cell office:value-type="float" office:value="247" table:style-name="ce9">
            <text:p><text:s/>24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化糞池未打除</text:p>
          </table:table-cell>
          <table:table-cell office:value-type="string" table:style-name="ce8">
            <text:p>南京東路2段24巷7號</text:p>
          </table:table-cell>
          <table:table-cell office:value-type="string" table:style-name="ce13">
            <text:p>無</text:p>
          </table:table-cell>
          <table:table-cell office:value-type="float" office:value="33" table:style-name="ce9">
            <text:p><text:s/>33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莊瑞雄</text:p>
          </table:table-cell>
          <table:table-cell office:value-type="string" table:style-name="ce8">
            <text:p>油污堵塞，配管箱改陰井</text:p>
          </table:table-cell>
          <table:table-cell office:value-type="string" table:style-name="ce8">
            <text:p>林森北路119巷26號</text:p>
          </table:table-cell>
          <table:table-cell office:value-type="string" table:style-name="ce13">
            <text:p>無</text:p>
          </table:table-cell>
          <table:table-cell office:value-type="float" office:value="38" table:style-name="ce9">
            <text:p><text:s/>3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申請接管</text:p>
          </table:table-cell>
          <table:table-cell office:value-type="string" table:style-name="ce8">
            <text:p>信義路2段123號</text:p>
          </table:table-cell>
          <table:table-cell office:value-type="string" table:style-name="ce13">
            <text:p>無</text:p>
          </table:table-cell>
          <table:table-cell office:value-type="float" office:value="132" table:style-name="ce9">
            <text:p><text:s/>13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匯流管更新改善</text:p>
          </table:table-cell>
          <table:table-cell office:value-type="string" table:style-name="ce8">
            <text:p>寶興街222巷9號</text:p>
          </table:table-cell>
          <table:table-cell office:value-type="string" table:style-name="ce13">
            <text:p>無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郭昭巖</text:p>
          </table:table-cell>
          <table:table-cell office:value-type="string" table:style-name="ce16">
            <text:p>衛工管線疑似被雜物堵塞案</text:p>
          </table:table-cell>
          <table:table-cell office:value-type="string" table:style-name="ce16">
            <text:p>中正區永功里和平西路2段26號至30號之間</text:p>
          </table:table-cell>
          <table:table-cell office:value-type="string" table:style-name="ce13">
            <text:p>無</text:p>
          </table:table-cell>
          <table:table-cell office:value-type="float" office:value="114" table:style-name="ce9">
            <text:p><text:s/>11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錦祥</text:p>
          </table:table-cell>
          <table:table-cell office:value-type="string" table:style-name="ce16">
            <text:p>兩側水溝更新涉及排水流向、溝底淤塞、衛工管線橫越等</text:p>
          </table:table-cell>
          <table:table-cell office:value-type="string" table:style-name="ce16">
            <text:p>大安區法治里通安街150號前</text:p>
          </table:table-cell>
          <table:table-cell office:value-type="string" table:style-name="ce13">
            <text:p>無</text:p>
          </table:table-cell>
          <table:table-cell office:value-type="float" office:value="139" table:style-name="ce9">
            <text:p><text:s/>13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污水溢流至水溝</text:p>
          </table:table-cell>
          <table:table-cell office:value-type="string" table:style-name="ce8">
            <text:p>撫遠街247號</text:p>
          </table:table-cell>
          <table:table-cell office:value-type="string" table:style-name="ce13">
            <text:p>無</text:p>
          </table:table-cell>
          <table:table-cell office:value-type="float" office:value="61" table:style-name="ce9">
            <text:p><text:s/>61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劉耀仁</text:p>
          </table:table-cell>
          <table:table-cell office:value-type="string" table:style-name="ce16">
            <text:p>中正區凌霄里中華路2段498巷21號前</text:p>
          </table:table-cell>
          <table:table-cell office:value-type="string" table:style-name="ce16">
            <text:p>中正區凌霄里中華路2段498巷21號前</text:p>
          </table:table-cell>
          <table:table-cell office:value-type="string" table:style-name="ce13">
            <text:p>無</text:p>
          </table:table-cell>
          <table:table-cell office:value-type="float" office:value="28" table:style-name="ce9">
            <text:p><text:s/>2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啟揚環境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王正德</text:p>
          </table:table-cell>
          <table:table-cell office:value-type="string" table:style-name="ce8">
            <text:p>後巷3弄及11弄中間巷雨水汙水混流情形</text:p>
          </table:table-cell>
          <table:table-cell office:value-type="string" table:style-name="ce8">
            <text:p>民生東路四段80巷3弄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王正德</text:p>
          </table:table-cell>
          <table:table-cell office:value-type="string" table:style-name="ce16">
            <text:p>後巷汙水管堵塞疑義乙案</text:p>
          </table:table-cell>
          <table:table-cell office:value-type="string" table:style-name="ce16">
            <text:p>信義區松隆里福德街51巷5號</text:p>
          </table:table-cell>
          <table:table-cell office:value-type="string" table:style-name="ce13">
            <text:p>無</text:p>
          </table:table-cell>
          <table:table-cell office:value-type="float" office:value="28" table:style-name="ce9">
            <text:p><text:s/>28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王欣儀</text:p>
          </table:table-cell>
          <table:table-cell office:value-type="string" table:style-name="ce16">
            <text:p>衛工接管</text:p>
          </table:table-cell>
          <table:table-cell office:value-type="string" table:style-name="ce16">
            <text:p>福興路63巷4弄22-28號</text:p>
          </table:table-cell>
          <table:table-cell office:value-type="string" table:style-name="ce13">
            <text:p>無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化糞池廢除及接管</text:p>
          </table:table-cell>
          <table:table-cell office:value-type="string" table:style-name="ce8">
            <text:p>文林路526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office:annotation draw:style-name="a1" svg:x="0.291666666666667in" svg:y="305.46875in" svg:width="0.322916666666667in" svg:height="0in">
              <dc:creator>10212</dc:creator>
              <text:p><text:span text:style-name="T2">10212:</text:span><text:span text:style-name="T3"/></text:p>
              <text:p><text:span text:style-name="T4">維護科</text:span><text:span text:style-name="T3">-</text:span><text:span text:style-name="T4">陳靜韋彙整</text:span></text:p>
            </office:annotation>
            <text:p>吳思瑤</text:p>
          </table:table-cell>
          <table:table-cell office:value-type="string" table:style-name="ce8">
            <text:p>既有污水設施改善</text:p>
          </table:table-cell>
          <table:table-cell office:value-type="string" table:style-name="ce12">
            <text:p>永興路一段2號至30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思瑤</text:p>
          </table:table-cell>
          <table:table-cell office:value-type="string" table:style-name="ce8">
            <text:p>後巷增設配管箱</text:p>
          </table:table-cell>
          <table:table-cell office:value-type="string" table:style-name="ce8">
            <text:p>石牌路一段71巷9弄2號及4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思瑤</text:p>
          </table:table-cell>
          <table:table-cell office:value-type="string" table:style-name="ce8">
            <text:p>開挖檢視及重新配管事宜</text:p>
          </table:table-cell>
          <table:table-cell office:value-type="string" table:style-name="ce8">
            <text:p>文林路643巷30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text:p>李建昌</text:p>
          </table:table-cell>
          <table:table-cell office:value-type="string" table:style-name="ce8">
            <text:p>疑似化糞池未廢除，請派員辦理廢除及銜接用戶污水管線</text:p>
          </table:table-cell>
          <table:table-cell office:value-type="string" table:style-name="ce12">
            <text:p>江南街75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李彥秀</text:p>
          </table:table-cell>
          <table:table-cell office:value-type="string" table:style-name="ce8">
            <text:p>化糞池廢除及接管</text:p>
          </table:table-cell>
          <table:table-cell office:value-type="string" table:style-name="ce8">
            <text:p>成福路149巷9號之1樓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後巷雨污水混接改善</text:p>
          </table:table-cell>
          <table:table-cell office:value-type="string" table:style-name="ce8">
            <text:p>信義路五段150巷401弄40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汪志冰</text:p>
          </table:table-cell>
          <table:table-cell office:value-type="string" table:style-name="ce16">
            <text:p>汙水管線更新</text:p>
          </table:table-cell>
          <table:table-cell office:value-type="string" table:style-name="ce16">
            <text:p>北投區東華街2段174巷8號後側</text:p>
          </table:table-cell>
          <table:table-cell office:value-type="string" table:style-name="ce13">
            <text:p>無</text:p>
          </table:table-cell>
          <table:table-cell office:value-type="float" office:value="34" table:style-name="ce9">
            <text:p><text:s/>3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江志銘</text:p>
          </table:table-cell>
          <table:table-cell office:value-type="string" table:style-name="ce8">
            <text:p>管遷</text:p>
          </table:table-cell>
          <table:table-cell office:value-type="string" table:style-name="ce8">
            <text:p>敦化北路4巷敦化國小後門工地內</text:p>
          </table:table-cell>
          <table:table-cell office:value-type="string" table:style-name="ce13">
            <text:p>無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裝設除臭盒</text:p>
          </table:table-cell>
          <table:table-cell office:value-type="string" table:style-name="ce8">
            <text:p>忠孝東路五段790巷20弄11號</text:p>
          </table:table-cell>
          <table:table-cell office:value-type="string" table:style-name="ce13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加裝防臭盒</text:p>
          </table:table-cell>
          <table:table-cell office:value-type="string" table:style-name="ce8">
            <text:p>大道路5號</text:p>
          </table:table-cell>
          <table:table-cell office:value-type="string" table:style-name="ce13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清查雨水汙水混接情形及改善</text:p>
          </table:table-cell>
          <table:table-cell office:value-type="string" table:style-name="ce8">
            <text:p>松信路103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洪健益</text:p>
          </table:table-cell>
          <table:table-cell office:value-type="string" table:style-name="ce16">
            <text:p>汙水管未銜接等相關問題</text:p>
          </table:table-cell>
          <table:table-cell office:value-type="string" table:style-name="ce16">
            <text:p>松山區民有里民權東路3段124-1號1樓</text:p>
          </table:table-cell>
          <table:table-cell office:value-type="string" table:style-name="ce13">
            <text:p>無</text:p>
          </table:table-cell>
          <table:table-cell office:value-type="float" office:value="6" table:style-name="ce9">
            <text:p><text:s/>6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洪健益</text:p>
          </table:table-cell>
          <table:table-cell office:value-type="string" table:style-name="ce16">
            <text:p>雨汙管線混接</text:p>
          </table:table-cell>
          <table:table-cell office:value-type="string" table:style-name="ce16">
            <text:p>信義區林口街192號</text:p>
          </table:table-cell>
          <table:table-cell office:value-type="string" table:style-name="ce13">
            <text:p>無</text:p>
          </table:table-cell>
          <table:table-cell office:value-type="float" office:value="9" table:style-name="ce9">
            <text:p><text:s/>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text:p>張茂楠</text:p>
          </table:table-cell>
          <table:table-cell office:value-type="string" table:style-name="ce8">
            <text:p>廢除化糞池改以重力流方式接管</text:p>
          </table:table-cell>
          <table:table-cell office:value-type="string" table:style-name="ce12">
            <text:p>八德路三段247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化糞池廢除</text:p>
          </table:table-cell>
          <table:table-cell office:value-type="string" table:style-name="ce8">
            <text:p>民生東路三段130巷5弄2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張茂楠</text:p>
          </table:table-cell>
          <table:table-cell office:value-type="string" table:style-name="ce16">
            <text:p>內部改管完成後續接管</text:p>
          </table:table-cell>
          <table:table-cell office:value-type="string" table:style-name="ce16">
            <text:p>民權東路3段191巷13弄5號</text:p>
          </table:table-cell>
          <table:table-cell office:value-type="string" table:style-name="ce13">
            <text:p>無</text:p>
          </table:table-cell>
          <table:table-cell office:value-type="float" office:value="281" table:style-name="ce9">
            <text:p><text:s/>281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text:p>陳永德</text:p>
          </table:table-cell>
          <table:table-cell office:value-type="string" table:style-name="ce8">
            <text:p>1樓廁所堵塞污水溢流室內，請協助外部開挖檢修改善</text:p>
          </table:table-cell>
          <table:table-cell office:value-type="string" table:style-name="ce12">
            <text:p>撫遠街403巷10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後巷連接匯流管嚴重堵塞開挖檢修</text:p>
          </table:table-cell>
          <table:table-cell office:value-type="string" table:style-name="ce8">
            <text:p>松隆路84號</text:p>
          </table:table-cell>
          <table:table-cell office:value-type="string" table:style-name="ce13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text:p>陳政忠</text:p>
          </table:table-cell>
          <table:table-cell office:value-type="string" table:style-name="ce8">
            <text:p>污水設施改善</text:p>
          </table:table-cell>
          <table:table-cell office:value-type="string" table:style-name="ce12">
            <text:p>石牌路一段58巷9號</text:p>
          </table:table-cell>
          <table:table-cell office:value-type="string" table:style-name="ce13">
            <text:p>無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未接入污水管線系統，請開挖改善</text:p>
          </table:table-cell>
          <table:table-cell office:value-type="string" table:style-name="ce8">
            <text:p>環山路二段91號及93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污水管破損造成水溝溢出污水臭味請查明改善</text:p>
          </table:table-cell>
          <table:table-cell office:value-type="string" table:style-name="ce8">
            <text:p>文湖街21巷78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義洲</text:p>
          </table:table-cell>
          <table:table-cell office:value-type="string" table:style-name="ce16">
            <text:p>衛工雜排管漏接</text:p>
          </table:table-cell>
          <table:table-cell office:value-type="string" table:style-name="ce16">
            <text:p>內湖區星雲街156-166號</text:p>
          </table:table-cell>
          <table:table-cell office:value-type="string" table:style-name="ce13">
            <text:p>無</text:p>
          </table:table-cell>
          <table:table-cell office:value-type="float" office:value="157" table:style-name="ce9">
            <text:p><text:s/>15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增設陰井設施</text:p>
          </table:table-cell>
          <table:table-cell office:value-type="string" table:style-name="ce8">
            <text:p>新中街6巷20號後巷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建物外部開挖檢修</text:p>
          </table:table-cell>
          <table:table-cell office:value-type="string" table:style-name="ce8">
            <text:p>民生東路四段80巷6弄2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清查後巷雨水汙水混接情形及改善</text:p>
          </table:table-cell>
          <table:table-cell office:value-type="string" table:style-name="ce8">
            <text:p>林口街24巷20號</text:p>
          </table:table-cell>
          <table:table-cell office:value-type="string" table:style-name="ce13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孋輝</text:p>
          </table:table-cell>
          <table:table-cell office:value-type="string" table:style-name="ce16">
            <text:p>汙水接管</text:p>
          </table:table-cell>
          <table:table-cell office:value-type="string" table:style-name="ce16">
            <text:p>撫遠街211巷與249巷後方</text:p>
          </table:table-cell>
          <table:table-cell office:value-type="string" table:style-name="ce13">
            <text:p>無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24">
            <text:p>陳孋輝</text:p>
          </table:table-cell>
          <table:table-cell office:value-type="string" table:style-name="ce16">
            <text:p>汙水外溢</text:p>
          </table:table-cell>
          <table:table-cell office:value-type="string" table:style-name="ce16">
            <text:p>新中街2巷與4巷中間防火巷（近民生東路5段138巷）</text:p>
          </table:table-cell>
          <table:table-cell office:value-type="string" table:style-name="ce13">
            <text:p>無</text:p>
          </table:table-cell>
          <table:table-cell office:value-type="float" office:value="39" table:style-name="ce9">
            <text:p><text:s/>39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陳孋輝</text:p>
          </table:table-cell>
          <table:table-cell office:value-type="string" table:style-name="ce16">
            <text:p>改變汙水流向並放置清疏設施</text:p>
          </table:table-cell>
          <table:table-cell office:value-type="string" table:style-name="ce16">
            <text:p>撫遠街249巷4號及6號後方</text:p>
          </table:table-cell>
          <table:table-cell office:value-type="string" table:style-name="ce13">
            <text:p>無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後巷美化及協助住戶改善排水</text:p>
          </table:table-cell>
          <table:table-cell office:value-type="string" table:style-name="ce8">
            <text:p>西安街一段151號至153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管線更新事宜及排水設施改善</text:p>
          </table:table-cell>
          <table:table-cell office:value-type="string" table:style-name="ce8">
            <text:p>東陽街402號至418號</text:p>
          </table:table-cell>
          <table:table-cell office:value-type="string" table:style-name="ce13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2">
            <text:p>環境衛生及河川工程/衛生下水道工程/衛生下水道工程</text:p>
          </table:table-cell>
          <table:table-cell office:value-type="string" table:style-name="ce25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24">
            <text:p>黃平洋</text:p>
          </table:table-cell>
          <table:table-cell office:value-type="string" table:style-name="ce16">
            <text:p>諾貝爾大廈衛生下水道施作</text:p>
          </table:table-cell>
          <table:table-cell office:value-type="string" table:style-name="ce16">
            <text:p>士林區承德路4段130號</text:p>
          </table:table-cell>
          <table:table-cell office:value-type="string" table:style-name="ce13">
            <text:p>無</text:p>
          </table:table-cell>
          <table:table-cell office:value-type="float" office:value="677" table:style-name="ce9">
            <text:p><text:s/>677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6">
          <table:table-cell office:value-type="string" table:style-name="ce24">
            <text:p>黃平洋</text:p>
          </table:table-cell>
          <table:table-cell office:value-type="string" table:style-name="ce16">
            <text:p>後巷美化</text:p>
          </table:table-cell>
          <table:table-cell office:value-type="string" table:style-name="ce16">
            <text:p>北投區致遠一路1段10巷9弄2號至12號、致遠一路1段10巷10弄1號至5號</text:p>
          </table:table-cell>
          <table:table-cell office:value-type="string" table:style-name="ce46">
            <text:p>無</text:p>
          </table:table-cell>
          <table:table-cell office:value-type="float" office:value="572" table:style-name="ce9">
            <text:p><text:s/>572<text:s/></text:p>
          </table:table-cell>
          <table:table-cell office:value-type="string" table:style-name="ce8">
            <text:p>環境衛生及河川工程/衛生下水道工程/衛生下水道工程</text:p>
          </table:table-cell>
          <table:table-cell office:value-type="string" table:style-name="ce8">
            <text:p>衛工處</text:p>
          </table:table-cell>
          <table:table-cell office:value-type="string" table:style-name="ce41">
            <text:p>公開招標</text:p>
          </table:table-cell>
          <table:table-cell office:value-type="string" table:style-name="ce8">
            <text:p>全方位管道工程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text:p>林瑞圖</text:p>
          </table:table-cell>
          <table:table-cell office:value-type="string" table:style-name="ce12">
            <text:p>道路邊坡增設護欄</text:p>
          </table:table-cell>
          <table:table-cell office:value-type="string" table:style-name="ce8">
            <text:p>北投區登山路104-8號旁</text:p>
          </table:table-cell>
          <table:table-cell office:value-type="string" table:style-name="ce7">
            <text:p>無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text:p>林瑞圖</text:p>
          </table:table-cell>
          <table:table-cell office:value-type="string" table:style-name="ce8">
            <text:p>修枝及路上排水溝改善</text:p>
          </table:table-cell>
          <table:table-cell office:value-type="string" table:style-name="ce12">
            <text:p>登山路135-6號旁</text:p>
          </table:table-cell>
          <table:table-cell office:value-type="string" table:style-name="ce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text:p>林世宗</text:p>
          </table:table-cell>
          <table:table-cell office:value-type="string" table:style-name="ce8">
            <text:p>路旁修枝</text:p>
          </table:table-cell>
          <table:table-cell office:value-type="string" table:style-name="ce8">
            <text:p>紗帽路22-1號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34">
            <text:p>林瑞圖</text:p>
          </table:table-cell>
          <table:table-cell office:value-type="string" table:style-name="ce8">
            <text:p>道路邊坡及路基改善</text:p>
          </table:table-cell>
          <table:table-cell office:value-type="string" table:style-name="ce8">
            <text:p>大業路527巷75弄17號前</text:p>
          </table:table-cell>
          <table:table-cell office:value-type="string" table:style-name="ce7">
            <text:p>無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日光營造股份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48">
            <text:p>陳義洲</text:p>
          </table:table-cell>
          <table:table-cell office:value-type="string" table:style-name="ce49">
            <text:p>內湖區忠勇山步道涼亭整修案</text:p>
          </table:table-cell>
          <table:table-cell office:value-type="string" table:style-name="ce49">
            <text:p>中正亭</text:p>
          </table:table-cell>
          <table:table-cell office:value-type="string" table:style-name="ce7">
            <text:p>無</text:p>
          </table:table-cell>
          <table:table-cell office:value-type="float" office:value="61" table:style-name="ce9">
            <text:p><text:s/>61<text:s/></text:p>
          </table:table-cell>
          <table:table-cell office:value-type="string" table:style-name="ce25">
            <text:p>公園綠化及風景區工程/山坡地遊憩設施工程/登山步道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曜鼎營造股份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48">
            <text:p>陳義洲</text:p>
          </table:table-cell>
          <table:table-cell office:value-type="string" table:style-name="ce49">
            <text:p>內湖區內湖路3段60巷口地標指示牌整理案</text:p>
          </table:table-cell>
          <table:table-cell office:value-type="string" table:style-name="ce49">
            <text:p>內湖路3段60巷口</text:p>
          </table:table-cell>
          <table:table-cell office:value-type="string" table:style-name="ce7">
            <text:p>無</text:p>
          </table:table-cell>
          <table:table-cell office:value-type="float" office:value="8" table:style-name="ce9">
            <text:p><text:s/>8<text:s/></text:p>
          </table:table-cell>
          <table:table-cell office:value-type="string" table:style-name="ce25">
            <text:p>公園綠化及風景區工程/山坡地遊憩設施工程/登山步道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曜鼎營造股份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48">
            <text:p>闕枚莎</text:p>
          </table:table-cell>
          <table:table-cell office:value-type="string" table:style-name="ce49">
            <text:p>內湖區白鷺鷥山步道加設護欄及拓寬案</text:p>
          </table:table-cell>
          <table:table-cell office:value-type="string" table:style-name="ce49">
            <text:p>白鷺鷥山步道</text:p>
          </table:table-cell>
          <table:table-cell office:value-type="string" table:style-name="ce7">
            <text:p>無</text:p>
          </table:table-cell>
          <table:table-cell office:value-type="float" office:value="46" table:style-name="ce9">
            <text:p><text:s/>46<text:s/></text:p>
          </table:table-cell>
          <table:table-cell office:value-type="string" table:style-name="ce25">
            <text:p>公園綠化及風景區工程/山坡地遊憩設施工程/登山步道維護工程</text:p>
          </table:table-cell>
          <table:table-cell office:value-type="string" table:style-name="ce25">
            <text:p>大地處</text:p>
          </table:table-cell>
          <table:table-cell office:value-type="string" table:style-name="ce25">
            <text:p>公開招標</text:p>
          </table:table-cell>
          <table:table-cell office:value-type="string" table:style-name="ce25">
            <text:p>曜鼎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施作水溝加蓋及坡崁</text:p>
          </table:table-cell>
          <table:table-cell office:value-type="string" table:style-name="ce8">
            <text:p>士林區平菁街28巷</text:p>
          </table:table-cell>
          <table:table-cell office:value-type="string" table:style-name="ce7">
            <text:p>無</text:p>
          </table:table-cell>
          <table:table-cell office:value-type="float" office:value="995" table:style-name="ce9">
            <text:p><text:s/>995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建銘</text:p>
          </table:table-cell>
          <table:table-cell office:value-type="string" table:style-name="ce8">
            <text:p>路面更新銑鋪</text:p>
          </table:table-cell>
          <table:table-cell office:value-type="string" table:style-name="ce8">
            <text:p>士林區平菁街105巷</text:p>
          </table:table-cell>
          <table:table-cell office:value-type="string" table:style-name="ce7">
            <text:p>無</text:p>
          </table:table-cell>
          <table:table-cell office:value-type="float" office:value="616" table:style-name="ce9">
            <text:p><text:s/>616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路面更新銑鋪</text:p>
          </table:table-cell>
          <table:table-cell office:value-type="string" table:style-name="ce8">
            <text:p>士林區延平北路8段2巷200弄101號前</text:p>
          </table:table-cell>
          <table:table-cell office:value-type="string" table:style-name="ce7">
            <text:p>無</text:p>
          </table:table-cell>
          <table:table-cell office:value-type="float" office:value="566" table:style-name="ce9">
            <text:p><text:s/>566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新設坡崁</text:p>
          </table:table-cell>
          <table:table-cell office:value-type="string" table:style-name="ce8">
            <text:p>士林區平菁街29號旁沿線</text:p>
          </table:table-cell>
          <table:table-cell office:value-type="string" table:style-name="ce7">
            <text:p>無</text:p>
          </table:table-cell>
          <table:table-cell office:value-type="float" office:value="1960" table:style-name="ce9">
            <text:p><text:s/>1,96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護欄更新及路面改善</text:p>
          </table:table-cell>
          <table:table-cell office:value-type="string" table:style-name="ce8">
            <text:p>內湖區金龍產業道路1K+640~1K+680</text:p>
          </table:table-cell>
          <table:table-cell office:value-type="string" table:style-name="ce7">
            <text:p>無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49">
            <text:p>人行道上雜草過長乙案</text:p>
          </table:table-cell>
          <table:table-cell office:value-type="string" table:style-name="ce49">
            <text:p>內湖區環山路2段77巷口至109巷口對面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7">
            <text:p>厲耿桂芳</text:p>
          </table:table-cell>
          <table:table-cell office:value-type="string" table:style-name="ce8">
            <text:p>仙跡岩風景區入口意象改善</text:p>
          </table:table-cell>
          <table:table-cell office:value-type="string" table:style-name="ce8">
            <text:p>文山區景興路243巷及263巷</text:p>
          </table:table-cell>
          <table:table-cell office:value-type="string" table:style-name="ce7">
            <text:p>無</text:p>
          </table:table-cell>
          <table:table-cell office:value-type="float" office:value="3138" table:style-name="ce9">
            <text:p><text:s/>3,138<text:s/></text:p>
          </table:table-cell>
          <table:table-cell office:value-type="string" table:style-name="ce47">
            <text:p>公園綠化及風景區工程/山坡地遊憩設施工程/休閒遊憩設施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益廣營造有限公司</text:p>
          </table:table-cell>
          <table:table-cell table:number-columns-repeated="16375" table:style-name="ce10"/>
        </table:table-row>
        <table:table-row table:style-name="ro17">
          <table:table-cell office:value-type="string" table:style-name="ce7">
            <text:p>陳義洲</text:p>
          </table:table-cell>
          <table:table-cell office:value-type="string" table:style-name="ce8">
            <text:p>內湖區內湖路3段60巷12弄71號及75號後方溪溝清疏</text:p>
          </table:table-cell>
          <table:table-cell office:value-type="string" table:style-name="ce8">
            <text:p>內湖區內湖路3段60巷12弄71號及75號後方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47">
            <text:p>102年度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亞東營造股份有限公司</text:p>
          </table:table-cell>
          <table:table-cell table:number-columns-repeated="16375" table:style-name="ce10"/>
        </table:table-row>
        <table:table-row table:style-name="ro17">
          <table:table-cell office:value-type="string" table:style-name="ce7">
            <text:p>陳義洲</text:p>
          </table:table-cell>
          <table:table-cell office:value-type="string" table:style-name="ce8">
            <text:p>內湖區康樂街240號坡坎修補</text:p>
          </table:table-cell>
          <table:table-cell office:value-type="string" table:style-name="ce8">
            <text:p>內湖區康樂街240號後方</text:p>
          </table:table-cell>
          <table:table-cell office:value-type="string" table:style-name="ce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7">
            <text:p>102年度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亞東營造股份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7">
            <text:p>陳義洲</text:p>
          </table:table-cell>
          <table:table-cell office:value-type="string" table:style-name="ce8">
            <text:p>內湖區內湖路2段179巷81弄1-11號山溝</text:p>
          </table:table-cell>
          <table:table-cell office:value-type="string" table:style-name="ce8">
            <text:p>內湖區內湖路2段179巷81弄1-11號山溝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環境衛生及河川工程/水土保持工程/土石流潛勢溪流改善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7">
            <text:p>李彥秀</text:p>
          </table:table-cell>
          <table:table-cell office:value-type="string" table:style-name="ce8">
            <text:p>內湖區環山路2段50巷14弄11號旁山溝清疏</text:p>
          </table:table-cell>
          <table:table-cell office:value-type="string" table:style-name="ce8">
            <text:p>內湖區環山路2段50巷14弄11號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環境衛生及河川工程/水土保持工程/土石流潛勢溪流改善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7">
          <table:table-cell office:value-type="string" table:style-name="ce7">
            <text:p>王孝維</text:p>
          </table:table-cell>
          <table:table-cell office:value-type="string" table:style-name="ce8">
            <text:p>內湖區環山路2段10巷底山溝阻塞及淹水改善案</text:p>
          </table:table-cell>
          <table:table-cell office:value-type="string" table:style-name="ce8">
            <text:p>內湖區環山路2段10巷底</text:p>
          </table:table-cell>
          <table:table-cell office:value-type="string" table:style-name="ce7">
            <text:p>無(清淤作業已完成、設置格柵部份待評估中)</text:p>
          </table:table-cell>
          <table:table-cell office:value-type="float" office:value="3" table:style-name="ce9">
            <text:p><text:s/>3<text:s/></text:p>
          </table:table-cell>
          <table:table-cell office:value-type="string" table:style-name="ce47">
            <text:p>環境衛生及河川工程/水土保持工程/溪溝改善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亞東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設置擋土設施及排水設施等</text:p>
          </table:table-cell>
          <table:table-cell office:value-type="string" table:style-name="ce8">
            <text:p>士林區永公路500巷7號旁</text:p>
          </table:table-cell>
          <table:table-cell office:value-type="string" table:style-name="ce7">
            <text:p>無</text:p>
          </table:table-cell>
          <table:table-cell office:value-type="float" office:value="6239" table:style-name="ce9">
            <text:p><text:s/>6,239<text:s/></text:p>
          </table:table-cell>
          <table:table-cell office:value-type="string" table:style-name="ce47">
            <text:p>環境衛生及河川工程/水土保持工程/溪溝改善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20">
          <table:table-cell office:value-type="string" table:style-name="ce7">
            <text:p>李慶元</text:p>
          </table:table-cell>
          <table:table-cell office:value-type="string" table:style-name="ce8">
            <text:p>文山區指南路3段38巷37-2號(天恩宮)溪溝排水溝渠老舊、土石坍塌整治</text:p>
          </table:table-cell>
          <table:table-cell office:value-type="string" table:style-name="ce8">
            <text:p>文山區指南路3段38巷37-2號(天恩宮)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47">
            <text:p>102年度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亞東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北投區磺溪步道上邊坡</text:p>
          </table:table-cell>
          <table:table-cell office:value-type="string" table:style-name="ce7">
            <text:p>無</text:p>
          </table:table-cell>
          <table:table-cell office:value-type="float" office:value="721" table:style-name="ce9">
            <text:p><text:s/>721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吳碧珠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碧溪支線1產業道路0K+500</text:p>
          </table:table-cell>
          <table:table-cell office:value-type="string" table:style-name="ce7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何志偉</text:p>
          </table:table-cell>
          <table:table-cell office:value-type="string" table:style-name="ce8">
            <text:p>路面改善</text:p>
          </table:table-cell>
          <table:table-cell office:value-type="string" table:style-name="ce8">
            <text:p>士林區社子五支線產業道路0K+300</text:p>
          </table:table-cell>
          <table:table-cell office:value-type="string" table:style-name="ce7">
            <text:p>無</text:p>
          </table:table-cell>
          <table:table-cell office:value-type="float" office:value="32" table:style-name="ce9">
            <text:p><text:s/>32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李建昌</text:p>
          </table:table-cell>
          <table:table-cell office:value-type="string" table:style-name="ce8">
            <text:p>道路改善</text:p>
          </table:table-cell>
          <table:table-cell office:value-type="string" table:style-name="ce8">
            <text:p>內湖區碧山路64號</text:p>
          </table:table-cell>
          <table:table-cell office:value-type="string" table:style-name="ce7">
            <text:p>無</text:p>
          </table:table-cell>
          <table:table-cell office:value-type="float" office:value="398" table:style-name="ce9">
            <text:p><text:s/>398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李建昌</text:p>
          </table:table-cell>
          <table:table-cell office:value-type="string" table:style-name="ce8">
            <text:p>涼亭修繕</text:p>
          </table:table-cell>
          <table:table-cell office:value-type="string" table:style-name="ce8">
            <text:p>內湖區忠勇山步道頂棚架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李彥秀</text:p>
          </table:table-cell>
          <table:table-cell office:value-type="string" table:style-name="ce8">
            <text:p>排水改善</text:p>
          </table:table-cell>
          <table:table-cell office:value-type="string" table:style-name="ce8">
            <text:p>南港區麗山里產業道路0K+050</text:p>
          </table:table-cell>
          <table:table-cell office:value-type="string" table:style-name="ce7">
            <text:p>無</text:p>
          </table:table-cell>
          <table:table-cell office:value-type="float" office:value="57" table:style-name="ce9">
            <text:p><text:s/>57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李彥秀</text:p>
          </table:table-cell>
          <table:table-cell office:value-type="string" table:style-name="ce8">
            <text:p>排水改善</text:p>
          </table:table-cell>
          <table:table-cell office:value-type="string" table:style-name="ce8">
            <text:p>南港區麗山里產業道路1K+600</text:p>
          </table:table-cell>
          <table:table-cell office:value-type="string" table:style-name="ce7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新增護欄、路面修復</text:p>
          </table:table-cell>
          <table:table-cell office:value-type="string" table:style-name="ce8">
            <text:p>指南產業道路0K+411~630</text:p>
          </table:table-cell>
          <table:table-cell office:value-type="string" table:style-name="ce7">
            <text:p>無</text:p>
          </table:table-cell>
          <table:table-cell office:value-type="float" office:value="1268" table:style-name="ce9">
            <text:p><text:s/>1,268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排水改善、路面修復</text:p>
          </table:table-cell>
          <table:table-cell office:value-type="string" table:style-name="ce8">
            <text:p>指南樟山產業道路0K+600</text:p>
          </table:table-cell>
          <table:table-cell office:value-type="string" table:style-name="ce7">
            <text:p>無</text:p>
          </table:table-cell>
          <table:table-cell office:value-type="float" office:value="159" table:style-name="ce9">
            <text:p><text:s/>159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排水改善、路面修復</text:p>
          </table:table-cell>
          <table:table-cell office:value-type="string" table:style-name="ce8">
            <text:p>指南產業道路3K+364</text:p>
          </table:table-cell>
          <table:table-cell office:value-type="string" table:style-name="ce7">
            <text:p>無</text:p>
          </table:table-cell>
          <table:table-cell office:value-type="float" office:value="299" table:style-name="ce9">
            <text:p><text:s/>299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李慶元</text:p>
          </table:table-cell>
          <table:table-cell office:value-type="string" table:style-name="ce8">
            <text:p>步道修繕</text:p>
          </table:table-cell>
          <table:table-cell office:value-type="string" table:style-name="ce8">
            <text:p>文山區樟湖步道0K+200處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李慶元</text:p>
          </table:table-cell>
          <table:table-cell office:value-type="string" table:style-name="ce8">
            <text:p>步道修復</text:p>
          </table:table-cell>
          <table:table-cell office:value-type="string" table:style-name="ce8">
            <text:p>文山區指南路三段田寮橋步道</text:p>
          </table:table-cell>
          <table:table-cell office:value-type="string" table:style-name="ce7">
            <text:p>無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李慶元</text:p>
          </table:table-cell>
          <table:table-cell office:value-type="string" table:style-name="ce8">
            <text:p>涼亭修繕</text:p>
          </table:table-cell>
          <table:table-cell office:value-type="string" table:style-name="ce8">
            <text:p>文山區樟山寺拓印亭</text:p>
          </table:table-cell>
          <table:table-cell office:value-type="string" table:style-name="ce7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李慶元</text:p>
          </table:table-cell>
          <table:table-cell office:value-type="string" table:style-name="ce8">
            <text:p>排水改善</text:p>
          </table:table-cell>
          <table:table-cell office:value-type="string" table:style-name="ce8">
            <text:p>文山區文山區指南路3段34巷9號旁指南國小步道</text:p>
          </table:table-cell>
          <table:table-cell office:value-type="string" table:style-name="ce7">
            <text:p>無</text:p>
          </table:table-cell>
          <table:table-cell office:value-type="float" office:value="25" table:style-name="ce9">
            <text:p><text:s/>25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李慶元</text:p>
          </table:table-cell>
          <table:table-cell office:value-type="string" table:style-name="ce8">
            <text:p>步道扶手欄杆修復</text:p>
          </table:table-cell>
          <table:table-cell office:value-type="string" table:style-name="ce8">
            <text:p>文山區指南路3段157巷4號旁階梯</text:p>
          </table:table-cell>
          <table:table-cell office:value-type="string" table:style-name="ce7">
            <text:p>無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李慶鋒</text:p>
          </table:table-cell>
          <table:table-cell office:value-type="string" table:style-name="ce8">
            <text:p>增設步道指向牌</text:p>
          </table:table-cell>
          <table:table-cell office:value-type="string" table:style-name="ce8">
            <text:p>文山區貓空越嶺步道入口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林奕華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文山區指南路三段40巷土地公廟旁坡面</text:p>
          </table:table-cell>
          <table:table-cell office:value-type="string" table:style-name="ce7">
            <text:p>無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林瑞圖</text:p>
          </table:table-cell>
          <table:table-cell office:value-type="string" table:style-name="ce8">
            <text:p>步道入口環境改善</text:p>
          </table:table-cell>
          <table:table-cell office:value-type="string" table:style-name="ce8">
            <text:p>士林區天母古道東山路25巷入口</text:p>
          </table:table-cell>
          <table:table-cell office:value-type="string" table:style-name="ce7">
            <text:p>無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洪健益</text:p>
          </table:table-cell>
          <table:table-cell office:value-type="string" table:style-name="ce8">
            <text:p>涼亭修繕</text:p>
          </table:table-cell>
          <table:table-cell office:value-type="string" table:style-name="ce8">
            <text:p>信義區虎山步道復興園涼亭</text:p>
          </table:table-cell>
          <table:table-cell office:value-type="string" table:style-name="ce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洪健益</text:p>
          </table:table-cell>
          <table:table-cell office:value-type="string" table:style-name="ce8">
            <text:p>增設步道指向牌</text:p>
          </table:table-cell>
          <table:table-cell office:value-type="string" table:style-name="ce8">
            <text:p>信義區中強公園雲鼎大樓對面之路燈桿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洪健益</text:p>
          </table:table-cell>
          <table:table-cell office:value-type="string" table:style-name="ce8">
            <text:p>步道階梯修復</text:p>
          </table:table-cell>
          <table:table-cell office:value-type="string" table:style-name="ce8">
            <text:p>信義區福德街221巷至95茅棚步道</text:p>
          </table:table-cell>
          <table:table-cell office:value-type="string" table:style-name="ce7">
            <text:p>無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洪健益</text:p>
          </table:table-cell>
          <table:table-cell office:value-type="string" table:style-name="ce8">
            <text:p>步道扶手欄杆修復</text:p>
          </table:table-cell>
          <table:table-cell office:value-type="string" table:style-name="ce8">
            <text:p>信義區福德街221巷往壽山宮的步道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徐佳青</text:p>
          </table:table-cell>
          <table:table-cell office:value-type="string" table:style-name="ce8">
            <text:p>步道修復</text:p>
          </table:table-cell>
          <table:table-cell office:value-type="string" table:style-name="ce8">
            <text:p>文山區中埔山榕樹步道</text:p>
          </table:table-cell>
          <table:table-cell office:value-type="string" table:style-name="ce7">
            <text:p>無</text:p>
          </table:table-cell>
          <table:table-cell office:value-type="float" office:value="380" table:style-name="ce9">
            <text:p><text:s/>38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莊瑞雄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萬溪支線產業道路2K+150</text:p>
          </table:table-cell>
          <table:table-cell office:value-type="string" table:style-name="ce7">
            <text:p>無</text:p>
          </table:table-cell>
          <table:table-cell office:value-type="float" office:value="523" table:style-name="ce9">
            <text:p><text:s/>523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許淑華</text:p>
          </table:table-cell>
          <table:table-cell office:value-type="string" table:style-name="ce8">
            <text:p>步道修復</text:p>
          </table:table-cell>
          <table:table-cell office:value-type="string" table:style-name="ce8">
            <text:p>信義區市療步道羽球場後方至平臺階梯</text:p>
          </table:table-cell>
          <table:table-cell office:value-type="string" table:style-name="ce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陳義洲</text:p>
          </table:table-cell>
          <table:table-cell office:value-type="string" table:style-name="ce8">
            <text:p>路面改善</text:p>
          </table:table-cell>
          <table:table-cell office:value-type="string" table:style-name="ce8">
            <text:p>士林區碧山路七巷21號旁</text:p>
          </table:table-cell>
          <table:table-cell office:value-type="string" table:style-name="ce7">
            <text:p>無</text:p>
          </table:table-cell>
          <table:table-cell office:value-type="float" office:value="22" table:style-name="ce9">
            <text:p><text:s/>22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富士山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陳義洲</text:p>
          </table:table-cell>
          <table:table-cell office:value-type="string" table:style-name="ce8">
            <text:p>增設步道支線</text:p>
          </table:table-cell>
          <table:table-cell office:value-type="string" table:style-name="ce8">
            <text:p>內湖區東湖路113巷117號</text:p>
          </table:table-cell>
          <table:table-cell office:value-type="string" table:style-name="ce7">
            <text:p>無</text:p>
          </table:table-cell>
          <table:table-cell office:value-type="float" office:value="130" table:style-name="ce9">
            <text:p><text:s/>13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陳義洲</text:p>
          </table:table-cell>
          <table:table-cell office:value-type="string" table:style-name="ce8">
            <text:p>步道夜間照明</text:p>
          </table:table-cell>
          <table:table-cell office:value-type="string" table:style-name="ce8">
            <text:p>內湖區康寧路三段189巷151號</text:p>
          </table:table-cell>
          <table:table-cell office:value-type="string" table:style-name="ce7">
            <text:p>無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陳義洲</text:p>
          </table:table-cell>
          <table:table-cell office:value-type="string" table:style-name="ce8">
            <text:p>步道修復</text:p>
          </table:table-cell>
          <table:table-cell office:value-type="string" table:style-name="ce8">
            <text:p>內湖區金龍寺旁忠勇山階梯</text:p>
          </table:table-cell>
          <table:table-cell office:value-type="string" table:style-name="ce7">
            <text:p>無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邊坡改善、路面修復</text:p>
          </table:table-cell>
          <table:table-cell office:value-type="string" table:style-name="ce8">
            <text:p>信義區崇德街269號</text:p>
          </table:table-cell>
          <table:table-cell office:value-type="string" table:style-name="ce7">
            <text:p>無</text:p>
          </table:table-cell>
          <table:table-cell office:value-type="float" office:value="874" table:style-name="ce9">
            <text:p><text:s/>874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邊坡及排水改善</text:p>
          </table:table-cell>
          <table:table-cell office:value-type="string" table:style-name="ce8">
            <text:p>士林區下過溪產業道路0K+200~0K+336</text:p>
          </table:table-cell>
          <table:table-cell office:value-type="string" table:style-name="ce7">
            <text:p>無</text:p>
          </table:table-cell>
          <table:table-cell office:value-type="float" office:value="1313" table:style-name="ce9">
            <text:p><text:s/>1,313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路面修復</text:p>
          </table:table-cell>
          <table:table-cell office:value-type="string" table:style-name="ce8">
            <text:p>士林區芝山產業道路0K+200處</text:p>
          </table:table-cell>
          <table:table-cell office:value-type="string" table:style-name="ce7">
            <text:p>無</text:p>
          </table:table-cell>
          <table:table-cell office:value-type="float" office:value="141" table:style-name="ce9">
            <text:p><text:s/>141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護欄更新</text:p>
          </table:table-cell>
          <table:table-cell office:value-type="string" table:style-name="ce8">
            <text:p>士林區芝山產業道路0K+500處</text:p>
          </table:table-cell>
          <table:table-cell office:value-type="string" table:style-name="ce7">
            <text:p>無</text:p>
          </table:table-cell>
          <table:table-cell office:value-type="float" office:value="397" table:style-name="ce9">
            <text:p><text:s/>397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石板路改善</text:p>
          </table:table-cell>
          <table:table-cell office:value-type="string" table:style-name="ce8">
            <text:p>北投區竹子湖頂湖段石板路</text:p>
          </table:table-cell>
          <table:table-cell office:value-type="string" table:style-name="ce7">
            <text:p>無</text:p>
          </table:table-cell>
          <table:table-cell office:value-type="float" office:value="1254" table:style-name="ce9">
            <text:p><text:s/>1,254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中社路一段9巷旁</text:p>
          </table:table-cell>
          <table:table-cell office:value-type="string" table:style-name="ce7">
            <text:p>無</text:p>
          </table:table-cell>
          <table:table-cell office:value-type="float" office:value="1308" table:style-name="ce9">
            <text:p><text:s/>1,308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平溪產業道路3K+100</text:p>
          </table:table-cell>
          <table:table-cell office:value-type="string" table:style-name="ce7">
            <text:p>無</text:p>
          </table:table-cell>
          <table:table-cell office:value-type="float" office:value="1473" table:style-name="ce9">
            <text:p><text:s/>1,473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內寮產業道路0K+900</text:p>
          </table:table-cell>
          <table:table-cell office:value-type="string" table:style-name="ce7">
            <text:p>無</text:p>
          </table:table-cell>
          <table:table-cell office:value-type="float" office:value="547" table:style-name="ce9">
            <text:p><text:s/>547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平菁街95巷19-1號</text:p>
          </table:table-cell>
          <table:table-cell office:value-type="string" table:style-name="ce7">
            <text:p>無</text:p>
          </table:table-cell>
          <table:table-cell office:value-type="float" office:value="335" table:style-name="ce9">
            <text:p><text:s/>335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士林區平菁街95巷37號</text:p>
          </table:table-cell>
          <table:table-cell office:value-type="string" table:style-name="ce7">
            <text:p>無</text:p>
          </table:table-cell>
          <table:table-cell office:value-type="float" office:value="743" table:style-name="ce9">
            <text:p><text:s/>743<text:s/></text:p>
          </table:table-cell>
          <table:table-cell office:value-type="string" table:style-name="ce47">
            <text:p>道路橋樑工程/道路及橋樑工程/山區道路維護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日光營造股份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厲耿桂芳</text:p>
          </table:table-cell>
          <table:table-cell office:value-type="string" table:style-name="ce8">
            <text:p>邊坡改善、排水改善</text:p>
          </table:table-cell>
          <table:table-cell office:value-type="string" table:style-name="ce8">
            <text:p>文山區指南段四小段507地號土地</text:p>
          </table:table-cell>
          <table:table-cell office:value-type="string" table:style-name="ce7">
            <text:p>無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虹泰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李慶元</text:p>
          </table:table-cell>
          <table:table-cell office:value-type="string" table:style-name="ce8">
            <text:p>指南路3段40巷24-2號溪溝局部修補</text:p>
          </table:table-cell>
          <table:table-cell office:value-type="string" table:style-name="ce8">
            <text:p>指南路3段40巷24-2號</text:p>
          </table:table-cell>
          <table:table-cell office:value-type="string" table:style-name="ce7">
            <text:p>無</text:p>
          </table:table-cell>
          <table:table-cell office:value-type="float" office:value="79" table:style-name="ce9">
            <text:p><text:s/>79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阮昭雄</text:p>
          </table:table-cell>
          <table:table-cell office:value-type="string" table:style-name="ce8">
            <text:p>指南路3段34巷37號入口前方約20公尺處之山溝野溪遭水流沖刷</text:p>
          </table:table-cell>
          <table:table-cell office:value-type="string" table:style-name="ce8">
            <text:p>指南路3段34巷37號</text:p>
          </table:table-cell>
          <table:table-cell office:value-type="string" table:style-name="ce7">
            <text:p>無</text:p>
          </table:table-cell>
          <table:table-cell office:value-type="float" office:value="1150" table:style-name="ce9">
            <text:p><text:s/>1,15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李慶元</text:p>
          </table:table-cell>
          <table:table-cell office:value-type="string" table:style-name="ce8">
            <text:p>文山區指南路三段38巷2號溝壁裂縫修補</text:p>
          </table:table-cell>
          <table:table-cell office:value-type="string" table:style-name="ce8">
            <text:p>文山區指南路三段38巷2號</text:p>
          </table:table-cell>
          <table:table-cell office:value-type="string" table:style-name="ce7">
            <text:p>無</text:p>
          </table:table-cell>
          <table:table-cell office:value-type="float" office:value="1139" table:style-name="ce9">
            <text:p><text:s/>1,139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慶元</text:p>
          </table:table-cell>
          <table:table-cell office:value-type="string" table:style-name="ce8">
            <text:p>文山區指南宮凌霄殿旁溪溝整治</text:p>
          </table:table-cell>
          <table:table-cell office:value-type="string" table:style-name="ce8">
            <text:p>文山區指南宮凌霄殿旁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47">
            <text:p>尚未核定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無得標廠商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吳碧珠</text:p>
          </table:table-cell>
          <table:table-cell office:value-type="string" table:style-name="ce8">
            <text:p>新安路121號旁坡崁掏空</text:p>
          </table:table-cell>
          <table:table-cell office:value-type="string" table:style-name="ce8">
            <text:p>新安路121號旁</text:p>
          </table:table-cell>
          <table:table-cell office:value-type="string" table:style-name="ce7">
            <text:p>無</text:p>
          </table:table-cell>
          <table:table-cell office:value-type="float" office:value="2291" table:style-name="ce9">
            <text:p><text:s/>2,291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吳碧珠</text:p>
          </table:table-cell>
          <table:table-cell office:value-type="string" table:style-name="ce8">
            <text:p>士林區永公路500巷疏濬工程及增設護魚緩坡河道</text:p>
          </table:table-cell>
          <table:table-cell office:value-type="string" table:style-name="ce8">
            <text:p>士林區永公路500巷</text:p>
          </table:table-cell>
          <table:table-cell office:value-type="string" table:style-name="ce7">
            <text:p>無</text:p>
          </table:table-cell>
          <table:table-cell office:value-type="float" office:value="122" table:style-name="ce9">
            <text:p><text:s/>122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陳義洲</text:p>
          </table:table-cell>
          <table:table-cell office:value-type="string" table:style-name="ce8">
            <text:p>研究院路四段169號前(麗山段三小段442地號、麗山四小段137、138地號)設立便橋</text:p>
          </table:table-cell>
          <table:table-cell office:value-type="string" table:style-name="ce8">
            <text:p>研究院路四段169號前</text:p>
          </table:table-cell>
          <table:table-cell office:value-type="string" table:style-name="ce7">
            <text:p>無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闕枚莎</text:p>
          </table:table-cell>
          <table:table-cell office:value-type="string" table:style-name="ce8">
            <text:p>南港區舊莊街二段225巷溪邊道路拓寬</text:p>
          </table:table-cell>
          <table:table-cell office:value-type="string" table:style-name="ce8">
            <text:p>南港區舊莊街二段225巷</text:p>
          </table:table-cell>
          <table:table-cell office:value-type="string" table:style-name="ce7">
            <text:p>無</text:p>
          </table:table-cell>
          <table:table-cell office:value-type="float" office:value="760" table:style-name="ce9">
            <text:p><text:s/>760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陳義洲</text:p>
          </table:table-cell>
          <table:table-cell office:value-type="string" table:style-name="ce8">
            <text:p>康樂街238巷溪溝整治</text:p>
          </table:table-cell>
          <table:table-cell office:value-type="string" table:style-name="ce8">
            <text:p>康樂街238巷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47">
            <text:p>尚未核定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無得標廠商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李彥秀</text:p>
          </table:table-cell>
          <table:table-cell office:value-type="string" table:style-name="ce8">
            <text:p>康樂街295號內溝溪整治</text:p>
          </table:table-cell>
          <table:table-cell office:value-type="string" table:style-name="ce8">
            <text:p>康樂街295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47">
            <text:p>尚未核定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無得標廠商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陳義洲</text:p>
          </table:table-cell>
          <table:table-cell office:value-type="string" table:style-name="ce8">
            <text:p>內湖路3段256巷2號開漳聖王廟旁溪溝加蓋</text:p>
          </table:table-cell>
          <table:table-cell office:value-type="string" table:style-name="ce8">
            <text:p>內湖路3段256巷2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47">
            <text:p>尚未核定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無得標廠商</text:p>
          </table:table-cell>
          <table:table-cell table:number-columns-repeated="16375" table:style-name="ce10"/>
        </table:table-row>
        <table:table-row table:style-name="ro14">
          <table:table-cell office:value-type="string" table:style-name="ce7">
            <text:p>林瑞圖</text:p>
          </table:table-cell>
          <table:table-cell office:value-type="string" table:style-name="ce8">
            <text:p>北投區登山路69-1號路樹修剪</text:p>
          </table:table-cell>
          <table:table-cell office:value-type="string" table:style-name="ce8">
            <text:p>北投區登山路69-1號</text:p>
          </table:table-cell>
          <table:table-cell office:value-type="string" table:style-name="ce7">
            <text:p>無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47">
            <text:p>災害準備金/災害準備金/辦理本市山坡地範圍溪溝（含土石流潛勢溪流）及邊坡緊急處理、登山步道、產業道路等相關災害緊急處理工程</text:p>
          </table:table-cell>
          <table:table-cell office:value-type="string" table:style-name="ce25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郁東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50">
            <text:p>葉林傳</text:p>
          </table:table-cell>
          <table:table-cell office:value-type="string" table:style-name="ce8">
            <text:p>新增候車亭</text:p>
          </table:table-cell>
          <table:table-cell office:value-type="string" table:style-name="ce8">
            <text:p>民權西路147號</text:p>
          </table:table-cell>
          <table:table-cell office:value-type="string" table:style-name="ce7">
            <text:p>無</text:p>
          </table:table-cell>
          <table:table-cell office:value-type="float" office:value="223" table:style-name="ce9">
            <text:p><text:s/>223<text:s/></text:p>
          </table:table-cell>
          <table:table-cell office:value-type="string" table:style-name="ce8">
            <text:p>101年建築及設備/營運工程/公車候車亭新建及遷移工程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奕銘營造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50">
            <text:p>陳義洲</text:p>
          </table:table-cell>
          <table:table-cell office:value-type="string" table:style-name="ce8">
            <text:p>候車亭增設照明設備</text:p>
          </table:table-cell>
          <table:table-cell office:value-type="string" table:style-name="ce8">
            <text:p>內湖麗寶大樓站</text:p>
          </table:table-cell>
          <table:table-cell office:value-type="string" table:style-name="ce7">
            <text:p>無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8">
            <text:p>103年建築及設備/營建工程/候車亭電力申裝工程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景業水電工程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50">
            <text:p>林瑞圖</text:p>
          </table:table-cell>
          <table:table-cell office:value-type="string" table:style-name="ce8">
            <text:p>新增候車亭</text:p>
          </table:table-cell>
          <table:table-cell office:value-type="string" table:style-name="ce8">
            <text:p>珠海路7號</text:p>
          </table:table-cell>
          <table:table-cell office:value-type="string" table:style-name="ce7">
            <text:p>無</text:p>
          </table:table-cell>
          <table:table-cell office:value-type="float" office:value="112" table:style-name="ce9">
            <text:p><text:s/>112<text:s/></text:p>
          </table:table-cell>
          <table:table-cell office:value-type="string" table:style-name="ce8">
            <text:p>103年建築及設備/其他設備/雜項設備費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鋼興鐵工廠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50">
            <text:p>李慶元</text:p>
          </table:table-cell>
          <table:table-cell office:value-type="string" table:style-name="ce8">
            <text:p>新增候車亭</text:p>
          </table:table-cell>
          <table:table-cell office:value-type="string" table:style-name="ce8">
            <text:p>萬美街1段38號</text:p>
          </table:table-cell>
          <table:table-cell office:value-type="string" table:style-name="ce7">
            <text:p>無</text:p>
          </table:table-cell>
          <table:table-cell office:value-type="float" office:value="183" table:style-name="ce9">
            <text:p><text:s/>183<text:s/></text:p>
          </table:table-cell>
          <table:table-cell office:value-type="string" table:style-name="ce8">
            <text:p>104年建築及設備/其他設備/雜項設備費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尚未招標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50">
            <text:p>鍾小平</text:p>
          </table:table-cell>
          <table:table-cell office:value-type="string" table:style-name="ce8">
            <text:p>新增候車亭</text:p>
          </table:table-cell>
          <table:table-cell office:value-type="string" table:style-name="ce12">
            <text:p>國興路30號</text:p>
          </table:table-cell>
          <table:table-cell office:value-type="string" table:style-name="ce7">
            <text:p>無</text:p>
          </table:table-cell>
          <table:table-cell office:value-type="float" office:value="213" table:style-name="ce9">
            <text:p><text:s/>213<text:s/></text:p>
          </table:table-cell>
          <table:table-cell office:value-type="string" table:style-name="ce8">
            <text:p>104年建築及設備/其他設備/雜項設備費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尚未招標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50">
            <text:p>葉林傳</text:p>
          </table:table-cell>
          <table:table-cell office:value-type="string" table:style-name="ce8">
            <text:p>新增候車亭(新式)</text:p>
          </table:table-cell>
          <table:table-cell office:value-type="string" table:style-name="ce12">
            <text:p>復興北路212號旁</text:p>
          </table:table-cell>
          <table:table-cell office:value-type="string" table:style-name="ce7">
            <text:p>無</text:p>
          </table:table-cell>
          <table:table-cell office:value-type="float" office:value="223" table:style-name="ce9">
            <text:p><text:s/>223<text:s/></text:p>
          </table:table-cell>
          <table:table-cell office:value-type="string" table:style-name="ce8">
            <text:p>101年建築及設備/營運工程/公車候車亭新建及遷移工程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奕銘營造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50">
            <text:p>葉林傳</text:p>
          </table:table-cell>
          <table:table-cell office:value-type="string" table:style-name="ce8">
            <text:p>設置座椅(30CM)</text:p>
          </table:table-cell>
          <table:table-cell office:value-type="string" table:style-name="ce8">
            <text:p>新生北路2段74號</text:p>
          </table:table-cell>
          <table:table-cell office:value-type="string" table:style-name="ce7">
            <text:p>無</text:p>
          </table:table-cell>
          <table:table-cell office:value-type="string" table:style-name="ce9">
            <text:p>尚未核定</text:p>
          </table:table-cell>
          <table:table-cell office:value-type="string" table:style-name="ce8">
            <text:p>104年運輸業管理/綜合規劃/業務費</text:p>
          </table:table-cell>
          <table:table-cell office:value-type="string" table:style-name="ce8">
            <text:p>公運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尚未招標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郭昭巖</text:p>
          </table:table-cell>
          <table:table-cell office:value-type="string" table:style-name="ce8">
            <text:p>中正區健康服務中心門前廣場景觀樹移植、整地工程(移植)</text:p>
          </table:table-cell>
          <table:table-cell office:value-type="string" table:style-name="ce8">
            <text:p>牯嶺街24號</text:p>
          </table:table-cell>
          <table:table-cell office:value-type="string" table:style-name="ce7">
            <text:p>無</text:p>
          </table:table-cell>
          <table:table-cell office:value-type="float" office:value="41" table:style-name="ce9">
            <text:p><text:s/>41<text:s/></text:p>
          </table:table-cell>
          <table:table-cell office:value-type="string" table:style-name="ce8">
            <text:p>建築及設備/營建工程/設備及投資</text:p>
          </table:table-cell>
          <table:table-cell office:value-type="string" table:style-name="ce8">
            <text:p>臺北市中正區健康服務中心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綠竹軒景觀綠化工程有限公司</text:p>
          </table:table-cell>
          <table:table-cell table:number-columns-repeated="16375" table:style-name="ce14"/>
        </table:table-row>
        <table:table-row table:style-name="ro12">
          <table:table-cell office:value-type="string" table:style-name="ce7">
            <text:p>郭昭巖</text:p>
          </table:table-cell>
          <table:table-cell office:value-type="string" table:style-name="ce8">
            <text:p>中正區健康服務中心門前廣場景觀樹移植、整地工程(整地)</text:p>
          </table:table-cell>
          <table:table-cell office:value-type="string" table:style-name="ce8">
            <text:p>牯嶺街24號</text:p>
          </table:table-cell>
          <table:table-cell office:value-type="string" table:style-name="ce7">
            <text:p>無</text:p>
          </table:table-cell>
          <table:table-cell office:value-type="float" office:value="31" table:style-name="ce9">
            <text:p><text:s/>31<text:s/></text:p>
          </table:table-cell>
          <table:table-cell office:value-type="string" table:style-name="ce8">
            <text:p>建築及設備/營建工程/設備及投資</text:p>
          </table:table-cell>
          <table:table-cell office:value-type="string" table:style-name="ce8">
            <text:p>臺北市中正區健康服務中心</text:p>
          </table:table-cell>
          <table:table-cell office:value-type="string" table:style-name="ce8">
            <text:p>逕洽廠商報單</text:p>
          </table:table-cell>
          <table:table-cell office:value-type="string" table:style-name="ce8">
            <text:p>和信景觀有限公司</text:p>
          </table:table-cell>
          <table:table-cell table:number-columns-repeated="16375" table:style-name="ce10"/>
        </table:table-row>
        <table:table-row table:style-name="ro13">
          <table:table-cell office:value-type="string" table:style-name="ce34">
            <text:p>黃平洋</text:p>
          </table:table-cell>
          <table:table-cell office:value-type="string" table:style-name="ce12">
            <text:p>1.臨道路溝牆加高。2.蓄水池頂設欄杆。3.路邊增設小矮牆，以保護消防採水口。4.白鐵過濾網橫改直。5.消防蓄水池旁畸零地整平美化。6.外牆及溝渠整修。7.外牆彩繪。</text:p>
          </table:table-cell>
          <table:table-cell office:value-type="string" table:style-name="ce12">
            <text:p>士林區平等里平菁街105巷與106巷交叉處</text:p>
          </table:table-cell>
          <table:table-cell office:value-type="string" table:style-name="ce34">
            <text:p>無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12">
            <text:p>建築及設備/營建工程/設備及投資</text:p>
          </table:table-cell>
          <table:table-cell office:value-type="string" table:style-name="ce12">
            <text:p>消防局</text:p>
          </table:table-cell>
          <table:table-cell office:value-type="string" table:style-name="ce12">
            <text:p>小額採購</text:p>
          </table:table-cell>
          <table:table-cell office:value-type="string" table:style-name="ce12">
            <text:p>大巧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李彥秀</text:p>
          </table:table-cell>
          <table:table-cell office:value-type="string" table:style-name="ce8">
            <text:p>基河12號水門內南湖河濱公園增設籃球場</text:p>
          </table:table-cell>
          <table:table-cell office:value-type="string" table:style-name="ce8">
            <text:p>基河12號水門內南湖河濱公園</text:p>
          </table:table-cell>
          <table:table-cell office:value-type="string" table:style-name="ce7">
            <text:p>無</text:p>
          </table:table-cell>
          <table:table-cell office:value-type="float" office:value="856" table:style-name="ce9">
            <text:p><text:s/>856<text:s/></text:p>
          </table:table-cell>
          <table:table-cell office:value-type="string" table:style-name="ce8">
            <text:p>建築及設備/營建工程/南湖河濱公園籃球場新建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旭邦工程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黃平洋</text:p>
          </table:table-cell>
          <table:table-cell office:value-type="string" table:style-name="ce8">
            <text:p>天母運動園區監視器及管線整修工程</text:p>
          </table:table-cell>
          <table:table-cell office:value-type="string" table:style-name="ce8">
            <text:p>天母棒球場</text:p>
          </table:table-cell>
          <table:table-cell office:value-type="string" table:style-name="ce7">
            <text:p>無</text:p>
          </table:table-cell>
          <table:table-cell office:value-type="float" office:value="3856" table:style-name="ce9">
            <text:p><text:s/>3,856<text:s/></text:p>
          </table:table-cell>
          <table:table-cell office:value-type="string" table:style-name="ce8">
            <text:p>建築及設備/營建工程/天母運動場附屬設施改善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尚未決標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玉梅</text:p>
          </table:table-cell>
          <table:table-cell office:value-type="string" table:style-name="ce8">
            <text:p>迎風河濱公園新設少棒場地</text:p>
          </table:table-cell>
          <table:table-cell office:value-type="string" table:style-name="ce8">
            <text:p>迎風河濱公園</text:p>
          </table:table-cell>
          <table:table-cell office:value-type="string" table:style-name="ce7">
            <text:p>無</text:p>
          </table:table-cell>
          <table:table-cell office:value-type="float" office:value="3768" table:style-name="ce9">
            <text:p><text:s/>3,768<text:s/></text:p>
          </table:table-cell>
          <table:table-cell office:value-type="string" table:style-name="ce8">
            <text:p>建築及設備/營建工程/迎風河濱公園少棒場地新建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旭邦工程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壘球場新設燈柱</text:p>
          </table:table-cell>
          <table:table-cell office:value-type="string" table:style-name="ce8">
            <text:p>百齡河濱公園</text:p>
          </table:table-cell>
          <table:table-cell office:value-type="string" table:style-name="ce7">
            <text:p>無</text:p>
          </table:table-cell>
          <table:table-cell office:value-type="float" office:value="4166" table:style-name="ce9">
            <text:p><text:s/>4,166<text:s/></text:p>
          </table:table-cell>
          <table:table-cell office:value-type="string" table:style-name="ce8">
            <text:p>建築及設備/營建工程/各場區照明設施汰換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上申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碧珠</text:p>
            <text:p>陳碧峰</text:p>
          </table:table-cell>
          <table:table-cell office:value-type="string" table:style-name="ce8">
            <text:p>壘球場、橄欖球場增設圍網</text:p>
          </table:table-cell>
          <table:table-cell office:value-type="string" table:style-name="ce8">
            <text:p>百齡河濱公園</text:p>
          </table:table-cell>
          <table:table-cell office:value-type="string" table:style-name="ce7">
            <text:p>無</text:p>
          </table:table-cell>
          <table:table-cell office:value-type="float" office:value="5812" table:style-name="ce9">
            <text:p><text:s/>5,812<text:s/></text:p>
          </table:table-cell>
          <table:table-cell office:value-type="string" table:style-name="ce8">
            <text:p>建築及設備/營建工程/河濱公園球場擋球網修建工程</text:p>
          </table:table-cell>
          <table:table-cell office:value-type="string" table:style-name="ce8">
            <text:p>體育局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旭邦工程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許淑華</text:p>
          </table:table-cell>
          <table:table-cell office:value-type="string" table:style-name="ce8">
            <text:p>永春國小活動中心混凝土剝落防護整修工程</text:p>
          </table:table-cell>
          <table:table-cell office:value-type="string" table:style-name="ce8">
            <text:p>永春國小</text:p>
          </table:table-cell>
          <table:table-cell office:value-type="string" table:style-name="ce7">
            <text:p>無</text:p>
          </table:table-cell>
          <table:table-cell office:value-type="float" office:value="678" table:style-name="ce9">
            <text:p><text:s/>678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永春國小</text:p>
          </table:table-cell>
          <table:table-cell office:value-type="string" table:style-name="ce8">
            <text:p>公開取得企劃書或報價單</text:p>
          </table:table-cell>
          <table:table-cell office:value-type="string" table:style-name="ce8">
            <text:p>禾螢營造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厲耿桂芳</text:p>
          </table:table-cell>
          <table:table-cell office:value-type="string" table:style-name="ce8">
            <text:p>戶外圍牆退縮人行道整修工程</text:p>
          </table:table-cell>
          <table:table-cell office:value-type="string" table:style-name="ce8">
            <text:p>實踐國中</text:p>
          </table:table-cell>
          <table:table-cell office:value-type="string" table:style-name="ce7">
            <text:p>無</text:p>
          </table:table-cell>
          <table:table-cell office:value-type="float" office:value="434" table:style-name="ce9">
            <text:p><text:s/>434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實踐國中</text:p>
          </table:table-cell>
          <table:table-cell office:value-type="string" table:style-name="ce8">
            <text:p>公開取得企劃書或報價單</text:p>
          </table:table-cell>
          <table:table-cell office:value-type="string" table:style-name="ce8">
            <text:p>富利翰營造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陳孋輝</text:p>
          </table:table-cell>
          <table:table-cell office:value-type="string" table:style-name="ce8">
            <text:p>校園監視系統整修工程(統籌款第1次)</text:p>
          </table:table-cell>
          <table:table-cell office:value-type="string" table:style-name="ce8">
            <text:p>瑠公國中</text:p>
          </table:table-cell>
          <table:table-cell office:value-type="string" table:style-name="ce7">
            <text:p>無</text:p>
          </table:table-cell>
          <table:table-cell office:value-type="float" office:value="865" table:style-name="ce9">
            <text:p><text:s/>865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瑠公國中</text:p>
          </table:table-cell>
          <table:table-cell office:value-type="string" table:style-name="ce8">
            <text:p>公開取得企劃書或報價單</text:p>
          </table:table-cell>
          <table:table-cell office:value-type="string" table:style-name="ce8">
            <text:p>金湯科技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陳孋輝</text:p>
          </table:table-cell>
          <table:table-cell office:value-type="string" table:style-name="ce8">
            <text:p>前庭整平工程</text:p>
          </table:table-cell>
          <table:table-cell office:value-type="string" table:style-name="ce8">
            <text:p>興雅國中</text:p>
          </table:table-cell>
          <table:table-cell office:value-type="string" table:style-name="ce7">
            <text:p>無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興雅國中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立向營造有限公司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陳孋輝</text:p>
          </table:table-cell>
          <table:table-cell office:value-type="string" table:style-name="ce8">
            <text:p>校區東側步道暨前庭步道整修工程</text:p>
          </table:table-cell>
          <table:table-cell office:value-type="string" table:style-name="ce8">
            <text:p>興雅國中</text:p>
          </table:table-cell>
          <table:table-cell office:value-type="string" table:style-name="ce7">
            <text:p>無</text:p>
          </table:table-cell>
          <table:table-cell office:value-type="float" office:value="401" table:style-name="ce9">
            <text:p><text:s/>401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興雅國中</text:p>
          </table:table-cell>
          <table:table-cell office:value-type="string" table:style-name="ce8">
            <text:p>公開取得企劃書或報價單</text:p>
          </table:table-cell>
          <table:table-cell office:value-type="string" table:style-name="ce8">
            <text:p>佑昌土木包工有限公司</text:p>
          </table:table-cell>
          <table:table-cell table:number-columns-repeated="16375" table:style-name="ce10"/>
        </table:table-row>
        <table:table-row table:style-name="ro10">
          <table:table-cell office:value-type="string" table:style-name="ce7">
            <text:p>吳碧珠</text:p>
          </table:table-cell>
          <table:table-cell office:value-type="string" table:style-name="ce8">
            <text:p>綜合球場整修</text:p>
          </table:table-cell>
          <table:table-cell office:value-type="string" table:style-name="ce8">
            <text:p>士林國小</text:p>
          </table:table-cell>
          <table:table-cell office:value-type="string" table:style-name="ce7">
            <text:p>無</text:p>
          </table:table-cell>
          <table:table-cell office:value-type="float" office:value="4000" table:style-name="ce9">
            <text:p><text:s/>4,00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士林國小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10">
          <table:table-cell office:value-type="string" table:style-name="ce7">
            <text:p>劉耀仁</text:p>
          </table:table-cell>
          <table:table-cell office:value-type="string" table:style-name="ce8">
            <text:p>活動中心路面及球場整修工程</text:p>
          </table:table-cell>
          <table:table-cell office:value-type="string" table:style-name="ce8">
            <text:p>南門國小</text:p>
          </table:table-cell>
          <table:table-cell office:value-type="string" table:style-name="ce7">
            <text:p>無</text:p>
          </table:table-cell>
          <table:table-cell office:value-type="float" office:value="680" table:style-name="ce9">
            <text:p><text:s/>68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南門國小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10">
          <table:table-cell office:value-type="string" table:style-name="ce7">
            <text:p>葉林傳</text:p>
          </table:table-cell>
          <table:table-cell office:value-type="string" table:style-name="ce8">
            <text:p>圍牆整修工程</text:p>
          </table:table-cell>
          <table:table-cell office:value-type="string" table:style-name="ce8">
            <text:p>啟聰學校</text:p>
          </table:table-cell>
          <table:table-cell office:value-type="string" table:style-name="ce7">
            <text:p>無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啟聰學校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10">
          <table:table-cell office:value-type="string" table:style-name="ce7">
            <text:p>葉林傳</text:p>
          </table:table-cell>
          <table:table-cell office:value-type="string" table:style-name="ce8">
            <text:p>活動中心空間安全維護整修</text:p>
          </table:table-cell>
          <table:table-cell office:value-type="string" table:style-name="ce8">
            <text:p>啟聰學校</text:p>
          </table:table-cell>
          <table:table-cell office:value-type="string" table:style-name="ce7">
            <text:p>無</text:p>
          </table:table-cell>
          <table:table-cell office:value-type="float" office:value="4700" table:style-name="ce9">
            <text:p><text:s/>4,70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啟聰學校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10">
          <table:table-cell office:value-type="string" table:style-name="ce7">
            <text:p>周威佑</text:p>
          </table:table-cell>
          <table:table-cell office:value-type="string" table:style-name="ce8">
            <text:p>喬木修剪工程</text:p>
          </table:table-cell>
          <table:table-cell office:value-type="string" table:style-name="ce8">
            <text:p>龍山國小</text:p>
          </table:table-cell>
          <table:table-cell office:value-type="string" table:style-name="ce7">
            <text:p>無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龍山國小</text:p>
          </table:table-cell>
          <table:table-cell office:value-type="string" table:style-name="ce8">
            <text:p>小額採購</text:p>
          </table:table-cell>
          <table:table-cell office:value-type="string" table:style-name="ce8">
            <text:p>千惠園藝社</text:p>
          </table:table-cell>
          <table:table-cell table:number-columns-repeated="16375" table:style-name="ce10"/>
        </table:table-row>
        <table:table-row table:style-name="ro12">
          <table:table-cell office:value-type="string" table:style-name="ce7">
            <text:p>張茂楠</text:p>
          </table:table-cell>
          <table:table-cell office:value-type="string" table:style-name="ce8">
            <text:p>校內台電配電場及樓頂低壓變電站防護美化工程</text:p>
          </table:table-cell>
          <table:table-cell office:value-type="string" table:style-name="ce8">
            <text:p>永吉國小</text:p>
          </table:table-cell>
          <table:table-cell office:value-type="string" table:style-name="ce7">
            <text:p>無</text:p>
          </table:table-cell>
          <table:table-cell office:value-type="float" office:value="118" table:style-name="ce9">
            <text:p><text:s/>118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永吉國小</text:p>
          </table:table-cell>
          <table:table-cell office:value-type="string" table:style-name="ce8">
            <text:p>限制性招標</text:p>
          </table:table-cell>
          <table:table-cell office:value-type="string" table:style-name="ce8">
            <text:p>茂榮營造有限公司</text:p>
          </table:table-cell>
          <table:table-cell table:number-columns-repeated="16375" table:style-name="ce10"/>
        </table:table-row>
        <table:table-row table:style-name="ro5">
          <table:table-cell office:value-type="string" table:style-name="ce7">
            <text:p>吳世正</text:p>
          </table:table-cell>
          <table:table-cell office:value-type="string" table:style-name="ce8">
            <text:p>第五工場耐震詳評</text:p>
          </table:table-cell>
          <table:table-cell office:value-type="string" table:style-name="ce8">
            <text:p>南港高工</text:p>
          </table:table-cell>
          <table:table-cell office:value-type="string" table:style-name="ce7">
            <text:p>無</text:p>
          </table:table-cell>
          <table:table-cell office:value-type="float" office:value="879" table:style-name="ce9">
            <text:p><text:s/>879<text:s/></text:p>
          </table:table-cell>
          <table:table-cell office:value-type="string" table:style-name="ce8">
            <text:p>工程營繕及財產管理-委託檢驗(定)試驗認證費或其他</text:p>
          </table:table-cell>
          <table:table-cell office:value-type="string" table:style-name="ce8">
            <text:p>南港高工</text:p>
          </table:table-cell>
          <table:table-cell office:value-type="string" table:style-name="ce8">
            <text:p>招標文件</text:p>
            <text:p>準備中</text:p>
          </table:table-cell>
          <table:table-cell table:style-name="ce8"/>
          <table:table-cell table:number-columns-repeated="16375" table:style-name="ce10"/>
        </table:table-row>
        <table:table-row table:style-name="ro21">
          <table:table-cell office:value-type="string" table:number-columns-spanned="3" table:number-rows-spanned="1" table:style-name="ce57">
            <text:p>合 <text:s text:c="9"/>計</text:p>
          </table:table-cell>
          <table:covered-table-cell table:number-columns-repeated="2"/>
          <table:table-cell table:style-name="ce51"/>
          <table:table-cell office:value-type="float" office:value="1268323" table:formula="msoxl:=SUM(E6:E1130)" table:style-name="ce52">
            <text:p><text:s/>1,268,323<text:s/></text:p>
          </table:table-cell>
          <table:table-cell table:number-columns-repeated="3" table:style-name="ce51"/>
          <table:table-cell table:style-name="ce53"/>
          <table:table-cell table:number-columns-repeated="16375" table:style-name="ce1"/>
        </table:table-row>
        <table:table-row table:style-name="ro22">
          <table:table-cell office:value-type="string" table:style-name="ce54">
            <text:p>註：「建議金額」為無者，係議員僅建議辦理項目及內容，並未建議施作金額。</text:p>
          </table:table-cell>
          <table:table-cell table:number-columns-repeated="16383" table:style-name="ce2"/>
        </table:table-row>
        <table:table-row table:style-name="ro22">
          <table:table-cell table:style-name="ce54"/>
          <table:table-cell table:number-columns-repeated="16383" table:style-name="ce2"/>
        </table:table-row>
        <table:table-row table:number-rows-repeated="1047443" table:style-name="ro23">
          <table:table-cell table:number-columns-repeated="16384"/>
        </table:table-row>
      </table:table>
      <table:database-ranges>
        <table:database-range table:target-range-address="議員4.A5:議員4.T113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Helv" svg:font-family="Helv"/>
    <style:font-face style:name="標楷體" svg:font-family="標楷體"/>
    <style:font-face style:name="Times New Roman" svg:font-family="&quot;Times New Roman&quot;"/>
    <style:font-face style:name="Tahoma" svg:font-family="Tahoma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1P0"/>
    </number:number-style>
    <style:style style:name="cf1" style:family="table-cell" style:data-style-name="N0">
      <style:table-cell-properties fo:background-color="#FF99CC"/>
      <style:text-properties fo:color="#80008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_22823__22320__24037__31243__34389_99_25505__36092__26696__20214__19968__35261__34920_-990311-_26371__35696__24460__32113__35336_" style:display-name="一般_大地工程處99採購案件一覽表-990311-會議後統計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3" style:display-name="千分位 3" style:family="table-cell" style:data-style-name="N48"/>
    <style:style style:name="_21315__20998__20301__32_4" style:display-name="千分位 4" style:family="table-cell" style:data-style-name="N48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_32_2" style:display-name="百分比 2" style:family="table-cell" style:data-style-name="N13"/>
    <style:style style:name="_30334__20998__27604__32_3" style:display-name="百分比 3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第</text:span><text:span text:style-name="T1"><text:page-number>1</text:page-number></text:span><text:span text:style-name="T1">頁，共</text:span><text:span text:style-name="T1"><text:page-count>99</text:page-count></text:span><text:span text:style-name="T1">頁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張馨予</meta:initial-creator>
    <dc:creator>林依靚</dc:creator>
    <meta:creation-date>2015-02-01T06:47:54Z</meta:creation-date>
    <dc:date>2017-05-01T02:42:41Z</dc:date>
    <meta:print-date>2017-04-11T01:58:16Z</meta:print-date>
  </office:meta>
</office:document-meta>
</file>